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opacity="10%"/>
    </style:style>
    <style:style style:name="gr7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0000ff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none" draw:fill="solid" draw:fill-color="#ffafaf" draw:opacity="10%"/>
    </style:style>
    <style:style style:name="gr11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2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13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14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5" style:family="graphic" style:parent-style-name="standard">
      <style:graphic-properties svg:stroke-color="#ffffd7" draw:fill-color="#ffffd7" draw:textarea-horizontal-align="justify" draw:textarea-vertical-align="middle" draw:auto-grow-height="false" fo:min-height="0.4cm" fo:min-width="1.65cm"/>
    </style:style>
    <style:style style:name="gr16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6cm" fo:min-width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1.209cm"/>
      <style:paragraph-properties style:writing-mode="lr-tb"/>
    </style:style>
    <style:style style:name="gr18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35cm" fo:min-width="0.7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00ff"/>
    </style:style>
    <style:style style:name="P8" style:family="paragraph">
      <loext:graphic-properties draw:fill="solid" draw:fill-color="#00ff00"/>
    </style:style>
    <style:style style:name="P9" style:family="paragraph">
      <loext:graphic-properties draw:fill="solid" draw:fill-color="#ffafaf" draw:opacity="10%"/>
    </style:style>
    <style:style style:name="P10" style:family="paragraph">
      <style:paragraph-properties fo:text-align="center"/>
    </style:style>
    <style:style style:name="P11" style:family="paragraph">
      <loext:graphic-properties draw:fill-color="#ffffd7" draw:opacity="100%"/>
      <style:paragraph-properties fo:text-align="center"/>
      <style:text-properties fo:color="#333333" loext:opacity="100%" style:font-name="Chandas" fo:font-size="18pt" style:font-size-asian="18pt" style:font-size-complex="18pt"/>
    </style:style>
    <style:style style:name="P12" style:family="paragraph">
      <loext:graphic-properties draw:fill-color="#ffffd7"/>
      <style:paragraph-properties fo:text-align="center"/>
    </style:style>
    <style:style style:name="P13" style:family="paragraph">
      <style:text-properties style:font-name="Chandas" fo:font-size="18pt"/>
    </style:style>
    <style:style style:name="P14" style:family="paragraph">
      <loext:graphic-properties draw:fill="none" draw:fill-color="#ffffff"/>
      <style:text-properties fo:color="#000000" loext:opacity="100%" style:font-name="Chandas" fo:font-size="18pt"/>
    </style:style>
    <style:style style:name="T1" style:family="text">
      <style:text-properties fo:color="#000000" loext:opacity="100%" style:font-name="Helvetica" fo:font-size="10pt" fo:font-weight="normal" style:font-size-asian="10pt" style:font-weight-asian="normal" style:font-name-complex="Helvetica" style:font-size-complex="10pt" style:font-weight-complex="normal"/>
    </style:style>
    <style:style style:name="T2" style:family="text">
      <style:text-properties fo:color="#333333" loext:opacity="100%" style:font-name="Chandas" fo:font-size="18pt" style:font-size-asian="18pt" style:font-size-complex="18pt"/>
    </style:style>
    <style:style style:name="T3" style:family="text">
      <style:text-properties fo:color="#000000" loext:opacity="100%" style:font-name="Chand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9.836cm" svg:height="141.287cm" svg:x="0cm" svg:y="0cm" svg:viewBox="0 0 99837 141288" draw:points="0,0 99837,0 99837,141288 0,141288">
          <text:p/>
        </draw:polygon>
        <draw:polygon draw:style-name="gr1" draw:text-style-name="P1" draw:layer="layout" svg:width="190.852cm" svg:height="270.121cm" svg:x="0cm" svg:y="-0.036cm" svg:viewBox="0 0 190853 270122" draw:points="0,0 190853,0 190853,270122 0,270122">
          <text:p/>
        </draw:polygon>
        <draw:path draw:style-name="gr2" draw:text-style-name="P2" draw:layer="layout" svg:width="0.613cm" svg:height="0.776cm" svg:x="8.548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8.548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8.548cm" svg:y="43.285cm" svg:viewBox="0 0 614 777" svg:d="M0 0v583c0 194 153 194 153 194h307c154 0 154-194 154-194v-583z">
          <text:p/>
        </draw:path>
        <draw:path draw:style-name="gr2" draw:text-style-name="P2" draw:layer="layout" svg:width="0.47cm" svg:height="1.42cm" svg:x="8.619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8.619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8.619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8.643cm" svg:y="43.593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2cm" svg:height="0.522cm" svg:x="8.658cm" svg:y="31.444cm" svg:viewBox="0 0 393 523" draw:points="197,0 393,523 0,523">
          <text:p/>
        </draw:polygon>
        <draw:polygon draw:style-name="gr3" draw:text-style-name="P3" draw:layer="layout" svg:width="0.392cm" svg:height="0.522cm" svg:x="8.658cm" svg:y="31.444cm" svg:viewBox="0 0 393 523" draw:points="197,0 393,523 0,523">
          <text:p/>
        </draw:polygon>
        <draw:polygon draw:style-name="gr4" draw:text-style-name="P3" draw:layer="layout" svg:width="0.392cm" svg:height="0.522cm" svg:x="8.658cm" svg:y="31.444cm" svg:viewBox="0 0 393 523" draw:points="197,0 0,523 393,523">
          <text:p/>
        </draw:polygon>
        <draw:frame draw:style-name="gr5" draw:text-style-name="P5" draw:layer="layout" svg:width="0.391cm" svg:height="0.352cm" svg:x="8.643cm" svg:y="28.776cm">
          <draw:text-box>
            <text:p text:style-name="P4"><text:span text:style-name="T1">87</text:span></text:p>
          </draw:text-box>
        </draw:frame>
        <draw:path draw:style-name="gr6" draw:text-style-name="P6" draw:layer="layout" svg:width="0.47cm" svg:height="4.564cm" svg:x="8.61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8.61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8.619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8.643cm" svg:y="32.057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2cm" svg:height="0.522cm" svg:x="8.658cm" svg:y="38.147cm" svg:viewBox="0 0 393 523" draw:points="197,0 393,523 0,523">
          <text:p/>
        </draw:polygon>
        <draw:polygon draw:style-name="gr3" draw:text-style-name="P3" draw:layer="layout" svg:width="0.392cm" svg:height="0.522cm" svg:x="8.658cm" svg:y="38.147cm" svg:viewBox="0 0 393 523" draw:points="197,0 393,523 0,523">
          <text:p/>
        </draw:polygon>
        <draw:polygon draw:style-name="gr4" draw:text-style-name="P3" draw:layer="layout" svg:width="0.392cm" svg:height="0.522cm" svg:x="8.658cm" svg:y="38.147cm" svg:viewBox="0 0 393 523" draw:points="197,0 0,523 393,523">
          <text:p/>
        </draw:polygon>
        <draw:frame draw:style-name="gr5" draw:text-style-name="P5" draw:layer="layout" svg:width="0.352cm" svg:height="0.352cm" svg:x="8.749cm" svg:y="35.303cm">
          <draw:text-box>
            <text:p text:style-name="P4"><text:span text:style-name="T1">8</text:span></text:p>
          </draw:text-box>
        </draw:frame>
        <draw:path draw:style-name="gr2" draw:text-style-name="P2" draw:layer="layout" svg:width="0.47cm" svg:height="0.861cm" svg:x="8.619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8.619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8.619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8.643cm" svg:y="38.76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548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8.548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8.548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8.643cm" svg:y="40.136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2cm" svg:height="0.522cm" svg:x="8.658cm" svg:y="26.858cm" svg:viewBox="0 0 393 523" draw:points="197,0 393,523 0,523">
          <text:p/>
        </draw:polygon>
        <draw:polygon draw:style-name="gr3" draw:text-style-name="P3" draw:layer="layout" svg:width="0.392cm" svg:height="0.522cm" svg:x="8.658cm" svg:y="26.858cm" svg:viewBox="0 0 393 523" draw:points="197,0 393,523 0,523">
          <text:p/>
        </draw:polygon>
        <draw:polygon draw:style-name="gr4" draw:text-style-name="P3" draw:layer="layout" svg:width="0.392cm" svg:height="0.522cm" svg:x="8.658cm" svg:y="26.858cm" svg:viewBox="0 0 393 523" draw:points="197,0 0,523 393,523">
          <text:p/>
        </draw:polygon>
        <draw:frame draw:style-name="gr5" draw:text-style-name="P5" draw:layer="layout" svg:width="0.391cm" svg:height="0.352cm" svg:x="8.643cm" svg:y="25.601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2cm" svg:height="0.522cm" svg:x="8.658cm" svg:y="41.322cm" svg:viewBox="0 0 393 523" draw:points="197,0 393,523 0,523">
          <text:p/>
        </draw:polygon>
        <draw:polygon draw:style-name="gr3" draw:text-style-name="P3" draw:layer="layout" svg:width="0.392cm" svg:height="0.522cm" svg:x="8.658cm" svg:y="41.322cm" svg:viewBox="0 0 393 523" draw:points="197,0 393,523 0,523">
          <text:p/>
        </draw:polygon>
        <draw:polygon draw:style-name="gr4" draw:text-style-name="P3" draw:layer="layout" svg:width="0.392cm" svg:height="0.522cm" svg:x="8.658cm" svg:y="41.322cm" svg:viewBox="0 0 393 523" draw:points="197,0 0,523 393,523">
          <text:p/>
        </draw:polygon>
        <draw:frame draw:style-name="gr5" draw:text-style-name="P5" draw:layer="layout" svg:width="0.391cm" svg:height="0.352cm" svg:x="8.643cm" svg:y="27.471cm">
          <draw:text-box>
            <text:p text:style-name="P4"><text:span text:style-name="T1">99</text:span></text:p>
          </draw:text-box>
        </draw:frame>
        <draw:line draw:style-name="gr7" draw:text-style-name="P3" draw:layer="layout" svg:x1="8.854cm" svg:y1="41.169cm" svg:x2="8.854cm" svg:y2="40.675cm">
          <text:p/>
        </draw:line>
        <draw:line draw:style-name="gr7" draw:text-style-name="P3" draw:layer="layout" svg:x1="8.854cm" svg:y1="38.84cm" svg:x2="8.854cm" svg:y2="39.37cm">
          <text:p/>
        </draw:line>
        <draw:polyline draw:style-name="gr7" draw:text-style-name="P3" draw:layer="layout" svg:width="0cm" svg:height="0cm" svg:x="8.854cm" svg:y="39.37cm" svg:viewBox="0 0 0 0" draw:points="0,0">
          <text:p/>
        </draw:polyline>
        <draw:line draw:style-name="gr7" draw:text-style-name="P3" draw:layer="layout" svg:x1="8.854cm" svg:y1="39.37cm" svg:x2="8.854cm" svg:y2="39.758cm">
          <text:p/>
        </draw:line>
        <draw:polygon draw:style-name="gr8" draw:text-style-name="P7" draw:layer="layout" svg:width="0.071cm" svg:height="0.071cm" svg:x="8.819cm" svg:y="38.805cm" svg:viewBox="0 0 72 72" draw:points="0,0 72,0 72,72 0,72">
          <text:p/>
        </draw:polygon>
        <draw:polygon draw:style-name="gr8" draw:text-style-name="P7" draw:layer="layout" svg:width="0.071cm" svg:height="0.071cm" svg:x="8.819cm" svg:y="39.334cm" svg:viewBox="0 0 72 72" draw:points="0,0 72,0 72,72 0,72">
          <text:p/>
        </draw:polygon>
        <draw:polygon draw:style-name="gr8" draw:text-style-name="P7" draw:layer="layout" svg:width="0.071cm" svg:height="0.071cm" svg:x="8.819cm" svg:y="39.334cm" svg:viewBox="0 0 72 72" draw:points="0,0 72,0 72,72 0,72">
          <text:p/>
        </draw:polygon>
        <draw:polygon draw:style-name="gr8" draw:text-style-name="P7" draw:layer="layout" svg:width="0.071cm" svg:height="0.071cm" svg:x="8.819cm" svg:y="39.722cm" svg:viewBox="0 0 72 72" draw:points="0,0 72,0 72,72 0,72">
          <text:p/>
        </draw:polygon>
        <draw:line draw:style-name="gr7" draw:text-style-name="P3" draw:layer="layout" svg:x1="8.854cm" svg:y1="37.994cm" svg:x2="8.854cm" svg:y2="37.676cm">
          <text:p/>
        </draw:line>
        <draw:line draw:style-name="gr7" draw:text-style-name="P3" draw:layer="layout" svg:x1="8.854cm" svg:y1="32.138cm" svg:x2="8.854cm" svg:y2="32.667cm">
          <text:p/>
        </draw:line>
        <draw:polyline draw:style-name="gr7" draw:text-style-name="P3" draw:layer="layout" svg:width="0cm" svg:height="0cm" svg:x="8.854cm" svg:y="32.667cm" svg:viewBox="0 0 0 0" draw:points="0,0">
          <text:p/>
        </draw:polyline>
        <draw:line draw:style-name="gr7" draw:text-style-name="P3" draw:layer="layout" svg:x1="8.854cm" svg:y1="32.667cm" svg:x2="8.854cm" svg:y2="33.055cm">
          <text:p/>
        </draw:line>
        <draw:polygon draw:style-name="gr8" draw:text-style-name="P7" draw:layer="layout" svg:width="0.071cm" svg:height="0.071cm" svg:x="8.819cm" svg:y="32.102cm" svg:viewBox="0 0 72 72" draw:points="0,0 72,0 72,72 0,72">
          <text:p/>
        </draw:polygon>
        <draw:polygon draw:style-name="gr8" draw:text-style-name="P7" draw:layer="layout" svg:width="0.071cm" svg:height="0.071cm" svg:x="8.819cm" svg:y="32.631cm" svg:viewBox="0 0 72 72" draw:points="0,0 72,0 72,72 0,72">
          <text:p/>
        </draw:polygon>
        <draw:polygon draw:style-name="gr8" draw:text-style-name="P7" draw:layer="layout" svg:width="0.071cm" svg:height="0.071cm" svg:x="8.819cm" svg:y="32.631cm" svg:viewBox="0 0 72 72" draw:points="0,0 72,0 72,72 0,72">
          <text:p/>
        </draw:polygon>
        <draw:polygon draw:style-name="gr8" draw:text-style-name="P7" draw:layer="layout" svg:width="0.071cm" svg:height="0.07cm" svg:x="8.819cm" svg:y="33.02cm" svg:viewBox="0 0 72 71" draw:points="0,0 72,0 72,71 0,71">
          <text:p/>
        </draw:polygon>
        <draw:line draw:style-name="gr7" draw:text-style-name="P3" draw:layer="layout" svg:x1="8.854cm" svg:y1="31.291cm" svg:x2="8.854cm" svg:y2="30.762cm">
          <text:p/>
        </draw:line>
        <draw:polyline draw:style-name="gr7" draw:text-style-name="P3" draw:layer="layout" svg:width="0cm" svg:height="0cm" svg:x="8.854cm" svg:y="30.762cm" svg:viewBox="0 0 0 0" draw:points="0,0">
          <text:p/>
        </draw:polyline>
        <draw:line draw:style-name="gr7" draw:text-style-name="P3" draw:layer="layout" svg:x1="8.854cm" svg:y1="30.762cm" svg:x2="8.854cm" svg:y2="29.598cm">
          <text:p/>
        </draw:line>
        <draw:polygon draw:style-name="gr8" draw:text-style-name="P7" draw:layer="layout" svg:width="0.071cm" svg:height="0.07cm" svg:x="8.819cm" svg:y="31.256cm" svg:viewBox="0 0 72 71" draw:points="0,0 72,0 72,71 0,71">
          <text:p/>
        </draw:polygon>
        <draw:polygon draw:style-name="gr8" draw:text-style-name="P7" draw:layer="layout" svg:width="0.071cm" svg:height="0.071cm" svg:x="8.819cm" svg:y="30.726cm" svg:viewBox="0 0 72 72" draw:points="0,0 72,0 72,72 0,72">
          <text:p/>
        </draw:polygon>
        <draw:polygon draw:style-name="gr8" draw:text-style-name="P7" draw:layer="layout" svg:width="0.071cm" svg:height="0.071cm" svg:x="8.819cm" svg:y="30.726cm" svg:viewBox="0 0 72 72" draw:points="0,0 72,0 72,72 0,72">
          <text:p/>
        </draw:polygon>
        <draw:polygon draw:style-name="gr8" draw:text-style-name="P7" draw:layer="layout" svg:width="0.071cm" svg:height="0.071cm" svg:x="8.819cm" svg:y="29.562cm" svg:viewBox="0 0 72 72" draw:points="0,0 72,0 72,72 0,72">
          <text:p/>
        </draw:polygon>
        <draw:line draw:style-name="gr7" draw:text-style-name="P3" draw:layer="layout" svg:x1="8.854cm" svg:y1="27.551cm" svg:x2="8.854cm" svg:y2="28.116cm">
          <text:p/>
        </draw:line>
        <draw:line draw:style-name="gr7" draw:text-style-name="P3" draw:layer="layout" svg:x1="8.854cm" svg:y1="42.015cm" svg:x2="8.854cm" svg:y2="42.545cm">
          <text:p/>
        </draw:line>
        <draw:polyline draw:style-name="gr7" draw:text-style-name="P3" draw:layer="layout" svg:width="0cm" svg:height="0cm" svg:x="8.854cm" svg:y="42.545cm" svg:viewBox="0 0 0 0" draw:points="0,0">
          <text:p/>
        </draw:polyline>
        <draw:line draw:style-name="gr7" draw:text-style-name="P3" draw:layer="layout" svg:x1="8.854cm" svg:y1="42.545cm" svg:x2="8.854cm" svg:y2="43.285cm">
          <text:p/>
        </draw:line>
        <draw:polygon draw:style-name="gr8" draw:text-style-name="P7" draw:layer="layout" svg:width="0.071cm" svg:height="0.071cm" svg:x="8.819cm" svg:y="41.98cm" svg:viewBox="0 0 72 72" draw:points="0,0 72,0 72,72 0,72">
          <text:p/>
        </draw:polygon>
        <draw:polygon draw:style-name="gr8" draw:text-style-name="P7" draw:layer="layout" svg:width="0.071cm" svg:height="0.071cm" svg:x="8.819cm" svg:y="42.509cm" svg:viewBox="0 0 72 72" draw:points="0,0 72,0 72,72 0,72">
          <text:p/>
        </draw:polygon>
        <draw:polygon draw:style-name="gr8" draw:text-style-name="P7" draw:layer="layout" svg:width="0.071cm" svg:height="0.071cm" svg:x="8.819cm" svg:y="42.509cm" svg:viewBox="0 0 72 72" draw:points="0,0 72,0 72,72 0,72">
          <text:p/>
        </draw:polygon>
        <draw:polygon draw:style-name="gr8" draw:text-style-name="P7" draw:layer="layout" svg:width="0.071cm" svg:height="0.071cm" svg:x="8.819cm" svg:y="43.25cm" svg:viewBox="0 0 72 72" draw:points="0,0 72,0 72,72 0,72">
          <text:p/>
        </draw:polygon>
        <draw:line draw:style-name="gr7" draw:text-style-name="P3" draw:layer="layout" svg:x1="5.609cm" svg:y1="32.138cm" svg:x2="5.609cm" svg:y2="32.667cm">
          <text:p/>
        </draw:line>
        <draw:polyline draw:style-name="gr7" draw:text-style-name="P3" draw:layer="layout" svg:width="0cm" svg:height="0cm" svg:x="5.609cm" svg:y="32.667cm" svg:viewBox="0 0 0 0" draw:points="0,0">
          <text:p/>
        </draw:polyline>
        <draw:line draw:style-name="gr7" draw:text-style-name="P3" draw:layer="layout" svg:x1="5.609cm" svg:y1="32.667cm" svg:x2="5.609cm" svg:y2="33.055cm">
          <text:p/>
        </draw:line>
        <draw:polygon draw:style-name="gr8" draw:text-style-name="P7" draw:layer="layout" svg:width="0.071cm" svg:height="0.071cm" svg:x="5.573cm" svg:y="32.102cm" svg:viewBox="0 0 72 72" draw:points="0,0 72,0 72,72 0,72">
          <text:p/>
        </draw:polygon>
        <draw:polygon draw:style-name="gr8" draw:text-style-name="P7" draw:layer="layout" svg:width="0.071cm" svg:height="0.071cm" svg:x="5.573cm" svg:y="32.631cm" svg:viewBox="0 0 72 72" draw:points="0,0 72,0 72,72 0,72">
          <text:p/>
        </draw:polygon>
        <draw:polygon draw:style-name="gr8" draw:text-style-name="P7" draw:layer="layout" svg:width="0.071cm" svg:height="0.071cm" svg:x="5.573cm" svg:y="32.631cm" svg:viewBox="0 0 72 72" draw:points="0,0 72,0 72,72 0,72">
          <text:p/>
        </draw:polygon>
        <draw:polygon draw:style-name="gr8" draw:text-style-name="P7" draw:layer="layout" svg:width="0.071cm" svg:height="0.07cm" svg:x="5.573cm" svg:y="33.02cm" svg:viewBox="0 0 72 71" draw:points="0,0 72,0 72,71 0,71">
          <text:p/>
        </draw:polygon>
        <draw:path draw:style-name="gr2" draw:text-style-name="P2" draw:layer="layout" svg:width="0.758cm" svg:height="9.597cm" svg:x="26.679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6.679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6.679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391cm" svg:height="0.352cm" svg:x="8.643cm" svg:y="41.935cm">
          <draw:text-box>
            <text:p text:style-name="P4"><text:span text:style-name="T1">96</text:span></text:p>
          </draw:text-box>
        </draw:frame>
        <draw:path draw:style-name="gr2" draw:text-style-name="P2" draw:layer="layout" svg:width="0.758cm" svg:height="9.597cm" svg:x="24.209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4.209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4.209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586cm" svg:height="0.352cm" svg:x="26.741cm" svg:y="15.23cm">
          <draw:text-box>
            <text:p text:style-name="P4"><text:span text:style-name="T1">231</text:span></text:p>
          </draw:text-box>
        </draw:frame>
        <draw:path draw:style-name="gr2" draw:text-style-name="P2" draw:layer="layout" svg:width="0.758cm" svg:height="9.597cm" svg:x="21.74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1.74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1.74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586cm" svg:height="0.352cm" svg:x="24.271cm" svg:y="15.23cm">
          <draw:text-box>
            <text:p text:style-name="P4"><text:span text:style-name="T1">230</text:span></text:p>
          </draw:text-box>
        </draw:frame>
        <draw:path draw:style-name="gr2" draw:text-style-name="P2" draw:layer="layout" svg:width="0.758cm" svg:height="9.597cm" svg:x="16.448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16.448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16.448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586cm" svg:height="0.352cm" svg:x="21.802cm" svg:y="15.23cm">
          <draw:text-box>
            <text:p text:style-name="P4"><text:span text:style-name="T1">229</text:span></text:p>
          </draw:text-box>
        </draw:frame>
        <draw:path draw:style-name="gr2" draw:text-style-name="P2" draw:layer="layout" svg:width="0.758cm" svg:height="9.597cm" svg:x="19.27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19.27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19.27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586cm" svg:height="0.352cm" svg:x="16.51cm" svg:y="15.23cm">
          <draw:text-box>
            <text:p text:style-name="P4"><text:span text:style-name="T1">228</text:span></text:p>
          </draw:text-box>
        </draw:frame>
        <draw:polygon draw:style-name="gr2" draw:text-style-name="P2" draw:layer="layout" svg:width="0.522cm" svg:height="0.391cm" svg:x="25.465cm" svg:y="19.101cm" svg:viewBox="0 0 523 392" draw:points="523,195 0,392 0,0">
          <text:p/>
        </draw:polygon>
        <draw:polygon draw:style-name="gr3" draw:text-style-name="P3" draw:layer="layout" svg:width="0.522cm" svg:height="0.391cm" svg:x="25.465cm" svg:y="19.101cm" svg:viewBox="0 0 523 392" draw:points="523,195 0,392 0,0">
          <text:p/>
        </draw:polygon>
        <draw:polygon draw:style-name="gr4" draw:text-style-name="P3" draw:layer="layout" svg:width="0.522cm" svg:height="0.391cm" svg:x="25.465cm" svg:y="19.101cm" svg:viewBox="0 0 523 392" draw:points="0,0 0,392 523,195">
          <text:p/>
        </draw:polygon>
        <draw:frame draw:style-name="gr5" draw:text-style-name="P5" draw:layer="layout" svg:width="0.586cm" svg:height="0.352cm" svg:x="19.332cm" svg:y="15.23cm">
          <draw:text-box>
            <text:p text:style-name="P4"><text:span text:style-name="T1">227</text:span></text:p>
          </draw:text-box>
        </draw:frame>
        <draw:polygon draw:style-name="gr2" draw:text-style-name="P2" draw:layer="layout" svg:width="0.522cm" svg:height="0.391cm" svg:x="20.526cm" svg:y="19.101cm" svg:viewBox="0 0 523 392" draw:points="523,195 0,392 0,0">
          <text:p/>
        </draw:polygon>
        <draw:polygon draw:style-name="gr3" draw:text-style-name="P3" draw:layer="layout" svg:width="0.522cm" svg:height="0.391cm" svg:x="20.526cm" svg:y="19.101cm" svg:viewBox="0 0 523 392" draw:points="523,195 0,392 0,0">
          <text:p/>
        </draw:polygon>
        <draw:polygon draw:style-name="gr4" draw:text-style-name="P3" draw:layer="layout" svg:width="0.522cm" svg:height="0.391cm" svg:x="20.526cm" svg:y="19.101cm" svg:viewBox="0 0 523 392" draw:points="0,0 0,392 523,195">
          <text:p/>
        </draw:polygon>
        <draw:frame draw:style-name="gr5" draw:text-style-name="P5" draw:layer="layout" svg:width="0.586cm" svg:height="0.352cm" svg:x="25.118cm" svg:y="19.216cm">
          <draw:text-box>
            <text:p text:style-name="P4"><text:span text:style-name="T1">225</text:span></text:p>
          </draw:text-box>
        </draw:frame>
        <draw:polygon draw:style-name="gr2" draw:text-style-name="P2" draw:layer="layout" svg:width="0.522cm" svg:height="0.391cm" svg:x="22.996cm" svg:y="19.101cm" svg:viewBox="0 0 523 392" draw:points="523,195 0,392 0,0">
          <text:p/>
        </draw:polygon>
        <draw:polygon draw:style-name="gr3" draw:text-style-name="P3" draw:layer="layout" svg:width="0.522cm" svg:height="0.391cm" svg:x="22.996cm" svg:y="19.101cm" svg:viewBox="0 0 523 392" draw:points="523,195 0,392 0,0">
          <text:p/>
        </draw:polygon>
        <draw:polygon draw:style-name="gr4" draw:text-style-name="P3" draw:layer="layout" svg:width="0.522cm" svg:height="0.391cm" svg:x="22.996cm" svg:y="19.101cm" svg:viewBox="0 0 523 392" draw:points="0,0 0,392 523,195">
          <text:p/>
        </draw:polygon>
        <draw:frame draw:style-name="gr5" draw:text-style-name="P5" draw:layer="layout" svg:width="0.586cm" svg:height="0.352cm" svg:x="20.179cm" svg:y="19.216cm">
          <draw:text-box>
            <text:p text:style-name="P4"><text:span text:style-name="T1">224</text:span></text:p>
          </draw:text-box>
        </draw:frame>
        <draw:polygon draw:style-name="gr2" draw:text-style-name="P2" draw:layer="layout" svg:width="0.522cm" svg:height="0.391cm" svg:x="18.057cm" svg:y="19.101cm" svg:viewBox="0 0 523 392" draw:points="523,195 0,392 0,0">
          <text:p/>
        </draw:polygon>
        <draw:polygon draw:style-name="gr3" draw:text-style-name="P3" draw:layer="layout" svg:width="0.522cm" svg:height="0.391cm" svg:x="18.057cm" svg:y="19.101cm" svg:viewBox="0 0 523 392" draw:points="523,195 0,392 0,0">
          <text:p/>
        </draw:polygon>
        <draw:polygon draw:style-name="gr4" draw:text-style-name="P3" draw:layer="layout" svg:width="0.522cm" svg:height="0.391cm" svg:x="18.057cm" svg:y="19.101cm" svg:viewBox="0 0 523 392" draw:points="0,0 0,392 523,195">
          <text:p/>
        </draw:polygon>
        <draw:frame draw:style-name="gr5" draw:text-style-name="P5" draw:layer="layout" svg:width="0.586cm" svg:height="0.352cm" svg:x="22.648cm" svg:y="19.216cm">
          <draw:text-box>
            <text:p text:style-name="P4"><text:span text:style-name="T1">223</text:span></text:p>
          </draw:text-box>
        </draw:frame>
        <draw:polygon draw:style-name="gr2" draw:text-style-name="P2" draw:layer="layout" svg:width="0.522cm" svg:height="0.392cm" svg:x="25.465cm" svg:y="16.984cm" svg:viewBox="0 0 523 393" draw:points="523,197 0,393 0,0">
          <text:p/>
        </draw:polygon>
        <draw:polygon draw:style-name="gr3" draw:text-style-name="P3" draw:layer="layout" svg:width="0.522cm" svg:height="0.392cm" svg:x="25.465cm" svg:y="16.984cm" svg:viewBox="0 0 523 393" draw:points="523,197 0,393 0,0">
          <text:p/>
        </draw:polygon>
        <draw:polygon draw:style-name="gr4" draw:text-style-name="P3" draw:layer="layout" svg:width="0.522cm" svg:height="0.392cm" svg:x="25.465cm" svg:y="16.984cm" svg:viewBox="0 0 523 393" draw:points="0,0 0,393 523,197">
          <text:p/>
        </draw:polygon>
        <draw:frame draw:style-name="gr5" draw:text-style-name="P5" draw:layer="layout" svg:width="0.586cm" svg:height="0.352cm" svg:x="17.709cm" svg:y="19.216cm">
          <draw:text-box>
            <text:p text:style-name="P4"><text:span text:style-name="T1">222</text:span></text:p>
          </draw:text-box>
        </draw:frame>
        <draw:polygon draw:style-name="gr2" draw:text-style-name="P2" draw:layer="layout" svg:width="0.522cm" svg:height="0.392cm" svg:x="20.526cm" svg:y="16.984cm" svg:viewBox="0 0 523 393" draw:points="523,197 0,393 0,0">
          <text:p/>
        </draw:polygon>
        <draw:polygon draw:style-name="gr3" draw:text-style-name="P3" draw:layer="layout" svg:width="0.522cm" svg:height="0.392cm" svg:x="20.526cm" svg:y="16.984cm" svg:viewBox="0 0 523 393" draw:points="523,197 0,393 0,0">
          <text:p/>
        </draw:polygon>
        <draw:polygon draw:style-name="gr4" draw:text-style-name="P3" draw:layer="layout" svg:width="0.522cm" svg:height="0.392cm" svg:x="20.526cm" svg:y="16.984cm" svg:viewBox="0 0 523 393" draw:points="0,0 0,393 523,197">
          <text:p/>
        </draw:polygon>
        <draw:frame draw:style-name="gr5" draw:text-style-name="P5" draw:layer="layout" svg:width="0.586cm" svg:height="0.352cm" svg:x="25.118cm" svg:y="17.099cm">
          <draw:text-box>
            <text:p text:style-name="P4"><text:span text:style-name="T1">216</text:span></text:p>
          </draw:text-box>
        </draw:frame>
        <draw:polygon draw:style-name="gr2" draw:text-style-name="P2" draw:layer="layout" svg:width="0.522cm" svg:height="0.392cm" svg:x="22.996cm" svg:y="16.984cm" svg:viewBox="0 0 523 393" draw:points="523,197 0,393 0,0">
          <text:p/>
        </draw:polygon>
        <draw:polygon draw:style-name="gr3" draw:text-style-name="P3" draw:layer="layout" svg:width="0.522cm" svg:height="0.392cm" svg:x="22.996cm" svg:y="16.984cm" svg:viewBox="0 0 523 393" draw:points="523,197 0,393 0,0">
          <text:p/>
        </draw:polygon>
        <draw:polygon draw:style-name="gr4" draw:text-style-name="P3" draw:layer="layout" svg:width="0.522cm" svg:height="0.392cm" svg:x="22.996cm" svg:y="16.984cm" svg:viewBox="0 0 523 393" draw:points="0,0 0,393 523,197">
          <text:p/>
        </draw:polygon>
        <draw:frame draw:style-name="gr5" draw:text-style-name="P5" draw:layer="layout" svg:width="0.586cm" svg:height="0.352cm" svg:x="20.179cm" svg:y="17.099cm">
          <draw:text-box>
            <text:p text:style-name="P4"><text:span text:style-name="T1">215</text:span></text:p>
          </draw:text-box>
        </draw:frame>
        <draw:polygon draw:style-name="gr2" draw:text-style-name="P2" draw:layer="layout" svg:width="0.522cm" svg:height="0.392cm" svg:x="18.057cm" svg:y="16.984cm" svg:viewBox="0 0 523 393" draw:points="523,197 0,393 0,0">
          <text:p/>
        </draw:polygon>
        <draw:polygon draw:style-name="gr3" draw:text-style-name="P3" draw:layer="layout" svg:width="0.522cm" svg:height="0.392cm" svg:x="18.057cm" svg:y="16.984cm" svg:viewBox="0 0 523 393" draw:points="523,197 0,393 0,0">
          <text:p/>
        </draw:polygon>
        <draw:polygon draw:style-name="gr4" draw:text-style-name="P3" draw:layer="layout" svg:width="0.522cm" svg:height="0.392cm" svg:x="18.057cm" svg:y="16.984cm" svg:viewBox="0 0 523 393" draw:points="0,0 0,393 523,197">
          <text:p/>
        </draw:polygon>
        <draw:frame draw:style-name="gr5" draw:text-style-name="P5" draw:layer="layout" svg:width="0.586cm" svg:height="0.352cm" svg:x="22.648cm" svg:y="17.099cm">
          <draw:text-box>
            <text:p text:style-name="P4"><text:span text:style-name="T1">214</text:span></text:p>
          </draw:text-box>
        </draw:frame>
        <draw:polygon draw:style-name="gr2" draw:text-style-name="P2" draw:layer="layout" svg:width="0.522cm" svg:height="0.391cm" svg:x="25.818cm" svg:y="15.15cm" svg:viewBox="0 0 523 392" draw:points="523,195 0,392 0,0">
          <text:p/>
        </draw:polygon>
        <draw:polygon draw:style-name="gr3" draw:text-style-name="P3" draw:layer="layout" svg:width="0.522cm" svg:height="0.391cm" svg:x="25.818cm" svg:y="15.15cm" svg:viewBox="0 0 523 392" draw:points="523,195 0,392 0,0">
          <text:p/>
        </draw:polygon>
        <draw:polygon draw:style-name="gr4" draw:text-style-name="P3" draw:layer="layout" svg:width="0.522cm" svg:height="0.391cm" svg:x="25.818cm" svg:y="15.15cm" svg:viewBox="0 0 523 392" draw:points="0,0 0,392 523,195">
          <text:p/>
        </draw:polygon>
        <draw:frame draw:style-name="gr5" draw:text-style-name="P5" draw:layer="layout" svg:width="0.586cm" svg:height="0.352cm" svg:x="17.709cm" svg:y="17.099cm">
          <draw:text-box>
            <text:p text:style-name="P4"><text:span text:style-name="T1">2</text:span><text:span text:style-name="T1">1</text:span><text:span text:style-name="T1">3</text:span></text:p>
          </draw:text-box>
        </draw:frame>
        <draw:polygon draw:style-name="gr2" draw:text-style-name="P2" draw:layer="layout" svg:width="0.522cm" svg:height="0.391cm" svg:x="20.526cm" svg:y="15.15cm" svg:viewBox="0 0 523 392" draw:points="523,195 0,392 0,0">
          <text:p/>
        </draw:polygon>
        <draw:polygon draw:style-name="gr3" draw:text-style-name="P3" draw:layer="layout" svg:width="0.522cm" svg:height="0.391cm" svg:x="20.526cm" svg:y="15.15cm" svg:viewBox="0 0 523 392" draw:points="523,195 0,392 0,0">
          <text:p/>
        </draw:polygon>
        <draw:polygon draw:style-name="gr4" draw:text-style-name="P3" draw:layer="layout" svg:width="0.522cm" svg:height="0.391cm" svg:x="20.526cm" svg:y="15.15cm" svg:viewBox="0 0 523 392" draw:points="0,0 0,392 523,195">
          <text:p/>
        </draw:polygon>
        <draw:frame draw:style-name="gr5" draw:text-style-name="P5" draw:layer="layout" svg:width="0.586cm" svg:height="0.352cm" svg:x="25.471cm" svg:y="15.265cm">
          <draw:text-box>
            <text:p text:style-name="P4"><text:span text:style-name="T1">207</text:span></text:p>
          </draw:text-box>
        </draw:frame>
        <draw:polygon draw:style-name="gr2" draw:text-style-name="P2" draw:layer="layout" svg:width="0.522cm" svg:height="0.391cm" svg:x="22.996cm" svg:y="15.15cm" svg:viewBox="0 0 523 392" draw:points="523,195 0,392 0,0">
          <text:p/>
        </draw:polygon>
        <draw:polygon draw:style-name="gr3" draw:text-style-name="P3" draw:layer="layout" svg:width="0.522cm" svg:height="0.391cm" svg:x="22.996cm" svg:y="15.15cm" svg:viewBox="0 0 523 392" draw:points="523,195 0,392 0,0">
          <text:p/>
        </draw:polygon>
        <draw:polygon draw:style-name="gr4" draw:text-style-name="P3" draw:layer="layout" svg:width="0.522cm" svg:height="0.391cm" svg:x="22.996cm" svg:y="15.15cm" svg:viewBox="0 0 523 392" draw:points="0,0 0,392 523,195">
          <text:p/>
        </draw:polygon>
        <draw:frame draw:style-name="gr5" draw:text-style-name="P5" draw:layer="layout" svg:width="0.586cm" svg:height="0.352cm" svg:x="20.179cm" svg:y="15.265cm">
          <draw:text-box>
            <text:p text:style-name="P4"><text:span text:style-name="T1">206</text:span></text:p>
          </draw:text-box>
        </draw:frame>
        <draw:polygon draw:style-name="gr2" draw:text-style-name="P2" draw:layer="layout" svg:width="0.522cm" svg:height="0.391cm" svg:x="18.057cm" svg:y="15.15cm" svg:viewBox="0 0 523 392" draw:points="523,195 0,392 0,0">
          <text:p/>
        </draw:polygon>
        <draw:polygon draw:style-name="gr3" draw:text-style-name="P3" draw:layer="layout" svg:width="0.522cm" svg:height="0.391cm" svg:x="18.057cm" svg:y="15.15cm" svg:viewBox="0 0 523 392" draw:points="523,195 0,392 0,0">
          <text:p/>
        </draw:polygon>
        <draw:polygon draw:style-name="gr4" draw:text-style-name="P3" draw:layer="layout" svg:width="0.522cm" svg:height="0.391cm" svg:x="18.057cm" svg:y="15.15cm" svg:viewBox="0 0 523 392" draw:points="0,0 0,392 523,195">
          <text:p/>
        </draw:polygon>
        <draw:frame draw:style-name="gr5" draw:text-style-name="P5" draw:layer="layout" svg:width="0.586cm" svg:height="0.352cm" svg:x="22.648cm" svg:y="15.265cm">
          <draw:text-box>
            <text:p text:style-name="P4"><text:span text:style-name="T1">205</text:span></text:p>
          </draw:text-box>
        </draw:frame>
        <draw:polygon draw:style-name="gr2" draw:text-style-name="P2" draw:layer="layout" svg:width="0.522cm" svg:height="0.392cm" svg:x="25.818cm" svg:y="13.103cm" svg:viewBox="0 0 523 393" draw:points="523,196 0,393 0,0">
          <text:p/>
        </draw:polygon>
        <draw:polygon draw:style-name="gr3" draw:text-style-name="P3" draw:layer="layout" svg:width="0.522cm" svg:height="0.392cm" svg:x="25.818cm" svg:y="13.103cm" svg:viewBox="0 0 523 393" draw:points="523,196 0,393 0,0">
          <text:p/>
        </draw:polygon>
        <draw:polygon draw:style-name="gr4" draw:text-style-name="P3" draw:layer="layout" svg:width="0.522cm" svg:height="0.392cm" svg:x="25.818cm" svg:y="13.103cm" svg:viewBox="0 0 523 393" draw:points="0,0 0,393 523,196">
          <text:p/>
        </draw:polygon>
        <draw:frame draw:style-name="gr5" draw:text-style-name="P5" draw:layer="layout" svg:width="0.586cm" svg:height="0.352cm" svg:x="17.709cm" svg:y="15.265cm">
          <draw:text-box>
            <text:p text:style-name="P4"><text:span text:style-name="T1">204</text:span></text:p>
          </draw:text-box>
        </draw:frame>
        <draw:polygon draw:style-name="gr2" draw:text-style-name="P2" draw:layer="layout" svg:width="0.522cm" svg:height="0.392cm" svg:x="20.526cm" svg:y="13.103cm" svg:viewBox="0 0 523 393" draw:points="523,196 0,393 0,0">
          <text:p/>
        </draw:polygon>
        <draw:polygon draw:style-name="gr3" draw:text-style-name="P3" draw:layer="layout" svg:width="0.522cm" svg:height="0.392cm" svg:x="20.526cm" svg:y="13.103cm" svg:viewBox="0 0 523 393" draw:points="523,196 0,393 0,0">
          <text:p/>
        </draw:polygon>
        <draw:polygon draw:style-name="gr4" draw:text-style-name="P3" draw:layer="layout" svg:width="0.522cm" svg:height="0.392cm" svg:x="20.526cm" svg:y="13.103cm" svg:viewBox="0 0 523 393" draw:points="0,0 0,393 523,196">
          <text:p/>
        </draw:polygon>
        <draw:frame draw:style-name="gr5" draw:text-style-name="P5" draw:layer="layout" svg:width="0.586cm" svg:height="0.352cm" svg:x="25.471cm" svg:y="13.219cm">
          <draw:text-box>
            <text:p text:style-name="P4"><text:span text:style-name="T1">198</text:span></text:p>
          </draw:text-box>
        </draw:frame>
        <draw:polygon draw:style-name="gr2" draw:text-style-name="P2" draw:layer="layout" svg:width="0.522cm" svg:height="0.392cm" svg:x="22.996cm" svg:y="13.103cm" svg:viewBox="0 0 523 393" draw:points="523,196 0,393 0,0">
          <text:p/>
        </draw:polygon>
        <draw:polygon draw:style-name="gr3" draw:text-style-name="P3" draw:layer="layout" svg:width="0.522cm" svg:height="0.392cm" svg:x="22.996cm" svg:y="13.103cm" svg:viewBox="0 0 523 393" draw:points="523,196 0,393 0,0">
          <text:p/>
        </draw:polygon>
        <draw:polygon draw:style-name="gr4" draw:text-style-name="P3" draw:layer="layout" svg:width="0.522cm" svg:height="0.392cm" svg:x="22.996cm" svg:y="13.103cm" svg:viewBox="0 0 523 393" draw:points="0,0 0,393 523,196">
          <text:p/>
        </draw:polygon>
        <draw:frame draw:style-name="gr5" draw:text-style-name="P5" draw:layer="layout" svg:width="0.586cm" svg:height="0.352cm" svg:x="20.179cm" svg:y="13.219cm">
          <draw:text-box>
            <text:p text:style-name="P4"><text:span text:style-name="T1">197</text:span></text:p>
          </draw:text-box>
        </draw:frame>
        <draw:polygon draw:style-name="gr2" draw:text-style-name="P2" draw:layer="layout" svg:width="0.522cm" svg:height="0.392cm" svg:x="18.057cm" svg:y="13.103cm" svg:viewBox="0 0 523 393" draw:points="523,196 0,393 0,0">
          <text:p/>
        </draw:polygon>
        <draw:polygon draw:style-name="gr3" draw:text-style-name="P3" draw:layer="layout" svg:width="0.522cm" svg:height="0.392cm" svg:x="18.057cm" svg:y="13.103cm" svg:viewBox="0 0 523 393" draw:points="523,196 0,393 0,0">
          <text:p/>
        </draw:polygon>
        <draw:polygon draw:style-name="gr4" draw:text-style-name="P3" draw:layer="layout" svg:width="0.522cm" svg:height="0.392cm" svg:x="18.057cm" svg:y="13.103cm" svg:viewBox="0 0 523 393" draw:points="0,0 0,393 523,196">
          <text:p/>
        </draw:polygon>
        <draw:frame draw:style-name="gr5" draw:text-style-name="P5" draw:layer="layout" svg:width="0.586cm" svg:height="0.352cm" svg:x="22.648cm" svg:y="13.219cm">
          <draw:text-box>
            <text:p text:style-name="P4"><text:span text:style-name="T1">196</text:span></text:p>
          </draw:text-box>
        </draw:frame>
        <draw:path draw:style-name="gr2" draw:text-style-name="P2" draw:layer="layout" svg:width="6.043cm" svg:height="3.119cm" svg:x="7.491cm" svg:y="51.032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491cm" svg:y="51.032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491cm" svg:y="51.032cm" svg:viewBox="0 0 6044 3120" draw:points="0,0 0,625 0,1249 0,1872 0,2496 0,3120 6044,3120 6044,2496 6044,1872 6044,1249 6044,625 6044,0">
          <text:p/>
        </draw:polygon>
        <draw:frame draw:style-name="gr5" draw:text-style-name="P5" draw:layer="layout" svg:width="0.586cm" svg:height="0.352cm" svg:x="17.709cm" svg:y="13.219cm">
          <draw:text-box>
            <text:p text:style-name="P4"><text:span text:style-name="T1">19</text:span><text:span text:style-name="T1">5</text:span></text:p>
          </draw:text-box>
        </draw:frame>
        <draw:path draw:style-name="gr2" draw:text-style-name="P2" draw:layer="layout" svg:width="4.748cm" svg:height="3.249cm" svg:x="16.545cm" svg:y="51.045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545cm" svg:y="51.045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545cm" svg:y="51.045cm" svg:viewBox="0 0 4749 3250" draw:points="0,0 0,3250 4749,3250 4749,0">
          <text:p/>
        </draw:polygon>
        <draw:frame draw:style-name="gr5" draw:text-style-name="P5" draw:layer="layout" svg:width="0.391cm" svg:height="0.352cm" svg:x="10.301cm" svg:y="52.554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411cm" svg:height="1.058cm" svg:x="23.326cm" svg:y="53.34cm" svg:viewBox="0 0 1412 1059" draw:points="1412,530 0,1059 0,0">
          <text:p/>
        </draw:polygon>
        <draw:polygon draw:style-name="gr3" draw:text-style-name="P3" draw:layer="layout" svg:width="1.411cm" svg:height="1.058cm" svg:x="23.326cm" svg:y="53.34cm" svg:viewBox="0 0 1412 1059" draw:points="1412,530 0,1059 0,0">
          <text:p/>
        </draw:polygon>
        <draw:polygon draw:style-name="gr4" draw:text-style-name="P3" draw:layer="layout" svg:width="1.411cm" svg:height="1.058cm" svg:x="23.326cm" svg:y="53.34cm" svg:viewBox="0 0 1412 1059" draw:points="0,0 0,1059 1412,530">
          <text:p/>
        </draw:polygon>
        <draw:frame draw:style-name="gr5" draw:text-style-name="P5" draw:layer="layout" svg:width="0.391cm" svg:height="0.352cm" svg:x="18.662cm" svg:y="52.589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4.507cm" svg:y="53.34cm" svg:viewBox="0 0 1412 1059" draw:points="1412,530 0,1059 0,0">
          <text:p/>
        </draw:polygon>
        <draw:polygon draw:style-name="gr3" draw:text-style-name="P3" draw:layer="layout" svg:width="1.411cm" svg:height="1.058cm" svg:x="14.507cm" svg:y="53.34cm" svg:viewBox="0 0 1412 1059" draw:points="1412,530 0,1059 0,0">
          <text:p/>
        </draw:polygon>
        <draw:polygon draw:style-name="gr4" draw:text-style-name="P3" draw:layer="layout" svg:width="1.411cm" svg:height="1.058cm" svg:x="14.507cm" svg:y="53.34cm" svg:viewBox="0 0 1412 1059" draw:points="0,0 0,1059 1412,530">
          <text:p/>
        </draw:polygon>
        <draw:frame draw:style-name="gr5" draw:text-style-name="P5" draw:layer="layout" svg:width="0.391cm" svg:height="0.352cm" svg:x="23.53cm" svg:y="53.788cm">
          <draw:text-box>
            <text:p text:style-name="P4"><text:span text:style-name="T1">45</text:span></text:p>
          </draw:text-box>
        </draw:frame>
        <draw:path draw:style-name="gr2" draw:text-style-name="P2" draw:layer="layout" svg:width="4.792cm" svg:height="21.099cm" svg:x="36.303cm" svg:y="23.88cm" svg:viewBox="0 0 4793 21100" svg:d="M0 21100v-1920h4793v1920zM0 19180v-5384h4793v5384zM0 13796v-2759h4793v2759zM0 11037v-2759h4793v2759zM0 8278v-2760h4793v2760zM0 5518v-2759h4793v2759zM0 2759v-2759h4793v2759z">
          <text:p/>
        </draw:path>
        <draw:path draw:style-name="gr3" draw:text-style-name="P3" draw:layer="layout" svg:width="4.792cm" svg:height="21.099cm" svg:x="36.303cm" svg:y="23.88cm" svg:viewBox="0 0 4793 21100" svg:d="M0 21100v-1920h4793v1920zM0 19180v-5384h4793v5384zM0 13796v-2759h4793v2759zM0 11037v-2759h4793v2759zM0 8278v-2760h4793v2760zM0 5518v-2759h4793v2759zM0 2759v-2759h4793v2759z">
          <text:p/>
        </draw:path>
        <draw:polygon draw:style-name="gr4" draw:text-style-name="P3" draw:layer="layout" svg:width="4.792cm" svg:height="21.099cm" svg:x="36.303cm" svg:y="23.88cm" svg:viewBox="0 0 4793 21100" draw:points="0,0 0,2759 0,5518 0,8278 0,11037 0,13796 0,19180 0,21100 4793,21100 4793,19180 4793,13796 4793,11037 4793,8278 4793,5518 4793,2759 4793,0">
          <text:p/>
        </draw:polygon>
        <draw:frame draw:style-name="gr5" draw:text-style-name="P5" draw:layer="layout" svg:width="0.391cm" svg:height="0.352cm" svg:x="14.711cm" svg:y="53.788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2cm" svg:height="0.522cm" svg:x="10.316cm" svg:y="49.436cm" svg:viewBox="0 0 393 523" draw:points="197,0 393,523 0,523">
          <text:p/>
        </draw:polygon>
        <draw:polygon draw:style-name="gr3" draw:text-style-name="P3" draw:layer="layout" svg:width="0.392cm" svg:height="0.522cm" svg:x="10.316cm" svg:y="49.436cm" svg:viewBox="0 0 393 523" draw:points="197,0 393,523 0,523">
          <text:p/>
        </draw:polygon>
        <draw:polygon draw:style-name="gr4" draw:text-style-name="P3" draw:layer="layout" svg:width="0.392cm" svg:height="0.522cm" svg:x="10.316cm" svg:y="49.436cm" svg:viewBox="0 0 393 523" draw:points="197,0 0,523 393,523">
          <text:p/>
        </draw:polygon>
        <draw:frame draw:style-name="gr5" draw:text-style-name="P5" draw:layer="layout" svg:width="0.391cm" svg:height="0.352cm" svg:x="38.488cm" svg:y="34.386cm">
          <draw:text-box>
            <text:p text:style-name="P4"><text:span text:style-name="T1">44</text:span></text:p>
          </draw:text-box>
        </draw:frame>
        <draw:polygon draw:style-name="gr2" draw:text-style-name="P2" draw:layer="layout" svg:width="0.751cm" svg:height="0.563cm" svg:x="28.995cm" svg:y="15.064cm" svg:viewBox="0 0 752 564" draw:points="752,281 0,564 0,0">
          <text:p/>
        </draw:polygon>
        <draw:polygon draw:style-name="gr3" draw:text-style-name="P3" draw:layer="layout" svg:width="0.751cm" svg:height="0.563cm" svg:x="28.995cm" svg:y="15.064cm" svg:viewBox="0 0 752 564" draw:points="752,281 0,564 0,0">
          <text:p/>
        </draw:polygon>
        <draw:polygon draw:style-name="gr4" draw:text-style-name="P3" draw:layer="layout" svg:width="0.751cm" svg:height="0.563cm" svg:x="28.995cm" svg:y="15.064cm" svg:viewBox="0 0 752 564" draw:points="0,0 0,564 752,281">
          <text:p/>
        </draw:polygon>
        <draw:frame draw:style-name="gr5" draw:text-style-name="P5" draw:layer="layout" svg:width="0.391cm" svg:height="0.352cm" svg:x="10.301cm" svg:y="50.049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751cm" svg:height="0.563cm" svg:x="28.995cm" svg:y="12.947cm" svg:viewBox="0 0 752 564" draw:points="752,282 0,564 0,0">
          <text:p/>
        </draw:polygon>
        <draw:polygon draw:style-name="gr3" draw:text-style-name="P3" draw:layer="layout" svg:width="0.751cm" svg:height="0.563cm" svg:x="28.995cm" svg:y="12.947cm" svg:viewBox="0 0 752 564" draw:points="752,282 0,564 0,0">
          <text:p/>
        </draw:polygon>
        <draw:polygon draw:style-name="gr4" draw:text-style-name="P3" draw:layer="layout" svg:width="0.751cm" svg:height="0.563cm" svg:x="28.995cm" svg:y="12.947cm" svg:viewBox="0 0 752 564" draw:points="0,0 0,564 752,282">
          <text:p/>
        </draw:polygon>
        <draw:frame draw:style-name="gr5" draw:text-style-name="P5" draw:layer="layout" svg:width="0.586cm" svg:height="0.352cm" svg:x="28.751cm" svg:y="15.265cm">
          <draw:text-box>
            <text:p text:style-name="P4"><text:span text:style-name="T1">180</text:span></text:p>
          </draw:text-box>
        </draw:frame>
        <draw:polygon draw:style-name="gr2" draw:text-style-name="P2" draw:layer="layout" svg:width="0.751cm" svg:height="0.563cm" svg:x="28.995cm" svg:y="16.898cm" svg:viewBox="0 0 752 564" draw:points="752,283 0,564 0,0">
          <text:p/>
        </draw:polygon>
        <draw:polygon draw:style-name="gr3" draw:text-style-name="P3" draw:layer="layout" svg:width="0.751cm" svg:height="0.563cm" svg:x="28.995cm" svg:y="16.898cm" svg:viewBox="0 0 752 564" draw:points="752,283 0,564 0,0">
          <text:p/>
        </draw:polygon>
        <draw:polygon draw:style-name="gr4" draw:text-style-name="P3" draw:layer="layout" svg:width="0.751cm" svg:height="0.563cm" svg:x="28.995cm" svg:y="16.898cm" svg:viewBox="0 0 752 564" draw:points="0,0 0,564 752,283">
          <text:p/>
        </draw:polygon>
        <draw:frame draw:style-name="gr5" draw:text-style-name="P5" draw:layer="layout" svg:width="0.586cm" svg:height="0.352cm" svg:x="28.751cm" svg:y="13.148cm">
          <draw:text-box>
            <text:p text:style-name="P4"><text:span text:style-name="T1">179</text:span></text:p>
          </draw:text-box>
        </draw:frame>
        <draw:polygon draw:style-name="gr2" draw:text-style-name="P2" draw:layer="layout" svg:width="0.751cm" svg:height="0.563cm" svg:x="29.348cm" svg:y="19.015cm" svg:viewBox="0 0 752 564" draw:points="752,281 0,564 0,0">
          <text:p/>
        </draw:polygon>
        <draw:polygon draw:style-name="gr3" draw:text-style-name="P3" draw:layer="layout" svg:width="0.751cm" svg:height="0.563cm" svg:x="29.348cm" svg:y="19.015cm" svg:viewBox="0 0 752 564" draw:points="752,281 0,564 0,0">
          <text:p/>
        </draw:polygon>
        <draw:polygon draw:style-name="gr4" draw:text-style-name="P3" draw:layer="layout" svg:width="0.751cm" svg:height="0.563cm" svg:x="29.348cm" svg:y="19.015cm" svg:viewBox="0 0 752 564" draw:points="0,0 0,564 752,281">
          <text:p/>
        </draw:polygon>
        <draw:frame draw:style-name="gr5" draw:text-style-name="P5" draw:layer="layout" svg:width="0.586cm" svg:height="0.352cm" svg:x="28.751cm" svg:y="17.099cm">
          <draw:text-box>
            <text:p text:style-name="P4"><text:span text:style-name="T1">178</text:span></text:p>
          </draw:text-box>
        </draw:frame>
        <draw:polygon draw:style-name="gr2" draw:text-style-name="P2" draw:layer="layout" svg:width="0.751cm" svg:height="0.563cm" svg:x="28.995cm" svg:y="11.148cm" svg:viewBox="0 0 752 564" draw:points="752,282 0,564 0,0">
          <text:p/>
        </draw:polygon>
        <draw:polygon draw:style-name="gr3" draw:text-style-name="P3" draw:layer="layout" svg:width="0.751cm" svg:height="0.563cm" svg:x="28.995cm" svg:y="11.148cm" svg:viewBox="0 0 752 564" draw:points="752,282 0,564 0,0">
          <text:p/>
        </draw:polygon>
        <draw:polygon draw:style-name="gr4" draw:text-style-name="P3" draw:layer="layout" svg:width="0.751cm" svg:height="0.563cm" svg:x="28.995cm" svg:y="11.148cm" svg:viewBox="0 0 752 564" draw:points="0,0 0,564 752,282">
          <text:p/>
        </draw:polygon>
        <draw:frame draw:style-name="gr5" draw:text-style-name="P5" draw:layer="layout" svg:width="0.586cm" svg:height="0.352cm" svg:x="29.104cm" svg:y="19.216cm">
          <draw:text-box>
            <text:p text:style-name="P4"><text:span text:style-name="T1">177</text:span></text:p>
          </draw:text-box>
        </draw:frame>
        <draw:path draw:style-name="gr2" draw:text-style-name="P2" draw:layer="layout" svg:width="6.043cm" svg:height="3.378cm" svg:x="35.678cm" svg:y="14.331cm" svg:viewBox="0 0 6044 3379" svg:d="M0 3379v-676h6044v676zM0 2703v-675h6044v675zM0 2028v-676h6044v676zM0 1352v-676h6044v676zM0 676v-676h6044v676z">
          <text:p/>
        </draw:path>
        <draw:path draw:style-name="gr3" draw:text-style-name="P3" draw:layer="layout" svg:width="6.043cm" svg:height="3.378cm" svg:x="35.678cm" svg:y="14.331cm" svg:viewBox="0 0 6044 3379" svg:d="M0 3379v-676h6044v676zM0 2703v-675h6044v675zM0 2028v-676h6044v676zM0 1352v-676h6044v676zM0 676v-676h6044v676z">
          <text:p/>
        </draw:path>
        <draw:polygon draw:style-name="gr4" draw:text-style-name="P3" draw:layer="layout" svg:width="6.043cm" svg:height="3.378cm" svg:x="35.678cm" svg:y="14.331cm" svg:viewBox="0 0 6044 3379" draw:points="0,0 0,676 0,1352 0,2028 0,2703 0,3379 6044,3379 6044,2703 6044,2028 6044,1352 6044,676 6044,0">
          <text:p/>
        </draw:polygon>
        <draw:frame draw:style-name="gr5" draw:text-style-name="P5" draw:layer="layout" svg:width="0.586cm" svg:height="0.352cm" svg:x="28.751cm" svg:y="11.349cm">
          <draw:text-box>
            <text:p text:style-name="P4"><text:span text:style-name="T1">17</text:span><text:span text:style-name="T1">6</text:span></text:p>
          </draw:text-box>
        </draw:frame>
        <draw:polygon draw:style-name="gr2" draw:text-style-name="P2" draw:layer="layout" svg:width="0.392cm" svg:height="0.522cm" svg:x="11.163cm" svg:y="41.322cm" svg:viewBox="0 0 393 523" draw:points="196,0 393,523 0,523">
          <text:p/>
        </draw:polygon>
        <draw:polygon draw:style-name="gr3" draw:text-style-name="P3" draw:layer="layout" svg:width="0.392cm" svg:height="0.522cm" svg:x="11.163cm" svg:y="41.322cm" svg:viewBox="0 0 393 523" draw:points="196,0 393,523 0,523">
          <text:p/>
        </draw:polygon>
        <draw:polygon draw:style-name="gr4" draw:text-style-name="P3" draw:layer="layout" svg:width="0.392cm" svg:height="0.522cm" svg:x="11.163cm" svg:y="41.322cm" svg:viewBox="0 0 393 523" draw:points="196,0 0,523 393,523">
          <text:p/>
        </draw:polygon>
        <draw:frame draw:style-name="gr5" draw:text-style-name="P5" draw:layer="layout" svg:width="0.586cm" svg:height="0.352cm" svg:x="38.382cm" svg:y="16.006cm">
          <draw:text-box>
            <text:p text:style-name="P4"><text:span text:style-name="T1">175</text:span></text:p>
          </draw:text-box>
        </draw:frame>
        <draw:polygon draw:style-name="gr2" draw:text-style-name="P2" draw:layer="layout" svg:width="0.392cm" svg:height="0.522cm" svg:x="11.163cm" svg:y="26.858cm" svg:viewBox="0 0 393 523" draw:points="196,0 393,523 0,523">
          <text:p/>
        </draw:polygon>
        <draw:polygon draw:style-name="gr3" draw:text-style-name="P3" draw:layer="layout" svg:width="0.392cm" svg:height="0.522cm" svg:x="11.163cm" svg:y="26.858cm" svg:viewBox="0 0 393 523" draw:points="196,0 393,523 0,523">
          <text:p/>
        </draw:polygon>
        <draw:polygon draw:style-name="gr4" draw:text-style-name="P3" draw:layer="layout" svg:width="0.392cm" svg:height="0.522cm" svg:x="11.163cm" svg:y="26.858cm" svg:viewBox="0 0 393 523" draw:points="196,0 0,523 393,523">
          <text:p/>
        </draw:polygon>
        <draw:frame draw:style-name="gr5" draw:text-style-name="P5" draw:layer="layout" svg:width="0.586cm" svg:height="0.352cm" svg:x="11.042cm" svg:y="41.935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1.053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1.053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1.053cm" svg:y="25.294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042cm" svg:y="27.471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1.12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1.12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1.124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11.148cm" svg:y="25.601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1.163cm" svg:y="38.147cm" svg:viewBox="0 0 393 523" draw:points="196,0 393,523 0,523">
          <text:p/>
        </draw:polygon>
        <draw:polygon draw:style-name="gr3" draw:text-style-name="P3" draw:layer="layout" svg:width="0.392cm" svg:height="0.522cm" svg:x="11.163cm" svg:y="38.147cm" svg:viewBox="0 0 393 523" draw:points="196,0 393,523 0,523">
          <text:p/>
        </draw:polygon>
        <draw:polygon draw:style-name="gr4" draw:text-style-name="P3" draw:layer="layout" svg:width="0.392cm" svg:height="0.522cm" svg:x="11.163cm" svg:y="38.147cm" svg:viewBox="0 0 393 523" draw:points="196,0 0,523 393,523">
          <text:p/>
        </draw:polygon>
        <draw:frame draw:style-name="gr5" draw:text-style-name="P5" draw:layer="layout" svg:width="0.586cm" svg:height="0.352cm" svg:x="11.042cm" svg:y="40.136cm">
          <draw:text-box>
            <text:p text:style-name="P4"><text:span text:style-name="T1">120</text:span></text:p>
          </draw:text-box>
        </draw:frame>
        <draw:path draw:style-name="gr6" draw:text-style-name="P6" draw:layer="layout" svg:width="0.47cm" svg:height="4.564cm" svg:x="11.12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1.12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1.12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1.042cm" svg:y="38.76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1.163cm" svg:y="31.444cm" svg:viewBox="0 0 393 523" draw:points="196,0 393,523 0,523">
          <text:p/>
        </draw:polygon>
        <draw:polygon draw:style-name="gr3" draw:text-style-name="P3" draw:layer="layout" svg:width="0.392cm" svg:height="0.522cm" svg:x="11.163cm" svg:y="31.444cm" svg:viewBox="0 0 393 523" draw:points="196,0 393,523 0,523">
          <text:p/>
        </draw:polygon>
        <draw:polygon draw:style-name="gr4" draw:text-style-name="P3" draw:layer="layout" svg:width="0.392cm" svg:height="0.522cm" svg:x="11.163cm" svg:y="31.444cm" svg:viewBox="0 0 393 523" draw:points="196,0 0,523 393,523">
          <text:p/>
        </draw:polygon>
        <draw:frame draw:style-name="gr5" draw:text-style-name="P5" draw:layer="layout" svg:width="0.352cm" svg:height="0.352cm" svg:x="11.254cm" svg:y="35.303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1.12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1.12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1.124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1.042cm" svg:y="32.057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1.053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1.053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1.053cm" svg:y="43.285cm" svg:viewBox="0 0 613 777" svg:d="M0 0v583c0 194 153 194 153 194h307c153 0 153-194 153-194v-583z">
          <text:p/>
        </draw:path>
        <draw:frame draw:style-name="gr5" draw:text-style-name="P5" draw:layer="layout" svg:width="0.586cm" svg:height="0.352cm" svg:x="11.042cm" svg:y="28.776cm">
          <draw:text-box>
            <text:p text:style-name="P4"><text:span text:style-name="T1">122</text:span></text:p>
          </draw:text-box>
        </draw:frame>
        <draw:path draw:style-name="gr2" draw:text-style-name="P2" draw:layer="layout" svg:width="3.459cm" svg:height="0.776cm" svg:x="13.298cm" svg:y="46.108cm" svg:viewBox="0 0 3460 777" svg:d="M0 583c0 194 865 194 865 194h1731c864 0 864-194 864-194v-583h-3460z">
          <text:p/>
        </draw:path>
        <draw:path draw:style-name="gr3" draw:text-style-name="P3" draw:layer="layout" svg:width="3.459cm" svg:height="0.776cm" svg:x="13.298cm" svg:y="46.108cm" svg:viewBox="0 0 3460 777" svg:d="M0 583c0 194 865 194 865 194h1731c864 0 864-194 864-194v-583h-3460z">
          <text:p/>
        </draw:path>
        <draw:path draw:style-name="gr4" draw:text-style-name="P3" draw:layer="layout" svg:width="3.459cm" svg:height="0.776cm" svg:x="13.298cm" svg:y="46.108cm" svg:viewBox="0 0 3460 777" svg:d="M0 0v583c0 194 865 194 865 194h1731c864 0 864-194 864-194v-583z">
          <text:p/>
        </draw:path>
        <draw:frame draw:style-name="gr5" draw:text-style-name="P5" draw:layer="layout" svg:width="0.586cm" svg:height="0.352cm" svg:x="11.042cm" svg:y="43.593cm">
          <draw:text-box>
            <text:p text:style-name="P4"><text:span text:style-name="T1">103</text:span></text:p>
          </draw:text-box>
        </draw:frame>
        <draw:path draw:style-name="gr2" draw:text-style-name="P2" draw:layer="layout" svg:width="3.459cm" svg:height="0.777cm" svg:x="13.298cm" svg:y="22.471cm" svg:viewBox="0 0 3460 778" svg:d="M0 584c0 194 865 194 865 194h1731c864 0 864-194 864-194v-584h-3460z">
          <text:p/>
        </draw:path>
        <draw:path draw:style-name="gr3" draw:text-style-name="P3" draw:layer="layout" svg:width="3.459cm" svg:height="0.777cm" svg:x="13.298cm" svg:y="22.471cm" svg:viewBox="0 0 3460 778" svg:d="M0 584c0 194 865 194 865 194h1731c864 0 864-194 864-194v-584h-3460z">
          <text:p/>
        </draw:path>
        <draw:path draw:style-name="gr4" draw:text-style-name="P3" draw:layer="layout" svg:width="3.459cm" svg:height="0.777cm" svg:x="13.298cm" svg:y="22.471cm" svg:viewBox="0 0 3460 778" svg:d="M0 0v584c0 194 865 194 865 194h1731c864 0 864-194 864-194v-584z">
          <text:p/>
        </draw:path>
        <draw:frame draw:style-name="gr5" draw:text-style-name="P5" draw:layer="layout" svg:width="0.586cm" svg:height="0.352cm" svg:x="14.711cm" svg:y="46.415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2.111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2.111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2.111cm" svg:y="43.28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4.711cm" svg:y="22.779cm">
          <draw:text-box>
            <text:p text:style-name="P4"><text:span text:style-name="T1">105</text:span></text:p>
          </draw:text-box>
        </draw:frame>
        <draw:path draw:style-name="gr2" draw:text-style-name="P2" draw:layer="layout" svg:width="0.47cm" svg:height="1.42cm" svg:x="12.182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2.182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182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1cm" svg:y="43.593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2cm" svg:height="0.522cm" svg:x="12.221cm" svg:y="31.444cm" svg:viewBox="0 0 393 523" draw:points="197,0 393,523 0,523">
          <text:p/>
        </draw:polygon>
        <draw:polygon draw:style-name="gr3" draw:text-style-name="P3" draw:layer="layout" svg:width="0.392cm" svg:height="0.522cm" svg:x="12.221cm" svg:y="31.444cm" svg:viewBox="0 0 393 523" draw:points="197,0 393,523 0,523">
          <text:p/>
        </draw:polygon>
        <draw:polygon draw:style-name="gr4" draw:text-style-name="P3" draw:layer="layout" svg:width="0.392cm" svg:height="0.522cm" svg:x="12.221cm" svg:y="31.444cm" svg:viewBox="0 0 393 523" draw:points="197,0 0,523 393,523">
          <text:p/>
        </draw:polygon>
        <draw:frame draw:style-name="gr5" draw:text-style-name="P5" draw:layer="layout" svg:width="0.586cm" svg:height="0.352cm" svg:x="12.1cm" svg:y="28.776cm">
          <draw:text-box>
            <text:p text:style-name="P4"><text:span text:style-name="T1">123</text:span></text:p>
          </draw:text-box>
        </draw:frame>
        <draw:path draw:style-name="gr6" draw:text-style-name="P6" draw:layer="layout" svg:width="0.47cm" svg:height="4.564cm" svg:x="12.18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2.18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2.182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2.1cm" svg:y="32.057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2cm" svg:height="0.522cm" svg:x="12.221cm" svg:y="38.147cm" svg:viewBox="0 0 393 523" draw:points="197,0 393,523 0,523">
          <text:p/>
        </draw:polygon>
        <draw:polygon draw:style-name="gr3" draw:text-style-name="P3" draw:layer="layout" svg:width="0.392cm" svg:height="0.522cm" svg:x="12.221cm" svg:y="38.147cm" svg:viewBox="0 0 393 523" draw:points="197,0 393,523 0,523">
          <text:p/>
        </draw:polygon>
        <draw:polygon draw:style-name="gr4" draw:text-style-name="P3" draw:layer="layout" svg:width="0.392cm" svg:height="0.522cm" svg:x="12.221cm" svg:y="38.147cm" svg:viewBox="0 0 393 523" draw:points="197,0 0,523 393,523">
          <text:p/>
        </draw:polygon>
        <draw:frame draw:style-name="gr5" draw:text-style-name="P5" draw:layer="layout" svg:width="0.391cm" svg:height="0.352cm" svg:x="12.206cm" svg:y="35.303cm">
          <draw:text-box>
            <text:p text:style-name="P4"><text:span text:style-name="T1">10</text:span></text:p>
          </draw:text-box>
        </draw:frame>
        <draw:path draw:style-name="gr2" draw:text-style-name="P2" draw:layer="layout" svg:width="0.47cm" svg:height="0.861cm" svg:x="12.182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2.182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2.182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2.1cm" svg:y="38.76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2.111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2.111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2.111cm" svg:y="25.294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2.1cm" svg:y="40.136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2cm" svg:height="0.522cm" svg:x="12.221cm" svg:y="26.858cm" svg:viewBox="0 0 393 523" draw:points="197,0 393,523 0,523">
          <text:p/>
        </draw:polygon>
        <draw:polygon draw:style-name="gr3" draw:text-style-name="P3" draw:layer="layout" svg:width="0.392cm" svg:height="0.522cm" svg:x="12.221cm" svg:y="26.858cm" svg:viewBox="0 0 393 523" draw:points="197,0 393,523 0,523">
          <text:p/>
        </draw:polygon>
        <draw:polygon draw:style-name="gr4" draw:text-style-name="P3" draw:layer="layout" svg:width="0.392cm" svg:height="0.522cm" svg:x="12.221cm" svg:y="26.858cm" svg:viewBox="0 0 393 523" draw:points="197,0 0,523 393,523">
          <text:p/>
        </draw:polygon>
        <draw:frame draw:style-name="gr5" draw:text-style-name="P5" draw:layer="layout" svg:width="0.586cm" svg:height="0.352cm" svg:x="12.1cm" svg:y="25.601cm">
          <draw:text-box>
            <text:p text:style-name="P4"><text:span text:style-name="T1">107</text:span></text:p>
          </draw:text-box>
        </draw:frame>
        <draw:polygon draw:style-name="gr2" draw:text-style-name="P2" draw:layer="layout" svg:width="0.392cm" svg:height="0.522cm" svg:x="12.221cm" svg:y="41.322cm" svg:viewBox="0 0 393 523" draw:points="197,0 393,523 0,523">
          <text:p/>
        </draw:polygon>
        <draw:polygon draw:style-name="gr3" draw:text-style-name="P3" draw:layer="layout" svg:width="0.392cm" svg:height="0.522cm" svg:x="12.221cm" svg:y="41.322cm" svg:viewBox="0 0 393 523" draw:points="197,0 393,523 0,523">
          <text:p/>
        </draw:polygon>
        <draw:polygon draw:style-name="gr4" draw:text-style-name="P3" draw:layer="layout" svg:width="0.392cm" svg:height="0.522cm" svg:x="12.221cm" svg:y="41.322cm" svg:viewBox="0 0 393 523" draw:points="197,0 0,523 393,523">
          <text:p/>
        </draw:polygon>
        <draw:frame draw:style-name="gr5" draw:text-style-name="P5" draw:layer="layout" svg:width="0.586cm" svg:height="0.352cm" svg:x="12.1cm" svg:y="27.471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3cm" svg:height="0.776cm" svg:x="13.169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3.169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3.169cm" svg:y="43.28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2.1cm" svg:y="41.935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3.241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3.241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241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159cm" svg:y="43.593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1cm" svg:height="0.522cm" svg:x="13.28cm" svg:y="31.444cm" svg:viewBox="0 0 392 523" draw:points="196,0 392,523 0,523">
          <text:p/>
        </draw:polygon>
        <draw:polygon draw:style-name="gr3" draw:text-style-name="P3" draw:layer="layout" svg:width="0.391cm" svg:height="0.522cm" svg:x="13.28cm" svg:y="31.444cm" svg:viewBox="0 0 392 523" draw:points="196,0 392,523 0,523">
          <text:p/>
        </draw:polygon>
        <draw:polygon draw:style-name="gr4" draw:text-style-name="P3" draw:layer="layout" svg:width="0.391cm" svg:height="0.522cm" svg:x="13.28cm" svg:y="31.444cm" svg:viewBox="0 0 392 523" draw:points="196,0 0,523 392,523">
          <text:p/>
        </draw:polygon>
        <draw:frame draw:style-name="gr5" draw:text-style-name="P5" draw:layer="layout" svg:width="0.586cm" svg:height="0.352cm" svg:x="13.159cm" svg:y="28.776cm">
          <draw:text-box>
            <text:p text:style-name="P4"><text:span text:style-name="T1">125</text:span></text:p>
          </draw:text-box>
        </draw:frame>
        <draw:path draw:style-name="gr6" draw:text-style-name="P6" draw:layer="layout" svg:width="0.47cm" svg:height="4.564cm" svg:x="13.24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3.24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3.241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3.159cm" svg:y="32.057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1cm" svg:height="0.522cm" svg:x="13.28cm" svg:y="38.147cm" svg:viewBox="0 0 392 523" draw:points="196,0 392,523 0,523">
          <text:p/>
        </draw:polygon>
        <draw:polygon draw:style-name="gr3" draw:text-style-name="P3" draw:layer="layout" svg:width="0.391cm" svg:height="0.522cm" svg:x="13.28cm" svg:y="38.147cm" svg:viewBox="0 0 392 523" draw:points="196,0 392,523 0,523">
          <text:p/>
        </draw:polygon>
        <draw:polygon draw:style-name="gr4" draw:text-style-name="P3" draw:layer="layout" svg:width="0.391cm" svg:height="0.522cm" svg:x="13.28cm" svg:y="38.147cm" svg:viewBox="0 0 392 523" draw:points="196,0 0,523 392,523">
          <text:p/>
        </draw:polygon>
        <draw:frame draw:style-name="gr5" draw:text-style-name="P5" draw:layer="layout" svg:width="0.391cm" svg:height="0.352cm" svg:x="13.264cm" svg:y="35.303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3.241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3.241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3.241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3.159cm" svg:y="38.76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3cm" svg:height="0.776cm" svg:x="13.169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3.169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3.169cm" svg:y="25.294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3.159cm" svg:y="40.136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1cm" svg:height="0.522cm" svg:x="13.28cm" svg:y="26.858cm" svg:viewBox="0 0 392 523" draw:points="196,0 392,523 0,523">
          <text:p/>
        </draw:polygon>
        <draw:polygon draw:style-name="gr3" draw:text-style-name="P3" draw:layer="layout" svg:width="0.391cm" svg:height="0.522cm" svg:x="13.28cm" svg:y="26.858cm" svg:viewBox="0 0 392 523" draw:points="196,0 392,523 0,523">
          <text:p/>
        </draw:polygon>
        <draw:polygon draw:style-name="gr4" draw:text-style-name="P3" draw:layer="layout" svg:width="0.391cm" svg:height="0.522cm" svg:x="13.28cm" svg:y="26.858cm" svg:viewBox="0 0 392 523" draw:points="196,0 0,523 392,523">
          <text:p/>
        </draw:polygon>
        <draw:frame draw:style-name="gr5" draw:text-style-name="P5" draw:layer="layout" svg:width="0.586cm" svg:height="0.352cm" svg:x="13.159cm" svg:y="25.601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1cm" svg:height="0.522cm" svg:x="13.28cm" svg:y="41.322cm" svg:viewBox="0 0 392 523" draw:points="196,0 392,523 0,523">
          <text:p/>
        </draw:polygon>
        <draw:polygon draw:style-name="gr3" draw:text-style-name="P3" draw:layer="layout" svg:width="0.391cm" svg:height="0.522cm" svg:x="13.28cm" svg:y="41.322cm" svg:viewBox="0 0 392 523" draw:points="196,0 392,523 0,523">
          <text:p/>
        </draw:polygon>
        <draw:polygon draw:style-name="gr4" draw:text-style-name="P3" draw:layer="layout" svg:width="0.391cm" svg:height="0.522cm" svg:x="13.28cm" svg:y="41.322cm" svg:viewBox="0 0 392 523" draw:points="196,0 0,523 392,523">
          <text:p/>
        </draw:polygon>
        <draw:frame draw:style-name="gr5" draw:text-style-name="P5" draw:layer="layout" svg:width="0.586cm" svg:height="0.352cm" svg:x="13.159cm" svg:y="27.471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4.228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4.228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4.228cm" svg:y="43.285cm" svg:viewBox="0 0 613 777" svg:d="M0 0v583c0 194 153 194 153 194h307c153 0 153-194 153-194v-583z">
          <text:p/>
        </draw:path>
        <draw:frame draw:style-name="gr5" draw:text-style-name="P5" draw:layer="layout" svg:width="0.586cm" svg:height="0.352cm" svg:x="13.159cm" svg:y="41.935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4.299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4.299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299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217cm" svg:y="43.593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4.338cm" svg:y="31.444cm" svg:viewBox="0 0 393 523" draw:points="196,0 393,523 0,523">
          <text:p/>
        </draw:polygon>
        <draw:polygon draw:style-name="gr3" draw:text-style-name="P3" draw:layer="layout" svg:width="0.392cm" svg:height="0.522cm" svg:x="14.338cm" svg:y="31.444cm" svg:viewBox="0 0 393 523" draw:points="196,0 393,523 0,523">
          <text:p/>
        </draw:polygon>
        <draw:polygon draw:style-name="gr4" draw:text-style-name="P3" draw:layer="layout" svg:width="0.392cm" svg:height="0.522cm" svg:x="14.338cm" svg:y="31.444cm" svg:viewBox="0 0 393 523" draw:points="196,0 0,523 393,523">
          <text:p/>
        </draw:polygon>
        <draw:frame draw:style-name="gr5" draw:text-style-name="P5" draw:layer="layout" svg:width="0.586cm" svg:height="0.352cm" svg:x="14.217cm" svg:y="28.776cm">
          <draw:text-box>
            <text:p text:style-name="P4"><text:span text:style-name="T1">127</text:span></text:p>
          </draw:text-box>
        </draw:frame>
        <draw:path draw:style-name="gr6" draw:text-style-name="P6" draw:layer="layout" svg:width="0.47cm" svg:height="4.564cm" svg:x="14.29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4.29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4.299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4.217cm" svg:y="32.057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4.338cm" svg:y="38.147cm" svg:viewBox="0 0 393 523" draw:points="196,0 393,523 0,523">
          <text:p/>
        </draw:polygon>
        <draw:polygon draw:style-name="gr3" draw:text-style-name="P3" draw:layer="layout" svg:width="0.392cm" svg:height="0.522cm" svg:x="14.338cm" svg:y="38.147cm" svg:viewBox="0 0 393 523" draw:points="196,0 393,523 0,523">
          <text:p/>
        </draw:polygon>
        <draw:polygon draw:style-name="gr4" draw:text-style-name="P3" draw:layer="layout" svg:width="0.392cm" svg:height="0.522cm" svg:x="14.338cm" svg:y="38.147cm" svg:viewBox="0 0 393 523" draw:points="196,0 0,523 393,523">
          <text:p/>
        </draw:polygon>
        <draw:frame draw:style-name="gr5" draw:text-style-name="P5" draw:layer="layout" svg:width="0.391cm" svg:height="0.352cm" svg:x="14.323cm" svg:y="35.303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4.299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4.299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4.299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4.217cm" svg:y="38.76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4.228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4.228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4.228cm" svg:y="25.294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4.217cm" svg:y="40.136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4.338cm" svg:y="26.858cm" svg:viewBox="0 0 393 523" draw:points="196,0 393,523 0,523">
          <text:p/>
        </draw:polygon>
        <draw:polygon draw:style-name="gr3" draw:text-style-name="P3" draw:layer="layout" svg:width="0.392cm" svg:height="0.522cm" svg:x="14.338cm" svg:y="26.858cm" svg:viewBox="0 0 393 523" draw:points="196,0 393,523 0,523">
          <text:p/>
        </draw:polygon>
        <draw:polygon draw:style-name="gr4" draw:text-style-name="P3" draw:layer="layout" svg:width="0.392cm" svg:height="0.522cm" svg:x="14.338cm" svg:y="26.858cm" svg:viewBox="0 0 393 523" draw:points="196,0 0,523 393,523">
          <text:p/>
        </draw:polygon>
        <draw:frame draw:style-name="gr5" draw:text-style-name="P5" draw:layer="layout" svg:width="0.586cm" svg:height="0.352cm" svg:x="14.217cm" svg:y="25.601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2cm" svg:height="0.522cm" svg:x="14.338cm" svg:y="41.322cm" svg:viewBox="0 0 393 523" draw:points="196,0 393,523 0,523">
          <text:p/>
        </draw:polygon>
        <draw:polygon draw:style-name="gr3" draw:text-style-name="P3" draw:layer="layout" svg:width="0.392cm" svg:height="0.522cm" svg:x="14.338cm" svg:y="41.322cm" svg:viewBox="0 0 393 523" draw:points="196,0 393,523 0,523">
          <text:p/>
        </draw:polygon>
        <draw:polygon draw:style-name="gr4" draw:text-style-name="P3" draw:layer="layout" svg:width="0.392cm" svg:height="0.522cm" svg:x="14.338cm" svg:y="41.322cm" svg:viewBox="0 0 393 523" draw:points="196,0 0,523 393,523">
          <text:p/>
        </draw:polygon>
        <draw:frame draw:style-name="gr5" draw:text-style-name="P5" draw:layer="layout" svg:width="0.586cm" svg:height="0.352cm" svg:x="14.217cm" svg:y="27.471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2cm" svg:height="0.522cm" svg:x="18.571cm" svg:y="41.322cm" svg:viewBox="0 0 393 523" draw:points="197,0 393,523 0,523">
          <text:p/>
        </draw:polygon>
        <draw:polygon draw:style-name="gr3" draw:text-style-name="P3" draw:layer="layout" svg:width="0.392cm" svg:height="0.522cm" svg:x="18.571cm" svg:y="41.322cm" svg:viewBox="0 0 393 523" draw:points="197,0 393,523 0,523">
          <text:p/>
        </draw:polygon>
        <draw:polygon draw:style-name="gr4" draw:text-style-name="P3" draw:layer="layout" svg:width="0.392cm" svg:height="0.522cm" svg:x="18.571cm" svg:y="41.322cm" svg:viewBox="0 0 393 523" draw:points="197,0 0,523 393,523">
          <text:p/>
        </draw:polygon>
        <draw:frame draw:style-name="gr5" draw:text-style-name="P5" draw:layer="layout" svg:width="0.586cm" svg:height="0.352cm" svg:x="14.217cm" svg:y="41.935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2cm" svg:height="0.522cm" svg:x="18.571cm" svg:y="26.858cm" svg:viewBox="0 0 393 523" draw:points="197,0 393,523 0,523">
          <text:p/>
        </draw:polygon>
        <draw:polygon draw:style-name="gr3" draw:text-style-name="P3" draw:layer="layout" svg:width="0.392cm" svg:height="0.522cm" svg:x="18.571cm" svg:y="26.858cm" svg:viewBox="0 0 393 523" draw:points="197,0 393,523 0,523">
          <text:p/>
        </draw:polygon>
        <draw:polygon draw:style-name="gr4" draw:text-style-name="P3" draw:layer="layout" svg:width="0.392cm" svg:height="0.522cm" svg:x="18.571cm" svg:y="26.858cm" svg:viewBox="0 0 393 523" draw:points="197,0 0,523 393,523">
          <text:p/>
        </draw:polygon>
        <draw:frame draw:style-name="gr5" draw:text-style-name="P5" draw:layer="layout" svg:width="0.586cm" svg:height="0.352cm" svg:x="18.45cm" svg:y="41.935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461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461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461cm" svg:y="25.294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45cm" svg:y="27.471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cm" svg:height="0.861cm" svg:x="18.532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8.532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8.532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8.45cm" svg:y="25.601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2cm" svg:height="0.522cm" svg:x="18.571cm" svg:y="38.147cm" svg:viewBox="0 0 393 523" draw:points="197,0 393,523 0,523">
          <text:p/>
        </draw:polygon>
        <draw:polygon draw:style-name="gr3" draw:text-style-name="P3" draw:layer="layout" svg:width="0.392cm" svg:height="0.522cm" svg:x="18.571cm" svg:y="38.147cm" svg:viewBox="0 0 393 523" draw:points="197,0 393,523 0,523">
          <text:p/>
        </draw:polygon>
        <draw:polygon draw:style-name="gr4" draw:text-style-name="P3" draw:layer="layout" svg:width="0.392cm" svg:height="0.522cm" svg:x="18.571cm" svg:y="38.147cm" svg:viewBox="0 0 393 523" draw:points="197,0 0,523 393,523">
          <text:p/>
        </draw:polygon>
        <draw:frame draw:style-name="gr5" draw:text-style-name="P5" draw:layer="layout" svg:width="0.586cm" svg:height="0.352cm" svg:x="18.45cm" svg:y="40.136cm">
          <draw:text-box>
            <text:p text:style-name="P4"><text:span text:style-name="T1">134</text:span></text:p>
          </draw:text-box>
        </draw:frame>
        <draw:path draw:style-name="gr6" draw:text-style-name="P6" draw:layer="layout" svg:width="0.47cm" svg:height="4.564cm" svg:x="18.53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8.53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8.532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8.45cm" svg:y="38.76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2cm" svg:height="0.522cm" svg:x="18.571cm" svg:y="31.444cm" svg:viewBox="0 0 393 523" draw:points="197,0 393,523 0,523">
          <text:p/>
        </draw:polygon>
        <draw:polygon draw:style-name="gr3" draw:text-style-name="P3" draw:layer="layout" svg:width="0.392cm" svg:height="0.522cm" svg:x="18.571cm" svg:y="31.444cm" svg:viewBox="0 0 393 523" draw:points="197,0 393,523 0,523">
          <text:p/>
        </draw:polygon>
        <draw:polygon draw:style-name="gr4" draw:text-style-name="P3" draw:layer="layout" svg:width="0.392cm" svg:height="0.522cm" svg:x="18.571cm" svg:y="31.444cm" svg:viewBox="0 0 393 523" draw:points="197,0 0,523 393,523">
          <text:p/>
        </draw:polygon>
        <draw:frame draw:style-name="gr5" draw:text-style-name="P5" draw:layer="layout" svg:width="0.391cm" svg:height="0.352cm" svg:x="18.556cm" svg:y="35.303cm">
          <draw:text-box>
            <text:p text:style-name="P4"><text:span text:style-name="T1">16</text:span></text:p>
          </draw:text-box>
        </draw:frame>
        <draw:path draw:style-name="gr2" draw:text-style-name="P2" draw:layer="layout" svg:width="0.47cm" svg:height="1.42cm" svg:x="18.532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8.532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8.532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8.45cm" svg:y="32.057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461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8.461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8.461cm" svg:y="43.28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8.45cm" svg:y="28.776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513cm" svg:y="41.322cm" svg:viewBox="0 0 393 523" draw:points="196,0 393,523 0,523">
          <text:p/>
        </draw:polygon>
        <draw:polygon draw:style-name="gr3" draw:text-style-name="P3" draw:layer="layout" svg:width="0.392cm" svg:height="0.522cm" svg:x="17.513cm" svg:y="41.322cm" svg:viewBox="0 0 393 523" draw:points="196,0 393,523 0,523">
          <text:p/>
        </draw:polygon>
        <draw:polygon draw:style-name="gr4" draw:text-style-name="P3" draw:layer="layout" svg:width="0.392cm" svg:height="0.522cm" svg:x="17.513cm" svg:y="41.322cm" svg:viewBox="0 0 393 523" draw:points="196,0 0,523 393,523">
          <text:p/>
        </draw:polygon>
        <draw:frame draw:style-name="gr5" draw:text-style-name="P5" draw:layer="layout" svg:width="0.586cm" svg:height="0.352cm" svg:x="18.45cm" svg:y="43.593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513cm" svg:y="26.858cm" svg:viewBox="0 0 393 523" draw:points="196,0 393,523 0,523">
          <text:p/>
        </draw:polygon>
        <draw:polygon draw:style-name="gr3" draw:text-style-name="P3" draw:layer="layout" svg:width="0.392cm" svg:height="0.522cm" svg:x="17.513cm" svg:y="26.858cm" svg:viewBox="0 0 393 523" draw:points="196,0 393,523 0,523">
          <text:p/>
        </draw:polygon>
        <draw:polygon draw:style-name="gr4" draw:text-style-name="P3" draw:layer="layout" svg:width="0.392cm" svg:height="0.522cm" svg:x="17.513cm" svg:y="26.858cm" svg:viewBox="0 0 393 523" draw:points="196,0 0,523 393,523">
          <text:p/>
        </draw:polygon>
        <draw:frame draw:style-name="gr5" draw:text-style-name="P5" draw:layer="layout" svg:width="0.586cm" svg:height="0.352cm" svg:x="17.392cm" svg:y="41.935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403cm" svg:y="25.294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7.403cm" svg:y="25.294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7.403cm" svg:y="25.294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7.392cm" svg:y="27.471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47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7.47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7.474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7.392cm" svg:y="25.601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513cm" svg:y="38.147cm" svg:viewBox="0 0 393 523" draw:points="196,0 393,523 0,523">
          <text:p/>
        </draw:polygon>
        <draw:polygon draw:style-name="gr3" draw:text-style-name="P3" draw:layer="layout" svg:width="0.392cm" svg:height="0.522cm" svg:x="17.513cm" svg:y="38.147cm" svg:viewBox="0 0 393 523" draw:points="196,0 393,523 0,523">
          <text:p/>
        </draw:polygon>
        <draw:polygon draw:style-name="gr4" draw:text-style-name="P3" draw:layer="layout" svg:width="0.392cm" svg:height="0.522cm" svg:x="17.513cm" svg:y="38.147cm" svg:viewBox="0 0 393 523" draw:points="196,0 0,523 393,523">
          <text:p/>
        </draw:polygon>
        <draw:frame draw:style-name="gr5" draw:text-style-name="P5" draw:layer="layout" svg:width="0.586cm" svg:height="0.352cm" svg:x="17.392cm" svg:y="40.136cm">
          <draw:text-box>
            <text:p text:style-name="P4"><text:span text:style-name="T1">132</text:span></text:p>
          </draw:text-box>
        </draw:frame>
        <draw:path draw:style-name="gr6" draw:text-style-name="P6" draw:layer="layout" svg:width="0.47cm" svg:height="4.564cm" svg:x="17.4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7.4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7.47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7.392cm" svg:y="38.76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513cm" svg:y="31.444cm" svg:viewBox="0 0 393 523" draw:points="196,0 393,523 0,523">
          <text:p/>
        </draw:polygon>
        <draw:polygon draw:style-name="gr3" draw:text-style-name="P3" draw:layer="layout" svg:width="0.392cm" svg:height="0.522cm" svg:x="17.513cm" svg:y="31.444cm" svg:viewBox="0 0 393 523" draw:points="196,0 393,523 0,523">
          <text:p/>
        </draw:polygon>
        <draw:polygon draw:style-name="gr4" draw:text-style-name="P3" draw:layer="layout" svg:width="0.392cm" svg:height="0.522cm" svg:x="17.513cm" svg:y="31.444cm" svg:viewBox="0 0 393 523" draw:points="196,0 0,523 393,523">
          <text:p/>
        </draw:polygon>
        <draw:frame draw:style-name="gr5" draw:text-style-name="P5" draw:layer="layout" svg:width="0.391cm" svg:height="0.352cm" svg:x="17.498cm" svg:y="35.303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47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7.47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474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392cm" svg:y="32.057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403cm" svg:y="43.285cm" svg:viewBox="0 0 613 777" svg:d="M0 583c0 194 154 194 154 194h306c153 0 153-194 153-194v-583h-613z">
          <text:p/>
        </draw:path>
        <draw:path draw:style-name="gr3" draw:text-style-name="P3" draw:layer="layout" svg:width="0.612cm" svg:height="0.776cm" svg:x="17.403cm" svg:y="43.285cm" svg:viewBox="0 0 613 777" svg:d="M0 583c0 194 154 194 154 194h306c153 0 153-194 153-194v-583h-613z">
          <text:p/>
        </draw:path>
        <draw:path draw:style-name="gr4" draw:text-style-name="P3" draw:layer="layout" svg:width="0.612cm" svg:height="0.776cm" svg:x="17.403cm" svg:y="43.285cm" svg:viewBox="0 0 613 777" svg:d="M0 0v583c0 194 154 194 154 194h306c153 0 153-194 153-194v-583z">
          <text:p/>
        </draw:path>
        <draw:frame draw:style-name="gr5" draw:text-style-name="P5" draw:layer="layout" svg:width="0.586cm" svg:height="0.352cm" svg:x="17.392cm" svg:y="28.776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1cm" svg:height="0.522cm" svg:x="16.455cm" svg:y="41.322cm" svg:viewBox="0 0 392 523" draw:points="197,0 392,523 0,523">
          <text:p/>
        </draw:polygon>
        <draw:polygon draw:style-name="gr3" draw:text-style-name="P3" draw:layer="layout" svg:width="0.391cm" svg:height="0.522cm" svg:x="16.455cm" svg:y="41.322cm" svg:viewBox="0 0 392 523" draw:points="197,0 392,523 0,523">
          <text:p/>
        </draw:polygon>
        <draw:polygon draw:style-name="gr4" draw:text-style-name="P3" draw:layer="layout" svg:width="0.391cm" svg:height="0.522cm" svg:x="16.455cm" svg:y="41.322cm" svg:viewBox="0 0 392 523" draw:points="197,0 0,523 392,523">
          <text:p/>
        </draw:polygon>
        <draw:frame draw:style-name="gr5" draw:text-style-name="P5" draw:layer="layout" svg:width="0.586cm" svg:height="0.352cm" svg:x="17.392cm" svg:y="43.593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1cm" svg:height="0.522cm" svg:x="16.455cm" svg:y="26.858cm" svg:viewBox="0 0 392 523" draw:points="197,0 392,523 0,523">
          <text:p/>
        </draw:polygon>
        <draw:polygon draw:style-name="gr3" draw:text-style-name="P3" draw:layer="layout" svg:width="0.391cm" svg:height="0.522cm" svg:x="16.455cm" svg:y="26.858cm" svg:viewBox="0 0 392 523" draw:points="197,0 392,523 0,523">
          <text:p/>
        </draw:polygon>
        <draw:polygon draw:style-name="gr4" draw:text-style-name="P3" draw:layer="layout" svg:width="0.391cm" svg:height="0.522cm" svg:x="16.455cm" svg:y="26.858cm" svg:viewBox="0 0 392 523" draw:points="197,0 0,523 392,523">
          <text:p/>
        </draw:polygon>
        <draw:frame draw:style-name="gr5" draw:text-style-name="P5" draw:layer="layout" svg:width="0.391cm" svg:height="0.352cm" svg:x="16.439cm" svg:y="41.935cm">
          <draw:text-box>
            <text:p text:style-name="P4"><text:span text:style-name="T1">22</text:span></text:p>
          </draw:text-box>
        </draw:frame>
        <draw:path draw:style-name="gr2" draw:text-style-name="P2" draw:layer="layout" svg:width="0.613cm" svg:height="0.776cm" svg:x="16.344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6.344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6.344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16.439cm" svg:y="27.471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416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6.416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6.416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6.334cm" svg:y="25.601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1cm" svg:height="0.522cm" svg:x="16.455cm" svg:y="38.147cm" svg:viewBox="0 0 392 523" draw:points="197,0 392,523 0,523">
          <text:p/>
        </draw:polygon>
        <draw:polygon draw:style-name="gr3" draw:text-style-name="P3" draw:layer="layout" svg:width="0.391cm" svg:height="0.522cm" svg:x="16.455cm" svg:y="38.147cm" svg:viewBox="0 0 392 523" draw:points="197,0 392,523 0,523">
          <text:p/>
        </draw:polygon>
        <draw:polygon draw:style-name="gr4" draw:text-style-name="P3" draw:layer="layout" svg:width="0.391cm" svg:height="0.522cm" svg:x="16.455cm" svg:y="38.147cm" svg:viewBox="0 0 392 523" draw:points="197,0 0,523 392,523">
          <text:p/>
        </draw:polygon>
        <draw:frame draw:style-name="gr5" draw:text-style-name="P5" draw:layer="layout" svg:width="0.586cm" svg:height="0.352cm" svg:x="16.334cm" svg:y="40.136cm">
          <draw:text-box>
            <text:p text:style-name="P4"><text:span text:style-name="T1">129</text:span></text:p>
          </draw:text-box>
        </draw:frame>
        <draw:path draw:style-name="gr6" draw:text-style-name="P6" draw:layer="layout" svg:width="0.47cm" svg:height="4.564cm" svg:x="16.41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6.41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6.416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16.439cm" svg:y="38.76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1cm" svg:height="0.522cm" svg:x="16.455cm" svg:y="31.444cm" svg:viewBox="0 0 392 523" draw:points="197,0 392,523 0,523">
          <text:p/>
        </draw:polygon>
        <draw:polygon draw:style-name="gr3" draw:text-style-name="P3" draw:layer="layout" svg:width="0.391cm" svg:height="0.522cm" svg:x="16.455cm" svg:y="31.444cm" svg:viewBox="0 0 392 523" draw:points="197,0 392,523 0,523">
          <text:p/>
        </draw:polygon>
        <draw:polygon draw:style-name="gr4" draw:text-style-name="P3" draw:layer="layout" svg:width="0.391cm" svg:height="0.522cm" svg:x="16.455cm" svg:y="31.444cm" svg:viewBox="0 0 392 523" draw:points="197,0 0,523 392,523">
          <text:p/>
        </draw:polygon>
        <draw:frame draw:style-name="gr5" draw:text-style-name="P5" draw:layer="layout" svg:width="0.391cm" svg:height="0.352cm" svg:x="16.439cm" svg:y="35.303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416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6.416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416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6.439cm" svg:y="32.057cm">
          <draw:text-box>
            <text:p text:style-name="P4"><text:span text:style-name="T1">33</text:span></text:p>
          </draw:text-box>
        </draw:frame>
        <draw:path draw:style-name="gr2" draw:text-style-name="P2" draw:layer="layout" svg:width="0.613cm" svg:height="0.776cm" svg:x="16.344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6.344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6.344cm" svg:y="43.28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6.334cm" svg:y="28.776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3cm" svg:height="0.776cm" svg:x="15.215cm" svg:y="43.285cm" svg:viewBox="0 0 614 777" svg:d="M0 583c0 194 154 194 154 194h307c153 0 153-194 153-194v-583h-614z">
          <text:p/>
        </draw:path>
        <draw:path draw:style-name="gr3" draw:text-style-name="P3" draw:layer="layout" svg:width="0.613cm" svg:height="0.776cm" svg:x="15.215cm" svg:y="43.285cm" svg:viewBox="0 0 614 777" svg:d="M0 583c0 194 154 194 154 194h307c153 0 153-194 153-194v-583h-614z">
          <text:p/>
        </draw:path>
        <draw:path draw:style-name="gr4" draw:text-style-name="P3" draw:layer="layout" svg:width="0.613cm" svg:height="0.776cm" svg:x="15.215cm" svg:y="43.285cm" svg:viewBox="0 0 614 777" svg:d="M0 0v583c0 194 154 194 154 194h307c153 0 153-194 153-194v-583z">
          <text:p/>
        </draw:path>
        <draw:frame draw:style-name="gr5" draw:text-style-name="P5" draw:layer="layout" svg:width="0.586cm" svg:height="0.352cm" svg:x="16.334cm" svg:y="43.593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5.287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5.287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5.287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5.205cm" svg:y="43.593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5.326cm" svg:y="31.444cm" svg:viewBox="0 0 393 523" draw:points="197,0 393,523 0,523">
          <text:p/>
        </draw:polygon>
        <draw:polygon draw:style-name="gr3" draw:text-style-name="P3" draw:layer="layout" svg:width="0.392cm" svg:height="0.522cm" svg:x="15.326cm" svg:y="31.444cm" svg:viewBox="0 0 393 523" draw:points="197,0 393,523 0,523">
          <text:p/>
        </draw:polygon>
        <draw:polygon draw:style-name="gr4" draw:text-style-name="P3" draw:layer="layout" svg:width="0.392cm" svg:height="0.522cm" svg:x="15.326cm" svg:y="31.444cm" svg:viewBox="0 0 393 523" draw:points="197,0 0,523 393,523">
          <text:p/>
        </draw:polygon>
        <draw:frame draw:style-name="gr5" draw:text-style-name="P5" draw:layer="layout" svg:width="0.586cm" svg:height="0.352cm" svg:x="15.205cm" svg:y="28.776cm">
          <draw:text-box>
            <text:p text:style-name="P4"><text:span text:style-name="T1">130</text:span></text:p>
          </draw:text-box>
        </draw:frame>
        <draw:path draw:style-name="gr6" draw:text-style-name="P6" draw:layer="layout" svg:width="0.47cm" svg:height="4.564cm" svg:x="15.287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5.287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5.287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5.205cm" svg:y="32.057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5.326cm" svg:y="38.147cm" svg:viewBox="0 0 393 523" draw:points="197,0 393,523 0,523">
          <text:p/>
        </draw:polygon>
        <draw:polygon draw:style-name="gr3" draw:text-style-name="P3" draw:layer="layout" svg:width="0.392cm" svg:height="0.522cm" svg:x="15.326cm" svg:y="38.147cm" svg:viewBox="0 0 393 523" draw:points="197,0 393,523 0,523">
          <text:p/>
        </draw:polygon>
        <draw:polygon draw:style-name="gr4" draw:text-style-name="P3" draw:layer="layout" svg:width="0.392cm" svg:height="0.522cm" svg:x="15.326cm" svg:y="38.147cm" svg:viewBox="0 0 393 523" draw:points="197,0 0,523 393,523">
          <text:p/>
        </draw:polygon>
        <draw:frame draw:style-name="gr5" draw:text-style-name="P5" draw:layer="layout" svg:width="0.391cm" svg:height="0.352cm" svg:x="15.311cm" svg:y="35.303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5.287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5.287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5.287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5.205cm" svg:y="38.76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3cm" svg:height="0.776cm" svg:x="15.215cm" svg:y="25.294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5.215cm" svg:y="25.294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5.215cm" svg:y="25.294cm" svg:viewBox="0 0 614 777" svg:d="M0 0v582c0 195 154 195 154 195h307c153 0 153-195 153-195v-582z">
          <text:p/>
        </draw:path>
        <draw:frame draw:style-name="gr5" draw:text-style-name="P5" draw:layer="layout" svg:width="0.586cm" svg:height="0.352cm" svg:x="15.205cm" svg:y="40.136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5.326cm" svg:y="26.858cm" svg:viewBox="0 0 393 523" draw:points="197,0 393,523 0,523">
          <text:p/>
        </draw:polygon>
        <draw:polygon draw:style-name="gr3" draw:text-style-name="P3" draw:layer="layout" svg:width="0.392cm" svg:height="0.522cm" svg:x="15.326cm" svg:y="26.858cm" svg:viewBox="0 0 393 523" draw:points="197,0 393,523 0,523">
          <text:p/>
        </draw:polygon>
        <draw:polygon draw:style-name="gr4" draw:text-style-name="P3" draw:layer="layout" svg:width="0.392cm" svg:height="0.522cm" svg:x="15.326cm" svg:y="26.858cm" svg:viewBox="0 0 393 523" draw:points="197,0 0,523 393,523">
          <text:p/>
        </draw:polygon>
        <draw:frame draw:style-name="gr5" draw:text-style-name="P5" draw:layer="layout" svg:width="0.586cm" svg:height="0.352cm" svg:x="15.205cm" svg:y="25.601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5.326cm" svg:y="41.322cm" svg:viewBox="0 0 393 523" draw:points="197,0 393,523 0,523">
          <text:p/>
        </draw:polygon>
        <draw:polygon draw:style-name="gr3" draw:text-style-name="P3" draw:layer="layout" svg:width="0.392cm" svg:height="0.522cm" svg:x="15.326cm" svg:y="41.322cm" svg:viewBox="0 0 393 523" draw:points="197,0 393,523 0,523">
          <text:p/>
        </draw:polygon>
        <draw:polygon draw:style-name="gr4" draw:text-style-name="P3" draw:layer="layout" svg:width="0.392cm" svg:height="0.522cm" svg:x="15.326cm" svg:y="41.322cm" svg:viewBox="0 0 393 523" draw:points="197,0 0,523 393,523">
          <text:p/>
        </draw:polygon>
        <draw:frame draw:style-name="gr5" draw:text-style-name="P5" draw:layer="layout" svg:width="0.586cm" svg:height="0.352cm" svg:x="15.205cm" svg:y="27.471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2cm" svg:height="0.776cm" svg:x="8.066cm" svg:y="47.519cm" svg:viewBox="0 0 4893 777" svg:d="M0 583c0 194 1223 194 1223 194h2446c1224 0 1224-194 1224-194v-583h-4893z">
          <text:p/>
        </draw:path>
        <draw:path draw:style-name="gr3" draw:text-style-name="P3" draw:layer="layout" svg:width="4.892cm" svg:height="0.776cm" svg:x="8.066cm" svg:y="47.519cm" svg:viewBox="0 0 4893 777" svg:d="M0 583c0 194 1223 194 1223 194h2446c1224 0 1224-194 1224-194v-583h-4893z">
          <text:p/>
        </draw:path>
        <draw:path draw:style-name="gr4" draw:text-style-name="P3" draw:layer="layout" svg:width="4.892cm" svg:height="0.776cm" svg:x="8.066cm" svg:y="47.519cm" svg:viewBox="0 0 4893 777" svg:d="M0 0v583c0 194 1223 194 1223 194h2446c1224 0 1224-194 1224-194v-583z">
          <text:p/>
        </draw:path>
        <draw:frame draw:style-name="gr5" draw:text-style-name="P5" draw:layer="layout" svg:width="0.586cm" svg:height="0.352cm" svg:x="15.205cm" svg:y="41.935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7.184cm" svg:y="20.355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7.184cm" svg:y="20.355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7.184cm" svg:y="20.355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10.195cm" svg:y="47.826cm">
          <draw:text-box>
            <text:p text:style-name="P4"><text:span text:style-name="T1">102</text:span></text:p>
          </draw:text-box>
        </draw:frame>
        <draw:path draw:style-name="gr2" draw:text-style-name="P2" draw:layer="layout" svg:width="0.612cm" svg:height="0.776cm" svg:x="6.467cm" svg:y="43.285cm" svg:viewBox="0 0 613 777" svg:d="M0 583c0 194 153 194 153 194h306c154 0 154-194 154-194v-583h-613z">
          <text:p/>
        </draw:path>
        <draw:path draw:style-name="gr3" draw:text-style-name="P3" draw:layer="layout" svg:width="0.612cm" svg:height="0.776cm" svg:x="6.467cm" svg:y="43.285cm" svg:viewBox="0 0 613 777" svg:d="M0 583c0 194 153 194 153 194h306c154 0 154-194 154-194v-583h-613z">
          <text:p/>
        </draw:path>
        <draw:path draw:style-name="gr4" draw:text-style-name="P3" draw:layer="layout" svg:width="0.612cm" svg:height="0.776cm" svg:x="6.467cm" svg:y="43.285cm" svg:viewBox="0 0 613 777" svg:d="M0 0v583c0 194 153 194 153 194h306c154 0 154-194 154-194v-583z">
          <text:p/>
        </draw:path>
        <draw:frame draw:style-name="gr5" draw:text-style-name="P5" draw:layer="layout" svg:width="0.586cm" svg:height="0.352cm" svg:x="9.313cm" svg:y="20.663cm">
          <draw:text-box>
            <text:p text:style-name="P4"><text:span text:style-name="T1">100</text:span></text:p>
          </draw:text-box>
        </draw:frame>
        <draw:path draw:style-name="gr2" draw:text-style-name="P2" draw:layer="layout" svg:width="0.47cm" svg:height="1.42cm" svg:x="6.538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6.538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538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6.562cm" svg:y="43.593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577cm" svg:y="31.444cm" svg:viewBox="0 0 393 523" draw:points="196,0 393,523 0,523">
          <text:p/>
        </draw:polygon>
        <draw:polygon draw:style-name="gr3" draw:text-style-name="P3" draw:layer="layout" svg:width="0.392cm" svg:height="0.522cm" svg:x="6.577cm" svg:y="31.444cm" svg:viewBox="0 0 393 523" draw:points="196,0 393,523 0,523">
          <text:p/>
        </draw:polygon>
        <draw:polygon draw:style-name="gr4" draw:text-style-name="P3" draw:layer="layout" svg:width="0.392cm" svg:height="0.522cm" svg:x="6.577cm" svg:y="31.444cm" svg:viewBox="0 0 393 523" draw:points="196,0 0,523 393,523">
          <text:p/>
        </draw:polygon>
        <draw:frame draw:style-name="gr5" draw:text-style-name="P5" draw:layer="layout" svg:width="0.391cm" svg:height="0.352cm" svg:x="6.562cm" svg:y="28.776cm">
          <draw:text-box>
            <text:p text:style-name="P4"><text:span text:style-name="T1">83</text:span></text:p>
          </draw:text-box>
        </draw:frame>
        <draw:path draw:style-name="gr6" draw:text-style-name="P6" draw:layer="layout" svg:width="0.47cm" svg:height="4.564cm" svg:x="6.538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6.538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6.538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6.562cm" svg:y="32.057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577cm" svg:y="38.147cm" svg:viewBox="0 0 393 523" draw:points="196,0 393,523 0,523">
          <text:p/>
        </draw:polygon>
        <draw:polygon draw:style-name="gr3" draw:text-style-name="P3" draw:layer="layout" svg:width="0.392cm" svg:height="0.522cm" svg:x="6.577cm" svg:y="38.147cm" svg:viewBox="0 0 393 523" draw:points="196,0 393,523 0,523">
          <text:p/>
        </draw:polygon>
        <draw:polygon draw:style-name="gr4" draw:text-style-name="P3" draw:layer="layout" svg:width="0.392cm" svg:height="0.522cm" svg:x="6.577cm" svg:y="38.147cm" svg:viewBox="0 0 393 523" draw:points="196,0 0,523 393,523">
          <text:p/>
        </draw:polygon>
        <draw:frame draw:style-name="gr5" draw:text-style-name="P5" draw:layer="layout" svg:width="0.352cm" svg:height="0.352cm" svg:x="6.668cm" svg:y="35.303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538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6.538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6.538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6.562cm" svg:y="38.76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467cm" svg:y="25.294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6.467cm" svg:y="25.294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6.467cm" svg:y="25.294cm" svg:viewBox="0 0 613 777" svg:d="M0 0v582c0 195 153 195 153 195h306c154 0 154-195 154-195v-582z">
          <text:p/>
        </draw:path>
        <draw:frame draw:style-name="gr5" draw:text-style-name="P5" draw:layer="layout" svg:width="0.391cm" svg:height="0.352cm" svg:x="6.562cm" svg:y="40.136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577cm" svg:y="26.858cm" svg:viewBox="0 0 393 523" draw:points="196,0 393,523 0,523">
          <text:p/>
        </draw:polygon>
        <draw:polygon draw:style-name="gr3" draw:text-style-name="P3" draw:layer="layout" svg:width="0.392cm" svg:height="0.522cm" svg:x="6.577cm" svg:y="26.858cm" svg:viewBox="0 0 393 523" draw:points="196,0 393,523 0,523">
          <text:p/>
        </draw:polygon>
        <draw:polygon draw:style-name="gr4" draw:text-style-name="P3" draw:layer="layout" svg:width="0.392cm" svg:height="0.522cm" svg:x="6.577cm" svg:y="26.858cm" svg:viewBox="0 0 393 523" draw:points="196,0 0,523 393,523">
          <text:p/>
        </draw:polygon>
        <draw:frame draw:style-name="gr5" draw:text-style-name="P5" draw:layer="layout" svg:width="0.391cm" svg:height="0.352cm" svg:x="6.562cm" svg:y="25.601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577cm" svg:y="41.322cm" svg:viewBox="0 0 393 523" draw:points="196,0 393,523 0,523">
          <text:p/>
        </draw:polygon>
        <draw:polygon draw:style-name="gr3" draw:text-style-name="P3" draw:layer="layout" svg:width="0.392cm" svg:height="0.522cm" svg:x="6.577cm" svg:y="41.322cm" svg:viewBox="0 0 393 523" draw:points="196,0 393,523 0,523">
          <text:p/>
        </draw:polygon>
        <draw:polygon draw:style-name="gr4" draw:text-style-name="P3" draw:layer="layout" svg:width="0.392cm" svg:height="0.522cm" svg:x="6.577cm" svg:y="41.322cm" svg:viewBox="0 0 393 523" draw:points="196,0 0,523 393,523">
          <text:p/>
        </draw:polygon>
        <draw:frame draw:style-name="gr5" draw:text-style-name="P5" draw:layer="layout" svg:width="0.391cm" svg:height="0.352cm" svg:x="6.562cm" svg:y="27.471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49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7.49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7.49cm" svg:y="43.285cm" svg:viewBox="0 0 613 777" svg:d="M0 0v583c0 194 153 194 153 194h307c153 0 153-194 153-194v-583z">
          <text:p/>
        </draw:path>
        <draw:frame draw:style-name="gr5" draw:text-style-name="P5" draw:layer="layout" svg:width="0.391cm" svg:height="0.352cm" svg:x="6.562cm" svg:y="41.935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561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7.561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561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7.585cm" svg:y="43.593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6cm" svg:y="31.444cm" svg:viewBox="0 0 393 523" draw:points="197,0 393,523 0,523">
          <text:p/>
        </draw:polygon>
        <draw:polygon draw:style-name="gr3" draw:text-style-name="P3" draw:layer="layout" svg:width="0.392cm" svg:height="0.522cm" svg:x="7.6cm" svg:y="31.444cm" svg:viewBox="0 0 393 523" draw:points="197,0 393,523 0,523">
          <text:p/>
        </draw:polygon>
        <draw:polygon draw:style-name="gr4" draw:text-style-name="P3" draw:layer="layout" svg:width="0.392cm" svg:height="0.522cm" svg:x="7.6cm" svg:y="31.444cm" svg:viewBox="0 0 393 523" draw:points="197,0 0,523 393,523">
          <text:p/>
        </draw:polygon>
        <draw:frame draw:style-name="gr5" draw:text-style-name="P5" draw:layer="layout" svg:width="0.391cm" svg:height="0.352cm" svg:x="7.585cm" svg:y="28.776cm">
          <draw:text-box>
            <text:p text:style-name="P4"><text:span text:style-name="T1">85</text:span></text:p>
          </draw:text-box>
        </draw:frame>
        <draw:path draw:style-name="gr6" draw:text-style-name="P6" draw:layer="layout" svg:width="0.47cm" svg:height="4.564cm" svg:x="7.56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7.56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7.561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7.585cm" svg:y="32.057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6cm" svg:y="38.147cm" svg:viewBox="0 0 393 523" draw:points="197,0 393,523 0,523">
          <text:p/>
        </draw:polygon>
        <draw:polygon draw:style-name="gr3" draw:text-style-name="P3" draw:layer="layout" svg:width="0.392cm" svg:height="0.522cm" svg:x="7.6cm" svg:y="38.147cm" svg:viewBox="0 0 393 523" draw:points="197,0 393,523 0,523">
          <text:p/>
        </draw:polygon>
        <draw:polygon draw:style-name="gr4" draw:text-style-name="P3" draw:layer="layout" svg:width="0.392cm" svg:height="0.522cm" svg:x="7.6cm" svg:y="38.147cm" svg:viewBox="0 0 393 523" draw:points="197,0 0,523 393,523">
          <text:p/>
        </draw:polygon>
        <draw:frame draw:style-name="gr5" draw:text-style-name="P5" draw:layer="layout" svg:width="0.352cm" svg:height="0.352cm" svg:x="7.691cm" svg:y="35.303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561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7.561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7.561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7.585cm" svg:y="38.76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49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7.49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7.49cm" svg:y="25.294cm" svg:viewBox="0 0 613 777" svg:d="M0 0v582c0 195 153 195 153 195h307c153 0 153-195 153-195v-582z">
          <text:p/>
        </draw:path>
        <draw:frame draw:style-name="gr5" draw:text-style-name="P5" draw:layer="layout" svg:width="0.391cm" svg:height="0.352cm" svg:x="7.585cm" svg:y="40.136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6cm" svg:y="26.858cm" svg:viewBox="0 0 393 523" draw:points="197,0 393,523 0,523">
          <text:p/>
        </draw:polygon>
        <draw:polygon draw:style-name="gr3" draw:text-style-name="P3" draw:layer="layout" svg:width="0.392cm" svg:height="0.522cm" svg:x="7.6cm" svg:y="26.858cm" svg:viewBox="0 0 393 523" draw:points="197,0 393,523 0,523">
          <text:p/>
        </draw:polygon>
        <draw:polygon draw:style-name="gr4" draw:text-style-name="P3" draw:layer="layout" svg:width="0.392cm" svg:height="0.522cm" svg:x="7.6cm" svg:y="26.858cm" svg:viewBox="0 0 393 523" draw:points="197,0 0,523 393,523">
          <text:p/>
        </draw:polygon>
        <draw:frame draw:style-name="gr5" draw:text-style-name="P5" draw:layer="layout" svg:width="0.391cm" svg:height="0.352cm" svg:x="7.585cm" svg:y="25.601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6cm" svg:y="41.322cm" svg:viewBox="0 0 393 523" draw:points="197,0 393,523 0,523">
          <text:p/>
        </draw:polygon>
        <draw:polygon draw:style-name="gr3" draw:text-style-name="P3" draw:layer="layout" svg:width="0.392cm" svg:height="0.522cm" svg:x="7.6cm" svg:y="41.322cm" svg:viewBox="0 0 393 523" draw:points="197,0 393,523 0,523">
          <text:p/>
        </draw:polygon>
        <draw:polygon draw:style-name="gr4" draw:text-style-name="P3" draw:layer="layout" svg:width="0.392cm" svg:height="0.522cm" svg:x="7.6cm" svg:y="41.322cm" svg:viewBox="0 0 393 523" draw:points="197,0 0,523 393,523">
          <text:p/>
        </draw:polygon>
        <draw:frame draw:style-name="gr5" draw:text-style-name="P5" draw:layer="layout" svg:width="0.391cm" svg:height="0.352cm" svg:x="7.585cm" svg:y="27.471cm">
          <draw:text-box>
            <text:p text:style-name="P4"><text:span text:style-name="T1">95</text:span></text:p>
          </draw:text-box>
        </draw:frame>
        <draw:polygon draw:style-name="gr2" draw:text-style-name="P2" draw:layer="layout" svg:width="0.391cm" svg:height="0.522cm" svg:x="4.355cm" svg:y="41.322cm" svg:viewBox="0 0 392 523" draw:points="196,0 392,523 0,523">
          <text:p/>
        </draw:polygon>
        <draw:polygon draw:style-name="gr3" draw:text-style-name="P3" draw:layer="layout" svg:width="0.391cm" svg:height="0.522cm" svg:x="4.355cm" svg:y="41.322cm" svg:viewBox="0 0 392 523" draw:points="196,0 392,523 0,523">
          <text:p/>
        </draw:polygon>
        <draw:polygon draw:style-name="gr4" draw:text-style-name="P3" draw:layer="layout" svg:width="0.391cm" svg:height="0.522cm" svg:x="4.355cm" svg:y="41.322cm" svg:viewBox="0 0 392 523" draw:points="196,0 0,523 392,523">
          <text:p/>
        </draw:polygon>
        <draw:frame draw:style-name="gr5" draw:text-style-name="P5" draw:layer="layout" svg:width="0.391cm" svg:height="0.352cm" svg:x="7.585cm" svg:y="41.935cm">
          <draw:text-box>
            <text:p text:style-name="P4"><text:span text:style-name="T1">92</text:span></text:p>
          </draw:text-box>
        </draw:frame>
        <draw:polygon draw:style-name="gr2" draw:text-style-name="P2" draw:layer="layout" svg:width="0.391cm" svg:height="0.522cm" svg:x="4.355cm" svg:y="26.858cm" svg:viewBox="0 0 392 523" draw:points="196,0 392,523 0,523">
          <text:p/>
        </draw:polygon>
        <draw:polygon draw:style-name="gr3" draw:text-style-name="P3" draw:layer="layout" svg:width="0.391cm" svg:height="0.522cm" svg:x="4.355cm" svg:y="26.858cm" svg:viewBox="0 0 392 523" draw:points="196,0 392,523 0,523">
          <text:p/>
        </draw:polygon>
        <draw:polygon draw:style-name="gr4" draw:text-style-name="P3" draw:layer="layout" svg:width="0.391cm" svg:height="0.522cm" svg:x="4.355cm" svg:y="26.858cm" svg:viewBox="0 0 392 523" draw:points="196,0 0,523 392,523">
          <text:p/>
        </draw:polygon>
        <draw:frame draw:style-name="gr5" draw:text-style-name="P5" draw:layer="layout" svg:width="0.391cm" svg:height="0.352cm" svg:x="4.339cm" svg:y="41.935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4.244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4.244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4.244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4.339cm" svg:y="27.471cm">
          <draw:text-box>
            <text:p text:style-name="P4"><text:span text:style-name="T1">71</text:span></text:p>
          </draw:text-box>
        </draw:frame>
        <draw:path draw:style-name="gr2" draw:text-style-name="P2" draw:layer="layout" svg:width="0.47cm" svg:height="0.861cm" svg:x="4.315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4.315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4.315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4.339cm" svg:y="25.601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355cm" svg:y="38.147cm" svg:viewBox="0 0 392 523" draw:points="196,0 392,523 0,523">
          <text:p/>
        </draw:polygon>
        <draw:polygon draw:style-name="gr3" draw:text-style-name="P3" draw:layer="layout" svg:width="0.391cm" svg:height="0.522cm" svg:x="4.355cm" svg:y="38.147cm" svg:viewBox="0 0 392 523" draw:points="196,0 392,523 0,523">
          <text:p/>
        </draw:polygon>
        <draw:polygon draw:style-name="gr4" draw:text-style-name="P3" draw:layer="layout" svg:width="0.391cm" svg:height="0.522cm" svg:x="4.355cm" svg:y="38.147cm" svg:viewBox="0 0 392 523" draw:points="196,0 0,523 392,523">
          <text:p/>
        </draw:polygon>
        <draw:frame draw:style-name="gr5" draw:text-style-name="P5" draw:layer="layout" svg:width="0.391cm" svg:height="0.352cm" svg:x="4.339cm" svg:y="40.136cm">
          <draw:text-box>
            <text:p text:style-name="P4"><text:span text:style-name="T1">66</text:span></text:p>
          </draw:text-box>
        </draw:frame>
        <draw:path draw:style-name="gr6" draw:text-style-name="P6" draw:layer="layout" svg:width="0.47cm" svg:height="4.564cm" svg:x="4.315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4.315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4.315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4.339cm" svg:y="38.76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355cm" svg:y="31.444cm" svg:viewBox="0 0 392 523" draw:points="196,0 392,523 0,523">
          <text:p/>
        </draw:polygon>
        <draw:polygon draw:style-name="gr3" draw:text-style-name="P3" draw:layer="layout" svg:width="0.391cm" svg:height="0.522cm" svg:x="4.355cm" svg:y="31.444cm" svg:viewBox="0 0 392 523" draw:points="196,0 392,523 0,523">
          <text:p/>
        </draw:polygon>
        <draw:polygon draw:style-name="gr4" draw:text-style-name="P3" draw:layer="layout" svg:width="0.391cm" svg:height="0.522cm" svg:x="4.355cm" svg:y="31.444cm" svg:viewBox="0 0 392 523" draw:points="196,0 0,523 392,523">
          <text:p/>
        </draw:polygon>
        <draw:frame draw:style-name="gr5" draw:text-style-name="P5" draw:layer="layout" svg:width="0.352cm" svg:height="0.352cm" svg:x="4.445cm" svg:y="35.303cm">
          <draw:text-box>
            <text:p text:style-name="P4"><text:span text:style-name="T1">4</text:span></text:p>
          </draw:text-box>
        </draw:frame>
        <draw:path draw:style-name="gr2" draw:text-style-name="P2" draw:layer="layout" svg:width="0.47cm" svg:height="1.42cm" svg:x="4.315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4.315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4.315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4.339cm" svg:y="32.057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4.244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4.244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4.244cm" svg:y="43.285cm" svg:viewBox="0 0 614 777" svg:d="M0 0v583c0 194 153 194 153 194h307c154 0 154-194 154-194v-583z">
          <text:p/>
        </draw:path>
        <draw:frame draw:style-name="gr5" draw:text-style-name="P5" draw:layer="layout" svg:width="0.391cm" svg:height="0.352cm" svg:x="4.339cm" svg:y="28.776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1cm" svg:height="0.522cm" svg:x="3.367cm" svg:y="41.322cm" svg:viewBox="0 0 392 523" draw:points="196,0 392,523 0,523">
          <text:p/>
        </draw:polygon>
        <draw:polygon draw:style-name="gr3" draw:text-style-name="P3" draw:layer="layout" svg:width="0.391cm" svg:height="0.522cm" svg:x="3.367cm" svg:y="41.322cm" svg:viewBox="0 0 392 523" draw:points="196,0 392,523 0,523">
          <text:p/>
        </draw:polygon>
        <draw:polygon draw:style-name="gr4" draw:text-style-name="P3" draw:layer="layout" svg:width="0.391cm" svg:height="0.522cm" svg:x="3.367cm" svg:y="41.322cm" svg:viewBox="0 0 392 523" draw:points="196,0 0,523 392,523">
          <text:p/>
        </draw:polygon>
        <draw:frame draw:style-name="gr5" draw:text-style-name="P5" draw:layer="layout" svg:width="0.391cm" svg:height="0.352cm" svg:x="4.339cm" svg:y="43.593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1cm" svg:height="0.522cm" svg:x="3.367cm" svg:y="26.858cm" svg:viewBox="0 0 392 523" draw:points="196,0 392,523 0,523">
          <text:p/>
        </draw:polygon>
        <draw:polygon draw:style-name="gr3" draw:text-style-name="P3" draw:layer="layout" svg:width="0.391cm" svg:height="0.522cm" svg:x="3.367cm" svg:y="26.858cm" svg:viewBox="0 0 392 523" draw:points="196,0 392,523 0,523">
          <text:p/>
        </draw:polygon>
        <draw:polygon draw:style-name="gr4" draw:text-style-name="P3" draw:layer="layout" svg:width="0.391cm" svg:height="0.522cm" svg:x="3.367cm" svg:y="26.858cm" svg:viewBox="0 0 392 523" draw:points="196,0 0,523 392,523">
          <text:p/>
        </draw:polygon>
        <draw:frame draw:style-name="gr5" draw:text-style-name="P5" draw:layer="layout" svg:width="0.391cm" svg:height="0.352cm" svg:x="3.351cm" svg:y="41.935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3.256cm" svg:y="25.294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256cm" svg:y="25.294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256cm" svg:y="25.294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351cm" svg:y="27.471cm">
          <draw:text-box>
            <text:p text:style-name="P4"><text:span text:style-name="T1">63</text:span></text:p>
          </draw:text-box>
        </draw:frame>
        <draw:path draw:style-name="gr2" draw:text-style-name="P2" draw:layer="layout" svg:width="0.471cm" svg:height="0.861cm" svg:x="3.327cm" svg:y="39.743cm" svg:viewBox="0 0 472 862" svg:d="M0 862v-287h472v287zM0 575v-288h472v288zM0 287v-287h472v287z">
          <text:p/>
        </draw:path>
        <draw:path draw:style-name="gr3" draw:text-style-name="P3" draw:layer="layout" svg:width="0.471cm" svg:height="0.861cm" svg:x="3.327cm" svg:y="39.743cm" svg:viewBox="0 0 472 862" svg:d="M0 862v-287h472v287zM0 575v-288h472v288zM0 287v-287h472v287z">
          <text:p/>
        </draw:path>
        <draw:polygon draw:style-name="gr4" draw:text-style-name="P3" draw:layer="layout" svg:width="0.471cm" svg:height="0.861cm" svg:x="3.327cm" svg:y="39.743cm" svg:viewBox="0 0 472 862" draw:points="0,0 0,287 0,575 0,862 472,862 472,575 472,287 472,0">
          <text:p/>
        </draw:polygon>
        <draw:frame draw:style-name="gr5" draw:text-style-name="P5" draw:layer="layout" svg:width="0.391cm" svg:height="0.352cm" svg:x="3.351cm" svg:y="25.601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1cm" svg:height="0.522cm" svg:x="3.367cm" svg:y="38.147cm" svg:viewBox="0 0 392 523" draw:points="196,0 392,523 0,523">
          <text:p/>
        </draw:polygon>
        <draw:polygon draw:style-name="gr3" draw:text-style-name="P3" draw:layer="layout" svg:width="0.391cm" svg:height="0.522cm" svg:x="3.367cm" svg:y="38.147cm" svg:viewBox="0 0 392 523" draw:points="196,0 392,523 0,523">
          <text:p/>
        </draw:polygon>
        <draw:polygon draw:style-name="gr4" draw:text-style-name="P3" draw:layer="layout" svg:width="0.391cm" svg:height="0.522cm" svg:x="3.367cm" svg:y="38.147cm" svg:viewBox="0 0 392 523" draw:points="196,0 0,523 392,523">
          <text:p/>
        </draw:polygon>
        <draw:frame draw:style-name="gr5" draw:text-style-name="P5" draw:layer="layout" svg:width="0.391cm" svg:height="0.352cm" svg:x="3.351cm" svg:y="40.136cm">
          <draw:text-box>
            <text:p text:style-name="P4"><text:span text:style-name="T1">58</text:span></text:p>
          </draw:text-box>
        </draw:frame>
        <draw:path draw:style-name="gr6" draw:text-style-name="P6" draw:layer="layout" svg:width="0.471cm" svg:height="4.564cm" svg:x="3.327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ath draw:style-name="gr3" draw:text-style-name="P3" draw:layer="layout" svg:width="0.471cm" svg:height="4.564cm" svg:x="3.327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olygon draw:style-name="gr4" draw:text-style-name="P3" draw:layer="layout" svg:width="0.471cm" svg:height="4.564cm" svg:x="3.327cm" svg:y="33.042cm" svg:viewBox="0 0 472 4565" draw:points="0,0 0,456 0,913 0,1370 0,1826 0,2283 0,2739 0,3196 0,3652 0,4108 0,4565 472,4565 472,4108 472,3652 472,3196 472,2739 472,2283 472,1826 472,1370 472,913 472,456 472,0">
          <text:p/>
        </draw:polygon>
        <draw:frame draw:style-name="gr5" draw:text-style-name="P5" draw:layer="layout" svg:width="0.391cm" svg:height="0.352cm" svg:x="3.351cm" svg:y="38.76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1cm" svg:height="0.522cm" svg:x="3.367cm" svg:y="31.444cm" svg:viewBox="0 0 392 523" draw:points="196,0 392,523 0,523">
          <text:p/>
        </draw:polygon>
        <draw:polygon draw:style-name="gr3" draw:text-style-name="P3" draw:layer="layout" svg:width="0.391cm" svg:height="0.522cm" svg:x="3.367cm" svg:y="31.444cm" svg:viewBox="0 0 392 523" draw:points="196,0 392,523 0,523">
          <text:p/>
        </draw:polygon>
        <draw:polygon draw:style-name="gr4" draw:text-style-name="P3" draw:layer="layout" svg:width="0.391cm" svg:height="0.522cm" svg:x="3.367cm" svg:y="31.444cm" svg:viewBox="0 0 392 523" draw:points="196,0 0,523 392,523">
          <text:p/>
        </draw:polygon>
        <draw:frame draw:style-name="gr5" draw:text-style-name="P5" draw:layer="layout" svg:width="0.352cm" svg:height="0.352cm" svg:x="3.457cm" svg:y="35.303cm">
          <draw:text-box>
            <text:p text:style-name="P4"><text:span text:style-name="T1">3</text:span></text:p>
          </draw:text-box>
        </draw:frame>
        <draw:path draw:style-name="gr2" draw:text-style-name="P2" draw:layer="layout" svg:width="0.471cm" svg:height="1.42cm" svg:x="3.327cm" svg:y="28.107cm" svg:viewBox="0 0 472 1421" svg:d="M0 1421v-474h472v474zM0 947v-474h472v474zM0 473v-473h472v473z">
          <text:p/>
        </draw:path>
        <draw:path draw:style-name="gr3" draw:text-style-name="P3" draw:layer="layout" svg:width="0.471cm" svg:height="1.42cm" svg:x="3.327cm" svg:y="28.107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327cm" svg:y="28.107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3.351cm" svg:y="32.057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3.256cm" svg:y="43.285cm" svg:viewBox="0 0 614 777" svg:d="M0 583c0 194 154 194 154 194h307c153 0 153-194 153-194v-583h-614z">
          <text:p/>
        </draw:path>
        <draw:path draw:style-name="gr3" draw:text-style-name="P3" draw:layer="layout" svg:width="0.613cm" svg:height="0.776cm" svg:x="3.256cm" svg:y="43.285cm" svg:viewBox="0 0 614 777" svg:d="M0 583c0 194 154 194 154 194h307c153 0 153-194 153-194v-583h-614z">
          <text:p/>
        </draw:path>
        <draw:path draw:style-name="gr4" draw:text-style-name="P3" draw:layer="layout" svg:width="0.613cm" svg:height="0.776cm" svg:x="3.256cm" svg:y="43.285cm" svg:viewBox="0 0 614 777" svg:d="M0 0v583c0 194 154 194 154 194h307c153 0 153-194 153-194v-583z">
          <text:p/>
        </draw:path>
        <draw:frame draw:style-name="gr5" draw:text-style-name="P5" draw:layer="layout" svg:width="0.391cm" svg:height="0.352cm" svg:x="3.351cm" svg:y="28.776cm">
          <draw:text-box>
            <text:p text:style-name="P4"><text:span text:style-name="T1">59</text:span></text:p>
          </draw:text-box>
        </draw:frame>
        <draw:path draw:style-name="gr2" draw:text-style-name="P2" draw:layer="layout" svg:width="3.46cm" svg:height="0.777cm" svg:x="3.42cm" svg:y="22.471cm" svg:viewBox="0 0 3461 778" svg:d="M0 584c0 194 865 194 865 194h1731c865 0 865-194 865-194v-584h-3461z">
          <text:p/>
        </draw:path>
        <draw:path draw:style-name="gr3" draw:text-style-name="P3" draw:layer="layout" svg:width="3.46cm" svg:height="0.777cm" svg:x="3.42cm" svg:y="22.471cm" svg:viewBox="0 0 3461 778" svg:d="M0 584c0 194 865 194 865 194h1731c865 0 865-194 865-194v-584h-3461z">
          <text:p/>
        </draw:path>
        <draw:path draw:style-name="gr4" draw:text-style-name="P3" draw:layer="layout" svg:width="3.46cm" svg:height="0.777cm" svg:x="3.42cm" svg:y="22.471cm" svg:viewBox="0 0 3461 778" svg:d="M0 0v584c0 194 865 194 865 194h1731c865 0 865-194 865-194v-584z">
          <text:p/>
        </draw:path>
        <draw:frame draw:style-name="gr5" draw:text-style-name="P5" draw:layer="layout" svg:width="0.391cm" svg:height="0.352cm" svg:x="3.351cm" svg:y="43.593cm">
          <draw:text-box>
            <text:p text:style-name="P4"><text:span text:style-name="T1">56</text:span></text:p>
          </draw:text-box>
        </draw:frame>
        <draw:path draw:style-name="gr2" draw:text-style-name="P2" draw:layer="layout" svg:width="3.46cm" svg:height="0.776cm" svg:x="3.42cm" svg:y="46.108cm" svg:viewBox="0 0 3461 777" svg:d="M0 583c0 194 865 194 865 194h1731c865 0 865-194 865-194v-583h-3461z">
          <text:p/>
        </draw:path>
        <draw:path draw:style-name="gr3" draw:text-style-name="P3" draw:layer="layout" svg:width="3.46cm" svg:height="0.776cm" svg:x="3.42cm" svg:y="46.108cm" svg:viewBox="0 0 3461 777" svg:d="M0 583c0 194 865 194 865 194h1731c865 0 865-194 865-194v-583h-3461z">
          <text:p/>
        </draw:path>
        <draw:path draw:style-name="gr4" draw:text-style-name="P3" draw:layer="layout" svg:width="3.46cm" svg:height="0.776cm" svg:x="3.42cm" svg:y="46.108cm" svg:viewBox="0 0 3461 777" svg:d="M0 0v583c0 194 865 194 865 194h1731c865 0 865-194 865-194v-583z">
          <text:p/>
        </draw:path>
        <draw:frame draw:style-name="gr5" draw:text-style-name="P5" draw:layer="layout" svg:width="0.391cm" svg:height="0.352cm" svg:x="4.939cm" svg:y="22.779cm">
          <draw:text-box>
            <text:p text:style-name="P4"><text:span text:style-name="T1">53</text:span></text:p>
          </draw:text-box>
        </draw:frame>
        <draw:path draw:style-name="gr2" draw:text-style-name="P2" draw:layer="layout" svg:width="0.612cm" svg:height="0.776cm" svg:x="1.175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.175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.175cm" svg:y="43.285cm" svg:viewBox="0 0 613 777" svg:d="M0 0v583c0 194 153 194 153 194h307c153 0 153-194 153-194v-583z">
          <text:p/>
        </draw:path>
        <draw:frame draw:style-name="gr5" draw:text-style-name="P5" draw:layer="layout" svg:width="0.391cm" svg:height="0.352cm" svg:x="4.939cm" svg:y="46.415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1.246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.246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246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.27cm" svg:y="43.593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2cm" svg:height="0.522cm" svg:x="1.285cm" svg:y="31.444cm" svg:viewBox="0 0 393 523" draw:points="197,0 393,523 0,523">
          <text:p/>
        </draw:polygon>
        <draw:polygon draw:style-name="gr3" draw:text-style-name="P3" draw:layer="layout" svg:width="0.392cm" svg:height="0.522cm" svg:x="1.285cm" svg:y="31.444cm" svg:viewBox="0 0 393 523" draw:points="197,0 393,523 0,523">
          <text:p/>
        </draw:polygon>
        <draw:polygon draw:style-name="gr4" draw:text-style-name="P3" draw:layer="layout" svg:width="0.392cm" svg:height="0.522cm" svg:x="1.285cm" svg:y="31.444cm" svg:viewBox="0 0 393 523" draw:points="197,0 0,523 393,523">
          <text:p/>
        </draw:polygon>
        <draw:frame draw:style-name="gr5" draw:text-style-name="P5" draw:layer="layout" svg:width="0.391cm" svg:height="0.352cm" svg:x="1.27cm" svg:y="28.776cm">
          <draw:text-box>
            <text:p text:style-name="P4"><text:span text:style-name="T1">28</text:span></text:p>
          </draw:text-box>
        </draw:frame>
        <draw:path draw:style-name="gr6" draw:text-style-name="P6" draw:layer="layout" svg:width="0.47cm" svg:height="4.564cm" svg:x="1.24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.24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.246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1.27cm" svg:y="32.057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2cm" svg:height="0.522cm" svg:x="1.285cm" svg:y="38.147cm" svg:viewBox="0 0 393 523" draw:points="197,0 393,523 0,523">
          <text:p/>
        </draw:polygon>
        <draw:polygon draw:style-name="gr3" draw:text-style-name="P3" draw:layer="layout" svg:width="0.392cm" svg:height="0.522cm" svg:x="1.285cm" svg:y="38.147cm" svg:viewBox="0 0 393 523" draw:points="197,0 393,523 0,523">
          <text:p/>
        </draw:polygon>
        <draw:polygon draw:style-name="gr4" draw:text-style-name="P3" draw:layer="layout" svg:width="0.392cm" svg:height="0.522cm" svg:x="1.285cm" svg:y="38.147cm" svg:viewBox="0 0 393 523" draw:points="197,0 0,523 393,523">
          <text:p/>
        </draw:polygon>
        <draw:frame draw:style-name="gr5" draw:text-style-name="P5" draw:layer="layout" svg:width="0.352cm" svg:height="0.352cm" svg:x="1.376cm" svg:y="35.303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1.246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.246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.246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1.27cm" svg:y="38.76cm">
          <draw:text-box>
            <text:p text:style-name="P4"><text:span text:style-name="T1">24</text:span></text:p>
          </draw:text-box>
        </draw:frame>
        <draw:path draw:style-name="gr2" draw:text-style-name="P2" draw:layer="layout" svg:width="0.612cm" svg:height="0.776cm" svg:x="1.175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.175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.175cm" svg:y="25.294cm" svg:viewBox="0 0 613 777" svg:d="M0 0v582c0 195 153 195 153 195h307c153 0 153-195 153-195v-582z">
          <text:p/>
        </draw:path>
        <draw:frame draw:style-name="gr5" draw:text-style-name="P5" draw:layer="layout" svg:width="0.391cm" svg:height="0.352cm" svg:x="1.27cm" svg:y="40.136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2cm" svg:height="0.522cm" svg:x="1.285cm" svg:y="26.858cm" svg:viewBox="0 0 393 523" draw:points="197,0 393,523 0,523">
          <text:p/>
        </draw:polygon>
        <draw:polygon draw:style-name="gr3" draw:text-style-name="P3" draw:layer="layout" svg:width="0.392cm" svg:height="0.522cm" svg:x="1.285cm" svg:y="26.858cm" svg:viewBox="0 0 393 523" draw:points="197,0 393,523 0,523">
          <text:p/>
        </draw:polygon>
        <draw:polygon draw:style-name="gr4" draw:text-style-name="P3" draw:layer="layout" svg:width="0.392cm" svg:height="0.522cm" svg:x="1.285cm" svg:y="26.858cm" svg:viewBox="0 0 393 523" draw:points="197,0 0,523 393,523">
          <text:p/>
        </draw:polygon>
        <draw:frame draw:style-name="gr5" draw:text-style-name="P5" draw:layer="layout" svg:width="0.391cm" svg:height="0.352cm" svg:x="1.27cm" svg:y="25.601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2cm" svg:height="0.522cm" svg:x="1.285cm" svg:y="41.322cm" svg:viewBox="0 0 393 523" draw:points="197,0 393,523 0,523">
          <text:p/>
        </draw:polygon>
        <draw:polygon draw:style-name="gr3" draw:text-style-name="P3" draw:layer="layout" svg:width="0.392cm" svg:height="0.522cm" svg:x="1.285cm" svg:y="41.322cm" svg:viewBox="0 0 393 523" draw:points="197,0 393,523 0,523">
          <text:p/>
        </draw:polygon>
        <draw:polygon draw:style-name="gr4" draw:text-style-name="P3" draw:layer="layout" svg:width="0.392cm" svg:height="0.522cm" svg:x="1.285cm" svg:y="41.322cm" svg:viewBox="0 0 393 523" draw:points="197,0 0,523 393,523">
          <text:p/>
        </draw:polygon>
        <draw:frame draw:style-name="gr5" draw:text-style-name="P5" draw:layer="layout" svg:width="0.391cm" svg:height="0.352cm" svg:x="1.27cm" svg:y="27.471cm">
          <draw:text-box>
            <text:p text:style-name="P4"><text:span text:style-name="T1">34</text:span></text:p>
          </draw:text-box>
        </draw:frame>
        <draw:path draw:style-name="gr2" draw:text-style-name="P2" draw:layer="layout" svg:width="6.043cm" svg:height="3.378cm" svg:x="6.609cm" svg:y="14.331cm" svg:viewBox="0 0 6044 3379" svg:d="M0 3379v-676h6044v676zM0 2703v-675h6044v675zM0 2028v-676h6044v676zM0 1352v-676h6044v676zM0 676v-676h6044v676z">
          <text:p/>
        </draw:path>
        <draw:path draw:style-name="gr3" draw:text-style-name="P3" draw:layer="layout" svg:width="6.043cm" svg:height="3.378cm" svg:x="6.609cm" svg:y="14.331cm" svg:viewBox="0 0 6044 3379" svg:d="M0 3379v-676h6044v676zM0 2703v-675h6044v675zM0 2028v-676h6044v676zM0 1352v-676h6044v676zM0 676v-676h6044v676z">
          <text:p/>
        </draw:path>
        <draw:polygon draw:style-name="gr4" draw:text-style-name="P3" draw:layer="layout" svg:width="6.043cm" svg:height="3.378cm" svg:x="6.609cm" svg:y="14.331cm" svg:viewBox="0 0 6044 3379" draw:points="0,0 0,676 0,1352 0,2028 0,2703 0,3379 6044,3379 6044,2703 6044,2028 6044,1352 6044,676 6044,0">
          <text:p/>
        </draw:polygon>
        <draw:frame draw:style-name="gr5" draw:text-style-name="P5" draw:layer="layout" svg:width="0.391cm" svg:height="0.352cm" svg:x="1.27cm" svg:y="41.935cm">
          <draw:text-box>
            <text:p text:style-name="P4"><text:span text:style-name="T1">19</text:span></text:p>
          </draw:text-box>
        </draw:frame>
        <draw:polygon draw:style-name="gr2" draw:text-style-name="P2" draw:layer="layout" svg:width="1.764cm" svg:height="1.764cm" svg:x="22.648cm" svg:y="0.599cm" svg:viewBox="0 0 1765 1765" draw:points="917,0 917,354 1765,1060 1765,1765 0,1765 0,1060 847,354 847,0">
          <text:p/>
        </draw:polygon>
        <draw:polygon draw:style-name="gr3" draw:text-style-name="P3" draw:layer="layout" svg:width="1.764cm" svg:height="1.764cm" svg:x="22.648cm" svg:y="0.599cm" svg:viewBox="0 0 1765 1765" draw:points="917,0 917,354 1765,1060 1765,1765 0,1765 0,1060 847,354 847,0">
          <text:p/>
        </draw:polygon>
        <draw:path draw:style-name="gr9" draw:text-style-name="P8" draw:layer="layout" svg:width="1.451cm" svg:height="0.599cm" svg:x="22.804cm" svg:y="1.658cm" svg:viewBox="0 0 1452 600" svg:d="M0 565h1452v35h-1452zM121 423h1211v36h-1211zM242 282h969v35h-969zM363 141h726v35h-726zM484 0h484v35h-484z">
          <text:p/>
        </draw:path>
        <draw:polygon draw:style-name="gr4" draw:text-style-name="P3" draw:layer="layout" svg:width="1.764cm" svg:height="1.764cm" svg:x="22.648cm" svg:y="0.599cm" svg:viewBox="0 0 1765 1765" draw:points="847,0 847,354 0,1060 0,1765 1765,1765 1765,1060 917,354 917,0">
          <text:p/>
        </draw:polygon>
        <draw:frame draw:style-name="gr5" draw:text-style-name="P5" draw:layer="layout" svg:width="0.391cm" svg:height="0.352cm" svg:x="9.419cm" svg:y="16.006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23.334cm" svg:y="3.222cm" svg:viewBox="0 0 393 523" draw:points="196,0 393,523 0,523">
          <text:p/>
        </draw:polygon>
        <draw:polygon draw:style-name="gr3" draw:text-style-name="P3" draw:layer="layout" svg:width="0.392cm" svg:height="0.522cm" svg:x="23.334cm" svg:y="3.222cm" svg:viewBox="0 0 393 523" draw:points="196,0 393,523 0,523">
          <text:p/>
        </draw:polygon>
        <draw:polygon draw:style-name="gr4" draw:text-style-name="P3" draw:layer="layout" svg:width="0.392cm" svg:height="0.522cm" svg:x="23.334cm" svg:y="3.222cm" svg:viewBox="0 0 393 523" draw:points="196,0 0,523 393,523">
          <text:p/>
        </draw:polygon>
        <draw:frame draw:style-name="gr5" draw:text-style-name="P5" draw:layer="layout" svg:width="0.391cm" svg:height="0.352cm" svg:x="23.319cm" svg:y="1.401cm">
          <draw:text-box>
            <text:p text:style-name="P4"><text:span text:style-name="T1">50</text:span></text:p>
          </draw:text-box>
        </draw:frame>
        <draw:polygon draw:style-name="gr2" draw:text-style-name="P2" draw:layer="layout" svg:width="0.751cm" svg:height="0.563cm" svg:x="13.826cm" svg:y="11.148cm" svg:viewBox="0 0 752 564" draw:points="752,282 0,564 0,0">
          <text:p/>
        </draw:polygon>
        <draw:polygon draw:style-name="gr3" draw:text-style-name="P3" draw:layer="layout" svg:width="0.751cm" svg:height="0.563cm" svg:x="13.826cm" svg:y="11.148cm" svg:viewBox="0 0 752 564" draw:points="752,282 0,564 0,0">
          <text:p/>
        </draw:polygon>
        <draw:polygon draw:style-name="gr4" draw:text-style-name="P3" draw:layer="layout" svg:width="0.751cm" svg:height="0.563cm" svg:x="13.826cm" svg:y="11.148cm" svg:viewBox="0 0 752 564" draw:points="0,0 0,564 752,282">
          <text:p/>
        </draw:polygon>
        <draw:frame draw:style-name="gr5" draw:text-style-name="P5" draw:layer="layout" svg:width="0.391cm" svg:height="0.352cm" svg:x="23.319cm" svg:y="3.835cm">
          <draw:text-box>
            <text:p text:style-name="P4"><text:span text:style-name="T1">49</text:span></text:p>
          </draw:text-box>
        </draw:frame>
        <draw:polygon draw:style-name="gr2" draw:text-style-name="P2" draw:layer="layout" svg:width="0.382cm" svg:height="0.51cm" svg:x="9.439cm" svg:y="19.107cm" svg:viewBox="0 0 383 511" draw:points="191,0 383,511 0,511">
          <text:p/>
        </draw:polygon>
        <draw:polygon draw:style-name="gr3" draw:text-style-name="P3" draw:layer="layout" svg:width="0.382cm" svg:height="0.51cm" svg:x="9.439cm" svg:y="19.107cm" svg:viewBox="0 0 383 511" draw:points="191,0 383,511 0,511">
          <text:p/>
        </draw:polygon>
        <draw:polygon draw:style-name="gr4" draw:text-style-name="P3" draw:layer="layout" svg:width="0.382cm" svg:height="0.51cm" svg:x="9.439cm" svg:y="19.107cm" svg:viewBox="0 0 383 511" draw:points="191,0 0,511 383,511">
          <text:p/>
        </draw:polygon>
        <draw:frame draw:style-name="gr5" draw:text-style-name="P5" draw:layer="layout" svg:width="0.391cm" svg:height="0.352cm" svg:x="13.688cm" svg:y="11.349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522cm" svg:height="0.391cm" svg:x="10.296cm" svg:y="46.265cm" svg:viewBox="0 0 523 392" draw:points="523,196 0,392 0,0">
          <text:p/>
        </draw:polygon>
        <draw:polygon draw:style-name="gr3" draw:text-style-name="P3" draw:layer="layout" svg:width="0.522cm" svg:height="0.391cm" svg:x="10.296cm" svg:y="46.265cm" svg:viewBox="0 0 523 392" draw:points="523,196 0,392 0,0">
          <text:p/>
        </draw:polygon>
        <draw:polygon draw:style-name="gr4" draw:text-style-name="P3" draw:layer="layout" svg:width="0.522cm" svg:height="0.391cm" svg:x="10.296cm" svg:y="46.265cm" svg:viewBox="0 0 523 392" draw:points="0,0 0,392 523,196">
          <text:p/>
        </draw:polygon>
        <draw:frame draw:style-name="gr5" draw:text-style-name="P5" draw:layer="layout" svg:width="0.586cm" svg:height="0.352cm" svg:x="9.313cm" svg:y="19.71cm">
          <draw:text-box>
            <text:p text:style-name="P4"><text:span text:style-name="T1">101</text:span></text:p>
          </draw:text-box>
        </draw:frame>
        <draw:polygon draw:style-name="gr2" draw:text-style-name="P2" draw:layer="layout" svg:width="0.522cm" svg:height="0.392cm" svg:x="9.59cm" svg:y="22.628cm" svg:viewBox="0 0 523 393" draw:points="523,196 0,393 0,0">
          <text:p/>
        </draw:polygon>
        <draw:polygon draw:style-name="gr3" draw:text-style-name="P3" draw:layer="layout" svg:width="0.522cm" svg:height="0.392cm" svg:x="9.59cm" svg:y="22.628cm" svg:viewBox="0 0 523 393" draw:points="523,196 0,393 0,0">
          <text:p/>
        </draw:polygon>
        <draw:polygon draw:style-name="gr4" draw:text-style-name="P3" draw:layer="layout" svg:width="0.522cm" svg:height="0.392cm" svg:x="9.59cm" svg:y="22.628cm" svg:viewBox="0 0 523 393" draw:points="0,0 0,393 523,196">
          <text:p/>
        </draw:polygon>
        <draw:frame draw:style-name="gr5" draw:text-style-name="P5" draw:layer="layout" svg:width="0.586cm" svg:height="0.352cm" svg:x="9.948cm" svg:y="46.38cm">
          <draw:text-box>
            <text:p text:style-name="P4"><text:span text:style-name="T1">164</text:span></text:p>
          </draw:text-box>
        </draw:frame>
        <draw:polygon draw:style-name="gr2" draw:text-style-name="P2" draw:layer="layout" svg:width="0.75cm" svg:height="0.563cm" svg:x="14.179cm" svg:y="19.015cm" svg:viewBox="0 0 751 564" draw:points="751,281 0,564 0,0">
          <text:p/>
        </draw:polygon>
        <draw:polygon draw:style-name="gr3" draw:text-style-name="P3" draw:layer="layout" svg:width="0.75cm" svg:height="0.563cm" svg:x="14.179cm" svg:y="19.015cm" svg:viewBox="0 0 751 564" draw:points="751,281 0,564 0,0">
          <text:p/>
        </draw:polygon>
        <draw:polygon draw:style-name="gr4" draw:text-style-name="P3" draw:layer="layout" svg:width="0.75cm" svg:height="0.563cm" svg:x="14.179cm" svg:y="19.015cm" svg:viewBox="0 0 751 564" draw:points="0,0 0,564 751,281">
          <text:p/>
        </draw:polygon>
        <draw:frame draw:style-name="gr5" draw:text-style-name="P5" draw:layer="layout" svg:width="0.586cm" svg:height="0.352cm" svg:x="9.243cm" svg:y="22.744cm">
          <draw:text-box>
            <text:p text:style-name="P4"><text:span text:style-name="T1">165</text:span></text:p>
          </draw:text-box>
        </draw:frame>
        <draw:polygon draw:style-name="gr2" draw:text-style-name="P2" draw:layer="layout" svg:width="0.751cm" svg:height="0.563cm" svg:x="13.826cm" svg:y="16.898cm" svg:viewBox="0 0 752 564" draw:points="752,283 0,564 0,0">
          <text:p/>
        </draw:polygon>
        <draw:polygon draw:style-name="gr3" draw:text-style-name="P3" draw:layer="layout" svg:width="0.751cm" svg:height="0.563cm" svg:x="13.826cm" svg:y="16.898cm" svg:viewBox="0 0 752 564" draw:points="752,283 0,564 0,0">
          <text:p/>
        </draw:polygon>
        <draw:polygon draw:style-name="gr4" draw:text-style-name="P3" draw:layer="layout" svg:width="0.751cm" svg:height="0.563cm" svg:x="13.826cm" svg:y="16.898cm" svg:viewBox="0 0 752 564" draw:points="0,0 0,564 752,283">
          <text:p/>
        </draw:polygon>
        <draw:frame draw:style-name="gr5" draw:text-style-name="P5" draw:layer="layout" svg:width="0.586cm" svg:height="0.352cm" svg:x="13.935cm" svg:y="19.216cm">
          <draw:text-box>
            <text:p text:style-name="P4"><text:span text:style-name="T1">166</text:span></text:p>
          </draw:text-box>
        </draw:frame>
        <draw:polygon draw:style-name="gr2" draw:text-style-name="P2" draw:layer="layout" svg:width="0.751cm" svg:height="0.563cm" svg:x="13.826cm" svg:y="12.947cm" svg:viewBox="0 0 752 564" draw:points="752,282 0,564 0,0">
          <text:p/>
        </draw:polygon>
        <draw:polygon draw:style-name="gr3" draw:text-style-name="P3" draw:layer="layout" svg:width="0.751cm" svg:height="0.563cm" svg:x="13.826cm" svg:y="12.947cm" svg:viewBox="0 0 752 564" draw:points="752,282 0,564 0,0">
          <text:p/>
        </draw:polygon>
        <draw:polygon draw:style-name="gr4" draw:text-style-name="P3" draw:layer="layout" svg:width="0.751cm" svg:height="0.563cm" svg:x="13.826cm" svg:y="12.947cm" svg:viewBox="0 0 752 564" draw:points="0,0 0,564 752,282">
          <text:p/>
        </draw:polygon>
        <draw:frame draw:style-name="gr5" draw:text-style-name="P5" draw:layer="layout" svg:width="0.586cm" svg:height="0.352cm" svg:x="13.582cm" svg:y="17.099cm">
          <draw:text-box>
            <text:p text:style-name="P4"><text:span text:style-name="T1">16</text:span><text:span text:style-name="T1">7</text:span></text:p>
          </draw:text-box>
        </draw:frame>
        <draw:polygon draw:style-name="gr2" draw:text-style-name="P2" draw:layer="layout" svg:width="0.751cm" svg:height="0.563cm" svg:x="13.826cm" svg:y="14.852cm" svg:viewBox="0 0 752 564" draw:points="752,283 0,564 0,0">
          <text:p/>
        </draw:polygon>
        <draw:polygon draw:style-name="gr3" draw:text-style-name="P3" draw:layer="layout" svg:width="0.751cm" svg:height="0.563cm" svg:x="13.826cm" svg:y="14.852cm" svg:viewBox="0 0 752 564" draw:points="752,283 0,564 0,0">
          <text:p/>
        </draw:polygon>
        <draw:polygon draw:style-name="gr4" draw:text-style-name="P3" draw:layer="layout" svg:width="0.751cm" svg:height="0.563cm" svg:x="13.826cm" svg:y="14.852cm" svg:viewBox="0 0 752 564" draw:points="0,0 0,564 752,283">
          <text:p/>
        </draw:polygon>
        <draw:frame draw:style-name="gr5" draw:text-style-name="P5" draw:layer="layout" svg:width="0.586cm" svg:height="0.352cm" svg:x="13.582cm" svg:y="13.148cm">
          <draw:text-box>
            <text:p text:style-name="P4"><text:span text:style-name="T1">168</text:span></text:p>
          </draw:text-box>
        </draw:frame>
        <draw:polygon draw:style-name="gr2" draw:text-style-name="P2" draw:layer="layout" svg:width="1.058cm" svg:height="1.411cm" svg:x="38.17cm" svg:y="20.151cm" svg:viewBox="0 0 1059 1412" draw:points="530,1412 0,0 1059,0">
          <text:p/>
        </draw:polygon>
        <draw:polygon draw:style-name="gr3" draw:text-style-name="P3" draw:layer="layout" svg:width="1.058cm" svg:height="1.411cm" svg:x="38.17cm" svg:y="20.151cm" svg:viewBox="0 0 1059 1412" draw:points="530,1412 0,0 1059,0">
          <text:p/>
        </draw:polygon>
        <draw:polygon draw:style-name="gr4" draw:text-style-name="P3" draw:layer="layout" svg:width="1.058cm" svg:height="1.411cm" svg:x="38.17cm" svg:y="20.151cm" svg:viewBox="0 0 1059 1412" draw:points="0,0 530,1412 1059,0">
          <text:p/>
        </draw:polygon>
        <draw:frame draw:style-name="gr5" draw:text-style-name="P5" draw:layer="layout" svg:width="0.586cm" svg:height="0.352cm" svg:x="13.582cm" svg:y="15.053cm">
          <draw:text-box>
            <text:p text:style-name="P4"><text:span text:style-name="T1">169</text:span></text:p>
          </draw:text-box>
        </draw:frame>
        <draw:polygon draw:style-name="gr2" draw:text-style-name="P2" draw:layer="layout" svg:width="0.522cm" svg:height="0.391cm" svg:x="18.057cm" svg:y="11.234cm" svg:viewBox="0 0 523 392" draw:points="523,196 0,392 0,0">
          <text:p/>
        </draw:polygon>
        <draw:polygon draw:style-name="gr3" draw:text-style-name="P3" draw:layer="layout" svg:width="0.522cm" svg:height="0.391cm" svg:x="18.057cm" svg:y="11.234cm" svg:viewBox="0 0 523 392" draw:points="523,196 0,392 0,0">
          <text:p/>
        </draw:polygon>
        <draw:polygon draw:style-name="gr4" draw:text-style-name="P3" draw:layer="layout" svg:width="0.522cm" svg:height="0.391cm" svg:x="18.057cm" svg:y="11.234cm" svg:viewBox="0 0 523 392" draw:points="0,0 0,392 523,196">
          <text:p/>
        </draw:polygon>
        <draw:frame draw:style-name="gr5" draw:text-style-name="P5" draw:layer="layout" svg:width="0.586cm" svg:height="0.352cm" svg:x="38.382cm" svg:y="20.239cm">
          <draw:text-box>
            <text:p text:style-name="P4"><text:span text:style-name="T1">181</text:span></text:p>
          </draw:text-box>
        </draw:frame>
        <draw:polygon draw:style-name="gr2" draw:text-style-name="P2" draw:layer="layout" svg:width="0.522cm" svg:height="0.391cm" svg:x="22.996cm" svg:y="11.234cm" svg:viewBox="0 0 523 392" draw:points="523,196 0,392 0,0">
          <text:p/>
        </draw:polygon>
        <draw:polygon draw:style-name="gr3" draw:text-style-name="P3" draw:layer="layout" svg:width="0.522cm" svg:height="0.391cm" svg:x="22.996cm" svg:y="11.234cm" svg:viewBox="0 0 523 392" draw:points="523,196 0,392 0,0">
          <text:p/>
        </draw:polygon>
        <draw:polygon draw:style-name="gr4" draw:text-style-name="P3" draw:layer="layout" svg:width="0.522cm" svg:height="0.391cm" svg:x="22.996cm" svg:y="11.234cm" svg:viewBox="0 0 523 392" draw:points="0,0 0,392 523,196">
          <text:p/>
        </draw:polygon>
        <draw:frame draw:style-name="gr5" draw:text-style-name="P5" draw:layer="layout" svg:width="0.586cm" svg:height="0.352cm" svg:x="17.709cm" svg:y="11.349cm">
          <draw:text-box>
            <text:p text:style-name="P4"><text:span text:style-name="T1">183</text:span></text:p>
          </draw:text-box>
        </draw:frame>
        <draw:polygon draw:style-name="gr2" draw:text-style-name="P2" draw:layer="layout" svg:width="0.522cm" svg:height="0.391cm" svg:x="20.526cm" svg:y="11.234cm" svg:viewBox="0 0 523 392" draw:points="523,196 0,392 0,0">
          <text:p/>
        </draw:polygon>
        <draw:polygon draw:style-name="gr3" draw:text-style-name="P3" draw:layer="layout" svg:width="0.522cm" svg:height="0.391cm" svg:x="20.526cm" svg:y="11.234cm" svg:viewBox="0 0 523 392" draw:points="523,196 0,392 0,0">
          <text:p/>
        </draw:polygon>
        <draw:polygon draw:style-name="gr4" draw:text-style-name="P3" draw:layer="layout" svg:width="0.522cm" svg:height="0.391cm" svg:x="20.526cm" svg:y="11.234cm" svg:viewBox="0 0 523 392" draw:points="0,0 0,392 523,196">
          <text:p/>
        </draw:polygon>
        <draw:frame draw:style-name="gr5" draw:text-style-name="P5" draw:layer="layout" svg:width="0.586cm" svg:height="0.352cm" svg:x="22.648cm" svg:y="11.349cm">
          <draw:text-box>
            <text:p text:style-name="P4"><text:span text:style-name="T1">185</text:span></text:p>
          </draw:text-box>
        </draw:frame>
        <draw:polygon draw:style-name="gr2" draw:text-style-name="P2" draw:layer="layout" svg:width="0.522cm" svg:height="0.391cm" svg:x="25.818cm" svg:y="11.234cm" svg:viewBox="0 0 523 392" draw:points="523,196 0,392 0,0">
          <text:p/>
        </draw:polygon>
        <draw:polygon draw:style-name="gr3" draw:text-style-name="P3" draw:layer="layout" svg:width="0.522cm" svg:height="0.391cm" svg:x="25.818cm" svg:y="11.234cm" svg:viewBox="0 0 523 392" draw:points="523,196 0,392 0,0">
          <text:p/>
        </draw:polygon>
        <draw:polygon draw:style-name="gr4" draw:text-style-name="P3" draw:layer="layout" svg:width="0.522cm" svg:height="0.391cm" svg:x="25.818cm" svg:y="11.234cm" svg:viewBox="0 0 523 392" draw:points="0,0 0,392 523,196">
          <text:p/>
        </draw:polygon>
        <draw:frame draw:style-name="gr5" draw:text-style-name="P5" draw:layer="layout" svg:width="0.586cm" svg:height="0.352cm" svg:x="20.179cm" svg:y="11.349cm">
          <draw:text-box>
            <text:p text:style-name="P4"><text:span text:style-name="T1">187</text:span></text:p>
          </draw:text-box>
        </draw:frame>
        <draw:path draw:style-name="gr10" draw:text-style-name="P9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path draw:style-name="gr3" draw:text-style-name="P3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path draw:style-name="gr4" draw:text-style-name="P3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frame draw:style-name="gr5" draw:text-style-name="P5" draw:layer="layout" svg:width="0.586cm" svg:height="0.352cm" svg:x="25.471cm" svg:y="11.349cm">
          <draw:text-box>
            <text:p text:style-name="P4"><text:span text:style-name="T1">189</text:span></text:p>
          </draw:text-box>
        </draw:frame>
        <draw:frame draw:style-name="gr5" draw:text-style-name="P5" draw:layer="layout" svg:width="0.624cm" svg:height="0.352cm" svg:x="73.942cm" svg:y="5.916cm">
          <draw:text-box>
            <text:p text:style-name="P4"><text:span text:style-name="T1">velfj</text:span></text:p>
          </draw:text-box>
        </draw:frame>
        <draw:path draw:style-name="gr10" draw:text-style-name="P9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path draw:style-name="gr3" draw:text-style-name="P3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path draw:style-name="gr4" draw:text-style-name="P3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frame draw:style-name="gr5" draw:text-style-name="P5" draw:layer="layout" svg:width="1.755cm" svg:height="0.352cm" svg:x="73.343cm" svg:y="6.375cm">
          <draw:text-box>
            <text:p text:style-name="P4"><text:span text:style-name="T1">180000000</text:span></text:p>
          </draw:text-box>
        </draw:frame>
        <draw:frame draw:style-name="gr5" draw:text-style-name="P5" draw:layer="layout" svg:width="0.624cm" svg:height="0.352cm" svg:x="77.823cm" svg:y="5.916cm">
          <draw:text-box>
            <text:p text:style-name="P4"><text:span text:style-name="T1">velfj</text:span></text:p>
          </draw:text-box>
        </draw:frame>
        <draw:path draw:style-name="gr10" draw:text-style-name="P9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path draw:style-name="gr3" draw:text-style-name="P3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path draw:style-name="gr4" draw:text-style-name="P3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frame draw:style-name="gr5" draw:text-style-name="P5" draw:layer="layout" svg:width="1.755cm" svg:height="0.352cm" svg:x="77.223cm" svg:y="6.375cm">
          <draw:text-box>
            <text:p text:style-name="P4"><text:span text:style-name="T1">178000000</text:span></text:p>
          </draw:text-box>
        </draw:frame>
        <draw:frame draw:style-name="gr5" draw:text-style-name="P5" draw:layer="layout" svg:width="0.624cm" svg:height="0.352cm" svg:x="81.703cm" svg:y="5.916cm">
          <draw:text-box>
            <text:p text:style-name="P4"><text:span text:style-name="T1">velfj</text:span></text:p>
          </draw:text-box>
        </draw:frame>
        <draw:path draw:style-name="gr10" draw:text-style-name="P9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path draw:style-name="gr3" draw:text-style-name="P3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path draw:style-name="gr4" draw:text-style-name="P3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frame draw:style-name="gr5" draw:text-style-name="P5" draw:layer="layout" svg:width="1.755cm" svg:height="0.352cm" svg:x="81.104cm" svg:y="6.375cm">
          <draw:text-box>
            <text:p text:style-name="P4"><text:span text:style-name="T1">179000000</text:span></text:p>
          </draw:text-box>
        </draw:frame>
        <draw:frame draw:style-name="gr5" draw:text-style-name="P5" draw:layer="layout" svg:width="0.624cm" svg:height="0.352cm" svg:x="85.231cm" svg:y="5.916cm">
          <draw:text-box>
            <text:p text:style-name="P4"><text:span text:style-name="T1">velfj</text:span></text:p>
          </draw:text-box>
        </draw:frame>
        <draw:polygon draw:style-name="gr2" draw:text-style-name="P2" draw:layer="layout" svg:width="35.954cm" svg:height="0.776cm" svg:x="5.553cm" svg:y="5.185cm" svg:viewBox="0 0 35955 777" draw:points="0,777 0,0 35955,0 35955,777">
          <text:p/>
        </draw:polygon>
        <draw:polygon draw:style-name="gr3" draw:text-style-name="P3" draw:layer="layout" svg:width="35.954cm" svg:height="0.776cm" svg:x="5.553cm" svg:y="5.185cm" svg:viewBox="0 0 35955 777" draw:points="0,777 0,0 35955,0 35955,777">
          <text:p/>
        </draw:polygon>
        <draw:polygon draw:style-name="gr4" draw:text-style-name="P3" draw:layer="layout" svg:width="35.954cm" svg:height="0.776cm" svg:x="5.553cm" svg:y="5.185cm" svg:viewBox="0 0 35955 777" draw:points="0,0 0,777 35955,777 35955,0">
          <text:p/>
        </draw:polygon>
        <draw:frame draw:style-name="gr5" draw:text-style-name="P5" draw:layer="layout" svg:width="1.755cm" svg:height="0.352cm" svg:x="84.631cm" svg:y="6.375cm">
          <draw:text-box>
            <text:p text:style-name="P4"><text:span text:style-name="T1">176000000</text:span></text:p>
          </draw:text-box>
        </draw:frame>
        <draw:path draw:style-name="gr2" draw:text-style-name="P2" draw:layer="layout" svg:width="31.059cm" svg:height="0.56cm" svg:x="8cm" svg:y="8.68cm" svg:viewBox="0 0 31060 561" svg:d="M0 420c0 141 7766 141 7766 141h15530c7764 0 7764-141 7764-141v-420h-31060z">
          <text:p/>
        </draw:path>
        <draw:path draw:style-name="gr3" draw:text-style-name="P3" draw:layer="layout" svg:width="31.059cm" svg:height="0.56cm" svg:x="8cm" svg:y="8.68cm" svg:viewBox="0 0 31060 561" svg:d="M0 420c0 141 7766 141 7766 141h15530c7764 0 7764-141 7764-141v-420h-31060z">
          <text:p/>
        </draw:path>
        <draw:path draw:style-name="gr4" draw:text-style-name="P3" draw:layer="layout" svg:width="31.059cm" svg:height="0.56cm" svg:x="8cm" svg:y="8.68cm" svg:viewBox="0 0 31060 561" svg:d="M0 0v420c0 141 7766 141 7766 141h15530c7764 0 7764-141 7764-141v-420z">
          <text:p/>
        </draw:path>
        <draw:frame draw:style-name="gr5" draw:text-style-name="P5" draw:layer="layout" svg:width="0.586cm" svg:height="0.352cm" svg:x="23.213cm" svg:y="5.528cm">
          <draw:text-box>
            <text:p text:style-name="P4"><text:span text:style-name="T1">232</text:span></text:p>
          </draw:text-box>
        </draw:frame>
        <draw:polygon draw:style-name="gr2" draw:text-style-name="P2" draw:layer="layout" svg:width="1.058cm" svg:height="1.411cm" svg:x="23.001cm" svg:y="6.412cm" svg:viewBox="0 0 1059 1412" draw:points="529,0 1059,1412 0,1412">
          <text:p/>
        </draw:polygon>
        <draw:polygon draw:style-name="gr3" draw:text-style-name="P3" draw:layer="layout" svg:width="1.058cm" svg:height="1.411cm" svg:x="23.001cm" svg:y="6.412cm" svg:viewBox="0 0 1059 1412" draw:points="529,0 1059,1412 0,1412">
          <text:p/>
        </draw:polygon>
        <draw:polygon draw:style-name="gr4" draw:text-style-name="P3" draw:layer="layout" svg:width="1.058cm" svg:height="1.411cm" svg:x="23.001cm" svg:y="6.412cm" svg:viewBox="0 0 1059 1412" draw:points="529,0 0,1412 1059,1412">
          <text:p/>
        </draw:polygon>
        <draw:frame draw:style-name="gr5" draw:text-style-name="P5" draw:layer="layout" svg:width="0.586cm" svg:height="0.352cm" svg:x="23.213cm" svg:y="8.88cm">
          <draw:text-box>
            <text:p text:style-name="P4"><text:span text:style-name="T1">233</text:span></text:p>
          </draw:text-box>
        </draw:frame>
        <draw:polygon draw:style-name="gr2" draw:text-style-name="P2" draw:layer="layout" svg:width="0.391cm" svg:height="0.522cm" svg:x="2.344cm" svg:y="41.322cm" svg:viewBox="0 0 392 523" draw:points="196,0 392,523 0,523">
          <text:p/>
        </draw:polygon>
        <draw:polygon draw:style-name="gr3" draw:text-style-name="P3" draw:layer="layout" svg:width="0.391cm" svg:height="0.522cm" svg:x="2.344cm" svg:y="41.322cm" svg:viewBox="0 0 392 523" draw:points="196,0 392,523 0,523">
          <text:p/>
        </draw:polygon>
        <draw:polygon draw:style-name="gr4" draw:text-style-name="P3" draw:layer="layout" svg:width="0.391cm" svg:height="0.522cm" svg:x="2.344cm" svg:y="41.322cm" svg:viewBox="0 0 392 523" draw:points="196,0 0,523 392,523">
          <text:p/>
        </draw:polygon>
        <draw:frame draw:style-name="gr5" draw:text-style-name="P5" draw:layer="layout" svg:width="0.586cm" svg:height="0.352cm" svg:x="23.213cm" svg:y="7.469cm">
          <draw:text-box>
            <text:p text:style-name="P4"><text:span text:style-name="T1">234</text:span></text:p>
          </draw:text-box>
        </draw:frame>
        <draw:polygon draw:style-name="gr2" draw:text-style-name="P2" draw:layer="layout" svg:width="0.391cm" svg:height="0.522cm" svg:x="2.344cm" svg:y="26.858cm" svg:viewBox="0 0 392 523" draw:points="196,0 392,523 0,523">
          <text:p/>
        </draw:polygon>
        <draw:polygon draw:style-name="gr3" draw:text-style-name="P3" draw:layer="layout" svg:width="0.391cm" svg:height="0.522cm" svg:x="2.344cm" svg:y="26.858cm" svg:viewBox="0 0 392 523" draw:points="196,0 392,523 0,523">
          <text:p/>
        </draw:polygon>
        <draw:polygon draw:style-name="gr4" draw:text-style-name="P3" draw:layer="layout" svg:width="0.391cm" svg:height="0.522cm" svg:x="2.344cm" svg:y="26.858cm" svg:viewBox="0 0 392 523" draw:points="196,0 0,523 392,523">
          <text:p/>
        </draw:polygon>
        <draw:frame draw:style-name="gr5" draw:text-style-name="P5" draw:layer="layout" svg:width="0.391cm" svg:height="0.352cm" svg:x="2.328cm" svg:y="41.935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2.233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2.233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2.233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2.328cm" svg:y="27.471cm">
          <draw:text-box>
            <text:p text:style-name="P4"><text:span text:style-name="T1">35</text:span></text:p>
          </draw:text-box>
        </draw:frame>
        <draw:path draw:style-name="gr2" draw:text-style-name="P2" draw:layer="layout" svg:width="0.471cm" svg:height="0.861cm" svg:x="2.304cm" svg:y="39.743cm" svg:viewBox="0 0 472 862" svg:d="M0 862v-287h472v287zM0 575v-288h472v288zM0 287v-287h472v287z">
          <text:p/>
        </draw:path>
        <draw:path draw:style-name="gr3" draw:text-style-name="P3" draw:layer="layout" svg:width="0.471cm" svg:height="0.861cm" svg:x="2.304cm" svg:y="39.743cm" svg:viewBox="0 0 472 862" svg:d="M0 862v-287h472v287zM0 575v-288h472v288zM0 287v-287h472v287z">
          <text:p/>
        </draw:path>
        <draw:polygon draw:style-name="gr4" draw:text-style-name="P3" draw:layer="layout" svg:width="0.471cm" svg:height="0.861cm" svg:x="2.304cm" svg:y="39.743cm" svg:viewBox="0 0 472 862" draw:points="0,0 0,287 0,575 0,862 472,862 472,575 472,287 472,0">
          <text:p/>
        </draw:polygon>
        <draw:frame draw:style-name="gr5" draw:text-style-name="P5" draw:layer="layout" svg:width="0.391cm" svg:height="0.352cm" svg:x="2.328cm" svg:y="25.601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1cm" svg:height="0.522cm" svg:x="2.344cm" svg:y="38.147cm" svg:viewBox="0 0 392 523" draw:points="196,0 392,523 0,523">
          <text:p/>
        </draw:polygon>
        <draw:polygon draw:style-name="gr3" draw:text-style-name="P3" draw:layer="layout" svg:width="0.391cm" svg:height="0.522cm" svg:x="2.344cm" svg:y="38.147cm" svg:viewBox="0 0 392 523" draw:points="196,0 392,523 0,523">
          <text:p/>
        </draw:polygon>
        <draw:polygon draw:style-name="gr4" draw:text-style-name="P3" draw:layer="layout" svg:width="0.391cm" svg:height="0.522cm" svg:x="2.344cm" svg:y="38.147cm" svg:viewBox="0 0 392 523" draw:points="196,0 0,523 392,523">
          <text:p/>
        </draw:polygon>
        <draw:frame draw:style-name="gr5" draw:text-style-name="P5" draw:layer="layout" svg:width="0.391cm" svg:height="0.352cm" svg:x="2.328cm" svg:y="40.136cm">
          <draw:text-box>
            <text:p text:style-name="P4"><text:span text:style-name="T1">18</text:span></text:p>
          </draw:text-box>
        </draw:frame>
        <draw:path draw:style-name="gr6" draw:text-style-name="P6" draw:layer="layout" svg:width="0.471cm" svg:height="4.564cm" svg:x="2.304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ath draw:style-name="gr3" draw:text-style-name="P3" draw:layer="layout" svg:width="0.471cm" svg:height="4.564cm" svg:x="2.304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olygon draw:style-name="gr4" draw:text-style-name="P3" draw:layer="layout" svg:width="0.471cm" svg:height="4.564cm" svg:x="2.304cm" svg:y="33.042cm" svg:viewBox="0 0 472 4565" draw:points="0,0 0,456 0,913 0,1370 0,1826 0,2283 0,2739 0,3196 0,3652 0,4108 0,4565 472,4565 472,4108 472,3652 472,3196 472,2739 472,2283 472,1826 472,1370 472,913 472,456 472,0">
          <text:p/>
        </draw:polygon>
        <draw:frame draw:style-name="gr5" draw:text-style-name="P5" draw:layer="layout" svg:width="0.391cm" svg:height="0.352cm" svg:x="2.328cm" svg:y="38.76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1cm" svg:height="0.522cm" svg:x="2.344cm" svg:y="31.444cm" svg:viewBox="0 0 392 523" draw:points="196,0 392,523 0,523">
          <text:p/>
        </draw:polygon>
        <draw:polygon draw:style-name="gr3" draw:text-style-name="P3" draw:layer="layout" svg:width="0.391cm" svg:height="0.522cm" svg:x="2.344cm" svg:y="31.444cm" svg:viewBox="0 0 392 523" draw:points="196,0 392,523 0,523">
          <text:p/>
        </draw:polygon>
        <draw:polygon draw:style-name="gr4" draw:text-style-name="P3" draw:layer="layout" svg:width="0.391cm" svg:height="0.522cm" svg:x="2.344cm" svg:y="31.444cm" svg:viewBox="0 0 392 523" draw:points="196,0 0,523 392,523">
          <text:p/>
        </draw:polygon>
        <draw:frame draw:style-name="gr5" draw:text-style-name="P5" draw:layer="layout" svg:width="0.352cm" svg:height="0.352cm" svg:x="2.434cm" svg:y="35.303cm">
          <draw:text-box>
            <text:p text:style-name="P4"><text:span text:style-name="T1">2</text:span></text:p>
          </draw:text-box>
        </draw:frame>
        <draw:path draw:style-name="gr2" draw:text-style-name="P2" draw:layer="layout" svg:width="0.471cm" svg:height="1.42cm" svg:x="2.304cm" svg:y="28.107cm" svg:viewBox="0 0 472 1421" svg:d="M0 1421v-474h472v474zM0 947v-474h472v474zM0 473v-473h472v473z">
          <text:p/>
        </draw:path>
        <draw:path draw:style-name="gr3" draw:text-style-name="P3" draw:layer="layout" svg:width="0.471cm" svg:height="1.42cm" svg:x="2.304cm" svg:y="28.107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2.304cm" svg:y="28.107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2.328cm" svg:y="32.057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2.233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2.233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2.233cm" svg:y="43.285cm" svg:viewBox="0 0 614 777" svg:d="M0 0v583c0 194 153 194 153 194h307c154 0 154-194 154-194v-583z">
          <text:p/>
        </draw:path>
        <draw:frame draw:style-name="gr5" draw:text-style-name="P5" draw:layer="layout" svg:width="0.391cm" svg:height="0.352cm" svg:x="2.328cm" svg:y="28.776cm">
          <draw:text-box>
            <text:p text:style-name="P4"><text:span text:style-name="T1">29</text:span></text:p>
          </draw:text-box>
        </draw:frame>
        <draw:polygon draw:style-name="gr2" draw:text-style-name="P2" draw:layer="layout" svg:width="0.391cm" svg:height="0.522cm" svg:x="5.413cm" svg:y="41.322cm" svg:viewBox="0 0 392 523" draw:points="196,0 392,523 0,523">
          <text:p/>
        </draw:polygon>
        <draw:polygon draw:style-name="gr3" draw:text-style-name="P3" draw:layer="layout" svg:width="0.391cm" svg:height="0.522cm" svg:x="5.413cm" svg:y="41.322cm" svg:viewBox="0 0 392 523" draw:points="196,0 392,523 0,523">
          <text:p/>
        </draw:polygon>
        <draw:polygon draw:style-name="gr4" draw:text-style-name="P3" draw:layer="layout" svg:width="0.391cm" svg:height="0.522cm" svg:x="5.413cm" svg:y="41.322cm" svg:viewBox="0 0 392 523" draw:points="196,0 0,523 392,523">
          <text:p/>
        </draw:polygon>
        <draw:frame draw:style-name="gr5" draw:text-style-name="P5" draw:layer="layout" svg:width="0.391cm" svg:height="0.352cm" svg:x="2.328cm" svg:y="43.593cm">
          <draw:text-box>
            <text:p text:style-name="P4"><text:span text:style-name="T1">54</text:span></text:p>
          </draw:text-box>
        </draw:frame>
        <draw:polygon draw:style-name="gr2" draw:text-style-name="P2" draw:layer="layout" svg:width="0.391cm" svg:height="0.522cm" svg:x="5.413cm" svg:y="26.858cm" svg:viewBox="0 0 392 523" draw:points="196,0 392,523 0,523">
          <text:p/>
        </draw:polygon>
        <draw:polygon draw:style-name="gr3" draw:text-style-name="P3" draw:layer="layout" svg:width="0.391cm" svg:height="0.522cm" svg:x="5.413cm" svg:y="26.858cm" svg:viewBox="0 0 392 523" draw:points="196,0 392,523 0,523">
          <text:p/>
        </draw:polygon>
        <draw:polygon draw:style-name="gr4" draw:text-style-name="P3" draw:layer="layout" svg:width="0.391cm" svg:height="0.522cm" svg:x="5.413cm" svg:y="26.858cm" svg:viewBox="0 0 392 523" draw:points="196,0 0,523 392,523">
          <text:p/>
        </draw:polygon>
        <draw:frame draw:style-name="gr5" draw:text-style-name="P5" draw:layer="layout" svg:width="0.391cm" svg:height="0.352cm" svg:x="5.398cm" svg:y="41.935cm">
          <draw:text-box>
            <text:p text:style-name="P4"><text:span text:style-name="T1">88</text:span></text:p>
          </draw:text-box>
        </draw:frame>
        <draw:path draw:style-name="gr2" draw:text-style-name="P2" draw:layer="layout" svg:width="0.613cm" svg:height="0.776cm" svg:x="5.302cm" svg:y="25.294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5.302cm" svg:y="25.294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5.302cm" svg:y="25.294cm" svg:viewBox="0 0 614 777" svg:d="M0 0v582c0 195 154 195 154 195h306c154 0 154-195 154-195v-582z">
          <text:p/>
        </draw:path>
        <draw:frame draw:style-name="gr5" draw:text-style-name="P5" draw:layer="layout" svg:width="0.391cm" svg:height="0.352cm" svg:x="5.398cm" svg:y="27.471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37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5.37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5.374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5.398cm" svg:y="25.601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1cm" svg:height="0.522cm" svg:x="5.413cm" svg:y="38.147cm" svg:viewBox="0 0 392 523" draw:points="196,0 392,523 0,523">
          <text:p/>
        </draw:polygon>
        <draw:polygon draw:style-name="gr3" draw:text-style-name="P3" draw:layer="layout" svg:width="0.391cm" svg:height="0.522cm" svg:x="5.413cm" svg:y="38.147cm" svg:viewBox="0 0 392 523" draw:points="196,0 392,523 0,523">
          <text:p/>
        </draw:polygon>
        <draw:polygon draw:style-name="gr4" draw:text-style-name="P3" draw:layer="layout" svg:width="0.391cm" svg:height="0.522cm" svg:x="5.413cm" svg:y="38.147cm" svg:viewBox="0 0 392 523" draw:points="196,0 0,523 392,523">
          <text:p/>
        </draw:polygon>
        <draw:frame draw:style-name="gr5" draw:text-style-name="P5" draw:layer="layout" svg:width="0.391cm" svg:height="0.352cm" svg:x="5.398cm" svg:y="40.136cm">
          <draw:text-box>
            <text:p text:style-name="P4"><text:span text:style-name="T1">80</text:span></text:p>
          </draw:text-box>
        </draw:frame>
        <draw:path draw:style-name="gr6" draw:text-style-name="P6" draw:layer="layout" svg:width="0.47cm" svg:height="4.564cm" svg:x="5.3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5.3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5.37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5.398cm" svg:y="38.76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1cm" svg:height="0.522cm" svg:x="5.413cm" svg:y="31.444cm" svg:viewBox="0 0 392 523" draw:points="196,0 392,523 0,523">
          <text:p/>
        </draw:polygon>
        <draw:polygon draw:style-name="gr3" draw:text-style-name="P3" draw:layer="layout" svg:width="0.391cm" svg:height="0.522cm" svg:x="5.413cm" svg:y="31.444cm" svg:viewBox="0 0 392 523" draw:points="196,0 392,523 0,523">
          <text:p/>
        </draw:polygon>
        <draw:polygon draw:style-name="gr4" draw:text-style-name="P3" draw:layer="layout" svg:width="0.391cm" svg:height="0.522cm" svg:x="5.413cm" svg:y="31.444cm" svg:viewBox="0 0 392 523" draw:points="196,0 0,523 392,523">
          <text:p/>
        </draw:polygon>
        <draw:frame draw:style-name="gr5" draw:text-style-name="P5" draw:layer="layout" svg:width="0.352cm" svg:height="0.352cm" svg:x="5.503cm" svg:y="35.303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37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5.37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374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5.398cm" svg:y="32.057cm">
          <draw:text-box>
            <text:p text:style-name="P4"><text:span text:style-name="T1">90</text:span></text:p>
          </draw:text-box>
        </draw:frame>
        <draw:path draw:style-name="gr2" draw:text-style-name="P2" draw:layer="layout" svg:width="0.613cm" svg:height="0.776cm" svg:x="5.302cm" svg:y="43.285cm" svg:viewBox="0 0 614 777" svg:d="M0 583c0 194 154 194 154 194h306c154 0 154-194 154-194v-583h-614z">
          <text:p/>
        </draw:path>
        <draw:path draw:style-name="gr3" draw:text-style-name="P3" draw:layer="layout" svg:width="0.613cm" svg:height="0.776cm" svg:x="5.302cm" svg:y="43.285cm" svg:viewBox="0 0 614 777" svg:d="M0 583c0 194 154 194 154 194h306c154 0 154-194 154-194v-583h-614z">
          <text:p/>
        </draw:path>
        <draw:path draw:style-name="gr4" draw:text-style-name="P3" draw:layer="layout" svg:width="0.613cm" svg:height="0.776cm" svg:x="5.302cm" svg:y="43.285cm" svg:viewBox="0 0 614 777" svg:d="M0 0v583c0 194 154 194 154 194h306c154 0 154-194 154-194v-583z">
          <text:p/>
        </draw:path>
        <draw:frame draw:style-name="gr5" draw:text-style-name="P5" draw:layer="layout" svg:width="0.391cm" svg:height="0.352cm" svg:x="5.398cm" svg:y="28.776cm">
          <draw:text-box>
            <text:p text:style-name="P4"><text:span text:style-name="T1">82</text:span></text:p>
          </draw:text-box>
        </draw:frame>
        <draw:line draw:style-name="gr7" draw:text-style-name="P3" draw:layer="layout" svg:x1="23.53cm" svg:y1="7.972cm" svg:x2="23.53cm" svg:y2="8.501cm">
          <text:p/>
        </draw:line>
        <draw:polyline draw:style-name="gr7" draw:text-style-name="P3" draw:layer="layout" svg:width="0cm" svg:height="0cm" svg:x="23.53cm" svg:y="8.501cm" svg:viewBox="0 0 0 0" draw:points="0,0">
          <text:p/>
        </draw:polyline>
        <draw:line draw:style-name="gr7" draw:text-style-name="P3" draw:layer="layout" svg:x1="23.53cm" svg:y1="8.501cm" svg:x2="23.53cm" svg:y2="8.713cm">
          <text:p/>
        </draw:line>
        <draw:polygon draw:style-name="gr8" draw:text-style-name="P7" draw:layer="layout" svg:width="0.07cm" svg:height="0.071cm" svg:x="23.495cm" svg:y="7.937cm" svg:viewBox="0 0 71 72" draw:points="0,0 71,0 71,72 0,72">
          <text:p/>
        </draw:polygon>
        <draw:polygon draw:style-name="gr8" draw:text-style-name="P7" draw:layer="layout" svg:width="0.07cm" svg:height="0.071cm" svg:x="23.495cm" svg:y="8.466cm" svg:viewBox="0 0 71 72" draw:points="0,0 71,0 71,72 0,72">
          <text:p/>
        </draw:polygon>
        <draw:polygon draw:style-name="gr8" draw:text-style-name="P7" draw:layer="layout" svg:width="0.07cm" svg:height="0.071cm" svg:x="23.495cm" svg:y="8.466cm" svg:viewBox="0 0 71 72" draw:points="0,0 71,0 71,72 0,72">
          <text:p/>
        </draw:polygon>
        <draw:polygon draw:style-name="gr8" draw:text-style-name="P7" draw:layer="layout" svg:width="0.07cm" svg:height="0.07cm" svg:x="23.495cm" svg:y="8.678cm" svg:viewBox="0 0 71 71" draw:points="0,0 71,0 71,71 0,71">
          <text:p/>
        </draw:polygon>
        <draw:line draw:style-name="gr7" draw:text-style-name="P3" draw:layer="layout" svg:x1="23.53cm" svg:y1="6.244cm" svg:x2="23.53cm" svg:y2="6.032cm">
          <text:p/>
        </draw:line>
        <draw:line draw:style-name="gr7" draw:text-style-name="P3" draw:layer="layout" svg:x1="38.699cm" svg:y1="21.731cm" svg:x2="38.699cm" svg:y2="22.26cm">
          <text:p/>
        </draw:line>
        <draw:polyline draw:style-name="gr7" draw:text-style-name="P3" draw:layer="layout" svg:width="0cm" svg:height="0cm" svg:x="38.699cm" svg:y="22.26cm" svg:viewBox="0 0 0 0" draw:points="0,0">
          <text:p/>
        </draw:polyline>
        <draw:line draw:style-name="gr7" draw:text-style-name="P3" draw:layer="layout" svg:x1="38.699cm" svg:y1="22.26cm" svg:x2="38.699cm" svg:y2="23.883cm">
          <text:p/>
        </draw:line>
        <draw:polygon draw:style-name="gr8" draw:text-style-name="P7" draw:layer="layout" svg:width="0.071cm" svg:height="0.071cm" svg:x="38.664cm" svg:y="21.695cm" svg:viewBox="0 0 72 72" draw:points="0,0 72,0 72,72 0,72">
          <text:p/>
        </draw:polygon>
        <draw:polygon draw:style-name="gr8" draw:text-style-name="P7" draw:layer="layout" svg:width="0.071cm" svg:height="0.07cm" svg:x="38.664cm" svg:y="22.225cm" svg:viewBox="0 0 72 71" draw:points="0,0 72,0 72,71 0,71">
          <text:p/>
        </draw:polygon>
        <draw:polygon draw:style-name="gr8" draw:text-style-name="P7" draw:layer="layout" svg:width="0.071cm" svg:height="0.07cm" svg:x="38.664cm" svg:y="22.225cm" svg:viewBox="0 0 72 71" draw:points="0,0 72,0 72,71 0,71">
          <text:p/>
        </draw:polygon>
        <draw:polygon draw:style-name="gr8" draw:text-style-name="P7" draw:layer="layout" svg:width="0.071cm" svg:height="0.071cm" svg:x="38.664cm" svg:y="23.847cm" svg:viewBox="0 0 72 72" draw:points="0,0 72,0 72,72 0,72">
          <text:p/>
        </draw:polygon>
        <draw:line draw:style-name="gr7" draw:text-style-name="P3" draw:layer="layout" svg:x1="9.701cm" svg:y1="47.519cm" svg:x2="9.701cm" svg:y2="46.99cm">
          <text:p/>
        </draw:line>
        <draw:line draw:style-name="gr7" draw:text-style-name="P3" draw:layer="layout" svg:x1="9.701cm" svg:y1="46.99cm" svg:x2="5.15cm" svg:y2="46.99cm">
          <text:p/>
        </draw:line>
        <draw:line draw:style-name="gr7" draw:text-style-name="P3" draw:layer="layout" svg:x1="5.15cm" svg:y1="46.99cm" svg:x2="5.15cm" svg:y2="46.884cm">
          <text:p/>
        </draw:line>
        <draw:polygon draw:style-name="gr8" draw:text-style-name="P7" draw:layer="layout" svg:width="0.07cm" svg:height="0.071cm" svg:x="9.666cm" svg:y="47.483cm" svg:viewBox="0 0 71 72" draw:points="0,0 71,0 71,72 0,72">
          <text:p/>
        </draw:polygon>
        <draw:polygon draw:style-name="gr8" draw:text-style-name="P7" draw:layer="layout" svg:width="0.07cm" svg:height="0.071cm" svg:x="9.666cm" svg:y="46.954cm" svg:viewBox="0 0 71 72" draw:points="0,0 71,0 71,72 0,72">
          <text:p/>
        </draw:polygon>
        <draw:polygon draw:style-name="gr8" draw:text-style-name="P7" draw:layer="layout" svg:width="0.07cm" svg:height="0.071cm" svg:x="5.115cm" svg:y="46.954cm" svg:viewBox="0 0 71 72" draw:points="0,0 71,0 71,72 0,72">
          <text:p/>
        </draw:polygon>
        <draw:polygon draw:style-name="gr8" draw:text-style-name="P7" draw:layer="layout" svg:width="0.07cm" svg:height="0.071cm" svg:x="5.115cm" svg:y="46.848cm" svg:viewBox="0 0 71 72" draw:points="0,0 71,0 71,72 0,72">
          <text:p/>
        </draw:polygon>
        <draw:line draw:style-name="gr7" draw:text-style-name="P3" draw:layer="layout" svg:x1="32.138cm" svg:y1="9.207cm" svg:x2="32.138cm" svg:y2="9.736cm">
          <text:p/>
        </draw:line>
        <draw:line draw:style-name="gr7" draw:text-style-name="P3" draw:layer="layout" svg:x1="32.138cm" svg:y1="9.736cm" svg:x2="38.699cm" svg:y2="9.736cm">
          <text:p/>
        </draw:line>
        <draw:line draw:style-name="gr7" draw:text-style-name="P3" draw:layer="layout" svg:x1="38.699cm" svg:y1="9.736cm" svg:x2="38.699cm" svg:y2="14.358cm">
          <text:p/>
        </draw:line>
        <draw:polygon draw:style-name="gr8" draw:text-style-name="P7" draw:layer="layout" svg:width="0.071cm" svg:height="0.07cm" svg:x="32.102cm" svg:y="9.172cm" svg:viewBox="0 0 72 71" draw:points="0,0 72,0 72,71 0,71">
          <text:p/>
        </draw:polygon>
        <draw:polygon draw:style-name="gr8" draw:text-style-name="P7" draw:layer="layout" svg:width="0.071cm" svg:height="0.07cm" svg:x="32.102cm" svg:y="9.701cm" svg:viewBox="0 0 72 71" draw:points="0,0 72,0 72,71 0,71">
          <text:p/>
        </draw:polygon>
        <draw:polygon draw:style-name="gr8" draw:text-style-name="P7" draw:layer="layout" svg:width="0.071cm" svg:height="0.07cm" svg:x="38.664cm" svg:y="9.701cm" svg:viewBox="0 0 72 71" draw:points="0,0 72,0 72,71 0,71">
          <text:p/>
        </draw:polygon>
        <draw:polygon draw:style-name="gr8" draw:text-style-name="P7" draw:layer="layout" svg:width="0.071cm" svg:height="0.071cm" svg:x="38.664cm" svg:y="14.322cm" svg:viewBox="0 0 72 72" draw:points="0,0 72,0 72,72 0,72">
          <text:p/>
        </draw:polygon>
        <draw:line draw:style-name="gr7" draw:text-style-name="P3" draw:layer="layout" svg:x1="28.68cm" svg:y1="9.207cm" svg:x2="28.68cm" svg:y2="9.736cm">
          <text:p/>
        </draw:line>
        <draw:line draw:style-name="gr7" draw:text-style-name="P3" draw:layer="layout" svg:x1="28.68cm" svg:y1="9.736cm" svg:x2="27.058cm" svg:y2="9.736cm">
          <text:p/>
        </draw:line>
        <draw:line draw:style-name="gr7" draw:text-style-name="P3" draw:layer="layout" svg:x1="27.058cm" svg:y1="9.736cm" svg:x2="27.058cm" svg:y2="10.477cm">
          <text:p/>
        </draw:line>
        <draw:polygon draw:style-name="gr8" draw:text-style-name="P7" draw:layer="layout" svg:width="0.071cm" svg:height="0.07cm" svg:x="28.645cm" svg:y="9.172cm" svg:viewBox="0 0 72 71" draw:points="0,0 72,0 72,71 0,71">
          <text:p/>
        </draw:polygon>
        <draw:polygon draw:style-name="gr8" draw:text-style-name="P7" draw:layer="layout" svg:width="0.071cm" svg:height="0.07cm" svg:x="28.645cm" svg:y="9.701cm" svg:viewBox="0 0 72 71" draw:points="0,0 72,0 72,71 0,71">
          <text:p/>
        </draw:polygon>
        <draw:polygon draw:style-name="gr8" draw:text-style-name="P7" draw:layer="layout" svg:width="0.071cm" svg:height="0.07cm" svg:x="27.022cm" svg:y="9.701cm" svg:viewBox="0 0 72 71" draw:points="0,0 72,0 72,71 0,71">
          <text:p/>
        </draw:polygon>
        <draw:polygon draw:style-name="gr8" draw:text-style-name="P7" draw:layer="layout" svg:width="0.071cm" svg:height="0.07cm" svg:x="27.022cm" svg:y="10.442cm" svg:viewBox="0 0 72 71" draw:points="0,0 72,0 72,71 0,71">
          <text:p/>
        </draw:polygon>
        <draw:line draw:style-name="gr7" draw:text-style-name="P3" draw:layer="layout" svg:x1="25.223cm" svg:y1="9.207cm" svg:x2="25.223cm" svg:y2="9.736cm">
          <text:p/>
        </draw:line>
        <draw:line draw:style-name="gr7" draw:text-style-name="P3" draw:layer="layout" svg:x1="25.223cm" svg:y1="9.736cm" svg:x2="24.588cm" svg:y2="9.736cm">
          <text:p/>
        </draw:line>
        <draw:line draw:style-name="gr7" draw:text-style-name="P3" draw:layer="layout" svg:x1="24.588cm" svg:y1="9.736cm" svg:x2="24.588cm" svg:y2="10.477cm">
          <text:p/>
        </draw:line>
        <draw:polygon draw:style-name="gr8" draw:text-style-name="P7" draw:layer="layout" svg:width="0.07cm" svg:height="0.07cm" svg:x="25.188cm" svg:y="9.172cm" svg:viewBox="0 0 71 71" draw:points="0,0 71,0 71,71 0,71">
          <text:p/>
        </draw:polygon>
        <draw:polygon draw:style-name="gr8" draw:text-style-name="P7" draw:layer="layout" svg:width="0.07cm" svg:height="0.07cm" svg:x="25.188cm" svg:y="9.701cm" svg:viewBox="0 0 71 71" draw:points="0,0 71,0 71,71 0,71">
          <text:p/>
        </draw:polygon>
        <draw:polygon draw:style-name="gr8" draw:text-style-name="P7" draw:layer="layout" svg:width="0.07cm" svg:height="0.07cm" svg:x="24.553cm" svg:y="9.701cm" svg:viewBox="0 0 71 71" draw:points="0,0 71,0 71,71 0,71">
          <text:p/>
        </draw:polygon>
        <draw:polygon draw:style-name="gr8" draw:text-style-name="P7" draw:layer="layout" svg:width="0.07cm" svg:height="0.07cm" svg:x="24.553cm" svg:y="10.442cm" svg:viewBox="0 0 71 71" draw:points="0,0 71,0 71,71 0,71">
          <text:p/>
        </draw:polygon>
        <draw:line draw:style-name="gr7" draw:text-style-name="P3" draw:layer="layout" svg:x1="21.836cm" svg:y1="9.207cm" svg:x2="21.836cm" svg:y2="9.736cm">
          <text:p/>
        </draw:line>
        <draw:line draw:style-name="gr7" draw:text-style-name="P3" draw:layer="layout" svg:x1="21.836cm" svg:y1="9.736cm" svg:x2="22.119cm" svg:y2="9.736cm">
          <text:p/>
        </draw:line>
        <draw:line draw:style-name="gr7" draw:text-style-name="P3" draw:layer="layout" svg:x1="22.119cm" svg:y1="9.736cm" svg:x2="22.119cm" svg:y2="10.477cm">
          <text:p/>
        </draw:line>
        <draw:polygon draw:style-name="gr8" draw:text-style-name="P7" draw:layer="layout" svg:width="0.071cm" svg:height="0.07cm" svg:x="21.801cm" svg:y="9.172cm" svg:viewBox="0 0 72 71" draw:points="0,0 72,0 72,71 0,71">
          <text:p/>
        </draw:polygon>
        <draw:polygon draw:style-name="gr8" draw:text-style-name="P7" draw:layer="layout" svg:width="0.071cm" svg:height="0.07cm" svg:x="21.801cm" svg:y="9.701cm" svg:viewBox="0 0 72 71" draw:points="0,0 72,0 72,71 0,71">
          <text:p/>
        </draw:polygon>
        <draw:polygon draw:style-name="gr8" draw:text-style-name="P7" draw:layer="layout" svg:width="0.071cm" svg:height="0.07cm" svg:x="22.083cm" svg:y="9.701cm" svg:viewBox="0 0 72 71" draw:points="0,0 72,0 72,71 0,71">
          <text:p/>
        </draw:polygon>
        <draw:polygon draw:style-name="gr8" draw:text-style-name="P7" draw:layer="layout" svg:width="0.071cm" svg:height="0.07cm" svg:x="22.083cm" svg:y="10.442cm" svg:viewBox="0 0 72 71" draw:points="0,0 72,0 72,71 0,71">
          <text:p/>
        </draw:polygon>
        <draw:line draw:style-name="gr7" draw:text-style-name="P3" draw:layer="layout" svg:x1="18.379cm" svg:y1="9.207cm" svg:x2="18.379cm" svg:y2="9.736cm">
          <text:p/>
        </draw:line>
        <draw:line draw:style-name="gr7" draw:text-style-name="P3" draw:layer="layout" svg:x1="18.379cm" svg:y1="9.736cm" svg:x2="19.649cm" svg:y2="9.736cm">
          <text:p/>
        </draw:line>
        <draw:line draw:style-name="gr7" draw:text-style-name="P3" draw:layer="layout" svg:x1="19.649cm" svg:y1="9.736cm" svg:x2="19.649cm" svg:y2="10.477cm">
          <text:p/>
        </draw:line>
        <draw:polygon draw:style-name="gr8" draw:text-style-name="P7" draw:layer="layout" svg:width="0.071cm" svg:height="0.07cm" svg:x="18.344cm" svg:y="9.172cm" svg:viewBox="0 0 72 71" draw:points="0,0 72,0 72,71 0,71">
          <text:p/>
        </draw:polygon>
        <draw:polygon draw:style-name="gr8" draw:text-style-name="P7" draw:layer="layout" svg:width="0.071cm" svg:height="0.07cm" svg:x="18.344cm" svg:y="9.701cm" svg:viewBox="0 0 72 71" draw:points="0,0 72,0 72,71 0,71">
          <text:p/>
        </draw:polygon>
        <draw:polygon draw:style-name="gr8" draw:text-style-name="P7" draw:layer="layout" svg:width="0.071cm" svg:height="0.07cm" svg:x="19.614cm" svg:y="9.701cm" svg:viewBox="0 0 72 71" draw:points="0,0 72,0 72,71 0,71">
          <text:p/>
        </draw:polygon>
        <draw:polygon draw:style-name="gr8" draw:text-style-name="P7" draw:layer="layout" svg:width="0.071cm" svg:height="0.07cm" svg:x="19.614cm" svg:y="10.442cm" svg:viewBox="0 0 72 71" draw:points="0,0 72,0 72,71 0,71">
          <text:p/>
        </draw:polygon>
        <draw:line draw:style-name="gr7" draw:text-style-name="P3" draw:layer="layout" svg:x1="14.922cm" svg:y1="9.207cm" svg:x2="14.922cm" svg:y2="9.736cm">
          <text:p/>
        </draw:line>
        <draw:line draw:style-name="gr7" draw:text-style-name="P3" draw:layer="layout" svg:x1="14.922cm" svg:y1="9.736cm" svg:x2="16.827cm" svg:y2="9.736cm">
          <text:p/>
        </draw:line>
        <draw:line draw:style-name="gr7" draw:text-style-name="P3" draw:layer="layout" svg:x1="16.827cm" svg:y1="9.736cm" svg:x2="16.827cm" svg:y2="10.477cm">
          <text:p/>
        </draw:line>
        <draw:polygon draw:style-name="gr8" draw:text-style-name="P7" draw:layer="layout" svg:width="0.07cm" svg:height="0.07cm" svg:x="14.887cm" svg:y="9.172cm" svg:viewBox="0 0 71 71" draw:points="0,0 71,0 71,71 0,71">
          <text:p/>
        </draw:polygon>
        <draw:polygon draw:style-name="gr8" draw:text-style-name="P7" draw:layer="layout" svg:width="0.07cm" svg:height="0.07cm" svg:x="14.887cm" svg:y="9.701cm" svg:viewBox="0 0 71 71" draw:points="0,0 71,0 71,71 0,71">
          <text:p/>
        </draw:polygon>
        <draw:polygon draw:style-name="gr8" draw:text-style-name="P7" draw:layer="layout" svg:width="0.07cm" svg:height="0.07cm" svg:x="16.792cm" svg:y="9.701cm" svg:viewBox="0 0 71 71" draw:points="0,0 71,0 71,71 0,71">
          <text:p/>
        </draw:polygon>
        <draw:polygon draw:style-name="gr8" draw:text-style-name="P7" draw:layer="layout" svg:width="0.07cm" svg:height="0.07cm" svg:x="16.792cm" svg:y="10.442cm" svg:viewBox="0 0 71 71" draw:points="0,0 71,0 71,71 0,71">
          <text:p/>
        </draw:polygon>
        <draw:line draw:style-name="gr7" draw:text-style-name="P3" draw:layer="layout" svg:x1="23.53cm" svg:y1="3.915cm" svg:x2="23.53cm" svg:y2="4.445cm">
          <text:p/>
        </draw:line>
        <draw:polyline draw:style-name="gr7" draw:text-style-name="P3" draw:layer="layout" svg:width="0cm" svg:height="0cm" svg:x="23.53cm" svg:y="4.445cm" svg:viewBox="0 0 0 0" draw:points="0,0">
          <text:p/>
        </draw:polyline>
        <draw:line draw:style-name="gr7" draw:text-style-name="P3" draw:layer="layout" svg:x1="23.53cm" svg:y1="4.445cm" svg:x2="23.53cm" svg:y2="5.185cm">
          <text:p/>
        </draw:line>
        <draw:polygon draw:style-name="gr8" draw:text-style-name="P7" draw:layer="layout" svg:width="0.07cm" svg:height="0.071cm" svg:x="23.495cm" svg:y="3.88cm" svg:viewBox="0 0 71 72" draw:points="0,0 71,0 71,72 0,72">
          <text:p/>
        </draw:polygon>
        <draw:polygon draw:style-name="gr8" draw:text-style-name="P7" draw:layer="layout" svg:width="0.07cm" svg:height="0.071cm" svg:x="23.495cm" svg:y="4.409cm" svg:viewBox="0 0 71 72" draw:points="0,0 71,0 71,72 0,72">
          <text:p/>
        </draw:polygon>
        <draw:polygon draw:style-name="gr8" draw:text-style-name="P7" draw:layer="layout" svg:width="0.07cm" svg:height="0.071cm" svg:x="23.495cm" svg:y="4.409cm" svg:viewBox="0 0 71 72" draw:points="0,0 71,0 71,72 0,72">
          <text:p/>
        </draw:polygon>
        <draw:polygon draw:style-name="gr8" draw:text-style-name="P7" draw:layer="layout" svg:width="0.07cm" svg:height="0.071cm" svg:x="23.495cm" svg:y="5.15cm" svg:viewBox="0 0 71 72" draw:points="0,0 71,0 71,72 0,72">
          <text:p/>
        </draw:polygon>
        <draw:line draw:style-name="gr7" draw:text-style-name="P3" draw:layer="layout" svg:x1="11.465cm" svg:y1="9.207cm" svg:x2="11.465cm" svg:y2="9.736cm">
          <text:p/>
        </draw:line>
        <draw:line draw:style-name="gr7" draw:text-style-name="P3" draw:layer="layout" svg:x1="11.465cm" svg:y1="9.736cm" svg:x2="9.63cm" svg:y2="9.736cm">
          <text:p/>
        </draw:line>
        <draw:line draw:style-name="gr7" draw:text-style-name="P3" draw:layer="layout" svg:x1="9.63cm" svg:y1="9.736cm" svg:x2="9.63cm" svg:y2="14.358cm">
          <text:p/>
        </draw:line>
        <draw:polygon draw:style-name="gr8" draw:text-style-name="P7" draw:layer="layout" svg:width="0.07cm" svg:height="0.07cm" svg:x="11.43cm" svg:y="9.172cm" svg:viewBox="0 0 71 71" draw:points="0,0 71,0 71,71 0,71">
          <text:p/>
        </draw:polygon>
        <draw:polygon draw:style-name="gr8" draw:text-style-name="P7" draw:layer="layout" svg:width="0.07cm" svg:height="0.07cm" svg:x="11.43cm" svg:y="9.701cm" svg:viewBox="0 0 71 71" draw:points="0,0 71,0 71,71 0,71">
          <text:p/>
        </draw:polygon>
        <draw:polygon draw:style-name="gr8" draw:text-style-name="P7" draw:layer="layout" svg:width="0.071cm" svg:height="0.07cm" svg:x="9.595cm" svg:y="9.701cm" svg:viewBox="0 0 72 71" draw:points="0,0 72,0 72,71 0,71">
          <text:p/>
        </draw:polygon>
        <draw:polygon draw:style-name="gr8" draw:text-style-name="P7" draw:layer="layout" svg:width="0.071cm" svg:height="0.071cm" svg:x="9.595cm" svg:y="14.322cm" svg:viewBox="0 0 72 72" draw:points="0,0 72,0 72,72 0,72">
          <text:p/>
        </draw:polygon>
        <draw:line draw:style-name="gr7" draw:text-style-name="P3" draw:layer="layout" svg:x1="26.493cm" svg:y1="11.43cm" svg:x2="26.706cm" svg:y2="11.466cm">
          <text:p/>
        </draw:line>
        <draw:line draw:style-name="gr7" draw:text-style-name="P3" draw:layer="layout" svg:x1="25.646cm" svg:y1="13.299cm" svg:x2="25.117cm" svg:y2="13.299cm">
          <text:p/>
        </draw:line>
        <draw:line draw:style-name="gr7" draw:text-style-name="P3" draw:layer="layout" svg:x1="25.117cm" svg:y1="13.299cm" svg:x2="25.117cm" svg:y2="13.37cm">
          <text:p/>
        </draw:line>
        <draw:line draw:style-name="gr7" draw:text-style-name="P3" draw:layer="layout" svg:x1="25.117cm" svg:y1="13.37cm" svg:x2="24.941cm" svg:y2="13.37cm">
          <text:p/>
        </draw:line>
        <draw:polygon draw:style-name="gr8" draw:text-style-name="P7" draw:layer="layout" svg:width="0.071cm" svg:height="0.072cm" svg:x="25.611cm" svg:y="13.264cm" svg:viewBox="0 0 72 73" draw:points="0,0 72,0 72,73 0,73">
          <text:p/>
        </draw:polygon>
        <draw:polygon draw:style-name="gr8" draw:text-style-name="P7" draw:layer="layout" svg:width="0.071cm" svg:height="0.072cm" svg:x="25.082cm" svg:y="13.264cm" svg:viewBox="0 0 72 73" draw:points="0,0 72,0 72,73 0,73">
          <text:p/>
        </draw:polygon>
        <draw:polygon draw:style-name="gr8" draw:text-style-name="P7" draw:layer="layout" svg:width="0.071cm" svg:height="0.07cm" svg:x="25.082cm" svg:y="13.335cm" svg:viewBox="0 0 72 71" draw:points="0,0 72,0 72,71 0,71">
          <text:p/>
        </draw:polygon>
        <draw:polygon draw:style-name="gr8" draw:text-style-name="P7" draw:layer="layout" svg:width="0.07cm" svg:height="0.07cm" svg:x="24.906cm" svg:y="13.335cm" svg:viewBox="0 0 71 71" draw:points="0,0 71,0 71,71 0,71">
          <text:p/>
        </draw:polygon>
        <draw:line draw:style-name="gr7" draw:text-style-name="P3" draw:layer="layout" svg:x1="28.822cm" svg:y1="15.345cm" svg:x2="27.41cm" svg:y2="15.805cm">
          <text:p/>
        </draw:line>
        <draw:line draw:style-name="gr7" draw:text-style-name="P3" draw:layer="layout" svg:x1="27.41cm" svg:y1="15.804cm" svg:x2="27.41cm" svg:y2="15.275cm">
          <text:p/>
        </draw:line>
        <draw:polygon draw:style-name="gr8" draw:text-style-name="P7" draw:layer="layout" svg:width="0.071cm" svg:height="0.071cm" svg:x="28.786cm" svg:y="15.31cm" svg:viewBox="0 0 72 72" draw:points="0,0 72,0 72,72 0,72">
          <text:p/>
        </draw:polygon>
        <draw:polygon draw:style-name="gr8" draw:text-style-name="P7" draw:layer="layout" svg:width="0.071cm" svg:height="0.07cm" svg:x="27.375cm" svg:y="15.769cm" svg:viewBox="0 0 72 71" draw:points="0,0 72,0 72,71 0,71">
          <text:p/>
        </draw:polygon>
        <draw:polygon draw:style-name="gr8" draw:text-style-name="P7" draw:layer="layout" svg:width="0.071cm" svg:height="0.07cm" svg:x="27.375cm" svg:y="15.24cm" svg:viewBox="0 0 72 71" draw:points="0,0 72,0 72,71 0,71">
          <text:p/>
        </draw:polygon>
        <draw:line draw:style-name="gr7" draw:text-style-name="P3" draw:layer="layout" svg:x1="25.295cm" svg:y1="17.18cm" svg:x2="24.941cm" svg:y2="17.216cm">
          <text:p/>
        </draw:line>
        <draw:line draw:style-name="gr7" draw:text-style-name="P3" draw:layer="layout" svg:x1="25.295cm" svg:y1="19.297cm" svg:x2="24.941cm" svg:y2="19.12cm">
          <text:p/>
        </draw:line>
        <draw:line draw:style-name="gr7" draw:text-style-name="P3" draw:layer="layout" svg:x1="26.14cm" svg:y1="19.297cm" svg:x2="26.706cm" svg:y2="19.12cm">
          <text:p/>
        </draw:line>
        <draw:line draw:style-name="gr7" draw:text-style-name="P3" draw:layer="layout" svg:x1="23.671cm" svg:y1="19.297cm" svg:x2="24.236cm" svg:y2="19.12cm">
          <text:p/>
        </draw:line>
        <draw:line draw:style-name="gr7" draw:text-style-name="P3" draw:layer="layout" svg:x1="26.14cm" svg:y1="17.18cm" svg:x2="26.706cm" svg:y2="17.216cm">
          <text:p/>
        </draw:line>
        <draw:line draw:style-name="gr7" draw:text-style-name="P3" draw:layer="layout" svg:x1="23.671cm" svg:y1="17.18cm" svg:x2="24.236cm" svg:y2="17.216cm">
          <text:p/>
        </draw:line>
        <draw:line draw:style-name="gr7" draw:text-style-name="P3" draw:layer="layout" svg:x1="25.646cm" svg:y1="15.345cm" svg:x2="25.117cm" svg:y2="15.345cm">
          <text:p/>
        </draw:line>
        <draw:line draw:style-name="gr7" draw:text-style-name="P3" draw:layer="layout" svg:x1="25.117cm" svg:y1="15.345cm" svg:x2="25.117cm" svg:y2="15.275cm">
          <text:p/>
        </draw:line>
        <draw:line draw:style-name="gr7" draw:text-style-name="P3" draw:layer="layout" svg:x1="25.117cm" svg:y1="15.275cm" svg:x2="24.941cm" svg:y2="15.275cm">
          <text:p/>
        </draw:line>
        <draw:polygon draw:style-name="gr8" draw:text-style-name="P7" draw:layer="layout" svg:width="0.071cm" svg:height="0.071cm" svg:x="25.611cm" svg:y="15.31cm" svg:viewBox="0 0 72 72" draw:points="0,0 72,0 72,72 0,72">
          <text:p/>
        </draw:polygon>
        <draw:polygon draw:style-name="gr8" draw:text-style-name="P7" draw:layer="layout" svg:width="0.071cm" svg:height="0.071cm" svg:x="25.082cm" svg:y="15.31cm" svg:viewBox="0 0 72 72" draw:points="0,0 72,0 72,72 0,72">
          <text:p/>
        </draw:polygon>
        <draw:polygon draw:style-name="gr8" draw:text-style-name="P7" draw:layer="layout" svg:width="0.071cm" svg:height="0.07cm" svg:x="25.082cm" svg:y="15.24cm" svg:viewBox="0 0 72 71" draw:points="0,0 72,0 72,71 0,71">
          <text:p/>
        </draw:polygon>
        <draw:polygon draw:style-name="gr8" draw:text-style-name="P7" draw:layer="layout" svg:width="0.07cm" svg:height="0.07cm" svg:x="24.906cm" svg:y="15.24cm" svg:viewBox="0 0 71 71" draw:points="0,0 71,0 71,71 0,71">
          <text:p/>
        </draw:polygon>
        <draw:line draw:style-name="gr7" draw:text-style-name="P3" draw:layer="layout" svg:x1="23.671cm" svg:y1="15.346cm" svg:x2="24.236cm" svg:y2="15.275cm">
          <text:p/>
        </draw:line>
        <draw:line draw:style-name="gr7" draw:text-style-name="P3" draw:layer="layout" svg:x1="23.671cm" svg:y1="13.299cm" svg:x2="24.236cm" svg:y2="13.371cm">
          <text:p/>
        </draw:line>
        <draw:line draw:style-name="gr7" draw:text-style-name="P3" draw:layer="layout" svg:x1="22.825cm" svg:y1="13.299cm" svg:x2="22.471cm" svg:y2="13.371cm">
          <text:p/>
        </draw:line>
        <draw:line draw:style-name="gr7" draw:text-style-name="P3" draw:layer="layout" svg:x1="25.646cm" svg:y1="11.43cm" svg:x2="25.117cm" svg:y2="11.43cm">
          <text:p/>
        </draw:line>
        <draw:line draw:style-name="gr7" draw:text-style-name="P3" draw:layer="layout" svg:x1="25.117cm" svg:y1="11.43cm" svg:x2="25.117cm" svg:y2="11.465cm">
          <text:p/>
        </draw:line>
        <draw:line draw:style-name="gr7" draw:text-style-name="P3" draw:layer="layout" svg:x1="25.117cm" svg:y1="11.465cm" svg:x2="24.941cm" svg:y2="11.465cm">
          <text:p/>
        </draw:line>
        <draw:polygon draw:style-name="gr8" draw:text-style-name="P7" draw:layer="layout" svg:width="0.071cm" svg:height="0.071cm" svg:x="25.611cm" svg:y="11.394cm" svg:viewBox="0 0 72 72" draw:points="0,0 72,0 72,72 0,72">
          <text:p/>
        </draw:polygon>
        <draw:polygon draw:style-name="gr8" draw:text-style-name="P7" draw:layer="layout" svg:width="0.071cm" svg:height="0.071cm" svg:x="25.082cm" svg:y="11.394cm" svg:viewBox="0 0 72 72" draw:points="0,0 72,0 72,72 0,72">
          <text:p/>
        </draw:polygon>
        <draw:polygon draw:style-name="gr8" draw:text-style-name="P7" draw:layer="layout" svg:width="0.071cm" svg:height="0.07cm" svg:x="25.082cm" svg:y="11.43cm" svg:viewBox="0 0 72 71" draw:points="0,0 72,0 72,71 0,71">
          <text:p/>
        </draw:polygon>
        <draw:polygon draw:style-name="gr8" draw:text-style-name="P7" draw:layer="layout" svg:width="0.07cm" svg:height="0.07cm" svg:x="24.906cm" svg:y="11.43cm" svg:viewBox="0 0 71 71" draw:points="0,0 71,0 71,71 0,71">
          <text:p/>
        </draw:polygon>
        <draw:line draw:style-name="gr7" draw:text-style-name="P3" draw:layer="layout" svg:x1="23.671cm" svg:y1="11.43cm" svg:x2="24.236cm" svg:y2="11.466cm">
          <text:p/>
        </draw:line>
        <draw:line draw:style-name="gr7" draw:text-style-name="P3" draw:layer="layout" svg:x1="22.825cm" svg:y1="11.43cm" svg:x2="22.471cm" svg:y2="11.466cm">
          <text:p/>
        </draw:line>
        <draw:line draw:style-name="gr7" draw:text-style-name="P3" draw:layer="layout" svg:x1="21.201cm" svg:y1="11.43cm" svg:x2="21.767cm" svg:y2="11.466cm">
          <text:p/>
        </draw:line>
        <draw:line draw:style-name="gr7" draw:text-style-name="P3" draw:layer="layout" svg:x1="21.201cm" svg:y1="13.299cm" svg:x2="21.767cm" svg:y2="13.371cm">
          <text:p/>
        </draw:line>
        <draw:line draw:style-name="gr7" draw:text-style-name="P3" draw:layer="layout" svg:x1="17.885cm" svg:y1="13.299cm" svg:x2="17.356cm" svg:y2="13.299cm">
          <text:p/>
        </draw:line>
        <draw:line draw:style-name="gr7" draw:text-style-name="P3" draw:layer="layout" svg:x1="17.356cm" svg:y1="13.299cm" svg:x2="17.356cm" svg:y2="13.37cm">
          <text:p/>
        </draw:line>
        <draw:line draw:style-name="gr7" draw:text-style-name="P3" draw:layer="layout" svg:x1="17.356cm" svg:y1="13.37cm" svg:x2="17.18cm" svg:y2="13.37cm">
          <text:p/>
        </draw:line>
        <draw:polygon draw:style-name="gr8" draw:text-style-name="P7" draw:layer="layout" svg:width="0.071cm" svg:height="0.072cm" svg:x="17.85cm" svg:y="13.264cm" svg:viewBox="0 0 72 73" draw:points="0,0 72,0 72,73 0,73">
          <text:p/>
        </draw:polygon>
        <draw:polygon draw:style-name="gr8" draw:text-style-name="P7" draw:layer="layout" svg:width="0.07cm" svg:height="0.072cm" svg:x="17.321cm" svg:y="13.264cm" svg:viewBox="0 0 71 73" draw:points="0,0 71,0 71,73 0,73">
          <text:p/>
        </draw:polygon>
        <draw:polygon draw:style-name="gr8" draw:text-style-name="P7" draw:layer="layout" svg:width="0.07cm" svg:height="0.07cm" svg:x="17.321cm" svg:y="13.335cm" svg:viewBox="0 0 71 71" draw:points="0,0 71,0 71,71 0,71">
          <text:p/>
        </draw:polygon>
        <draw:polygon draw:style-name="gr8" draw:text-style-name="P7" draw:layer="layout" svg:width="0.07cm" svg:height="0.07cm" svg:x="17.145cm" svg:y="13.335cm" svg:viewBox="0 0 71 71" draw:points="0,0 71,0 71,71 0,71">
          <text:p/>
        </draw:polygon>
        <draw:line draw:style-name="gr7" draw:text-style-name="P3" draw:layer="layout" svg:x1="22.825cm" svg:y1="15.346cm" svg:x2="22.471cm" svg:y2="15.275cm">
          <text:p/>
        </draw:line>
        <draw:line draw:style-name="gr7" draw:text-style-name="P3" draw:layer="layout" svg:x1="21.201cm" svg:y1="15.346cm" svg:x2="21.767cm" svg:y2="15.275cm">
          <text:p/>
        </draw:line>
        <draw:line draw:style-name="gr7" draw:text-style-name="P3" draw:layer="layout" svg:x1="22.825cm" svg:y1="17.18cm" svg:x2="22.471cm" svg:y2="17.216cm">
          <text:p/>
        </draw:line>
        <draw:line draw:style-name="gr7" draw:text-style-name="P3" draw:layer="layout" svg:x1="21.201cm" svg:y1="17.18cm" svg:x2="21.767cm" svg:y2="17.216cm">
          <text:p/>
        </draw:line>
        <draw:line draw:style-name="gr7" draw:text-style-name="P3" draw:layer="layout" svg:x1="22.825cm" svg:y1="19.297cm" svg:x2="22.471cm" svg:y2="19.12cm">
          <text:p/>
        </draw:line>
        <draw:line draw:style-name="gr7" draw:text-style-name="P3" draw:layer="layout" svg:x1="21.201cm" svg:y1="19.297cm" svg:x2="21.767cm" svg:y2="19.12cm">
          <text:p/>
        </draw:line>
        <draw:line draw:style-name="gr7" draw:text-style-name="P3" draw:layer="layout" svg:x1="17.885cm" svg:y1="19.296cm" svg:x2="17.356cm" svg:y2="19.296cm">
          <text:p/>
        </draw:line>
        <draw:line draw:style-name="gr7" draw:text-style-name="P3" draw:layer="layout" svg:x1="17.356cm" svg:y1="19.296cm" svg:x2="17.356cm" svg:y2="19.12cm">
          <text:p/>
        </draw:line>
        <draw:line draw:style-name="gr7" draw:text-style-name="P3" draw:layer="layout" svg:x1="17.356cm" svg:y1="19.12cm" svg:x2="17.18cm" svg:y2="19.12cm">
          <text:p/>
        </draw:line>
        <draw:polygon draw:style-name="gr8" draw:text-style-name="P7" draw:layer="layout" svg:width="0.071cm" svg:height="0.071cm" svg:x="17.85cm" svg:y="19.261cm" svg:viewBox="0 0 72 72" draw:points="0,0 72,0 72,72 0,72">
          <text:p/>
        </draw:polygon>
        <draw:polygon draw:style-name="gr8" draw:text-style-name="P7" draw:layer="layout" svg:width="0.07cm" svg:height="0.071cm" svg:x="17.321cm" svg:y="19.261cm" svg:viewBox="0 0 71 72" draw:points="0,0 71,0 71,72 0,72">
          <text:p/>
        </draw:polygon>
        <draw:polygon draw:style-name="gr8" draw:text-style-name="P7" draw:layer="layout" svg:width="0.07cm" svg:height="0.07cm" svg:x="17.321cm" svg:y="19.085cm" svg:viewBox="0 0 71 71" draw:points="0,0 71,0 71,71 0,71">
          <text:p/>
        </draw:polygon>
        <draw:polygon draw:style-name="gr8" draw:text-style-name="P7" draw:layer="layout" svg:width="0.07cm" svg:height="0.07cm" svg:x="17.145cm" svg:y="19.085cm" svg:viewBox="0 0 71 71" draw:points="0,0 71,0 71,71 0,71">
          <text:p/>
        </draw:polygon>
        <draw:line draw:style-name="gr7" draw:text-style-name="P3" draw:layer="layout" svg:x1="17.885cm" svg:y1="17.18cm" svg:x2="17.356cm" svg:y2="17.18cm">
          <text:p/>
        </draw:line>
        <draw:line draw:style-name="gr7" draw:text-style-name="P3" draw:layer="layout" svg:x1="17.356cm" svg:y1="17.18cm" svg:x2="17.356cm" svg:y2="17.215cm">
          <text:p/>
        </draw:line>
        <draw:line draw:style-name="gr7" draw:text-style-name="P3" draw:layer="layout" svg:x1="17.356cm" svg:y1="17.215cm" svg:x2="17.18cm" svg:y2="17.215cm">
          <text:p/>
        </draw:line>
        <draw:polygon draw:style-name="gr8" draw:text-style-name="P7" draw:layer="layout" svg:width="0.071cm" svg:height="0.07cm" svg:x="17.85cm" svg:y="17.145cm" svg:viewBox="0 0 72 71" draw:points="0,0 72,0 72,71 0,71">
          <text:p/>
        </draw:polygon>
        <draw:polygon draw:style-name="gr8" draw:text-style-name="P7" draw:layer="layout" svg:width="0.07cm" svg:height="0.07cm" svg:x="17.321cm" svg:y="17.145cm" svg:viewBox="0 0 71 71" draw:points="0,0 71,0 71,71 0,71">
          <text:p/>
        </draw:polygon>
        <draw:polygon draw:style-name="gr8" draw:text-style-name="P7" draw:layer="layout" svg:width="0.07cm" svg:height="0.07cm" svg:x="17.321cm" svg:y="17.18cm" svg:viewBox="0 0 71 71" draw:points="0,0 71,0 71,71 0,71">
          <text:p/>
        </draw:polygon>
        <draw:polygon draw:style-name="gr8" draw:text-style-name="P7" draw:layer="layout" svg:width="0.07cm" svg:height="0.07cm" svg:x="17.145cm" svg:y="17.18cm" svg:viewBox="0 0 71 71" draw:points="0,0 71,0 71,71 0,71">
          <text:p/>
        </draw:polygon>
        <draw:line draw:style-name="gr7" draw:text-style-name="P3" draw:layer="layout" svg:x1="17.885cm" svg:y1="15.345cm" svg:x2="17.356cm" svg:y2="15.345cm">
          <text:p/>
        </draw:line>
        <draw:line draw:style-name="gr7" draw:text-style-name="P3" draw:layer="layout" svg:x1="17.356cm" svg:y1="15.345cm" svg:x2="17.356cm" svg:y2="15.275cm">
          <text:p/>
        </draw:line>
        <draw:line draw:style-name="gr7" draw:text-style-name="P3" draw:layer="layout" svg:x1="17.356cm" svg:y1="15.275cm" svg:x2="17.18cm" svg:y2="15.275cm">
          <text:p/>
        </draw:line>
        <draw:polygon draw:style-name="gr8" draw:text-style-name="P7" draw:layer="layout" svg:width="0.071cm" svg:height="0.071cm" svg:x="17.85cm" svg:y="15.31cm" svg:viewBox="0 0 72 72" draw:points="0,0 72,0 72,72 0,72">
          <text:p/>
        </draw:polygon>
        <draw:polygon draw:style-name="gr8" draw:text-style-name="P7" draw:layer="layout" svg:width="0.07cm" svg:height="0.071cm" svg:x="17.321cm" svg:y="15.31cm" svg:viewBox="0 0 71 72" draw:points="0,0 71,0 71,72 0,72">
          <text:p/>
        </draw:polygon>
        <draw:polygon draw:style-name="gr8" draw:text-style-name="P7" draw:layer="layout" svg:width="0.07cm" svg:height="0.07cm" svg:x="17.321cm" svg:y="15.24cm" svg:viewBox="0 0 71 71" draw:points="0,0 71,0 71,71 0,71">
          <text:p/>
        </draw:polygon>
        <draw:polygon draw:style-name="gr8" draw:text-style-name="P7" draw:layer="layout" svg:width="0.07cm" svg:height="0.07cm" svg:x="17.145cm" svg:y="15.24cm" svg:viewBox="0 0 71 71" draw:points="0,0 71,0 71,71 0,71">
          <text:p/>
        </draw:polygon>
        <draw:line draw:style-name="gr7" draw:text-style-name="P3" draw:layer="layout" svg:x1="14.746cm" svg:y1="13.229cm" svg:x2="15.275cm" svg:y2="13.229cm">
          <text:p/>
        </draw:line>
        <draw:line draw:style-name="gr7" draw:text-style-name="P3" draw:layer="layout" svg:x1="15.275cm" svg:y1="13.229cm" svg:x2="15.275cm" svg:y2="13.37cm">
          <text:p/>
        </draw:line>
        <draw:line draw:style-name="gr7" draw:text-style-name="P3" draw:layer="layout" svg:x1="15.275cm" svg:y1="13.37cm" svg:x2="16.474cm" svg:y2="13.37cm">
          <text:p/>
        </draw:line>
        <draw:polygon draw:style-name="gr8" draw:text-style-name="P7" draw:layer="layout" svg:width="0.071cm" svg:height="0.071cm" svg:x="14.71cm" svg:y="13.193cm" svg:viewBox="0 0 72 72" draw:points="0,0 72,0 72,72 0,72">
          <text:p/>
        </draw:polygon>
        <draw:polygon draw:style-name="gr8" draw:text-style-name="P7" draw:layer="layout" svg:width="0.07cm" svg:height="0.071cm" svg:x="15.24cm" svg:y="13.193cm" svg:viewBox="0 0 71 72" draw:points="0,0 71,0 71,72 0,72">
          <text:p/>
        </draw:polygon>
        <draw:polygon draw:style-name="gr8" draw:text-style-name="P7" draw:layer="layout" svg:width="0.07cm" svg:height="0.07cm" svg:x="15.24cm" svg:y="13.335cm" svg:viewBox="0 0 71 71" draw:points="0,0 71,0 71,71 0,71">
          <text:p/>
        </draw:polygon>
        <draw:polygon draw:style-name="gr8" draw:text-style-name="P7" draw:layer="layout" svg:width="0.071cm" svg:height="0.07cm" svg:x="16.439cm" svg:y="13.335cm" svg:viewBox="0 0 72 71" draw:points="0,0 72,0 72,71 0,71">
          <text:p/>
        </draw:polygon>
        <draw:line draw:style-name="gr7" draw:text-style-name="P3" draw:layer="layout" svg:x1="17.885cm" svg:y1="11.43cm" svg:x2="17.356cm" svg:y2="11.43cm">
          <text:p/>
        </draw:line>
        <draw:line draw:style-name="gr7" draw:text-style-name="P3" draw:layer="layout" svg:x1="17.356cm" svg:y1="11.43cm" svg:x2="17.356cm" svg:y2="11.465cm">
          <text:p/>
        </draw:line>
        <draw:line draw:style-name="gr7" draw:text-style-name="P3" draw:layer="layout" svg:x1="17.356cm" svg:y1="11.465cm" svg:x2="17.18cm" svg:y2="11.465cm">
          <text:p/>
        </draw:line>
        <draw:polygon draw:style-name="gr8" draw:text-style-name="P7" draw:layer="layout" svg:width="0.071cm" svg:height="0.071cm" svg:x="17.85cm" svg:y="11.394cm" svg:viewBox="0 0 72 72" draw:points="0,0 72,0 72,72 0,72">
          <text:p/>
        </draw:polygon>
        <draw:polygon draw:style-name="gr8" draw:text-style-name="P7" draw:layer="layout" svg:width="0.07cm" svg:height="0.071cm" svg:x="17.321cm" svg:y="11.394cm" svg:viewBox="0 0 71 72" draw:points="0,0 71,0 71,72 0,72">
          <text:p/>
        </draw:polygon>
        <draw:polygon draw:style-name="gr8" draw:text-style-name="P7" draw:layer="layout" svg:width="0.07cm" svg:height="0.07cm" svg:x="17.321cm" svg:y="11.43cm" svg:viewBox="0 0 71 71" draw:points="0,0 71,0 71,71 0,71">
          <text:p/>
        </draw:polygon>
        <draw:polygon draw:style-name="gr8" draw:text-style-name="P7" draw:layer="layout" svg:width="0.07cm" svg:height="0.07cm" svg:x="17.145cm" svg:y="11.43cm" svg:viewBox="0 0 71 71" draw:points="0,0 71,0 71,71 0,71">
          <text:p/>
        </draw:polygon>
        <draw:line draw:style-name="gr7" draw:text-style-name="P3" draw:layer="layout" svg:x1="14.746cm" svg:y1="11.43cm" svg:x2="15.275cm" svg:y2="11.43cm">
          <text:p/>
        </draw:line>
        <draw:line draw:style-name="gr7" draw:text-style-name="P3" draw:layer="layout" svg:x1="15.275cm" svg:y1="11.43cm" svg:x2="15.275cm" svg:y2="11.465cm">
          <text:p/>
        </draw:line>
        <draw:line draw:style-name="gr7" draw:text-style-name="P3" draw:layer="layout" svg:x1="15.275cm" svg:y1="11.465cm" svg:x2="16.474cm" svg:y2="11.465cm">
          <text:p/>
        </draw:line>
        <draw:polygon draw:style-name="gr8" draw:text-style-name="P7" draw:layer="layout" svg:width="0.071cm" svg:height="0.071cm" svg:x="14.71cm" svg:y="11.394cm" svg:viewBox="0 0 72 72" draw:points="0,0 72,0 72,72 0,72">
          <text:p/>
        </draw:polygon>
        <draw:polygon draw:style-name="gr8" draw:text-style-name="P7" draw:layer="layout" svg:width="0.07cm" svg:height="0.071cm" svg:x="15.24cm" svg:y="11.394cm" svg:viewBox="0 0 71 72" draw:points="0,0 71,0 71,72 0,72">
          <text:p/>
        </draw:polygon>
        <draw:polygon draw:style-name="gr8" draw:text-style-name="P7" draw:layer="layout" svg:width="0.07cm" svg:height="0.07cm" svg:x="15.24cm" svg:y="11.43cm" svg:viewBox="0 0 71 71" draw:points="0,0 71,0 71,71 0,71">
          <text:p/>
        </draw:polygon>
        <draw:polygon draw:style-name="gr8" draw:text-style-name="P7" draw:layer="layout" svg:width="0.071cm" svg:height="0.07cm" svg:x="16.439cm" svg:y="11.43cm" svg:viewBox="0 0 72 71" draw:points="0,0 72,0 72,71 0,71">
          <text:p/>
        </draw:polygon>
        <draw:line draw:style-name="gr7" draw:text-style-name="P3" draw:layer="layout" svg:x1="18.732cm" svg:y1="13.299cm" svg:x2="19.297cm" svg:y2="13.371cm">
          <text:p/>
        </draw:line>
        <draw:line draw:style-name="gr7" draw:text-style-name="P3" draw:layer="layout" svg:x1="14.746cm" svg:y1="15.134cm" svg:x2="15.275cm" svg:y2="15.134cm">
          <text:p/>
        </draw:line>
        <draw:line draw:style-name="gr7" draw:text-style-name="P3" draw:layer="layout" svg:x1="15.275cm" svg:y1="15.134cm" svg:x2="15.275cm" svg:y2="15.275cm">
          <text:p/>
        </draw:line>
        <draw:line draw:style-name="gr7" draw:text-style-name="P3" draw:layer="layout" svg:x1="15.275cm" svg:y1="15.275cm" svg:x2="16.474cm" svg:y2="15.275cm">
          <text:p/>
        </draw:line>
        <draw:polygon draw:style-name="gr8" draw:text-style-name="P7" draw:layer="layout" svg:width="0.071cm" svg:height="0.071cm" svg:x="14.71cm" svg:y="15.098cm" svg:viewBox="0 0 72 72" draw:points="0,0 72,0 72,72 0,72">
          <text:p/>
        </draw:polygon>
        <draw:polygon draw:style-name="gr8" draw:text-style-name="P7" draw:layer="layout" svg:width="0.07cm" svg:height="0.071cm" svg:x="15.24cm" svg:y="15.098cm" svg:viewBox="0 0 71 72" draw:points="0,0 71,0 71,72 0,72">
          <text:p/>
        </draw:polygon>
        <draw:polygon draw:style-name="gr8" draw:text-style-name="P7" draw:layer="layout" svg:width="0.07cm" svg:height="0.07cm" svg:x="15.24cm" svg:y="15.24cm" svg:viewBox="0 0 71 71" draw:points="0,0 71,0 71,71 0,71">
          <text:p/>
        </draw:polygon>
        <draw:polygon draw:style-name="gr8" draw:text-style-name="P7" draw:layer="layout" svg:width="0.071cm" svg:height="0.07cm" svg:x="16.439cm" svg:y="15.24cm" svg:viewBox="0 0 72 71" draw:points="0,0 72,0 72,71 0,71">
          <text:p/>
        </draw:polygon>
        <draw:line draw:style-name="gr7" draw:text-style-name="P3" draw:layer="layout" svg:x1="14.746cm" svg:y1="17.18cm" svg:x2="15.275cm" svg:y2="17.18cm">
          <text:p/>
        </draw:line>
        <draw:line draw:style-name="gr7" draw:text-style-name="P3" draw:layer="layout" svg:x1="15.275cm" svg:y1="17.18cm" svg:x2="15.275cm" svg:y2="17.215cm">
          <text:p/>
        </draw:line>
        <draw:line draw:style-name="gr7" draw:text-style-name="P3" draw:layer="layout" svg:x1="15.275cm" svg:y1="17.215cm" svg:x2="16.474cm" svg:y2="17.215cm">
          <text:p/>
        </draw:line>
        <draw:polygon draw:style-name="gr8" draw:text-style-name="P7" draw:layer="layout" svg:width="0.071cm" svg:height="0.07cm" svg:x="14.71cm" svg:y="17.145cm" svg:viewBox="0 0 72 71" draw:points="0,0 72,0 72,71 0,71">
          <text:p/>
        </draw:polygon>
        <draw:polygon draw:style-name="gr8" draw:text-style-name="P7" draw:layer="layout" svg:width="0.07cm" svg:height="0.07cm" svg:x="15.24cm" svg:y="17.145cm" svg:viewBox="0 0 71 71" draw:points="0,0 71,0 71,71 0,71">
          <text:p/>
        </draw:polygon>
        <draw:polygon draw:style-name="gr8" draw:text-style-name="P7" draw:layer="layout" svg:width="0.07cm" svg:height="0.07cm" svg:x="15.24cm" svg:y="17.18cm" svg:viewBox="0 0 71 71" draw:points="0,0 71,0 71,71 0,71">
          <text:p/>
        </draw:polygon>
        <draw:polygon draw:style-name="gr8" draw:text-style-name="P7" draw:layer="layout" svg:width="0.071cm" svg:height="0.07cm" svg:x="16.439cm" svg:y="17.18cm" svg:viewBox="0 0 72 71" draw:points="0,0 72,0 72,71 0,71">
          <text:p/>
        </draw:polygon>
        <draw:line draw:style-name="gr7" draw:text-style-name="P3" draw:layer="layout" svg:x1="15.098cm" svg:y1="19.296cm" svg:x2="15.628cm" svg:y2="19.296cm">
          <text:p/>
        </draw:line>
        <draw:line draw:style-name="gr7" draw:text-style-name="P3" draw:layer="layout" svg:x1="15.628cm" svg:y1="19.296cm" svg:x2="15.628cm" svg:y2="19.12cm">
          <text:p/>
        </draw:line>
        <draw:line draw:style-name="gr7" draw:text-style-name="P3" draw:layer="layout" svg:x1="15.628cm" svg:y1="19.12cm" svg:x2="16.474cm" svg:y2="19.12cm">
          <text:p/>
        </draw:line>
        <draw:polygon draw:style-name="gr8" draw:text-style-name="P7" draw:layer="layout" svg:width="0.071cm" svg:height="0.071cm" svg:x="15.063cm" svg:y="19.261cm" svg:viewBox="0 0 72 72" draw:points="0,0 72,0 72,72 0,72">
          <text:p/>
        </draw:polygon>
        <draw:polygon draw:style-name="gr8" draw:text-style-name="P7" draw:layer="layout" svg:width="0.071cm" svg:height="0.071cm" svg:x="15.592cm" svg:y="19.261cm" svg:viewBox="0 0 72 72" draw:points="0,0 72,0 72,72 0,72">
          <text:p/>
        </draw:polygon>
        <draw:polygon draw:style-name="gr8" draw:text-style-name="P7" draw:layer="layout" svg:width="0.071cm" svg:height="0.07cm" svg:x="15.592cm" svg:y="19.085cm" svg:viewBox="0 0 72 71" draw:points="0,0 72,0 72,71 0,71">
          <text:p/>
        </draw:polygon>
        <draw:polygon draw:style-name="gr8" draw:text-style-name="P7" draw:layer="layout" svg:width="0.071cm" svg:height="0.07cm" svg:x="16.439cm" svg:y="19.085cm" svg:viewBox="0 0 72 71" draw:points="0,0 72,0 72,71 0,71">
          <text:p/>
        </draw:polygon>
        <draw:line draw:style-name="gr7" draw:text-style-name="P3" draw:layer="layout" svg:x1="20.356cm" svg:y1="19.297cm" svg:x2="20.002cm" svg:y2="19.12cm">
          <text:p/>
        </draw:line>
        <draw:line draw:style-name="gr7" draw:text-style-name="P3" draw:layer="layout" svg:x1="20.356cm" svg:y1="17.18cm" svg:x2="20.002cm" svg:y2="17.216cm">
          <text:p/>
        </draw:line>
        <draw:line draw:style-name="gr7" draw:text-style-name="P3" draw:layer="layout" svg:x1="18.732cm" svg:y1="15.346cm" svg:x2="19.297cm" svg:y2="15.275cm">
          <text:p/>
        </draw:line>
        <draw:line draw:style-name="gr7" draw:text-style-name="P3" draw:layer="layout" svg:x1="20.356cm" svg:y1="13.299cm" svg:x2="20.002cm" svg:y2="13.371cm">
          <text:p/>
        </draw:line>
        <draw:line draw:style-name="gr7" draw:text-style-name="P3" draw:layer="layout" svg:x1="18.732cm" svg:y1="11.43cm" svg:x2="19.297cm" svg:y2="11.466cm">
          <text:p/>
        </draw:line>
        <draw:line draw:style-name="gr7" draw:text-style-name="P3" draw:layer="layout" svg:x1="18.732cm" svg:y1="17.18cm" svg:x2="19.297cm" svg:y2="17.216cm">
          <text:p/>
        </draw:line>
        <draw:line draw:style-name="gr7" draw:text-style-name="P3" draw:layer="layout" svg:x1="18.732cm" svg:y1="19.297cm" svg:x2="19.297cm" svg:y2="19.12cm">
          <text:p/>
        </draw:line>
        <draw:line draw:style-name="gr7" draw:text-style-name="P3" draw:layer="layout" svg:x1="20.356cm" svg:y1="11.43cm" svg:x2="20.002cm" svg:y2="11.466cm">
          <text:p/>
        </draw:line>
        <draw:line draw:style-name="gr7" draw:text-style-name="P3" draw:layer="layout" svg:x1="26.493cm" svg:y1="13.299cm" svg:x2="26.706cm" svg:y2="13.371cm">
          <text:p/>
        </draw:line>
        <draw:line draw:style-name="gr7" draw:text-style-name="P3" draw:layer="layout" svg:x1="20.356cm" svg:y1="15.346cm" svg:x2="20.002cm" svg:y2="15.275cm">
          <text:p/>
        </draw:line>
        <draw:line draw:style-name="gr7" draw:text-style-name="P3" draw:layer="layout" svg:x1="29.174cm" svg:y1="19.296cm" svg:x2="28.645cm" svg:y2="19.296cm">
          <text:p/>
        </draw:line>
        <draw:line draw:style-name="gr7" draw:text-style-name="P3" draw:layer="layout" svg:x1="28.645cm" svg:y1="19.296cm" svg:x2="28.645cm" svg:y2="19.12cm">
          <text:p/>
        </draw:line>
        <draw:line draw:style-name="gr7" draw:text-style-name="P3" draw:layer="layout" svg:x1="28.645cm" svg:y1="19.12cm" svg:x2="27.41cm" svg:y2="19.12cm">
          <text:p/>
        </draw:line>
        <draw:polygon draw:style-name="gr8" draw:text-style-name="P7" draw:layer="layout" svg:width="0.071cm" svg:height="0.071cm" svg:x="29.139cm" svg:y="19.261cm" svg:viewBox="0 0 72 72" draw:points="0,0 72,0 72,72 0,72">
          <text:p/>
        </draw:polygon>
        <draw:polygon draw:style-name="gr8" draw:text-style-name="P7" draw:layer="layout" svg:width="0.07cm" svg:height="0.071cm" svg:x="28.61cm" svg:y="19.261cm" svg:viewBox="0 0 71 72" draw:points="0,0 71,0 71,72 0,72">
          <text:p/>
        </draw:polygon>
        <draw:polygon draw:style-name="gr8" draw:text-style-name="P7" draw:layer="layout" svg:width="0.07cm" svg:height="0.07cm" svg:x="28.61cm" svg:y="19.085cm" svg:viewBox="0 0 71 71" draw:points="0,0 71,0 71,71 0,71">
          <text:p/>
        </draw:polygon>
        <draw:polygon draw:style-name="gr8" draw:text-style-name="P7" draw:layer="layout" svg:width="0.071cm" svg:height="0.07cm" svg:x="27.375cm" svg:y="19.085cm" svg:viewBox="0 0 72 71" draw:points="0,0 72,0 72,71 0,71">
          <text:p/>
        </draw:polygon>
        <draw:line draw:style-name="gr7" draw:text-style-name="P3" draw:layer="layout" svg:x1="14.005cm" svg:y1="19.296cm" svg:x2="13.476cm" svg:y2="19.296cm">
          <text:p/>
        </draw:line>
        <draw:line draw:style-name="gr7" draw:text-style-name="P3" draw:layer="layout" svg:x1="13.476cm" svg:y1="19.296cm" svg:x2="13.476cm" svg:y2="17.391cm">
          <text:p/>
        </draw:line>
        <draw:line draw:style-name="gr7" draw:text-style-name="P3" draw:layer="layout" svg:x1="13.476cm" svg:y1="17.391cm" svg:x2="12.629cm" svg:y2="17.391cm">
          <text:p/>
        </draw:line>
        <draw:polygon draw:style-name="gr8" draw:text-style-name="P7" draw:layer="layout" svg:width="0.07cm" svg:height="0.071cm" svg:x="13.97cm" svg:y="19.261cm" svg:viewBox="0 0 71 72" draw:points="0,0 71,0 71,72 0,72">
          <text:p/>
        </draw:polygon>
        <draw:polygon draw:style-name="gr8" draw:text-style-name="P7" draw:layer="layout" svg:width="0.071cm" svg:height="0.071cm" svg:x="13.44cm" svg:y="19.261cm" svg:viewBox="0 0 72 72" draw:points="0,0 72,0 72,72 0,72">
          <text:p/>
        </draw:polygon>
        <draw:polygon draw:style-name="gr8" draw:text-style-name="P7" draw:layer="layout" svg:width="0.071cm" svg:height="0.071cm" svg:x="13.44cm" svg:y="17.356cm" svg:viewBox="0 0 72 72" draw:points="0,0 72,0 72,72 0,72">
          <text:p/>
        </draw:polygon>
        <draw:polygon draw:style-name="gr8" draw:text-style-name="P7" draw:layer="layout" svg:width="0.07cm" svg:height="0.071cm" svg:x="12.594cm" svg:y="17.356cm" svg:viewBox="0 0 71 72" draw:points="0,0 71,0 71,72 0,72">
          <text:p/>
        </draw:polygon>
        <draw:line draw:style-name="gr7" draw:text-style-name="P3" draw:layer="layout" svg:x1="28.821cm" svg:y1="17.18cm" svg:x2="28.292cm" svg:y2="17.18cm">
          <text:p/>
        </draw:line>
        <draw:line draw:style-name="gr7" draw:text-style-name="P3" draw:layer="layout" svg:x1="28.292cm" svg:y1="17.18cm" svg:x2="28.292cm" svg:y2="17.215cm">
          <text:p/>
        </draw:line>
        <draw:line draw:style-name="gr7" draw:text-style-name="P3" draw:layer="layout" svg:x1="28.292cm" svg:y1="17.215cm" svg:x2="27.41cm" svg:y2="17.215cm">
          <text:p/>
        </draw:line>
        <draw:polygon draw:style-name="gr8" draw:text-style-name="P7" draw:layer="layout" svg:width="0.071cm" svg:height="0.07cm" svg:x="28.786cm" svg:y="17.145cm" svg:viewBox="0 0 72 71" draw:points="0,0 72,0 72,71 0,71">
          <text:p/>
        </draw:polygon>
        <draw:polygon draw:style-name="gr8" draw:text-style-name="P7" draw:layer="layout" svg:width="0.071cm" svg:height="0.07cm" svg:x="28.257cm" svg:y="17.145cm" svg:viewBox="0 0 72 71" draw:points="0,0 72,0 72,71 0,71">
          <text:p/>
        </draw:polygon>
        <draw:polygon draw:style-name="gr8" draw:text-style-name="P7" draw:layer="layout" svg:width="0.071cm" svg:height="0.07cm" svg:x="28.257cm" svg:y="17.18cm" svg:viewBox="0 0 72 71" draw:points="0,0 72,0 72,71 0,71">
          <text:p/>
        </draw:polygon>
        <draw:polygon draw:style-name="gr8" draw:text-style-name="P7" draw:layer="layout" svg:width="0.071cm" svg:height="0.07cm" svg:x="27.375cm" svg:y="17.18cm" svg:viewBox="0 0 72 71" draw:points="0,0 72,0 72,71 0,71">
          <text:p/>
        </draw:polygon>
        <draw:line draw:style-name="gr7" draw:text-style-name="P3" draw:layer="layout" svg:x1="28.821cm" svg:y1="13.229cm" svg:x2="28.292cm" svg:y2="13.229cm">
          <text:p/>
        </draw:line>
        <draw:line draw:style-name="gr7" draw:text-style-name="P3" draw:layer="layout" svg:x1="28.292cm" svg:y1="13.229cm" svg:x2="28.292cm" svg:y2="13.37cm">
          <text:p/>
        </draw:line>
        <draw:line draw:style-name="gr7" draw:text-style-name="P3" draw:layer="layout" svg:x1="28.292cm" svg:y1="13.37cm" svg:x2="27.41cm" svg:y2="13.37cm">
          <text:p/>
        </draw:line>
        <draw:polygon draw:style-name="gr8" draw:text-style-name="P7" draw:layer="layout" svg:width="0.071cm" svg:height="0.071cm" svg:x="28.786cm" svg:y="13.193cm" svg:viewBox="0 0 72 72" draw:points="0,0 72,0 72,72 0,72">
          <text:p/>
        </draw:polygon>
        <draw:polygon draw:style-name="gr8" draw:text-style-name="P7" draw:layer="layout" svg:width="0.071cm" svg:height="0.071cm" svg:x="28.257cm" svg:y="13.193cm" svg:viewBox="0 0 72 72" draw:points="0,0 72,0 72,72 0,72">
          <text:p/>
        </draw:polygon>
        <draw:polygon draw:style-name="gr8" draw:text-style-name="P7" draw:layer="layout" svg:width="0.071cm" svg:height="0.07cm" svg:x="28.257cm" svg:y="13.335cm" svg:viewBox="0 0 72 71" draw:points="0,0 72,0 72,71 0,71">
          <text:p/>
        </draw:polygon>
        <draw:polygon draw:style-name="gr8" draw:text-style-name="P7" draw:layer="layout" svg:width="0.071cm" svg:height="0.07cm" svg:x="27.375cm" svg:y="13.335cm" svg:viewBox="0 0 72 71" draw:points="0,0 72,0 72,71 0,71">
          <text:p/>
        </draw:polygon>
        <draw:line draw:style-name="gr7" draw:text-style-name="P3" draw:layer="layout" svg:x1="10.512cm" svg:y1="49.283cm" svg:x2="10.512cm" svg:y2="48.753cm">
          <text:p/>
        </draw:line>
        <draw:polyline draw:style-name="gr7" draw:text-style-name="P3" draw:layer="layout" svg:width="0cm" svg:height="0cm" svg:x="10.512cm" svg:y="48.753cm" svg:viewBox="0 0 0 0" draw:points="0,0">
          <text:p/>
        </draw:polyline>
        <draw:line draw:style-name="gr7" draw:text-style-name="P3" draw:layer="layout" svg:x1="10.512cm" svg:y1="48.753cm" svg:x2="10.512cm" svg:y2="48.295cm">
          <text:p/>
        </draw:line>
        <draw:polygon draw:style-name="gr8" draw:text-style-name="P7" draw:layer="layout" svg:width="0.071cm" svg:height="0.071cm" svg:x="10.477cm" svg:y="49.247cm" svg:viewBox="0 0 72 72" draw:points="0,0 72,0 72,72 0,72">
          <text:p/>
        </draw:polygon>
        <draw:polygon draw:style-name="gr8" draw:text-style-name="P7" draw:layer="layout" svg:width="0.071cm" svg:height="0.071cm" svg:x="10.477cm" svg:y="48.718cm" svg:viewBox="0 0 72 72" draw:points="0,0 72,0 72,72 0,72">
          <text:p/>
        </draw:polygon>
        <draw:polygon draw:style-name="gr8" draw:text-style-name="P7" draw:layer="layout" svg:width="0.071cm" svg:height="0.071cm" svg:x="10.477cm" svg:y="48.718cm" svg:viewBox="0 0 72 72" draw:points="0,0 72,0 72,72 0,72">
          <text:p/>
        </draw:polygon>
        <draw:polygon draw:style-name="gr8" draw:text-style-name="P7" draw:layer="layout" svg:width="0.071cm" svg:height="0.07cm" svg:x="10.477cm" svg:y="48.26cm" svg:viewBox="0 0 72 71" draw:points="0,0 72,0 72,71 0,71">
          <text:p/>
        </draw:polygon>
        <draw:line draw:style-name="gr7" draw:text-style-name="P3" draw:layer="layout" svg:x1="29.915cm" svg:y1="11.43cm" svg:x2="30.444cm" svg:y2="11.43cm">
          <text:p/>
        </draw:line>
        <draw:line draw:style-name="gr7" draw:text-style-name="P3" draw:layer="layout" svg:x1="30.444cm" svg:y1="11.43cm" svg:x2="30.444cm" svg:y2="14.675cm">
          <text:p/>
        </draw:line>
        <draw:line draw:style-name="gr7" draw:text-style-name="P3" draw:layer="layout" svg:x1="30.444cm" svg:y1="14.675cm" svg:x2="35.701cm" svg:y2="14.675cm">
          <text:p/>
        </draw:line>
        <draw:polygon draw:style-name="gr8" draw:text-style-name="P7" draw:layer="layout" svg:width="0.07cm" svg:height="0.071cm" svg:x="29.88cm" svg:y="11.394cm" svg:viewBox="0 0 71 72" draw:points="0,0 71,0 71,72 0,72">
          <text:p/>
        </draw:polygon>
        <draw:polygon draw:style-name="gr8" draw:text-style-name="P7" draw:layer="layout" svg:width="0.071cm" svg:height="0.071cm" svg:x="30.409cm" svg:y="11.394cm" svg:viewBox="0 0 72 72" draw:points="0,0 72,0 72,72 0,72">
          <text:p/>
        </draw:polygon>
        <draw:polygon draw:style-name="gr8" draw:text-style-name="P7" draw:layer="layout" svg:width="0.071cm" svg:height="0.07cm" svg:x="30.409cm" svg:y="14.64cm" svg:viewBox="0 0 72 71" draw:points="0,0 72,0 72,71 0,71">
          <text:p/>
        </draw:polygon>
        <draw:polygon draw:style-name="gr8" draw:text-style-name="P7" draw:layer="layout" svg:width="0.071cm" svg:height="0.07cm" svg:x="35.665cm" svg:y="14.64cm" svg:viewBox="0 0 72 71" draw:points="0,0 72,0 72,71 0,71">
          <text:p/>
        </draw:polygon>
        <draw:line draw:style-name="gr7" draw:text-style-name="P3" draw:layer="layout" svg:x1="10.512cm" svg:y1="50.129cm" svg:x2="10.512cm" svg:y2="50.658cm">
          <text:p/>
        </draw:line>
        <draw:polyline draw:style-name="gr7" draw:text-style-name="P3" draw:layer="layout" svg:width="0cm" svg:height="0cm" svg:x="10.512cm" svg:y="50.658cm" svg:viewBox="0 0 0 0" draw:points="0,0">
          <text:p/>
        </draw:polyline>
        <draw:line draw:style-name="gr7" draw:text-style-name="P3" draw:layer="layout" svg:x1="10.512cm" svg:y1="50.658cm" svg:x2="10.512cm" svg:y2="51.046cm">
          <text:p/>
        </draw:line>
        <draw:polygon draw:style-name="gr8" draw:text-style-name="P7" draw:layer="layout" svg:width="0.071cm" svg:height="0.071cm" svg:x="10.477cm" svg:y="50.094cm" svg:viewBox="0 0 72 72" draw:points="0,0 72,0 72,72 0,72">
          <text:p/>
        </draw:polygon>
        <draw:polygon draw:style-name="gr8" draw:text-style-name="P7" draw:layer="layout" svg:width="0.071cm" svg:height="0.071cm" svg:x="10.477cm" svg:y="50.623cm" svg:viewBox="0 0 72 72" draw:points="0,0 72,0 72,72 0,72">
          <text:p/>
        </draw:polygon>
        <draw:polygon draw:style-name="gr8" draw:text-style-name="P7" draw:layer="layout" svg:width="0.071cm" svg:height="0.071cm" svg:x="10.477cm" svg:y="50.623cm" svg:viewBox="0 0 72 72" draw:points="0,0 72,0 72,72 0,72">
          <text:p/>
        </draw:polygon>
        <draw:polygon draw:style-name="gr8" draw:text-style-name="P7" draw:layer="layout" svg:width="0.071cm" svg:height="0.071cm" svg:x="10.477cm" svg:y="51.011cm" svg:viewBox="0 0 72 72" draw:points="0,0 72,0 72,72 0,72">
          <text:p/>
        </draw:polygon>
        <draw:line draw:style-name="gr7" draw:text-style-name="P3" draw:layer="layout" svg:x1="9.63cm" svg:y1="18.944cm" svg:x2="9.63cm" svg:y2="18.415cm">
          <text:p/>
        </draw:line>
        <draw:polyline draw:style-name="gr7" draw:text-style-name="P3" draw:layer="layout" svg:width="0cm" svg:height="0cm" svg:x="9.63cm" svg:y="18.415cm" svg:viewBox="0 0 0 0" draw:points="0,0">
          <text:p/>
        </draw:polyline>
        <draw:line draw:style-name="gr7" draw:text-style-name="P3" draw:layer="layout" svg:x1="9.63cm" svg:y1="18.415cm" svg:x2="9.63cm" svg:y2="17.78cm">
          <text:p/>
        </draw:line>
        <draw:polygon draw:style-name="gr8" draw:text-style-name="P7" draw:layer="layout" svg:width="0.071cm" svg:height="0.071cm" svg:x="9.595cm" svg:y="18.908cm" svg:viewBox="0 0 72 72" draw:points="0,0 72,0 72,72 0,72">
          <text:p/>
        </draw:polygon>
        <draw:polygon draw:style-name="gr8" draw:text-style-name="P7" draw:layer="layout" svg:width="0.071cm" svg:height="0.071cm" svg:x="9.595cm" svg:y="18.379cm" svg:viewBox="0 0 72 72" draw:points="0,0 72,0 72,72 0,72">
          <text:p/>
        </draw:polygon>
        <draw:polygon draw:style-name="gr8" draw:text-style-name="P7" draw:layer="layout" svg:width="0.071cm" svg:height="0.071cm" svg:x="9.595cm" svg:y="18.379cm" svg:viewBox="0 0 72 72" draw:points="0,0 72,0 72,72 0,72">
          <text:p/>
        </draw:polygon>
        <draw:polygon draw:style-name="gr8" draw:text-style-name="P7" draw:layer="layout" svg:width="0.071cm" svg:height="0.072cm" svg:x="9.595cm" svg:y="17.744cm" svg:viewBox="0 0 72 73" draw:points="0,0 72,0 72,73 0,73">
          <text:p/>
        </draw:polygon>
        <draw:line draw:style-name="gr7" draw:text-style-name="P3" draw:layer="layout" svg:x1="14.358cm" svg:y1="53.869cm" svg:x2="13.828cm" svg:y2="53.869cm">
          <text:p/>
        </draw:line>
        <draw:polyline draw:style-name="gr7" draw:text-style-name="P3" draw:layer="layout" svg:width="0cm" svg:height="0cm" svg:x="13.828cm" svg:y="53.869cm" svg:viewBox="0 0 0 0" draw:points="0,0">
          <text:p/>
        </draw:polyline>
        <draw:line draw:style-name="gr7" draw:text-style-name="P3" draw:layer="layout" svg:x1="13.828cm" svg:y1="53.869cm" svg:x2="13.511cm" svg:y2="53.869cm">
          <text:p/>
        </draw:line>
        <draw:polygon draw:style-name="gr8" draw:text-style-name="P7" draw:layer="layout" svg:width="0.071cm" svg:height="0.071cm" svg:x="14.322cm" svg:y="53.833cm" svg:viewBox="0 0 72 72" draw:points="0,0 72,0 72,72 0,72">
          <text:p/>
        </draw:polygon>
        <draw:polygon draw:style-name="gr8" draw:text-style-name="P7" draw:layer="layout" svg:width="0.071cm" svg:height="0.071cm" svg:x="13.793cm" svg:y="53.833cm" svg:viewBox="0 0 72 72" draw:points="0,0 72,0 72,72 0,72">
          <text:p/>
        </draw:polygon>
        <draw:polygon draw:style-name="gr8" draw:text-style-name="P7" draw:layer="layout" svg:width="0.071cm" svg:height="0.071cm" svg:x="13.793cm" svg:y="53.833cm" svg:viewBox="0 0 72 72" draw:points="0,0 72,0 72,72 0,72">
          <text:p/>
        </draw:polygon>
        <draw:polygon draw:style-name="gr8" draw:text-style-name="P7" draw:layer="layout" svg:width="0.07cm" svg:height="0.071cm" svg:x="13.476cm" svg:y="53.833cm" svg:viewBox="0 0 71 72" draw:points="0,0 71,0 71,72 0,72">
          <text:p/>
        </draw:polygon>
        <draw:line draw:style-name="gr7" draw:text-style-name="P3" draw:layer="layout" svg:x1="16.086cm" svg:y1="53.869cm" svg:x2="16.615cm" svg:y2="53.869cm">
          <text:p/>
        </draw:line>
        <draw:line draw:style-name="gr7" draw:text-style-name="P3" draw:layer="layout" svg:x1="16.615cm" svg:y1="53.869cm" svg:x2="16.615cm" svg:y2="52.669cm">
          <text:p/>
        </draw:line>
        <draw:line draw:style-name="gr7" draw:text-style-name="P3" draw:layer="layout" svg:x1="16.615cm" svg:y1="52.669cm" svg:x2="16.474cm" svg:y2="52.669cm">
          <text:p/>
        </draw:line>
        <draw:polygon draw:style-name="gr8" draw:text-style-name="P7" draw:layer="layout" svg:width="0.07cm" svg:height="0.071cm" svg:x="16.051cm" svg:y="53.833cm" svg:viewBox="0 0 71 72" draw:points="0,0 71,0 71,72 0,72">
          <text:p/>
        </draw:polygon>
        <draw:polygon draw:style-name="gr8" draw:text-style-name="P7" draw:layer="layout" svg:width="0.071cm" svg:height="0.071cm" svg:x="16.58cm" svg:y="53.833cm" svg:viewBox="0 0 72 72" draw:points="0,0 72,0 72,72 0,72">
          <text:p/>
        </draw:polygon>
        <draw:polygon draw:style-name="gr8" draw:text-style-name="P7" draw:layer="layout" svg:width="0.071cm" svg:height="0.071cm" svg:x="16.58cm" svg:y="52.634cm" svg:viewBox="0 0 72 72" draw:points="0,0 72,0 72,72 0,72">
          <text:p/>
        </draw:polygon>
        <draw:polygon draw:style-name="gr8" draw:text-style-name="P7" draw:layer="layout" svg:width="0.071cm" svg:height="0.071cm" svg:x="16.439cm" svg:y="52.634cm" svg:viewBox="0 0 72 72" draw:points="0,0 72,0 72,72 0,72">
          <text:p/>
        </draw:polygon>
        <draw:line draw:style-name="gr7" draw:text-style-name="P3" draw:layer="layout" svg:x1="23.177cm" svg:y1="53.869cm" svg:x2="22.648cm" svg:y2="53.869cm">
          <text:p/>
        </draw:line>
        <draw:line draw:style-name="gr7" draw:text-style-name="P3" draw:layer="layout" svg:x1="22.648cm" svg:y1="53.869cm" svg:x2="22.648cm" svg:y2="52.669cm">
          <text:p/>
        </draw:line>
        <draw:line draw:style-name="gr7" draw:text-style-name="P3" draw:layer="layout" svg:x1="22.648cm" svg:y1="52.669cm" svg:x2="21.272cm" svg:y2="52.669cm">
          <text:p/>
        </draw:line>
        <draw:polygon draw:style-name="gr8" draw:text-style-name="P7" draw:layer="layout" svg:width="0.07cm" svg:height="0.071cm" svg:x="23.142cm" svg:y="53.833cm" svg:viewBox="0 0 71 72" draw:points="0,0 71,0 71,72 0,72">
          <text:p/>
        </draw:polygon>
        <draw:polygon draw:style-name="gr8" draw:text-style-name="P7" draw:layer="layout" svg:width="0.07cm" svg:height="0.071cm" svg:x="22.613cm" svg:y="53.833cm" svg:viewBox="0 0 71 72" draw:points="0,0 71,0 71,72 0,72">
          <text:p/>
        </draw:polygon>
        <draw:polygon draw:style-name="gr8" draw:text-style-name="P7" draw:layer="layout" svg:width="0.07cm" svg:height="0.071cm" svg:x="22.613cm" svg:y="52.634cm" svg:viewBox="0 0 71 72" draw:points="0,0 71,0 71,72 0,72">
          <text:p/>
        </draw:polygon>
        <draw:polygon draw:style-name="gr8" draw:text-style-name="P7" draw:layer="layout" svg:width="0.07cm" svg:height="0.071cm" svg:x="21.237cm" svg:y="52.634cm" svg:viewBox="0 0 71 72" draw:points="0,0 71,0 71,72 0,72">
          <text:p/>
        </draw:polygon>
        <draw:line draw:style-name="gr7" draw:text-style-name="P3" draw:layer="layout" svg:x1="24.906cm" svg:y1="53.869cm" svg:x2="25.435cm" svg:y2="53.869cm">
          <text:p/>
        </draw:line>
        <draw:line draw:style-name="gr7" draw:text-style-name="P3" draw:layer="layout" svg:x1="25.435cm" svg:y1="53.869cm" svg:x2="25.435cm" svg:y2="44.026cm">
          <text:p/>
        </draw:line>
        <draw:line draw:style-name="gr7" draw:text-style-name="P3" draw:layer="layout" svg:x1="25.435cm" svg:y1="44.026cm" svg:x2="36.336cm" svg:y2="44.026cm">
          <text:p/>
        </draw:line>
        <draw:polygon draw:style-name="gr8" draw:text-style-name="P7" draw:layer="layout" svg:width="0.071cm" svg:height="0.071cm" svg:x="24.87cm" svg:y="53.833cm" svg:viewBox="0 0 72 72" draw:points="0,0 72,0 72,72 0,72">
          <text:p/>
        </draw:polygon>
        <draw:polygon draw:style-name="gr8" draw:text-style-name="P7" draw:layer="layout" svg:width="0.07cm" svg:height="0.071cm" svg:x="25.4cm" svg:y="53.833cm" svg:viewBox="0 0 71 72" draw:points="0,0 71,0 71,72 0,72">
          <text:p/>
        </draw:polygon>
        <draw:polygon draw:style-name="gr8" draw:text-style-name="P7" draw:layer="layout" svg:width="0.07cm" svg:height="0.07cm" svg:x="25.4cm" svg:y="43.991cm" svg:viewBox="0 0 71 71" draw:points="0,0 71,0 71,71 0,71">
          <text:p/>
        </draw:polygon>
        <draw:polygon draw:style-name="gr8" draw:text-style-name="P7" draw:layer="layout" svg:width="0.071cm" svg:height="0.07cm" svg:x="36.3cm" svg:y="43.991cm" svg:viewBox="0 0 72 71" draw:points="0,0 72,0 72,71 0,71">
          <text:p/>
        </draw:polygon>
        <draw:line draw:style-name="gr7" draw:text-style-name="P3" draw:layer="layout" svg:x1="3.81cm" svg:y1="23.248cm" svg:x2="3.81cm" svg:y2="23.777cm">
          <text:p/>
        </draw:line>
        <draw:line draw:style-name="gr7" draw:text-style-name="P3" draw:layer="layout" svg:x1="3.81cm" svg:y1="23.777cm" svg:x2="1.481cm" svg:y2="23.777cm">
          <text:p/>
        </draw:line>
        <draw:line draw:style-name="gr7" draw:text-style-name="P3" draw:layer="layout" svg:x1="1.481cm" svg:y1="23.777cm" svg:x2="1.481cm" svg:y2="25.294cm">
          <text:p/>
        </draw:line>
        <draw:polygon draw:style-name="gr8" draw:text-style-name="P7" draw:layer="layout" svg:width="0.071cm" svg:height="0.071cm" svg:x="3.774cm" svg:y="23.212cm" svg:viewBox="0 0 72 72" draw:points="0,0 72,0 72,72 0,72">
          <text:p/>
        </draw:polygon>
        <draw:polygon draw:style-name="gr8" draw:text-style-name="P7" draw:layer="layout" svg:width="0.071cm" svg:height="0.071cm" svg:x="3.774cm" svg:y="23.741cm" svg:viewBox="0 0 72 72" draw:points="0,0 72,0 72,72 0,72">
          <text:p/>
        </draw:polygon>
        <draw:polygon draw:style-name="gr8" draw:text-style-name="P7" draw:layer="layout" svg:width="0.07cm" svg:height="0.071cm" svg:x="1.446cm" svg:y="23.741cm" svg:viewBox="0 0 71 72" draw:points="0,0 71,0 71,72 0,72">
          <text:p/>
        </draw:polygon>
        <draw:polygon draw:style-name="gr8" draw:text-style-name="P7" draw:layer="layout" svg:width="0.07cm" svg:height="0.071cm" svg:x="1.446cm" svg:y="25.258cm" svg:viewBox="0 0 71 72" draw:points="0,0 71,0 71,72 0,72">
          <text:p/>
        </draw:polygon>
        <draw:line draw:style-name="gr7" draw:text-style-name="P3" draw:layer="layout" svg:x1="6.491cm" svg:y1="46.108cm" svg:x2="6.491cm" svg:y2="45.578cm">
          <text:p/>
        </draw:line>
        <draw:line draw:style-name="gr7" draw:text-style-name="P3" draw:layer="layout" svg:x1="6.491cm" svg:y1="45.578cm" svg:x2="8.854cm" svg:y2="45.578cm">
          <text:p/>
        </draw:line>
        <draw:line draw:style-name="gr7" draw:text-style-name="P3" draw:layer="layout" svg:x1="8.854cm" svg:y1="45.578cm" svg:x2="8.854cm" svg:y2="44.061cm">
          <text:p/>
        </draw:line>
        <draw:polygon draw:style-name="gr8" draw:text-style-name="P7" draw:layer="layout" svg:width="0.071cm" svg:height="0.071cm" svg:x="6.455cm" svg:y="46.072cm" svg:viewBox="0 0 72 72" draw:points="0,0 72,0 72,72 0,72">
          <text:p/>
        </draw:polygon>
        <draw:polygon draw:style-name="gr8" draw:text-style-name="P7" draw:layer="layout" svg:width="0.071cm" svg:height="0.071cm" svg:x="6.455cm" svg:y="45.543cm" svg:viewBox="0 0 72 72" draw:points="0,0 72,0 72,72 0,72">
          <text:p/>
        </draw:polygon>
        <draw:polygon draw:style-name="gr8" draw:text-style-name="P7" draw:layer="layout" svg:width="0.071cm" svg:height="0.071cm" svg:x="8.819cm" svg:y="45.543cm" svg:viewBox="0 0 72 72" draw:points="0,0 72,0 72,72 0,72">
          <text:p/>
        </draw:polygon>
        <draw:polygon draw:style-name="gr8" draw:text-style-name="P7" draw:layer="layout" svg:width="0.071cm" svg:height="0.071cm" svg:x="8.819cm" svg:y="44.026cm" svg:viewBox="0 0 72 72" draw:points="0,0 72,0 72,72 0,72">
          <text:p/>
        </draw:polygon>
        <draw:line draw:style-name="gr7" draw:text-style-name="P3" draw:layer="layout" svg:x1="10.265cm" svg:y1="22.824cm" svg:x2="10.795cm" svg:y2="22.824cm">
          <text:p/>
        </draw:line>
        <draw:line draw:style-name="gr7" draw:text-style-name="P3" draw:layer="layout" svg:x1="10.795cm" svg:y1="22.824cm" svg:x2="10.795cm" svg:y2="22.86cm">
          <text:p/>
        </draw:line>
        <draw:line draw:style-name="gr7" draw:text-style-name="P3" draw:layer="layout" svg:x1="10.795cm" svg:y1="22.86cm" svg:x2="13.299cm" svg:y2="22.86cm">
          <text:p/>
        </draw:line>
        <draw:polygon draw:style-name="gr8" draw:text-style-name="P7" draw:layer="layout" svg:width="0.071cm" svg:height="0.071cm" svg:x="10.23cm" svg:y="22.789cm" svg:viewBox="0 0 72 72" draw:points="0,0 72,0 72,72 0,72">
          <text:p/>
        </draw:polygon>
        <draw:polygon draw:style-name="gr8" draw:text-style-name="P7" draw:layer="layout" svg:width="0.071cm" svg:height="0.071cm" svg:x="10.759cm" svg:y="22.789cm" svg:viewBox="0 0 72 72" draw:points="0,0 72,0 72,72 0,72">
          <text:p/>
        </draw:polygon>
        <draw:polygon draw:style-name="gr8" draw:text-style-name="P7" draw:layer="layout" svg:width="0.071cm" svg:height="0.071cm" svg:x="10.759cm" svg:y="22.824cm" svg:viewBox="0 0 72 72" draw:points="0,0 72,0 72,72 0,72">
          <text:p/>
        </draw:polygon>
        <draw:polygon draw:style-name="gr8" draw:text-style-name="P7" draw:layer="layout" svg:width="0.072cm" svg:height="0.071cm" svg:x="13.264cm" svg:y="22.824cm" svg:viewBox="0 0 73 72" draw:points="0,0 73,0 73,72 0,72">
          <text:p/>
        </draw:polygon>
        <draw:line draw:style-name="gr7" draw:text-style-name="P3" draw:layer="layout" svg:x1="9.419cm" svg:y1="22.824cm" svg:x2="8.89cm" svg:y2="22.824cm">
          <text:p/>
        </draw:line>
        <draw:line draw:style-name="gr7" draw:text-style-name="P3" draw:layer="layout" svg:x1="8.89cm" svg:y1="22.824cm" svg:x2="8.89cm" svg:y2="22.86cm">
          <text:p/>
        </draw:line>
        <draw:line draw:style-name="gr7" draw:text-style-name="P3" draw:layer="layout" svg:x1="8.89cm" svg:y1="22.86cm" svg:x2="6.879cm" svg:y2="22.86cm">
          <text:p/>
        </draw:line>
        <draw:polygon draw:style-name="gr8" draw:text-style-name="P7" draw:layer="layout" svg:width="0.071cm" svg:height="0.071cm" svg:x="9.383cm" svg:y="22.789cm" svg:viewBox="0 0 72 72" draw:points="0,0 72,0 72,72 0,72">
          <text:p/>
        </draw:polygon>
        <draw:polygon draw:style-name="gr8" draw:text-style-name="P7" draw:layer="layout" svg:width="0.072cm" svg:height="0.071cm" svg:x="8.854cm" svg:y="22.789cm" svg:viewBox="0 0 73 72" draw:points="0,0 73,0 73,72 0,72">
          <text:p/>
        </draw:polygon>
        <draw:polygon draw:style-name="gr8" draw:text-style-name="P7" draw:layer="layout" svg:width="0.072cm" svg:height="0.071cm" svg:x="8.854cm" svg:y="22.824cm" svg:viewBox="0 0 73 72" draw:points="0,0 73,0 73,72 0,72">
          <text:p/>
        </draw:polygon>
        <draw:polygon draw:style-name="gr8" draw:text-style-name="P7" draw:layer="layout" svg:width="0.071cm" svg:height="0.071cm" svg:x="6.843cm" svg:y="22.824cm" svg:viewBox="0 0 72 72" draw:points="0,0 72,0 72,72 0,72">
          <text:p/>
        </draw:polygon>
        <draw:line draw:style-name="gr7" draw:text-style-name="P3" draw:layer="layout" svg:x1="6.491cm" svg:y1="23.248cm" svg:x2="6.491cm" svg:y2="23.777cm">
          <text:p/>
        </draw:line>
        <draw:line draw:style-name="gr7" draw:text-style-name="P3" draw:layer="layout" svg:x1="6.491cm" svg:y1="23.777cm" svg:x2="8.854cm" svg:y2="23.777cm">
          <text:p/>
        </draw:line>
        <draw:line draw:style-name="gr7" draw:text-style-name="P3" draw:layer="layout" svg:x1="8.854cm" svg:y1="23.777cm" svg:x2="8.854cm" svg:y2="25.294cm">
          <text:p/>
        </draw:line>
        <draw:polygon draw:style-name="gr8" draw:text-style-name="P7" draw:layer="layout" svg:width="0.071cm" svg:height="0.071cm" svg:x="6.455cm" svg:y="23.212cm" svg:viewBox="0 0 72 72" draw:points="0,0 72,0 72,72 0,72">
          <text:p/>
        </draw:polygon>
        <draw:polygon draw:style-name="gr8" draw:text-style-name="P7" draw:layer="layout" svg:width="0.071cm" svg:height="0.071cm" svg:x="6.455cm" svg:y="23.741cm" svg:viewBox="0 0 72 72" draw:points="0,0 72,0 72,72 0,72">
          <text:p/>
        </draw:polygon>
        <draw:polygon draw:style-name="gr8" draw:text-style-name="P7" draw:layer="layout" svg:width="0.071cm" svg:height="0.071cm" svg:x="8.819cm" svg:y="23.741cm" svg:viewBox="0 0 72 72" draw:points="0,0 72,0 72,72 0,72">
          <text:p/>
        </draw:polygon>
        <draw:polygon draw:style-name="gr8" draw:text-style-name="P7" draw:layer="layout" svg:width="0.071cm" svg:height="0.071cm" svg:x="8.819cm" svg:y="25.258cm" svg:viewBox="0 0 72 72" draw:points="0,0 72,0 72,72 0,72">
          <text:p/>
        </draw:polygon>
        <draw:line draw:style-name="gr7" draw:text-style-name="P3" draw:layer="layout" svg:x1="6.103cm" svg:y1="23.248cm" svg:x2="6.103cm" svg:y2="23.777cm">
          <text:p/>
        </draw:line>
        <draw:line draw:style-name="gr7" draw:text-style-name="P3" draw:layer="layout" svg:x1="6.103cm" svg:y1="23.777cm" svg:x2="7.796cm" svg:y2="23.777cm">
          <text:p/>
        </draw:line>
        <draw:line draw:style-name="gr7" draw:text-style-name="P3" draw:layer="layout" svg:x1="7.796cm" svg:y1="23.777cm" svg:x2="7.796cm" svg:y2="25.294cm">
          <text:p/>
        </draw:line>
        <draw:polygon draw:style-name="gr8" draw:text-style-name="P7" draw:layer="layout" svg:width="0.071cm" svg:height="0.071cm" svg:x="6.067cm" svg:y="23.212cm" svg:viewBox="0 0 72 72" draw:points="0,0 72,0 72,72 0,72">
          <text:p/>
        </draw:polygon>
        <draw:polygon draw:style-name="gr8" draw:text-style-name="P7" draw:layer="layout" svg:width="0.071cm" svg:height="0.071cm" svg:x="6.067cm" svg:y="23.741cm" svg:viewBox="0 0 72 72" draw:points="0,0 72,0 72,72 0,72">
          <text:p/>
        </draw:polygon>
        <draw:polygon draw:style-name="gr8" draw:text-style-name="P7" draw:layer="layout" svg:width="0.07cm" svg:height="0.071cm" svg:x="7.761cm" svg:y="23.741cm" svg:viewBox="0 0 71 72" draw:points="0,0 71,0 71,72 0,72">
          <text:p/>
        </draw:polygon>
        <draw:polygon draw:style-name="gr8" draw:text-style-name="P7" draw:layer="layout" svg:width="0.07cm" svg:height="0.071cm" svg:x="7.761cm" svg:y="25.258cm" svg:viewBox="0 0 71 72" draw:points="0,0 71,0 71,72 0,72">
          <text:p/>
        </draw:polygon>
        <draw:line draw:style-name="gr7" draw:text-style-name="P3" draw:layer="layout" svg:x1="5.715cm" svg:y1="23.248cm" svg:x2="5.715cm" svg:y2="23.777cm">
          <text:p/>
        </draw:line>
        <draw:line draw:style-name="gr7" draw:text-style-name="P3" draw:layer="layout" svg:x1="5.715cm" svg:y1="23.777cm" svg:x2="6.773cm" svg:y2="23.777cm">
          <text:p/>
        </draw:line>
        <draw:line draw:style-name="gr7" draw:text-style-name="P3" draw:layer="layout" svg:x1="6.773cm" svg:y1="23.777cm" svg:x2="6.773cm" svg:y2="25.294cm">
          <text:p/>
        </draw:line>
        <draw:polygon draw:style-name="gr8" draw:text-style-name="P7" draw:layer="layout" svg:width="0.071cm" svg:height="0.071cm" svg:x="5.679cm" svg:y="23.212cm" svg:viewBox="0 0 72 72" draw:points="0,0 72,0 72,72 0,72">
          <text:p/>
        </draw:polygon>
        <draw:polygon draw:style-name="gr8" draw:text-style-name="P7" draw:layer="layout" svg:width="0.071cm" svg:height="0.071cm" svg:x="5.679cm" svg:y="23.741cm" svg:viewBox="0 0 72 72" draw:points="0,0 72,0 72,72 0,72">
          <text:p/>
        </draw:polygon>
        <draw:polygon draw:style-name="gr8" draw:text-style-name="P7" draw:layer="layout" svg:width="0.07cm" svg:height="0.071cm" svg:x="6.738cm" svg:y="23.741cm" svg:viewBox="0 0 71 72" draw:points="0,0 71,0 71,72 0,72">
          <text:p/>
        </draw:polygon>
        <draw:polygon draw:style-name="gr8" draw:text-style-name="P7" draw:layer="layout" svg:width="0.07cm" svg:height="0.071cm" svg:x="6.738cm" svg:y="25.258cm" svg:viewBox="0 0 71 72" draw:points="0,0 71,0 71,72 0,72">
          <text:p/>
        </draw:polygon>
        <draw:line draw:style-name="gr7" draw:text-style-name="P3" draw:layer="layout" svg:x1="5.326cm" svg:y1="23.248cm" svg:x2="5.326cm" svg:y2="23.777cm">
          <text:p/>
        </draw:line>
        <draw:line draw:style-name="gr7" draw:text-style-name="P3" draw:layer="layout" svg:x1="5.326cm" svg:y1="23.777cm" svg:x2="5.609cm" svg:y2="23.777cm">
          <text:p/>
        </draw:line>
        <draw:line draw:style-name="gr7" draw:text-style-name="P3" draw:layer="layout" svg:x1="5.609cm" svg:y1="23.777cm" svg:x2="5.609cm" svg:y2="25.294cm">
          <text:p/>
        </draw:line>
        <draw:polygon draw:style-name="gr8" draw:text-style-name="P7" draw:layer="layout" svg:width="0.071cm" svg:height="0.071cm" svg:x="5.291cm" svg:y="23.212cm" svg:viewBox="0 0 72 72" draw:points="0,0 72,0 72,72 0,72">
          <text:p/>
        </draw:polygon>
        <draw:polygon draw:style-name="gr8" draw:text-style-name="P7" draw:layer="layout" svg:width="0.071cm" svg:height="0.071cm" svg:x="5.291cm" svg:y="23.741cm" svg:viewBox="0 0 72 72" draw:points="0,0 72,0 72,72 0,72">
          <text:p/>
        </draw:polygon>
        <draw:polygon draw:style-name="gr8" draw:text-style-name="P7" draw:layer="layout" svg:width="0.071cm" svg:height="0.071cm" svg:x="5.573cm" svg:y="23.741cm" svg:viewBox="0 0 72 72" draw:points="0,0 72,0 72,72 0,72">
          <text:p/>
        </draw:polygon>
        <draw:polygon draw:style-name="gr8" draw:text-style-name="P7" draw:layer="layout" svg:width="0.071cm" svg:height="0.071cm" svg:x="5.573cm" svg:y="25.258cm" svg:viewBox="0 0 72 72" draw:points="0,0 72,0 72,72 0,72">
          <text:p/>
        </draw:polygon>
        <draw:line draw:style-name="gr7" draw:text-style-name="P3" draw:layer="layout" svg:x1="4.974cm" svg:y1="23.248cm" svg:x2="4.974cm" svg:y2="23.777cm">
          <text:p/>
        </draw:line>
        <draw:line draw:style-name="gr7" draw:text-style-name="P3" draw:layer="layout" svg:x1="4.974cm" svg:y1="23.777cm" svg:x2="4.55cm" svg:y2="23.777cm">
          <text:p/>
        </draw:line>
        <draw:line draw:style-name="gr7" draw:text-style-name="P3" draw:layer="layout" svg:x1="4.55cm" svg:y1="23.777cm" svg:x2="4.55cm" svg:y2="25.294cm">
          <text:p/>
        </draw:line>
        <draw:polygon draw:style-name="gr8" draw:text-style-name="P7" draw:layer="layout" svg:width="0.071cm" svg:height="0.071cm" svg:x="4.938cm" svg:y="23.212cm" svg:viewBox="0 0 72 72" draw:points="0,0 72,0 72,72 0,72">
          <text:p/>
        </draw:polygon>
        <draw:polygon draw:style-name="gr8" draw:text-style-name="P7" draw:layer="layout" svg:width="0.071cm" svg:height="0.071cm" svg:x="4.938cm" svg:y="23.741cm" svg:viewBox="0 0 72 72" draw:points="0,0 72,0 72,72 0,72">
          <text:p/>
        </draw:polygon>
        <draw:polygon draw:style-name="gr8" draw:text-style-name="P7" draw:layer="layout" svg:width="0.071cm" svg:height="0.071cm" svg:x="4.515cm" svg:y="23.741cm" svg:viewBox="0 0 72 72" draw:points="0,0 72,0 72,72 0,72">
          <text:p/>
        </draw:polygon>
        <draw:polygon draw:style-name="gr8" draw:text-style-name="P7" draw:layer="layout" svg:width="0.071cm" svg:height="0.071cm" svg:x="4.515cm" svg:y="25.258cm" svg:viewBox="0 0 72 72" draw:points="0,0 72,0 72,72 0,72">
          <text:p/>
        </draw:polygon>
        <draw:line draw:style-name="gr7" draw:text-style-name="P3" draw:layer="layout" svg:x1="4.586cm" svg:y1="23.248cm" svg:x2="4.586cm" svg:y2="23.777cm">
          <text:p/>
        </draw:line>
        <draw:line draw:style-name="gr7" draw:text-style-name="P3" draw:layer="layout" svg:x1="4.586cm" svg:y1="23.777cm" svg:x2="3.563cm" svg:y2="23.777cm">
          <text:p/>
        </draw:line>
        <draw:line draw:style-name="gr7" draw:text-style-name="P3" draw:layer="layout" svg:x1="3.563cm" svg:y1="23.777cm" svg:x2="3.563cm" svg:y2="25.294cm">
          <text:p/>
        </draw:line>
        <draw:polygon draw:style-name="gr8" draw:text-style-name="P7" draw:layer="layout" svg:width="0.071cm" svg:height="0.071cm" svg:x="4.55cm" svg:y="23.212cm" svg:viewBox="0 0 72 72" draw:points="0,0 72,0 72,72 0,72">
          <text:p/>
        </draw:polygon>
        <draw:polygon draw:style-name="gr8" draw:text-style-name="P7" draw:layer="layout" svg:width="0.071cm" svg:height="0.071cm" svg:x="4.55cm" svg:y="23.741cm" svg:viewBox="0 0 72 72" draw:points="0,0 72,0 72,72 0,72">
          <text:p/>
        </draw:polygon>
        <draw:polygon draw:style-name="gr8" draw:text-style-name="P7" draw:layer="layout" svg:width="0.071cm" svg:height="0.071cm" svg:x="3.527cm" svg:y="23.741cm" svg:viewBox="0 0 72 72" draw:points="0,0 72,0 72,72 0,72">
          <text:p/>
        </draw:polygon>
        <draw:polygon draw:style-name="gr8" draw:text-style-name="P7" draw:layer="layout" svg:width="0.071cm" svg:height="0.071cm" svg:x="3.527cm" svg:y="25.258cm" svg:viewBox="0 0 72 72" draw:points="0,0 72,0 72,72 0,72">
          <text:p/>
        </draw:polygon>
        <draw:line draw:style-name="gr7" draw:text-style-name="P3" draw:layer="layout" svg:x1="3.81cm" svg:y1="23.248cm" svg:x2="3.81cm" svg:y2="23.777cm">
          <text:p/>
        </draw:line>
        <draw:line draw:style-name="gr7" draw:text-style-name="P3" draw:layer="layout" svg:x1="3.81cm" svg:y1="23.777cm" svg:x2="1.481cm" svg:y2="23.777cm">
          <text:p/>
        </draw:line>
        <draw:line draw:style-name="gr7" draw:text-style-name="P3" draw:layer="layout" svg:x1="1.481cm" svg:y1="23.777cm" svg:x2="1.481cm" svg:y2="25.294cm">
          <text:p/>
        </draw:line>
        <draw:polygon draw:style-name="gr8" draw:text-style-name="P7" draw:layer="layout" svg:width="0.071cm" svg:height="0.071cm" svg:x="3.774cm" svg:y="23.212cm" svg:viewBox="0 0 72 72" draw:points="0,0 72,0 72,72 0,72">
          <text:p/>
        </draw:polygon>
        <draw:polygon draw:style-name="gr8" draw:text-style-name="P7" draw:layer="layout" svg:width="0.071cm" svg:height="0.071cm" svg:x="3.774cm" svg:y="23.741cm" svg:viewBox="0 0 72 72" draw:points="0,0 72,0 72,72 0,72">
          <text:p/>
        </draw:polygon>
        <draw:polygon draw:style-name="gr8" draw:text-style-name="P7" draw:layer="layout" svg:width="0.07cm" svg:height="0.071cm" svg:x="1.446cm" svg:y="23.741cm" svg:viewBox="0 0 71 72" draw:points="0,0 71,0 71,72 0,72">
          <text:p/>
        </draw:polygon>
        <draw:polygon draw:style-name="gr8" draw:text-style-name="P7" draw:layer="layout" svg:width="0.07cm" svg:height="0.071cm" svg:x="1.446cm" svg:y="25.258cm" svg:viewBox="0 0 71 72" draw:points="0,0 71,0 71,72 0,72">
          <text:p/>
        </draw:polygon>
        <draw:line draw:style-name="gr7" draw:text-style-name="P3" draw:layer="layout" svg:x1="16.368cm" svg:y1="23.248cm" svg:x2="16.368cm" svg:y2="23.777cm">
          <text:p/>
        </draw:line>
        <draw:line draw:style-name="gr7" draw:text-style-name="P3" draw:layer="layout" svg:x1="16.368cm" svg:y1="23.777cm" svg:x2="18.767cm" svg:y2="23.777cm">
          <text:p/>
        </draw:line>
        <draw:line draw:style-name="gr7" draw:text-style-name="P3" draw:layer="layout" svg:x1="18.767cm" svg:y1="23.777cm" svg:x2="18.767cm" svg:y2="25.294cm">
          <text:p/>
        </draw:line>
        <draw:polygon draw:style-name="gr8" draw:text-style-name="P7" draw:layer="layout" svg:width="0.071cm" svg:height="0.071cm" svg:x="16.333cm" svg:y="23.212cm" svg:viewBox="0 0 72 72" draw:points="0,0 72,0 72,72 0,72">
          <text:p/>
        </draw:polygon>
        <draw:polygon draw:style-name="gr8" draw:text-style-name="P7" draw:layer="layout" svg:width="0.071cm" svg:height="0.071cm" svg:x="16.333cm" svg:y="23.741cm" svg:viewBox="0 0 72 72" draw:points="0,0 72,0 72,72 0,72">
          <text:p/>
        </draw:polygon>
        <draw:polygon draw:style-name="gr8" draw:text-style-name="P7" draw:layer="layout" svg:width="0.071cm" svg:height="0.071cm" svg:x="18.732cm" svg:y="23.741cm" svg:viewBox="0 0 72 72" draw:points="0,0 72,0 72,72 0,72">
          <text:p/>
        </draw:polygon>
        <draw:polygon draw:style-name="gr8" draw:text-style-name="P7" draw:layer="layout" svg:width="0.071cm" svg:height="0.071cm" svg:x="18.732cm" svg:y="25.258cm" svg:viewBox="0 0 72 72" draw:points="0,0 72,0 72,72 0,72">
          <text:p/>
        </draw:polygon>
        <draw:line draw:style-name="gr7" draw:text-style-name="P3" draw:layer="layout" svg:x1="15.98cm" svg:y1="23.248cm" svg:x2="15.98cm" svg:y2="23.777cm">
          <text:p/>
        </draw:line>
        <draw:line draw:style-name="gr7" draw:text-style-name="P3" draw:layer="layout" svg:x1="15.98cm" svg:y1="23.777cm" svg:x2="17.709cm" svg:y2="23.777cm">
          <text:p/>
        </draw:line>
        <draw:line draw:style-name="gr7" draw:text-style-name="P3" draw:layer="layout" svg:x1="17.709cm" svg:y1="23.777cm" svg:x2="17.709cm" svg:y2="25.294cm">
          <text:p/>
        </draw:line>
        <draw:polygon draw:style-name="gr8" draw:text-style-name="P7" draw:layer="layout" svg:width="0.071cm" svg:height="0.071cm" svg:x="15.945cm" svg:y="23.212cm" svg:viewBox="0 0 72 72" draw:points="0,0 72,0 72,72 0,72">
          <text:p/>
        </draw:polygon>
        <draw:polygon draw:style-name="gr8" draw:text-style-name="P7" draw:layer="layout" svg:width="0.071cm" svg:height="0.071cm" svg:x="15.945cm" svg:y="23.741cm" svg:viewBox="0 0 72 72" draw:points="0,0 72,0 72,72 0,72">
          <text:p/>
        </draw:polygon>
        <draw:polygon draw:style-name="gr8" draw:text-style-name="P7" draw:layer="layout" svg:width="0.07cm" svg:height="0.071cm" svg:x="17.674cm" svg:y="23.741cm" svg:viewBox="0 0 71 72" draw:points="0,0 71,0 71,72 0,72">
          <text:p/>
        </draw:polygon>
        <draw:polygon draw:style-name="gr8" draw:text-style-name="P7" draw:layer="layout" svg:width="0.07cm" svg:height="0.071cm" svg:x="17.674cm" svg:y="25.258cm" svg:viewBox="0 0 71 72" draw:points="0,0 71,0 71,72 0,72">
          <text:p/>
        </draw:polygon>
        <draw:line draw:style-name="gr7" draw:text-style-name="P3" draw:layer="layout" svg:x1="15.592cm" svg:y1="23.248cm" svg:x2="15.592cm" svg:y2="23.777cm">
          <text:p/>
        </draw:line>
        <draw:line draw:style-name="gr7" draw:text-style-name="P3" draw:layer="layout" svg:x1="15.592cm" svg:y1="23.777cm" svg:x2="16.651cm" svg:y2="23.777cm">
          <text:p/>
        </draw:line>
        <draw:line draw:style-name="gr7" draw:text-style-name="P3" draw:layer="layout" svg:x1="16.651cm" svg:y1="23.777cm" svg:x2="16.651cm" svg:y2="25.294cm">
          <text:p/>
        </draw:line>
        <draw:polygon draw:style-name="gr8" draw:text-style-name="P7" draw:layer="layout" svg:width="0.071cm" svg:height="0.071cm" svg:x="15.557cm" svg:y="23.212cm" svg:viewBox="0 0 72 72" draw:points="0,0 72,0 72,72 0,72">
          <text:p/>
        </draw:polygon>
        <draw:polygon draw:style-name="gr8" draw:text-style-name="P7" draw:layer="layout" svg:width="0.071cm" svg:height="0.071cm" svg:x="15.557cm" svg:y="23.741cm" svg:viewBox="0 0 72 72" draw:points="0,0 72,0 72,72 0,72">
          <text:p/>
        </draw:polygon>
        <draw:polygon draw:style-name="gr8" draw:text-style-name="P7" draw:layer="layout" svg:width="0.071cm" svg:height="0.071cm" svg:x="16.615cm" svg:y="23.741cm" svg:viewBox="0 0 72 72" draw:points="0,0 72,0 72,72 0,72">
          <text:p/>
        </draw:polygon>
        <draw:polygon draw:style-name="gr8" draw:text-style-name="P7" draw:layer="layout" svg:width="0.071cm" svg:height="0.071cm" svg:x="16.615cm" svg:y="25.258cm" svg:viewBox="0 0 72 72" draw:points="0,0 72,0 72,72 0,72">
          <text:p/>
        </draw:polygon>
        <draw:line draw:style-name="gr7" draw:text-style-name="P3" draw:layer="layout" svg:x1="15.204cm" svg:y1="23.248cm" svg:x2="15.204cm" svg:y2="23.777cm">
          <text:p/>
        </draw:line>
        <draw:line draw:style-name="gr7" draw:text-style-name="P3" draw:layer="layout" svg:x1="15.204cm" svg:y1="23.777cm" svg:x2="15.522cm" svg:y2="23.777cm">
          <text:p/>
        </draw:line>
        <draw:line draw:style-name="gr7" draw:text-style-name="P3" draw:layer="layout" svg:x1="15.522cm" svg:y1="23.777cm" svg:x2="15.522cm" svg:y2="25.294cm">
          <text:p/>
        </draw:line>
        <draw:polygon draw:style-name="gr8" draw:text-style-name="P7" draw:layer="layout" svg:width="0.071cm" svg:height="0.071cm" svg:x="15.169cm" svg:y="23.212cm" svg:viewBox="0 0 72 72" draw:points="0,0 72,0 72,72 0,72">
          <text:p/>
        </draw:polygon>
        <draw:polygon draw:style-name="gr8" draw:text-style-name="P7" draw:layer="layout" svg:width="0.071cm" svg:height="0.071cm" svg:x="15.169cm" svg:y="23.741cm" svg:viewBox="0 0 72 72" draw:points="0,0 72,0 72,72 0,72">
          <text:p/>
        </draw:polygon>
        <draw:polygon draw:style-name="gr8" draw:text-style-name="P7" draw:layer="layout" svg:width="0.071cm" svg:height="0.071cm" svg:x="15.486cm" svg:y="23.741cm" svg:viewBox="0 0 72 72" draw:points="0,0 72,0 72,72 0,72">
          <text:p/>
        </draw:polygon>
        <draw:polygon draw:style-name="gr8" draw:text-style-name="P7" draw:layer="layout" svg:width="0.071cm" svg:height="0.071cm" svg:x="15.486cm" svg:y="25.258cm" svg:viewBox="0 0 72 72" draw:points="0,0 72,0 72,72 0,72">
          <text:p/>
        </draw:polygon>
        <draw:line draw:style-name="gr7" draw:text-style-name="P3" draw:layer="layout" svg:x1="14.851cm" svg:y1="23.248cm" svg:x2="14.851cm" svg:y2="23.777cm">
          <text:p/>
        </draw:line>
        <draw:line draw:style-name="gr7" draw:text-style-name="P3" draw:layer="layout" svg:x1="14.851cm" svg:y1="23.777cm" svg:x2="14.534cm" svg:y2="23.777cm">
          <text:p/>
        </draw:line>
        <draw:line draw:style-name="gr7" draw:text-style-name="P3" draw:layer="layout" svg:x1="14.534cm" svg:y1="23.777cm" svg:x2="14.534cm" svg:y2="25.294cm">
          <text:p/>
        </draw:line>
        <draw:polygon draw:style-name="gr8" draw:text-style-name="P7" draw:layer="layout" svg:width="0.071cm" svg:height="0.071cm" svg:x="14.816cm" svg:y="23.212cm" svg:viewBox="0 0 72 72" draw:points="0,0 72,0 72,72 0,72">
          <text:p/>
        </draw:polygon>
        <draw:polygon draw:style-name="gr8" draw:text-style-name="P7" draw:layer="layout" svg:width="0.071cm" svg:height="0.071cm" svg:x="14.816cm" svg:y="23.741cm" svg:viewBox="0 0 72 72" draw:points="0,0 72,0 72,72 0,72">
          <text:p/>
        </draw:polygon>
        <draw:polygon draw:style-name="gr8" draw:text-style-name="P7" draw:layer="layout" svg:width="0.07cm" svg:height="0.071cm" svg:x="14.499cm" svg:y="23.741cm" svg:viewBox="0 0 71 72" draw:points="0,0 71,0 71,72 0,72">
          <text:p/>
        </draw:polygon>
        <draw:polygon draw:style-name="gr8" draw:text-style-name="P7" draw:layer="layout" svg:width="0.07cm" svg:height="0.071cm" svg:x="14.499cm" svg:y="25.258cm" svg:viewBox="0 0 71 72" draw:points="0,0 71,0 71,72 0,72">
          <text:p/>
        </draw:polygon>
        <draw:line draw:style-name="gr7" draw:text-style-name="P3" draw:layer="layout" svg:x1="14.463cm" svg:y1="23.248cm" svg:x2="14.463cm" svg:y2="23.777cm">
          <text:p/>
        </draw:line>
        <draw:line draw:style-name="gr7" draw:text-style-name="P3" draw:layer="layout" svg:x1="14.463cm" svg:y1="23.777cm" svg:x2="13.476cm" svg:y2="23.777cm">
          <text:p/>
        </draw:line>
        <draw:line draw:style-name="gr7" draw:text-style-name="P3" draw:layer="layout" svg:x1="13.476cm" svg:y1="23.777cm" svg:x2="13.476cm" svg:y2="25.294cm">
          <text:p/>
        </draw:line>
        <draw:polygon draw:style-name="gr8" draw:text-style-name="P7" draw:layer="layout" svg:width="0.071cm" svg:height="0.071cm" svg:x="14.428cm" svg:y="23.212cm" svg:viewBox="0 0 72 72" draw:points="0,0 72,0 72,72 0,72">
          <text:p/>
        </draw:polygon>
        <draw:polygon draw:style-name="gr8" draw:text-style-name="P7" draw:layer="layout" svg:width="0.071cm" svg:height="0.071cm" svg:x="14.428cm" svg:y="23.741cm" svg:viewBox="0 0 72 72" draw:points="0,0 72,0 72,72 0,72">
          <text:p/>
        </draw:polygon>
        <draw:polygon draw:style-name="gr8" draw:text-style-name="P7" draw:layer="layout" svg:width="0.071cm" svg:height="0.071cm" svg:x="13.44cm" svg:y="23.741cm" svg:viewBox="0 0 72 72" draw:points="0,0 72,0 72,72 0,72">
          <text:p/>
        </draw:polygon>
        <draw:polygon draw:style-name="gr8" draw:text-style-name="P7" draw:layer="layout" svg:width="0.071cm" svg:height="0.071cm" svg:x="13.44cm" svg:y="25.258cm" svg:viewBox="0 0 72 72" draw:points="0,0 72,0 72,72 0,72">
          <text:p/>
        </draw:polygon>
        <draw:line draw:style-name="gr7" draw:text-style-name="P3" draw:layer="layout" svg:x1="14.075cm" svg:y1="23.248cm" svg:x2="14.075cm" svg:y2="23.777cm">
          <text:p/>
        </draw:line>
        <draw:line draw:style-name="gr7" draw:text-style-name="P3" draw:layer="layout" svg:x1="14.075cm" svg:y1="23.777cm" svg:x2="12.417cm" svg:y2="23.777cm">
          <text:p/>
        </draw:line>
        <draw:line draw:style-name="gr7" draw:text-style-name="P3" draw:layer="layout" svg:x1="12.417cm" svg:y1="23.777cm" svg:x2="12.417cm" svg:y2="25.294cm">
          <text:p/>
        </draw:line>
        <draw:polygon draw:style-name="gr8" draw:text-style-name="P7" draw:layer="layout" svg:width="0.071cm" svg:height="0.071cm" svg:x="14.04cm" svg:y="23.212cm" svg:viewBox="0 0 72 72" draw:points="0,0 72,0 72,72 0,72">
          <text:p/>
        </draw:polygon>
        <draw:polygon draw:style-name="gr8" draw:text-style-name="P7" draw:layer="layout" svg:width="0.071cm" svg:height="0.071cm" svg:x="14.04cm" svg:y="23.741cm" svg:viewBox="0 0 72 72" draw:points="0,0 72,0 72,72 0,72">
          <text:p/>
        </draw:polygon>
        <draw:polygon draw:style-name="gr8" draw:text-style-name="P7" draw:layer="layout" svg:width="0.071cm" svg:height="0.071cm" svg:x="12.382cm" svg:y="23.741cm" svg:viewBox="0 0 72 72" draw:points="0,0 72,0 72,72 0,72">
          <text:p/>
        </draw:polygon>
        <draw:polygon draw:style-name="gr8" draw:text-style-name="P7" draw:layer="layout" svg:width="0.071cm" svg:height="0.071cm" svg:x="12.382cm" svg:y="25.258cm" svg:viewBox="0 0 72 72" draw:points="0,0 72,0 72,72 0,72">
          <text:p/>
        </draw:polygon>
        <draw:line draw:style-name="gr7" draw:text-style-name="P3" draw:layer="layout" svg:x1="13.687cm" svg:y1="23.248cm" svg:x2="13.687cm" svg:y2="23.777cm">
          <text:p/>
        </draw:line>
        <draw:line draw:style-name="gr7" draw:text-style-name="P3" draw:layer="layout" svg:x1="13.687cm" svg:y1="23.777cm" svg:x2="11.359cm" svg:y2="23.777cm">
          <text:p/>
        </draw:line>
        <draw:line draw:style-name="gr7" draw:text-style-name="P3" draw:layer="layout" svg:x1="11.359cm" svg:y1="23.777cm" svg:x2="11.359cm" svg:y2="25.294cm">
          <text:p/>
        </draw:line>
        <draw:polygon draw:style-name="gr8" draw:text-style-name="P7" draw:layer="layout" svg:width="0.071cm" svg:height="0.071cm" svg:x="13.652cm" svg:y="23.212cm" svg:viewBox="0 0 72 72" draw:points="0,0 72,0 72,72 0,72">
          <text:p/>
        </draw:polygon>
        <draw:polygon draw:style-name="gr8" draw:text-style-name="P7" draw:layer="layout" svg:width="0.071cm" svg:height="0.071cm" svg:x="13.652cm" svg:y="23.741cm" svg:viewBox="0 0 72 72" draw:points="0,0 72,0 72,72 0,72">
          <text:p/>
        </draw:polygon>
        <draw:polygon draw:style-name="gr8" draw:text-style-name="P7" draw:layer="layout" svg:width="0.07cm" svg:height="0.071cm" svg:x="11.324cm" svg:y="23.741cm" svg:viewBox="0 0 71 72" draw:points="0,0 71,0 71,72 0,72">
          <text:p/>
        </draw:polygon>
        <draw:polygon draw:style-name="gr8" draw:text-style-name="P7" draw:layer="layout" svg:width="0.07cm" svg:height="0.071cm" svg:x="11.324cm" svg:y="25.258cm" svg:viewBox="0 0 71 72" draw:points="0,0 71,0 71,72 0,72">
          <text:p/>
        </draw:polygon>
        <draw:line draw:style-name="gr7" draw:text-style-name="P3" draw:layer="layout" svg:x1="10.971cm" svg:y1="46.46cm" svg:x2="11.5cm" svg:y2="46.46cm">
          <text:p/>
        </draw:line>
        <draw:line draw:style-name="gr7" draw:text-style-name="P3" draw:layer="layout" svg:x1="11.5cm" svg:y1="46.46cm" svg:x2="11.5cm" svg:y2="46.496cm">
          <text:p/>
        </draw:line>
        <draw:line draw:style-name="gr7" draw:text-style-name="P3" draw:layer="layout" svg:x1="11.5cm" svg:y1="46.496cm" svg:x2="13.299cm" svg:y2="46.496cm">
          <text:p/>
        </draw:line>
        <draw:polygon draw:style-name="gr8" draw:text-style-name="P7" draw:layer="layout" svg:width="0.07cm" svg:height="0.071cm" svg:x="10.936cm" svg:y="46.425cm" svg:viewBox="0 0 71 72" draw:points="0,0 71,0 71,72 0,72">
          <text:p/>
        </draw:polygon>
        <draw:polygon draw:style-name="gr8" draw:text-style-name="P7" draw:layer="layout" svg:width="0.07cm" svg:height="0.071cm" svg:x="11.465cm" svg:y="46.425cm" svg:viewBox="0 0 71 72" draw:points="0,0 71,0 71,72 0,72">
          <text:p/>
        </draw:polygon>
        <draw:polygon draw:style-name="gr8" draw:text-style-name="P7" draw:layer="layout" svg:width="0.07cm" svg:height="0.071cm" svg:x="11.465cm" svg:y="46.46cm" svg:viewBox="0 0 71 72" draw:points="0,0 71,0 71,72 0,72">
          <text:p/>
        </draw:polygon>
        <draw:polygon draw:style-name="gr8" draw:text-style-name="P7" draw:layer="layout" svg:width="0.072cm" svg:height="0.071cm" svg:x="13.264cm" svg:y="46.46cm" svg:viewBox="0 0 73 72" draw:points="0,0 73,0 73,72 0,72">
          <text:p/>
        </draw:polygon>
        <draw:line draw:style-name="gr7" draw:text-style-name="P3" draw:layer="layout" svg:x1="4.198cm" svg:y1="23.248cm" svg:x2="4.198cm" svg:y2="23.777cm">
          <text:p/>
        </draw:line>
        <draw:line draw:style-name="gr7" draw:text-style-name="P3" draw:layer="layout" svg:x1="4.198cm" svg:y1="23.777cm" svg:x2="2.54cm" svg:y2="23.777cm">
          <text:p/>
        </draw:line>
        <draw:line draw:style-name="gr7" draw:text-style-name="P3" draw:layer="layout" svg:x1="2.54cm" svg:y1="23.777cm" svg:x2="2.54cm" svg:y2="25.294cm">
          <text:p/>
        </draw:line>
        <draw:polygon draw:style-name="gr8" draw:text-style-name="P7" draw:layer="layout" svg:width="0.071cm" svg:height="0.071cm" svg:x="4.162cm" svg:y="23.212cm" svg:viewBox="0 0 72 72" draw:points="0,0 72,0 72,72 0,72">
          <text:p/>
        </draw:polygon>
        <draw:polygon draw:style-name="gr8" draw:text-style-name="P7" draw:layer="layout" svg:width="0.071cm" svg:height="0.071cm" svg:x="4.162cm" svg:y="23.741cm" svg:viewBox="0 0 72 72" draw:points="0,0 72,0 72,72 0,72">
          <text:p/>
        </draw:polygon>
        <draw:polygon draw:style-name="gr8" draw:text-style-name="P7" draw:layer="layout" svg:width="0.071cm" svg:height="0.071cm" svg:x="2.504cm" svg:y="23.741cm" svg:viewBox="0 0 72 72" draw:points="0,0 72,0 72,72 0,72">
          <text:p/>
        </draw:polygon>
        <draw:polygon draw:style-name="gr8" draw:text-style-name="P7" draw:layer="layout" svg:width="0.071cm" svg:height="0.071cm" svg:x="2.504cm" svg:y="25.258cm" svg:viewBox="0 0 72 72" draw:points="0,0 72,0 72,72 0,72">
          <text:p/>
        </draw:polygon>
        <draw:line draw:style-name="gr7" draw:text-style-name="P3" draw:layer="layout" svg:x1="10.442cm" svg:y1="21.131cm" svg:x2="10.442cm" svg:y2="21.66cm">
          <text:p/>
        </draw:line>
        <draw:line draw:style-name="gr7" draw:text-style-name="P3" draw:layer="layout" svg:x1="10.442cm" svg:y1="21.66cm" svg:x2="15.028cm" svg:y2="21.66cm">
          <text:p/>
        </draw:line>
        <draw:line draw:style-name="gr7" draw:text-style-name="P3" draw:layer="layout" svg:x1="15.028cm" svg:y1="21.66cm" svg:x2="15.028cm" svg:y2="22.471cm">
          <text:p/>
        </draw:line>
        <draw:polygon draw:style-name="gr8" draw:text-style-name="P7" draw:layer="layout" svg:width="0.071cm" svg:height="0.07cm" svg:x="10.406cm" svg:y="21.096cm" svg:viewBox="0 0 72 71" draw:points="0,0 72,0 72,71 0,71">
          <text:p/>
        </draw:polygon>
        <draw:polygon draw:style-name="gr8" draw:text-style-name="P7" draw:layer="layout" svg:width="0.071cm" svg:height="0.07cm" svg:x="10.406cm" svg:y="21.625cm" svg:viewBox="0 0 72 71" draw:points="0,0 72,0 72,71 0,71">
          <text:p/>
        </draw:polygon>
        <draw:polygon draw:style-name="gr8" draw:text-style-name="P7" draw:layer="layout" svg:width="0.07cm" svg:height="0.07cm" svg:x="14.993cm" svg:y="21.625cm" svg:viewBox="0 0 71 71" draw:points="0,0 71,0 71,71 0,71">
          <text:p/>
        </draw:polygon>
        <draw:polygon draw:style-name="gr8" draw:text-style-name="P7" draw:layer="layout" svg:width="0.07cm" svg:height="0.071cm" svg:x="14.993cm" svg:y="22.436cm" svg:viewBox="0 0 71 72" draw:points="0,0 71,0 71,72 0,72">
          <text:p/>
        </draw:polygon>
        <draw:line draw:style-name="gr7" draw:text-style-name="P3" draw:layer="layout" svg:x1="10.124cm" svg:y1="46.46cm" svg:x2="9.595cm" svg:y2="46.46cm">
          <text:p/>
        </draw:line>
        <draw:line draw:style-name="gr7" draw:text-style-name="P3" draw:layer="layout" svg:x1="9.595cm" svg:y1="46.46cm" svg:x2="9.595cm" svg:y2="46.496cm">
          <text:p/>
        </draw:line>
        <draw:line draw:style-name="gr7" draw:text-style-name="P3" draw:layer="layout" svg:x1="9.595cm" svg:y1="46.496cm" svg:x2="6.879cm" svg:y2="46.496cm">
          <text:p/>
        </draw:line>
        <draw:polygon draw:style-name="gr8" draw:text-style-name="P7" draw:layer="layout" svg:width="0.071cm" svg:height="0.071cm" svg:x="10.089cm" svg:y="46.425cm" svg:viewBox="0 0 72 72" draw:points="0,0 72,0 72,72 0,72">
          <text:p/>
        </draw:polygon>
        <draw:polygon draw:style-name="gr8" draw:text-style-name="P7" draw:layer="layout" svg:width="0.07cm" svg:height="0.071cm" svg:x="9.56cm" svg:y="46.425cm" svg:viewBox="0 0 71 72" draw:points="0,0 71,0 71,72 0,72">
          <text:p/>
        </draw:polygon>
        <draw:polygon draw:style-name="gr8" draw:text-style-name="P7" draw:layer="layout" svg:width="0.07cm" svg:height="0.071cm" svg:x="9.56cm" svg:y="46.46cm" svg:viewBox="0 0 71 72" draw:points="0,0 71,0 71,72 0,72">
          <text:p/>
        </draw:polygon>
        <draw:polygon draw:style-name="gr8" draw:text-style-name="P7" draw:layer="layout" svg:width="0.071cm" svg:height="0.071cm" svg:x="6.843cm" svg:y="46.46cm" svg:viewBox="0 0 72 72" draw:points="0,0 72,0 72,72 0,72">
          <text:p/>
        </draw:polygon>
        <draw:line draw:style-name="gr7" draw:text-style-name="P3" draw:layer="layout" svg:x1="8.819cm" svg:y1="21.131cm" svg:x2="8.819cm" svg:y2="21.66cm">
          <text:p/>
        </draw:line>
        <draw:line draw:style-name="gr7" draw:text-style-name="P3" draw:layer="layout" svg:x1="8.819cm" svg:y1="21.66cm" svg:x2="5.15cm" svg:y2="21.66cm">
          <text:p/>
        </draw:line>
        <draw:line draw:style-name="gr7" draw:text-style-name="P3" draw:layer="layout" svg:x1="5.15cm" svg:y1="21.66cm" svg:x2="5.15cm" svg:y2="22.471cm">
          <text:p/>
        </draw:line>
        <draw:polygon draw:style-name="gr8" draw:text-style-name="P7" draw:layer="layout" svg:width="0.07cm" svg:height="0.07cm" svg:x="8.784cm" svg:y="21.096cm" svg:viewBox="0 0 71 71" draw:points="0,0 71,0 71,71 0,71">
          <text:p/>
        </draw:polygon>
        <draw:polygon draw:style-name="gr8" draw:text-style-name="P7" draw:layer="layout" svg:width="0.07cm" svg:height="0.07cm" svg:x="8.784cm" svg:y="21.625cm" svg:viewBox="0 0 71 71" draw:points="0,0 71,0 71,71 0,71">
          <text:p/>
        </draw:polygon>
        <draw:polygon draw:style-name="gr8" draw:text-style-name="P7" draw:layer="layout" svg:width="0.07cm" svg:height="0.07cm" svg:x="5.115cm" svg:y="21.625cm" svg:viewBox="0 0 71 71" draw:points="0,0 71,0 71,71 0,71">
          <text:p/>
        </draw:polygon>
        <draw:polygon draw:style-name="gr8" draw:text-style-name="P7" draw:layer="layout" svg:width="0.07cm" svg:height="0.071cm" svg:x="5.115cm" svg:y="22.436cm" svg:viewBox="0 0 71 72" draw:points="0,0 71,0 71,72 0,72">
          <text:p/>
        </draw:polygon>
        <draw:line draw:style-name="gr7" draw:text-style-name="P3" draw:layer="layout" svg:x1="11.359cm" svg:y1="41.169cm" svg:x2="11.359cm" svg:y2="40.675cm">
          <text:p/>
        </draw:line>
        <draw:line draw:style-name="gr7" draw:text-style-name="P3" draw:layer="layout" svg:x1="11.359cm" svg:y1="26.705cm" svg:x2="11.359cm" svg:y2="26.07cm">
          <text:p/>
        </draw:line>
        <draw:line draw:style-name="gr7" draw:text-style-name="P3" draw:layer="layout" svg:x1="11.359cm" svg:y1="27.551cm" svg:x2="11.359cm" svg:y2="28.116cm">
          <text:p/>
        </draw:line>
        <draw:line draw:style-name="gr7" draw:text-style-name="P3" draw:layer="layout" svg:x1="11.359cm" svg:y1="38.84cm" svg:x2="11.359cm" svg:y2="39.37cm">
          <text:p/>
        </draw:line>
        <draw:polyline draw:style-name="gr7" draw:text-style-name="P3" draw:layer="layout" svg:width="0cm" svg:height="0cm" svg:x="11.359cm" svg:y="39.37cm" svg:viewBox="0 0 0 0" draw:points="0,0">
          <text:p/>
        </draw:polyline>
        <draw:line draw:style-name="gr7" draw:text-style-name="P3" draw:layer="layout" svg:x1="11.359cm" svg:y1="39.37cm" svg:x2="11.359cm" svg:y2="39.758cm">
          <text:p/>
        </draw:line>
        <draw:polygon draw:style-name="gr8" draw:text-style-name="P7" draw:layer="layout" svg:width="0.07cm" svg:height="0.071cm" svg:x="11.324cm" svg:y="38.805cm" svg:viewBox="0 0 71 72" draw:points="0,0 71,0 71,72 0,72">
          <text:p/>
        </draw:polygon>
        <draw:polygon draw:style-name="gr8" draw:text-style-name="P7" draw:layer="layout" svg:width="0.07cm" svg:height="0.071cm" svg:x="11.324cm" svg:y="39.334cm" svg:viewBox="0 0 71 72" draw:points="0,0 71,0 71,72 0,72">
          <text:p/>
        </draw:polygon>
        <draw:polygon draw:style-name="gr8" draw:text-style-name="P7" draw:layer="layout" svg:width="0.07cm" svg:height="0.071cm" svg:x="11.324cm" svg:y="39.334cm" svg:viewBox="0 0 71 72" draw:points="0,0 71,0 71,72 0,72">
          <text:p/>
        </draw:polygon>
        <draw:polygon draw:style-name="gr8" draw:text-style-name="P7" draw:layer="layout" svg:width="0.07cm" svg:height="0.071cm" svg:x="11.324cm" svg:y="39.722cm" svg:viewBox="0 0 71 72" draw:points="0,0 71,0 71,72 0,72">
          <text:p/>
        </draw:polygon>
        <draw:line draw:style-name="gr7" draw:text-style-name="P3" draw:layer="layout" svg:x1="11.359cm" svg:y1="37.994cm" svg:x2="11.359cm" svg:y2="37.676cm">
          <text:p/>
        </draw:line>
        <draw:line draw:style-name="gr7" draw:text-style-name="P3" draw:layer="layout" svg:x1="11.359cm" svg:y1="32.138cm" svg:x2="11.359cm" svg:y2="32.667cm">
          <text:p/>
        </draw:line>
        <draw:polyline draw:style-name="gr7" draw:text-style-name="P3" draw:layer="layout" svg:width="0cm" svg:height="0cm" svg:x="11.359cm" svg:y="32.667cm" svg:viewBox="0 0 0 0" draw:points="0,0">
          <text:p/>
        </draw:polyline>
        <draw:line draw:style-name="gr7" draw:text-style-name="P3" draw:layer="layout" svg:x1="11.359cm" svg:y1="32.667cm" svg:x2="11.359cm" svg:y2="33.055cm">
          <text:p/>
        </draw:line>
        <draw:polygon draw:style-name="gr8" draw:text-style-name="P7" draw:layer="layout" svg:width="0.07cm" svg:height="0.071cm" svg:x="11.324cm" svg:y="32.102cm" svg:viewBox="0 0 71 72" draw:points="0,0 71,0 71,72 0,72">
          <text:p/>
        </draw:polygon>
        <draw:polygon draw:style-name="gr8" draw:text-style-name="P7" draw:layer="layout" svg:width="0.07cm" svg:height="0.071cm" svg:x="11.324cm" svg:y="32.631cm" svg:viewBox="0 0 71 72" draw:points="0,0 71,0 71,72 0,72">
          <text:p/>
        </draw:polygon>
        <draw:polygon draw:style-name="gr8" draw:text-style-name="P7" draw:layer="layout" svg:width="0.07cm" svg:height="0.071cm" svg:x="11.324cm" svg:y="32.631cm" svg:viewBox="0 0 71 72" draw:points="0,0 71,0 71,72 0,72">
          <text:p/>
        </draw:polygon>
        <draw:polygon draw:style-name="gr8" draw:text-style-name="P7" draw:layer="layout" svg:width="0.07cm" svg:height="0.07cm" svg:x="11.324cm" svg:y="33.02cm" svg:viewBox="0 0 71 71" draw:points="0,0 71,0 71,71 0,71">
          <text:p/>
        </draw:polygon>
        <draw:line draw:style-name="gr7" draw:text-style-name="P3" draw:layer="layout" svg:x1="11.359cm" svg:y1="31.291cm" svg:x2="11.359cm" svg:y2="30.762cm">
          <text:p/>
        </draw:line>
        <draw:polyline draw:style-name="gr7" draw:text-style-name="P3" draw:layer="layout" svg:width="0cm" svg:height="0cm" svg:x="11.359cm" svg:y="30.762cm" svg:viewBox="0 0 0 0" draw:points="0,0">
          <text:p/>
        </draw:polyline>
        <draw:line draw:style-name="gr7" draw:text-style-name="P3" draw:layer="layout" svg:x1="11.359cm" svg:y1="30.762cm" svg:x2="11.359cm" svg:y2="29.598cm">
          <text:p/>
        </draw:line>
        <draw:polygon draw:style-name="gr8" draw:text-style-name="P7" draw:layer="layout" svg:width="0.07cm" svg:height="0.07cm" svg:x="11.324cm" svg:y="31.256cm" svg:viewBox="0 0 71 71" draw:points="0,0 71,0 71,71 0,71">
          <text:p/>
        </draw:polygon>
        <draw:polygon draw:style-name="gr8" draw:text-style-name="P7" draw:layer="layout" svg:width="0.07cm" svg:height="0.071cm" svg:x="11.324cm" svg:y="30.726cm" svg:viewBox="0 0 71 72" draw:points="0,0 71,0 71,72 0,72">
          <text:p/>
        </draw:polygon>
        <draw:polygon draw:style-name="gr8" draw:text-style-name="P7" draw:layer="layout" svg:width="0.07cm" svg:height="0.071cm" svg:x="11.324cm" svg:y="30.726cm" svg:viewBox="0 0 71 72" draw:points="0,0 71,0 71,72 0,72">
          <text:p/>
        </draw:polygon>
        <draw:polygon draw:style-name="gr8" draw:text-style-name="P7" draw:layer="layout" svg:width="0.07cm" svg:height="0.071cm" svg:x="11.324cm" svg:y="29.562cm" svg:viewBox="0 0 71 72" draw:points="0,0 71,0 71,72 0,72">
          <text:p/>
        </draw:polygon>
        <draw:line draw:style-name="gr7" draw:text-style-name="P3" draw:layer="layout" svg:x1="13.687cm" svg:y1="46.108cm" svg:x2="13.687cm" svg:y2="45.578cm">
          <text:p/>
        </draw:line>
        <draw:line draw:style-name="gr7" draw:text-style-name="P3" draw:layer="layout" svg:x1="13.687cm" svg:y1="45.578cm" svg:x2="11.359cm" svg:y2="45.578cm">
          <text:p/>
        </draw:line>
        <draw:line draw:style-name="gr7" draw:text-style-name="P3" draw:layer="layout" svg:x1="11.359cm" svg:y1="45.578cm" svg:x2="11.359cm" svg:y2="44.061cm">
          <text:p/>
        </draw:line>
        <draw:polygon draw:style-name="gr8" draw:text-style-name="P7" draw:layer="layout" svg:width="0.071cm" svg:height="0.071cm" svg:x="13.652cm" svg:y="46.072cm" svg:viewBox="0 0 72 72" draw:points="0,0 72,0 72,72 0,72">
          <text:p/>
        </draw:polygon>
        <draw:polygon draw:style-name="gr8" draw:text-style-name="P7" draw:layer="layout" svg:width="0.071cm" svg:height="0.071cm" svg:x="13.652cm" svg:y="45.543cm" svg:viewBox="0 0 72 72" draw:points="0,0 72,0 72,72 0,72">
          <text:p/>
        </draw:polygon>
        <draw:polygon draw:style-name="gr8" draw:text-style-name="P7" draw:layer="layout" svg:width="0.07cm" svg:height="0.071cm" svg:x="11.324cm" svg:y="45.543cm" svg:viewBox="0 0 71 72" draw:points="0,0 71,0 71,72 0,72">
          <text:p/>
        </draw:polygon>
        <draw:polygon draw:style-name="gr8" draw:text-style-name="P7" draw:layer="layout" svg:width="0.07cm" svg:height="0.071cm" svg:x="11.324cm" svg:y="44.026cm" svg:viewBox="0 0 71 72" draw:points="0,0 71,0 71,72 0,72">
          <text:p/>
        </draw:polygon>
        <draw:line draw:style-name="gr7" draw:text-style-name="P3" draw:layer="layout" svg:x1="16.368cm" svg:y1="46.108cm" svg:x2="16.368cm" svg:y2="45.578cm">
          <text:p/>
        </draw:line>
        <draw:line draw:style-name="gr7" draw:text-style-name="P3" draw:layer="layout" svg:x1="16.368cm" svg:y1="45.578cm" svg:x2="18.767cm" svg:y2="45.578cm">
          <text:p/>
        </draw:line>
        <draw:line draw:style-name="gr7" draw:text-style-name="P3" draw:layer="layout" svg:x1="18.767cm" svg:y1="45.578cm" svg:x2="18.767cm" svg:y2="44.061cm">
          <text:p/>
        </draw:line>
        <draw:polygon draw:style-name="gr8" draw:text-style-name="P7" draw:layer="layout" svg:width="0.071cm" svg:height="0.071cm" svg:x="16.333cm" svg:y="46.072cm" svg:viewBox="0 0 72 72" draw:points="0,0 72,0 72,72 0,72">
          <text:p/>
        </draw:polygon>
        <draw:polygon draw:style-name="gr8" draw:text-style-name="P7" draw:layer="layout" svg:width="0.071cm" svg:height="0.071cm" svg:x="16.333cm" svg:y="45.543cm" svg:viewBox="0 0 72 72" draw:points="0,0 72,0 72,72 0,72">
          <text:p/>
        </draw:polygon>
        <draw:polygon draw:style-name="gr8" draw:text-style-name="P7" draw:layer="layout" svg:width="0.071cm" svg:height="0.071cm" svg:x="18.732cm" svg:y="45.543cm" svg:viewBox="0 0 72 72" draw:points="0,0 72,0 72,72 0,72">
          <text:p/>
        </draw:polygon>
        <draw:polygon draw:style-name="gr8" draw:text-style-name="P7" draw:layer="layout" svg:width="0.071cm" svg:height="0.071cm" svg:x="18.732cm" svg:y="44.026cm" svg:viewBox="0 0 72 72" draw:points="0,0 72,0 72,72 0,72">
          <text:p/>
        </draw:polygon>
        <draw:line draw:style-name="gr7" draw:text-style-name="P3" draw:layer="layout" svg:x1="15.98cm" svg:y1="46.108cm" svg:x2="15.98cm" svg:y2="45.578cm">
          <text:p/>
        </draw:line>
        <draw:line draw:style-name="gr7" draw:text-style-name="P3" draw:layer="layout" svg:x1="15.98cm" svg:y1="45.578cm" svg:x2="17.709cm" svg:y2="45.578cm">
          <text:p/>
        </draw:line>
        <draw:line draw:style-name="gr7" draw:text-style-name="P3" draw:layer="layout" svg:x1="17.709cm" svg:y1="45.578cm" svg:x2="17.709cm" svg:y2="44.061cm">
          <text:p/>
        </draw:line>
        <draw:polygon draw:style-name="gr8" draw:text-style-name="P7" draw:layer="layout" svg:width="0.071cm" svg:height="0.071cm" svg:x="15.945cm" svg:y="46.072cm" svg:viewBox="0 0 72 72" draw:points="0,0 72,0 72,72 0,72">
          <text:p/>
        </draw:polygon>
        <draw:polygon draw:style-name="gr8" draw:text-style-name="P7" draw:layer="layout" svg:width="0.071cm" svg:height="0.071cm" svg:x="15.945cm" svg:y="45.543cm" svg:viewBox="0 0 72 72" draw:points="0,0 72,0 72,72 0,72">
          <text:p/>
        </draw:polygon>
        <draw:polygon draw:style-name="gr8" draw:text-style-name="P7" draw:layer="layout" svg:width="0.07cm" svg:height="0.071cm" svg:x="17.674cm" svg:y="45.543cm" svg:viewBox="0 0 71 72" draw:points="0,0 71,0 71,72 0,72">
          <text:p/>
        </draw:polygon>
        <draw:polygon draw:style-name="gr8" draw:text-style-name="P7" draw:layer="layout" svg:width="0.07cm" svg:height="0.071cm" svg:x="17.674cm" svg:y="44.026cm" svg:viewBox="0 0 71 72" draw:points="0,0 71,0 71,72 0,72">
          <text:p/>
        </draw:polygon>
        <draw:line draw:style-name="gr7" draw:text-style-name="P3" draw:layer="layout" svg:x1="15.592cm" svg:y1="46.108cm" svg:x2="15.592cm" svg:y2="45.578cm">
          <text:p/>
        </draw:line>
        <draw:line draw:style-name="gr7" draw:text-style-name="P3" draw:layer="layout" svg:x1="15.592cm" svg:y1="45.578cm" svg:x2="16.651cm" svg:y2="45.578cm">
          <text:p/>
        </draw:line>
        <draw:line draw:style-name="gr7" draw:text-style-name="P3" draw:layer="layout" svg:x1="16.651cm" svg:y1="45.578cm" svg:x2="16.651cm" svg:y2="44.061cm">
          <text:p/>
        </draw:line>
        <draw:polygon draw:style-name="gr8" draw:text-style-name="P7" draw:layer="layout" svg:width="0.071cm" svg:height="0.071cm" svg:x="15.557cm" svg:y="46.072cm" svg:viewBox="0 0 72 72" draw:points="0,0 72,0 72,72 0,72">
          <text:p/>
        </draw:polygon>
        <draw:polygon draw:style-name="gr8" draw:text-style-name="P7" draw:layer="layout" svg:width="0.071cm" svg:height="0.071cm" svg:x="15.557cm" svg:y="45.543cm" svg:viewBox="0 0 72 72" draw:points="0,0 72,0 72,72 0,72">
          <text:p/>
        </draw:polygon>
        <draw:polygon draw:style-name="gr8" draw:text-style-name="P7" draw:layer="layout" svg:width="0.071cm" svg:height="0.071cm" svg:x="16.615cm" svg:y="45.543cm" svg:viewBox="0 0 72 72" draw:points="0,0 72,0 72,72 0,72">
          <text:p/>
        </draw:polygon>
        <draw:polygon draw:style-name="gr8" draw:text-style-name="P7" draw:layer="layout" svg:width="0.071cm" svg:height="0.071cm" svg:x="16.615cm" svg:y="44.026cm" svg:viewBox="0 0 72 72" draw:points="0,0 72,0 72,72 0,72">
          <text:p/>
        </draw:polygon>
        <draw:line draw:style-name="gr7" draw:text-style-name="P3" draw:layer="layout" svg:x1="15.204cm" svg:y1="46.108cm" svg:x2="15.204cm" svg:y2="45.578cm">
          <text:p/>
        </draw:line>
        <draw:line draw:style-name="gr7" draw:text-style-name="P3" draw:layer="layout" svg:x1="15.204cm" svg:y1="45.578cm" svg:x2="15.522cm" svg:y2="45.578cm">
          <text:p/>
        </draw:line>
        <draw:line draw:style-name="gr7" draw:text-style-name="P3" draw:layer="layout" svg:x1="15.522cm" svg:y1="45.578cm" svg:x2="15.522cm" svg:y2="44.061cm">
          <text:p/>
        </draw:line>
        <draw:polygon draw:style-name="gr8" draw:text-style-name="P7" draw:layer="layout" svg:width="0.071cm" svg:height="0.071cm" svg:x="15.169cm" svg:y="46.072cm" svg:viewBox="0 0 72 72" draw:points="0,0 72,0 72,72 0,72">
          <text:p/>
        </draw:polygon>
        <draw:polygon draw:style-name="gr8" draw:text-style-name="P7" draw:layer="layout" svg:width="0.071cm" svg:height="0.071cm" svg:x="15.169cm" svg:y="45.543cm" svg:viewBox="0 0 72 72" draw:points="0,0 72,0 72,72 0,72">
          <text:p/>
        </draw:polygon>
        <draw:polygon draw:style-name="gr8" draw:text-style-name="P7" draw:layer="layout" svg:width="0.071cm" svg:height="0.071cm" svg:x="15.486cm" svg:y="45.543cm" svg:viewBox="0 0 72 72" draw:points="0,0 72,0 72,72 0,72">
          <text:p/>
        </draw:polygon>
        <draw:polygon draw:style-name="gr8" draw:text-style-name="P7" draw:layer="layout" svg:width="0.071cm" svg:height="0.071cm" svg:x="15.486cm" svg:y="44.026cm" svg:viewBox="0 0 72 72" draw:points="0,0 72,0 72,72 0,72">
          <text:p/>
        </draw:polygon>
        <draw:line draw:style-name="gr7" draw:text-style-name="P3" draw:layer="layout" svg:x1="14.851cm" svg:y1="46.108cm" svg:x2="14.851cm" svg:y2="45.578cm">
          <text:p/>
        </draw:line>
        <draw:line draw:style-name="gr7" draw:text-style-name="P3" draw:layer="layout" svg:x1="14.851cm" svg:y1="45.578cm" svg:x2="14.534cm" svg:y2="45.578cm">
          <text:p/>
        </draw:line>
        <draw:line draw:style-name="gr7" draw:text-style-name="P3" draw:layer="layout" svg:x1="14.534cm" svg:y1="45.578cm" svg:x2="14.534cm" svg:y2="44.061cm">
          <text:p/>
        </draw:line>
        <draw:polygon draw:style-name="gr8" draw:text-style-name="P7" draw:layer="layout" svg:width="0.071cm" svg:height="0.071cm" svg:x="14.816cm" svg:y="46.072cm" svg:viewBox="0 0 72 72" draw:points="0,0 72,0 72,72 0,72">
          <text:p/>
        </draw:polygon>
        <draw:polygon draw:style-name="gr8" draw:text-style-name="P7" draw:layer="layout" svg:width="0.071cm" svg:height="0.071cm" svg:x="14.816cm" svg:y="45.543cm" svg:viewBox="0 0 72 72" draw:points="0,0 72,0 72,72 0,72">
          <text:p/>
        </draw:polygon>
        <draw:polygon draw:style-name="gr8" draw:text-style-name="P7" draw:layer="layout" svg:width="0.07cm" svg:height="0.071cm" svg:x="14.499cm" svg:y="45.543cm" svg:viewBox="0 0 71 72" draw:points="0,0 71,0 71,72 0,72">
          <text:p/>
        </draw:polygon>
        <draw:polygon draw:style-name="gr8" draw:text-style-name="P7" draw:layer="layout" svg:width="0.07cm" svg:height="0.071cm" svg:x="14.499cm" svg:y="44.026cm" svg:viewBox="0 0 71 72" draw:points="0,0 71,0 71,72 0,72">
          <text:p/>
        </draw:polygon>
        <draw:line draw:style-name="gr7" draw:text-style-name="P3" draw:layer="layout" svg:x1="14.463cm" svg:y1="46.108cm" svg:x2="14.463cm" svg:y2="45.578cm">
          <text:p/>
        </draw:line>
        <draw:line draw:style-name="gr7" draw:text-style-name="P3" draw:layer="layout" svg:x1="14.463cm" svg:y1="45.578cm" svg:x2="13.476cm" svg:y2="45.578cm">
          <text:p/>
        </draw:line>
        <draw:line draw:style-name="gr7" draw:text-style-name="P3" draw:layer="layout" svg:x1="13.476cm" svg:y1="45.578cm" svg:x2="13.476cm" svg:y2="44.061cm">
          <text:p/>
        </draw:line>
        <draw:polygon draw:style-name="gr8" draw:text-style-name="P7" draw:layer="layout" svg:width="0.071cm" svg:height="0.071cm" svg:x="14.428cm" svg:y="46.072cm" svg:viewBox="0 0 72 72" draw:points="0,0 72,0 72,72 0,72">
          <text:p/>
        </draw:polygon>
        <draw:polygon draw:style-name="gr8" draw:text-style-name="P7" draw:layer="layout" svg:width="0.071cm" svg:height="0.071cm" svg:x="14.428cm" svg:y="45.543cm" svg:viewBox="0 0 72 72" draw:points="0,0 72,0 72,72 0,72">
          <text:p/>
        </draw:polygon>
        <draw:polygon draw:style-name="gr8" draw:text-style-name="P7" draw:layer="layout" svg:width="0.071cm" svg:height="0.071cm" svg:x="13.44cm" svg:y="45.543cm" svg:viewBox="0 0 72 72" draw:points="0,0 72,0 72,72 0,72">
          <text:p/>
        </draw:polygon>
        <draw:polygon draw:style-name="gr8" draw:text-style-name="P7" draw:layer="layout" svg:width="0.071cm" svg:height="0.071cm" svg:x="13.44cm" svg:y="44.026cm" svg:viewBox="0 0 72 72" draw:points="0,0 72,0 72,72 0,72">
          <text:p/>
        </draw:polygon>
        <draw:line draw:style-name="gr7" draw:text-style-name="P3" draw:layer="layout" svg:x1="14.075cm" svg:y1="46.108cm" svg:x2="14.075cm" svg:y2="45.578cm">
          <text:p/>
        </draw:line>
        <draw:line draw:style-name="gr7" draw:text-style-name="P3" draw:layer="layout" svg:x1="14.075cm" svg:y1="45.578cm" svg:x2="12.417cm" svg:y2="45.578cm">
          <text:p/>
        </draw:line>
        <draw:line draw:style-name="gr7" draw:text-style-name="P3" draw:layer="layout" svg:x1="12.417cm" svg:y1="45.578cm" svg:x2="12.417cm" svg:y2="44.061cm">
          <text:p/>
        </draw:line>
        <draw:polygon draw:style-name="gr8" draw:text-style-name="P7" draw:layer="layout" svg:width="0.071cm" svg:height="0.071cm" svg:x="14.04cm" svg:y="46.072cm" svg:viewBox="0 0 72 72" draw:points="0,0 72,0 72,72 0,72">
          <text:p/>
        </draw:polygon>
        <draw:polygon draw:style-name="gr8" draw:text-style-name="P7" draw:layer="layout" svg:width="0.071cm" svg:height="0.071cm" svg:x="14.04cm" svg:y="45.543cm" svg:viewBox="0 0 72 72" draw:points="0,0 72,0 72,72 0,72">
          <text:p/>
        </draw:polygon>
        <draw:polygon draw:style-name="gr8" draw:text-style-name="P7" draw:layer="layout" svg:width="0.071cm" svg:height="0.071cm" svg:x="12.382cm" svg:y="45.543cm" svg:viewBox="0 0 72 72" draw:points="0,0 72,0 72,72 0,72">
          <text:p/>
        </draw:polygon>
        <draw:polygon draw:style-name="gr8" draw:text-style-name="P7" draw:layer="layout" svg:width="0.071cm" svg:height="0.071cm" svg:x="12.382cm" svg:y="44.026cm" svg:viewBox="0 0 72 72" draw:points="0,0 72,0 72,72 0,72">
          <text:p/>
        </draw:polygon>
        <draw:line draw:style-name="gr7" draw:text-style-name="P3" draw:layer="layout" svg:x1="8.854cm" svg:y1="26.705cm" svg:x2="8.854cm" svg:y2="26.07cm">
          <text:p/>
        </draw:line>
        <draw:line draw:style-name="gr7" draw:text-style-name="P3" draw:layer="layout" svg:x1="12.417cm" svg:y1="27.551cm" svg:x2="12.417cm" svg:y2="28.116cm">
          <text:p/>
        </draw:line>
        <draw:line draw:style-name="gr7" draw:text-style-name="P3" draw:layer="layout" svg:x1="12.417cm" svg:y1="31.291cm" svg:x2="12.417cm" svg:y2="30.762cm">
          <text:p/>
        </draw:line>
        <draw:polyline draw:style-name="gr7" draw:text-style-name="P3" draw:layer="layout" svg:width="0cm" svg:height="0cm" svg:x="12.417cm" svg:y="30.762cm" svg:viewBox="0 0 0 0" draw:points="0,0">
          <text:p/>
        </draw:polyline>
        <draw:line draw:style-name="gr7" draw:text-style-name="P3" draw:layer="layout" svg:x1="12.417cm" svg:y1="30.762cm" svg:x2="12.417cm" svg:y2="29.598cm">
          <text:p/>
        </draw:line>
        <draw:polygon draw:style-name="gr8" draw:text-style-name="P7" draw:layer="layout" svg:width="0.071cm" svg:height="0.07cm" svg:x="12.382cm" svg:y="31.256cm" svg:viewBox="0 0 72 71" draw:points="0,0 72,0 72,71 0,71">
          <text:p/>
        </draw:polygon>
        <draw:polygon draw:style-name="gr8" draw:text-style-name="P7" draw:layer="layout" svg:width="0.071cm" svg:height="0.071cm" svg:x="12.382cm" svg:y="30.726cm" svg:viewBox="0 0 72 72" draw:points="0,0 72,0 72,72 0,72">
          <text:p/>
        </draw:polygon>
        <draw:polygon draw:style-name="gr8" draw:text-style-name="P7" draw:layer="layout" svg:width="0.071cm" svg:height="0.071cm" svg:x="12.382cm" svg:y="30.726cm" svg:viewBox="0 0 72 72" draw:points="0,0 72,0 72,72 0,72">
          <text:p/>
        </draw:polygon>
        <draw:polygon draw:style-name="gr8" draw:text-style-name="P7" draw:layer="layout" svg:width="0.071cm" svg:height="0.071cm" svg:x="12.382cm" svg:y="29.562cm" svg:viewBox="0 0 72 72" draw:points="0,0 72,0 72,72 0,72">
          <text:p/>
        </draw:polygon>
        <draw:line draw:style-name="gr7" draw:text-style-name="P3" draw:layer="layout" svg:x1="12.417cm" svg:y1="32.138cm" svg:x2="12.417cm" svg:y2="32.667cm">
          <text:p/>
        </draw:line>
        <draw:polyline draw:style-name="gr7" draw:text-style-name="P3" draw:layer="layout" svg:width="0cm" svg:height="0cm" svg:x="12.417cm" svg:y="32.667cm" svg:viewBox="0 0 0 0" draw:points="0,0">
          <text:p/>
        </draw:polyline>
        <draw:line draw:style-name="gr7" draw:text-style-name="P3" draw:layer="layout" svg:x1="12.417cm" svg:y1="32.667cm" svg:x2="12.417cm" svg:y2="33.055cm">
          <text:p/>
        </draw:line>
        <draw:polygon draw:style-name="gr8" draw:text-style-name="P7" draw:layer="layout" svg:width="0.071cm" svg:height="0.071cm" svg:x="12.382cm" svg:y="32.102cm" svg:viewBox="0 0 72 72" draw:points="0,0 72,0 72,72 0,72">
          <text:p/>
        </draw:polygon>
        <draw:polygon draw:style-name="gr8" draw:text-style-name="P7" draw:layer="layout" svg:width="0.071cm" svg:height="0.071cm" svg:x="12.382cm" svg:y="32.631cm" svg:viewBox="0 0 72 72" draw:points="0,0 72,0 72,72 0,72">
          <text:p/>
        </draw:polygon>
        <draw:polygon draw:style-name="gr8" draw:text-style-name="P7" draw:layer="layout" svg:width="0.071cm" svg:height="0.071cm" svg:x="12.382cm" svg:y="32.631cm" svg:viewBox="0 0 72 72" draw:points="0,0 72,0 72,72 0,72">
          <text:p/>
        </draw:polygon>
        <draw:polygon draw:style-name="gr8" draw:text-style-name="P7" draw:layer="layout" svg:width="0.071cm" svg:height="0.07cm" svg:x="12.382cm" svg:y="33.02cm" svg:viewBox="0 0 72 71" draw:points="0,0 72,0 72,71 0,71">
          <text:p/>
        </draw:polygon>
        <draw:line draw:style-name="gr7" draw:text-style-name="P3" draw:layer="layout" svg:x1="12.417cm" svg:y1="37.994cm" svg:x2="12.417cm" svg:y2="37.676cm">
          <text:p/>
        </draw:line>
        <draw:line draw:style-name="gr7" draw:text-style-name="P3" draw:layer="layout" svg:x1="12.417cm" svg:y1="38.84cm" svg:x2="12.417cm" svg:y2="39.37cm">
          <text:p/>
        </draw:line>
        <draw:polyline draw:style-name="gr7" draw:text-style-name="P3" draw:layer="layout" svg:width="0cm" svg:height="0cm" svg:x="12.417cm" svg:y="39.37cm" svg:viewBox="0 0 0 0" draw:points="0,0">
          <text:p/>
        </draw:polyline>
        <draw:line draw:style-name="gr7" draw:text-style-name="P3" draw:layer="layout" svg:x1="12.417cm" svg:y1="39.37cm" svg:x2="12.417cm" svg:y2="39.758cm">
          <text:p/>
        </draw:line>
        <draw:polygon draw:style-name="gr8" draw:text-style-name="P7" draw:layer="layout" svg:width="0.071cm" svg:height="0.071cm" svg:x="12.382cm" svg:y="38.805cm" svg:viewBox="0 0 72 72" draw:points="0,0 72,0 72,72 0,72">
          <text:p/>
        </draw:polygon>
        <draw:polygon draw:style-name="gr8" draw:text-style-name="P7" draw:layer="layout" svg:width="0.071cm" svg:height="0.071cm" svg:x="12.382cm" svg:y="39.334cm" svg:viewBox="0 0 72 72" draw:points="0,0 72,0 72,72 0,72">
          <text:p/>
        </draw:polygon>
        <draw:polygon draw:style-name="gr8" draw:text-style-name="P7" draw:layer="layout" svg:width="0.071cm" svg:height="0.071cm" svg:x="12.382cm" svg:y="39.334cm" svg:viewBox="0 0 72 72" draw:points="0,0 72,0 72,72 0,72">
          <text:p/>
        </draw:polygon>
        <draw:polygon draw:style-name="gr8" draw:text-style-name="P7" draw:layer="layout" svg:width="0.071cm" svg:height="0.071cm" svg:x="12.382cm" svg:y="39.722cm" svg:viewBox="0 0 72 72" draw:points="0,0 72,0 72,72 0,72">
          <text:p/>
        </draw:polygon>
        <draw:line draw:style-name="gr7" draw:text-style-name="P3" draw:layer="layout" svg:x1="12.417cm" svg:y1="41.169cm" svg:x2="12.417cm" svg:y2="40.675cm">
          <text:p/>
        </draw:line>
        <draw:line draw:style-name="gr7" draw:text-style-name="P3" draw:layer="layout" svg:x1="12.417cm" svg:y1="26.705cm" svg:x2="12.417cm" svg:y2="26.07cm">
          <text:p/>
        </draw:line>
        <draw:line draw:style-name="gr7" draw:text-style-name="P3" draw:layer="layout" svg:x1="11.359cm" svg:y1="42.015cm" svg:x2="11.359cm" svg:y2="42.545cm">
          <text:p/>
        </draw:line>
        <draw:polyline draw:style-name="gr7" draw:text-style-name="P3" draw:layer="layout" svg:width="0cm" svg:height="0cm" svg:x="11.359cm" svg:y="42.545cm" svg:viewBox="0 0 0 0" draw:points="0,0">
          <text:p/>
        </draw:polyline>
        <draw:line draw:style-name="gr7" draw:text-style-name="P3" draw:layer="layout" svg:x1="11.359cm" svg:y1="42.545cm" svg:x2="11.359cm" svg:y2="43.285cm">
          <text:p/>
        </draw:line>
        <draw:polygon draw:style-name="gr8" draw:text-style-name="P7" draw:layer="layout" svg:width="0.07cm" svg:height="0.071cm" svg:x="11.324cm" svg:y="41.98cm" svg:viewBox="0 0 71 72" draw:points="0,0 71,0 71,72 0,72">
          <text:p/>
        </draw:polygon>
        <draw:polygon draw:style-name="gr8" draw:text-style-name="P7" draw:layer="layout" svg:width="0.07cm" svg:height="0.071cm" svg:x="11.324cm" svg:y="42.509cm" svg:viewBox="0 0 71 72" draw:points="0,0 71,0 71,72 0,72">
          <text:p/>
        </draw:polygon>
        <draw:polygon draw:style-name="gr8" draw:text-style-name="P7" draw:layer="layout" svg:width="0.07cm" svg:height="0.071cm" svg:x="11.324cm" svg:y="42.509cm" svg:viewBox="0 0 71 72" draw:points="0,0 71,0 71,72 0,72">
          <text:p/>
        </draw:polygon>
        <draw:polygon draw:style-name="gr8" draw:text-style-name="P7" draw:layer="layout" svg:width="0.07cm" svg:height="0.071cm" svg:x="11.324cm" svg:y="43.25cm" svg:viewBox="0 0 71 72" draw:points="0,0 71,0 71,72 0,72">
          <text:p/>
        </draw:polygon>
        <draw:line draw:style-name="gr7" draw:text-style-name="P3" draw:layer="layout" svg:x1="13.476cm" svg:y1="27.551cm" svg:x2="13.476cm" svg:y2="28.116cm">
          <text:p/>
        </draw:line>
        <draw:line draw:style-name="gr7" draw:text-style-name="P3" draw:layer="layout" svg:x1="13.476cm" svg:y1="31.291cm" svg:x2="13.476cm" svg:y2="30.762cm">
          <text:p/>
        </draw:line>
        <draw:polyline draw:style-name="gr7" draw:text-style-name="P3" draw:layer="layout" svg:width="0cm" svg:height="0cm" svg:x="13.476cm" svg:y="30.762cm" svg:viewBox="0 0 0 0" draw:points="0,0">
          <text:p/>
        </draw:polyline>
        <draw:line draw:style-name="gr7" draw:text-style-name="P3" draw:layer="layout" svg:x1="13.476cm" svg:y1="30.762cm" svg:x2="13.476cm" svg:y2="29.598cm">
          <text:p/>
        </draw:line>
        <draw:polygon draw:style-name="gr8" draw:text-style-name="P7" draw:layer="layout" svg:width="0.071cm" svg:height="0.07cm" svg:x="13.44cm" svg:y="31.256cm" svg:viewBox="0 0 72 71" draw:points="0,0 72,0 72,71 0,71">
          <text:p/>
        </draw:polygon>
        <draw:polygon draw:style-name="gr8" draw:text-style-name="P7" draw:layer="layout" svg:width="0.071cm" svg:height="0.071cm" svg:x="13.44cm" svg:y="30.726cm" svg:viewBox="0 0 72 72" draw:points="0,0 72,0 72,72 0,72">
          <text:p/>
        </draw:polygon>
        <draw:polygon draw:style-name="gr8" draw:text-style-name="P7" draw:layer="layout" svg:width="0.071cm" svg:height="0.071cm" svg:x="13.44cm" svg:y="30.726cm" svg:viewBox="0 0 72 72" draw:points="0,0 72,0 72,72 0,72">
          <text:p/>
        </draw:polygon>
        <draw:polygon draw:style-name="gr8" draw:text-style-name="P7" draw:layer="layout" svg:width="0.071cm" svg:height="0.071cm" svg:x="13.44cm" svg:y="29.562cm" svg:viewBox="0 0 72 72" draw:points="0,0 72,0 72,72 0,72">
          <text:p/>
        </draw:polygon>
        <draw:line draw:style-name="gr7" draw:text-style-name="P3" draw:layer="layout" svg:x1="13.476cm" svg:y1="32.138cm" svg:x2="13.476cm" svg:y2="32.667cm">
          <text:p/>
        </draw:line>
        <draw:polyline draw:style-name="gr7" draw:text-style-name="P3" draw:layer="layout" svg:width="0cm" svg:height="0cm" svg:x="13.476cm" svg:y="32.667cm" svg:viewBox="0 0 0 0" draw:points="0,0">
          <text:p/>
        </draw:polyline>
        <draw:line draw:style-name="gr7" draw:text-style-name="P3" draw:layer="layout" svg:x1="13.476cm" svg:y1="32.667cm" svg:x2="13.476cm" svg:y2="33.055cm">
          <text:p/>
        </draw:line>
        <draw:polygon draw:style-name="gr8" draw:text-style-name="P7" draw:layer="layout" svg:width="0.071cm" svg:height="0.071cm" svg:x="13.44cm" svg:y="32.102cm" svg:viewBox="0 0 72 72" draw:points="0,0 72,0 72,72 0,72">
          <text:p/>
        </draw:polygon>
        <draw:polygon draw:style-name="gr8" draw:text-style-name="P7" draw:layer="layout" svg:width="0.071cm" svg:height="0.071cm" svg:x="13.44cm" svg:y="32.631cm" svg:viewBox="0 0 72 72" draw:points="0,0 72,0 72,72 0,72">
          <text:p/>
        </draw:polygon>
        <draw:polygon draw:style-name="gr8" draw:text-style-name="P7" draw:layer="layout" svg:width="0.071cm" svg:height="0.071cm" svg:x="13.44cm" svg:y="32.631cm" svg:viewBox="0 0 72 72" draw:points="0,0 72,0 72,72 0,72">
          <text:p/>
        </draw:polygon>
        <draw:polygon draw:style-name="gr8" draw:text-style-name="P7" draw:layer="layout" svg:width="0.071cm" svg:height="0.07cm" svg:x="13.44cm" svg:y="33.02cm" svg:viewBox="0 0 72 71" draw:points="0,0 72,0 72,71 0,71">
          <text:p/>
        </draw:polygon>
        <draw:line draw:style-name="gr7" draw:text-style-name="P3" draw:layer="layout" svg:x1="13.476cm" svg:y1="37.994cm" svg:x2="13.476cm" svg:y2="37.676cm">
          <text:p/>
        </draw:line>
        <draw:line draw:style-name="gr7" draw:text-style-name="P3" draw:layer="layout" svg:x1="13.476cm" svg:y1="38.84cm" svg:x2="13.476cm" svg:y2="39.37cm">
          <text:p/>
        </draw:line>
        <draw:polyline draw:style-name="gr7" draw:text-style-name="P3" draw:layer="layout" svg:width="0cm" svg:height="0cm" svg:x="13.476cm" svg:y="39.37cm" svg:viewBox="0 0 0 0" draw:points="0,0">
          <text:p/>
        </draw:polyline>
        <draw:line draw:style-name="gr7" draw:text-style-name="P3" draw:layer="layout" svg:x1="13.476cm" svg:y1="39.37cm" svg:x2="13.476cm" svg:y2="39.758cm">
          <text:p/>
        </draw:line>
        <draw:polygon draw:style-name="gr8" draw:text-style-name="P7" draw:layer="layout" svg:width="0.071cm" svg:height="0.071cm" svg:x="13.44cm" svg:y="38.805cm" svg:viewBox="0 0 72 72" draw:points="0,0 72,0 72,72 0,72">
          <text:p/>
        </draw:polygon>
        <draw:polygon draw:style-name="gr8" draw:text-style-name="P7" draw:layer="layout" svg:width="0.071cm" svg:height="0.071cm" svg:x="13.44cm" svg:y="39.334cm" svg:viewBox="0 0 72 72" draw:points="0,0 72,0 72,72 0,72">
          <text:p/>
        </draw:polygon>
        <draw:polygon draw:style-name="gr8" draw:text-style-name="P7" draw:layer="layout" svg:width="0.071cm" svg:height="0.071cm" svg:x="13.44cm" svg:y="39.334cm" svg:viewBox="0 0 72 72" draw:points="0,0 72,0 72,72 0,72">
          <text:p/>
        </draw:polygon>
        <draw:polygon draw:style-name="gr8" draw:text-style-name="P7" draw:layer="layout" svg:width="0.071cm" svg:height="0.071cm" svg:x="13.44cm" svg:y="39.722cm" svg:viewBox="0 0 72 72" draw:points="0,0 72,0 72,72 0,72">
          <text:p/>
        </draw:polygon>
        <draw:line draw:style-name="gr7" draw:text-style-name="P3" draw:layer="layout" svg:x1="13.476cm" svg:y1="41.169cm" svg:x2="13.476cm" svg:y2="40.675cm">
          <text:p/>
        </draw:line>
        <draw:line draw:style-name="gr7" draw:text-style-name="P3" draw:layer="layout" svg:x1="13.476cm" svg:y1="26.705cm" svg:x2="13.476cm" svg:y2="26.07cm">
          <text:p/>
        </draw:line>
        <draw:line draw:style-name="gr7" draw:text-style-name="P3" draw:layer="layout" svg:x1="12.417cm" svg:y1="42.015cm" svg:x2="12.417cm" svg:y2="42.545cm">
          <text:p/>
        </draw:line>
        <draw:polyline draw:style-name="gr7" draw:text-style-name="P3" draw:layer="layout" svg:width="0cm" svg:height="0cm" svg:x="12.417cm" svg:y="42.545cm" svg:viewBox="0 0 0 0" draw:points="0,0">
          <text:p/>
        </draw:polyline>
        <draw:line draw:style-name="gr7" draw:text-style-name="P3" draw:layer="layout" svg:x1="12.417cm" svg:y1="42.545cm" svg:x2="12.417cm" svg:y2="43.285cm">
          <text:p/>
        </draw:line>
        <draw:polygon draw:style-name="gr8" draw:text-style-name="P7" draw:layer="layout" svg:width="0.071cm" svg:height="0.071cm" svg:x="12.382cm" svg:y="41.98cm" svg:viewBox="0 0 72 72" draw:points="0,0 72,0 72,72 0,72">
          <text:p/>
        </draw:polygon>
        <draw:polygon draw:style-name="gr8" draw:text-style-name="P7" draw:layer="layout" svg:width="0.071cm" svg:height="0.071cm" svg:x="12.382cm" svg:y="42.509cm" svg:viewBox="0 0 72 72" draw:points="0,0 72,0 72,72 0,72">
          <text:p/>
        </draw:polygon>
        <draw:polygon draw:style-name="gr8" draw:text-style-name="P7" draw:layer="layout" svg:width="0.071cm" svg:height="0.071cm" svg:x="12.382cm" svg:y="42.509cm" svg:viewBox="0 0 72 72" draw:points="0,0 72,0 72,72 0,72">
          <text:p/>
        </draw:polygon>
        <draw:polygon draw:style-name="gr8" draw:text-style-name="P7" draw:layer="layout" svg:width="0.071cm" svg:height="0.071cm" svg:x="12.382cm" svg:y="43.25cm" svg:viewBox="0 0 72 72" draw:points="0,0 72,0 72,72 0,72">
          <text:p/>
        </draw:polygon>
        <draw:line draw:style-name="gr7" draw:text-style-name="P3" draw:layer="layout" svg:x1="14.534cm" svg:y1="27.551cm" svg:x2="14.534cm" svg:y2="28.116cm">
          <text:p/>
        </draw:line>
        <draw:line draw:style-name="gr7" draw:text-style-name="P3" draw:layer="layout" svg:x1="14.534cm" svg:y1="31.291cm" svg:x2="14.534cm" svg:y2="30.762cm">
          <text:p/>
        </draw:line>
        <draw:polyline draw:style-name="gr7" draw:text-style-name="P3" draw:layer="layout" svg:width="0cm" svg:height="0cm" svg:x="14.534cm" svg:y="30.762cm" svg:viewBox="0 0 0 0" draw:points="0,0">
          <text:p/>
        </draw:polyline>
        <draw:line draw:style-name="gr7" draw:text-style-name="P3" draw:layer="layout" svg:x1="14.534cm" svg:y1="30.762cm" svg:x2="14.534cm" svg:y2="29.598cm">
          <text:p/>
        </draw:line>
        <draw:polygon draw:style-name="gr8" draw:text-style-name="P7" draw:layer="layout" svg:width="0.07cm" svg:height="0.07cm" svg:x="14.499cm" svg:y="31.256cm" svg:viewBox="0 0 71 71" draw:points="0,0 71,0 71,71 0,71">
          <text:p/>
        </draw:polygon>
        <draw:polygon draw:style-name="gr8" draw:text-style-name="P7" draw:layer="layout" svg:width="0.07cm" svg:height="0.071cm" svg:x="14.499cm" svg:y="30.726cm" svg:viewBox="0 0 71 72" draw:points="0,0 71,0 71,72 0,72">
          <text:p/>
        </draw:polygon>
        <draw:polygon draw:style-name="gr8" draw:text-style-name="P7" draw:layer="layout" svg:width="0.07cm" svg:height="0.071cm" svg:x="14.499cm" svg:y="30.726cm" svg:viewBox="0 0 71 72" draw:points="0,0 71,0 71,72 0,72">
          <text:p/>
        </draw:polygon>
        <draw:polygon draw:style-name="gr8" draw:text-style-name="P7" draw:layer="layout" svg:width="0.07cm" svg:height="0.071cm" svg:x="14.499cm" svg:y="29.562cm" svg:viewBox="0 0 71 72" draw:points="0,0 71,0 71,72 0,72">
          <text:p/>
        </draw:polygon>
        <draw:line draw:style-name="gr7" draw:text-style-name="P3" draw:layer="layout" svg:x1="14.534cm" svg:y1="32.138cm" svg:x2="14.534cm" svg:y2="32.667cm">
          <text:p/>
        </draw:line>
        <draw:polyline draw:style-name="gr7" draw:text-style-name="P3" draw:layer="layout" svg:width="0cm" svg:height="0cm" svg:x="14.534cm" svg:y="32.667cm" svg:viewBox="0 0 0 0" draw:points="0,0">
          <text:p/>
        </draw:polyline>
        <draw:line draw:style-name="gr7" draw:text-style-name="P3" draw:layer="layout" svg:x1="14.534cm" svg:y1="32.667cm" svg:x2="14.534cm" svg:y2="33.055cm">
          <text:p/>
        </draw:line>
        <draw:polygon draw:style-name="gr8" draw:text-style-name="P7" draw:layer="layout" svg:width="0.07cm" svg:height="0.071cm" svg:x="14.499cm" svg:y="32.102cm" svg:viewBox="0 0 71 72" draw:points="0,0 71,0 71,72 0,72">
          <text:p/>
        </draw:polygon>
        <draw:polygon draw:style-name="gr8" draw:text-style-name="P7" draw:layer="layout" svg:width="0.07cm" svg:height="0.071cm" svg:x="14.499cm" svg:y="32.631cm" svg:viewBox="0 0 71 72" draw:points="0,0 71,0 71,72 0,72">
          <text:p/>
        </draw:polygon>
        <draw:polygon draw:style-name="gr8" draw:text-style-name="P7" draw:layer="layout" svg:width="0.07cm" svg:height="0.071cm" svg:x="14.499cm" svg:y="32.631cm" svg:viewBox="0 0 71 72" draw:points="0,0 71,0 71,72 0,72">
          <text:p/>
        </draw:polygon>
        <draw:polygon draw:style-name="gr8" draw:text-style-name="P7" draw:layer="layout" svg:width="0.07cm" svg:height="0.07cm" svg:x="14.499cm" svg:y="33.02cm" svg:viewBox="0 0 71 71" draw:points="0,0 71,0 71,71 0,71">
          <text:p/>
        </draw:polygon>
        <draw:line draw:style-name="gr7" draw:text-style-name="P3" draw:layer="layout" svg:x1="14.534cm" svg:y1="37.994cm" svg:x2="14.534cm" svg:y2="37.676cm">
          <text:p/>
        </draw:line>
        <draw:line draw:style-name="gr7" draw:text-style-name="P3" draw:layer="layout" svg:x1="14.534cm" svg:y1="38.84cm" svg:x2="14.534cm" svg:y2="39.37cm">
          <text:p/>
        </draw:line>
        <draw:polyline draw:style-name="gr7" draw:text-style-name="P3" draw:layer="layout" svg:width="0cm" svg:height="0cm" svg:x="14.534cm" svg:y="39.37cm" svg:viewBox="0 0 0 0" draw:points="0,0">
          <text:p/>
        </draw:polyline>
        <draw:line draw:style-name="gr7" draw:text-style-name="P3" draw:layer="layout" svg:x1="14.534cm" svg:y1="39.37cm" svg:x2="14.534cm" svg:y2="39.758cm">
          <text:p/>
        </draw:line>
        <draw:polygon draw:style-name="gr8" draw:text-style-name="P7" draw:layer="layout" svg:width="0.07cm" svg:height="0.071cm" svg:x="14.499cm" svg:y="38.805cm" svg:viewBox="0 0 71 72" draw:points="0,0 71,0 71,72 0,72">
          <text:p/>
        </draw:polygon>
        <draw:polygon draw:style-name="gr8" draw:text-style-name="P7" draw:layer="layout" svg:width="0.07cm" svg:height="0.071cm" svg:x="14.499cm" svg:y="39.334cm" svg:viewBox="0 0 71 72" draw:points="0,0 71,0 71,72 0,72">
          <text:p/>
        </draw:polygon>
        <draw:polygon draw:style-name="gr8" draw:text-style-name="P7" draw:layer="layout" svg:width="0.07cm" svg:height="0.071cm" svg:x="14.499cm" svg:y="39.334cm" svg:viewBox="0 0 71 72" draw:points="0,0 71,0 71,72 0,72">
          <text:p/>
        </draw:polygon>
        <draw:polygon draw:style-name="gr8" draw:text-style-name="P7" draw:layer="layout" svg:width="0.07cm" svg:height="0.071cm" svg:x="14.499cm" svg:y="39.722cm" svg:viewBox="0 0 71 72" draw:points="0,0 71,0 71,72 0,72">
          <text:p/>
        </draw:polygon>
        <draw:line draw:style-name="gr7" draw:text-style-name="P3" draw:layer="layout" svg:x1="14.534cm" svg:y1="41.169cm" svg:x2="14.534cm" svg:y2="40.675cm">
          <text:p/>
        </draw:line>
        <draw:line draw:style-name="gr7" draw:text-style-name="P3" draw:layer="layout" svg:x1="14.534cm" svg:y1="26.705cm" svg:x2="14.534cm" svg:y2="26.07cm">
          <text:p/>
        </draw:line>
        <draw:line draw:style-name="gr7" draw:text-style-name="P3" draw:layer="layout" svg:x1="17.709cm" svg:y1="42.015cm" svg:x2="17.709cm" svg:y2="42.545cm">
          <text:p/>
        </draw:line>
        <draw:polyline draw:style-name="gr7" draw:text-style-name="P3" draw:layer="layout" svg:width="0cm" svg:height="0cm" svg:x="17.709cm" svg:y="42.545cm" svg:viewBox="0 0 0 0" draw:points="0,0">
          <text:p/>
        </draw:polyline>
        <draw:line draw:style-name="gr7" draw:text-style-name="P3" draw:layer="layout" svg:x1="17.709cm" svg:y1="42.545cm" svg:x2="17.709cm" svg:y2="43.285cm">
          <text:p/>
        </draw:line>
        <draw:polygon draw:style-name="gr8" draw:text-style-name="P7" draw:layer="layout" svg:width="0.07cm" svg:height="0.071cm" svg:x="17.674cm" svg:y="41.98cm" svg:viewBox="0 0 71 72" draw:points="0,0 71,0 71,72 0,72">
          <text:p/>
        </draw:polygon>
        <draw:polygon draw:style-name="gr8" draw:text-style-name="P7" draw:layer="layout" svg:width="0.07cm" svg:height="0.071cm" svg:x="17.674cm" svg:y="42.509cm" svg:viewBox="0 0 71 72" draw:points="0,0 71,0 71,72 0,72">
          <text:p/>
        </draw:polygon>
        <draw:polygon draw:style-name="gr8" draw:text-style-name="P7" draw:layer="layout" svg:width="0.07cm" svg:height="0.071cm" svg:x="17.674cm" svg:y="42.509cm" svg:viewBox="0 0 71 72" draw:points="0,0 71,0 71,72 0,72">
          <text:p/>
        </draw:polygon>
        <draw:polygon draw:style-name="gr8" draw:text-style-name="P7" draw:layer="layout" svg:width="0.07cm" svg:height="0.071cm" svg:x="17.674cm" svg:y="43.25cm" svg:viewBox="0 0 71 72" draw:points="0,0 71,0 71,72 0,72">
          <text:p/>
        </draw:polygon>
        <draw:line draw:style-name="gr7" draw:text-style-name="P3" draw:layer="layout" svg:x1="18.767cm" svg:y1="41.169cm" svg:x2="18.767cm" svg:y2="40.675cm">
          <text:p/>
        </draw:line>
        <draw:line draw:style-name="gr7" draw:text-style-name="P3" draw:layer="layout" svg:x1="18.767cm" svg:y1="27.551cm" svg:x2="18.767cm" svg:y2="28.116cm">
          <text:p/>
        </draw:line>
        <draw:line draw:style-name="gr7" draw:text-style-name="P3" draw:layer="layout" svg:x1="18.767cm" svg:y1="38.84cm" svg:x2="18.767cm" svg:y2="39.37cm">
          <text:p/>
        </draw:line>
        <draw:polyline draw:style-name="gr7" draw:text-style-name="P3" draw:layer="layout" svg:width="0cm" svg:height="0cm" svg:x="18.767cm" svg:y="39.37cm" svg:viewBox="0 0 0 0" draw:points="0,0">
          <text:p/>
        </draw:polyline>
        <draw:line draw:style-name="gr7" draw:text-style-name="P3" draw:layer="layout" svg:x1="18.767cm" svg:y1="39.37cm" svg:x2="18.767cm" svg:y2="39.758cm">
          <text:p/>
        </draw:line>
        <draw:polygon draw:style-name="gr8" draw:text-style-name="P7" draw:layer="layout" svg:width="0.071cm" svg:height="0.071cm" svg:x="18.732cm" svg:y="38.805cm" svg:viewBox="0 0 72 72" draw:points="0,0 72,0 72,72 0,72">
          <text:p/>
        </draw:polygon>
        <draw:polygon draw:style-name="gr8" draw:text-style-name="P7" draw:layer="layout" svg:width="0.071cm" svg:height="0.071cm" svg:x="18.732cm" svg:y="39.334cm" svg:viewBox="0 0 72 72" draw:points="0,0 72,0 72,72 0,72">
          <text:p/>
        </draw:polygon>
        <draw:polygon draw:style-name="gr8" draw:text-style-name="P7" draw:layer="layout" svg:width="0.071cm" svg:height="0.071cm" svg:x="18.732cm" svg:y="39.334cm" svg:viewBox="0 0 72 72" draw:points="0,0 72,0 72,72 0,72">
          <text:p/>
        </draw:polygon>
        <draw:polygon draw:style-name="gr8" draw:text-style-name="P7" draw:layer="layout" svg:width="0.071cm" svg:height="0.071cm" svg:x="18.732cm" svg:y="39.722cm" svg:viewBox="0 0 72 72" draw:points="0,0 72,0 72,72 0,72">
          <text:p/>
        </draw:polygon>
        <draw:line draw:style-name="gr7" draw:text-style-name="P3" draw:layer="layout" svg:x1="18.767cm" svg:y1="37.994cm" svg:x2="18.767cm" svg:y2="37.676cm">
          <text:p/>
        </draw:line>
        <draw:line draw:style-name="gr7" draw:text-style-name="P3" draw:layer="layout" svg:x1="18.767cm" svg:y1="32.138cm" svg:x2="18.767cm" svg:y2="32.667cm">
          <text:p/>
        </draw:line>
        <draw:polyline draw:style-name="gr7" draw:text-style-name="P3" draw:layer="layout" svg:width="0cm" svg:height="0cm" svg:x="18.767cm" svg:y="32.667cm" svg:viewBox="0 0 0 0" draw:points="0,0">
          <text:p/>
        </draw:polyline>
        <draw:line draw:style-name="gr7" draw:text-style-name="P3" draw:layer="layout" svg:x1="18.767cm" svg:y1="32.667cm" svg:x2="18.767cm" svg:y2="33.055cm">
          <text:p/>
        </draw:line>
        <draw:polygon draw:style-name="gr8" draw:text-style-name="P7" draw:layer="layout" svg:width="0.071cm" svg:height="0.071cm" svg:x="18.732cm" svg:y="32.102cm" svg:viewBox="0 0 72 72" draw:points="0,0 72,0 72,72 0,72">
          <text:p/>
        </draw:polygon>
        <draw:polygon draw:style-name="gr8" draw:text-style-name="P7" draw:layer="layout" svg:width="0.071cm" svg:height="0.071cm" svg:x="18.732cm" svg:y="32.631cm" svg:viewBox="0 0 72 72" draw:points="0,0 72,0 72,72 0,72">
          <text:p/>
        </draw:polygon>
        <draw:polygon draw:style-name="gr8" draw:text-style-name="P7" draw:layer="layout" svg:width="0.071cm" svg:height="0.071cm" svg:x="18.732cm" svg:y="32.631cm" svg:viewBox="0 0 72 72" draw:points="0,0 72,0 72,72 0,72">
          <text:p/>
        </draw:polygon>
        <draw:polygon draw:style-name="gr8" draw:text-style-name="P7" draw:layer="layout" svg:width="0.071cm" svg:height="0.07cm" svg:x="18.732cm" svg:y="33.02cm" svg:viewBox="0 0 72 71" draw:points="0,0 72,0 72,71 0,71">
          <text:p/>
        </draw:polygon>
        <draw:line draw:style-name="gr7" draw:text-style-name="P3" draw:layer="layout" svg:x1="18.767cm" svg:y1="31.291cm" svg:x2="18.767cm" svg:y2="30.762cm">
          <text:p/>
        </draw:line>
        <draw:polyline draw:style-name="gr7" draw:text-style-name="P3" draw:layer="layout" svg:width="0cm" svg:height="0cm" svg:x="18.767cm" svg:y="30.762cm" svg:viewBox="0 0 0 0" draw:points="0,0">
          <text:p/>
        </draw:polyline>
        <draw:line draw:style-name="gr7" draw:text-style-name="P3" draw:layer="layout" svg:x1="18.767cm" svg:y1="30.762cm" svg:x2="18.767cm" svg:y2="29.598cm">
          <text:p/>
        </draw:line>
        <draw:polygon draw:style-name="gr8" draw:text-style-name="P7" draw:layer="layout" svg:width="0.071cm" svg:height="0.07cm" svg:x="18.732cm" svg:y="31.256cm" svg:viewBox="0 0 72 71" draw:points="0,0 72,0 72,71 0,71">
          <text:p/>
        </draw:polygon>
        <draw:polygon draw:style-name="gr8" draw:text-style-name="P7" draw:layer="layout" svg:width="0.071cm" svg:height="0.071cm" svg:x="18.732cm" svg:y="30.726cm" svg:viewBox="0 0 72 72" draw:points="0,0 72,0 72,72 0,72">
          <text:p/>
        </draw:polygon>
        <draw:polygon draw:style-name="gr8" draw:text-style-name="P7" draw:layer="layout" svg:width="0.071cm" svg:height="0.071cm" svg:x="18.732cm" svg:y="30.726cm" svg:viewBox="0 0 72 72" draw:points="0,0 72,0 72,72 0,72">
          <text:p/>
        </draw:polygon>
        <draw:polygon draw:style-name="gr8" draw:text-style-name="P7" draw:layer="layout" svg:width="0.071cm" svg:height="0.071cm" svg:x="18.732cm" svg:y="29.562cm" svg:viewBox="0 0 72 72" draw:points="0,0 72,0 72,72 0,72">
          <text:p/>
        </draw:polygon>
        <draw:line draw:style-name="gr7" draw:text-style-name="P3" draw:layer="layout" svg:x1="16.651cm" svg:y1="42.015cm" svg:x2="16.651cm" svg:y2="42.545cm">
          <text:p/>
        </draw:line>
        <draw:polyline draw:style-name="gr7" draw:text-style-name="P3" draw:layer="layout" svg:width="0cm" svg:height="0cm" svg:x="16.651cm" svg:y="42.545cm" svg:viewBox="0 0 0 0" draw:points="0,0">
          <text:p/>
        </draw:polyline>
        <draw:line draw:style-name="gr7" draw:text-style-name="P3" draw:layer="layout" svg:x1="16.651cm" svg:y1="42.545cm" svg:x2="16.651cm" svg:y2="43.285cm">
          <text:p/>
        </draw:line>
        <draw:polygon draw:style-name="gr8" draw:text-style-name="P7" draw:layer="layout" svg:width="0.071cm" svg:height="0.071cm" svg:x="16.615cm" svg:y="41.98cm" svg:viewBox="0 0 72 72" draw:points="0,0 72,0 72,72 0,72">
          <text:p/>
        </draw:polygon>
        <draw:polygon draw:style-name="gr8" draw:text-style-name="P7" draw:layer="layout" svg:width="0.071cm" svg:height="0.071cm" svg:x="16.615cm" svg:y="42.509cm" svg:viewBox="0 0 72 72" draw:points="0,0 72,0 72,72 0,72">
          <text:p/>
        </draw:polygon>
        <draw:polygon draw:style-name="gr8" draw:text-style-name="P7" draw:layer="layout" svg:width="0.071cm" svg:height="0.071cm" svg:x="16.615cm" svg:y="42.509cm" svg:viewBox="0 0 72 72" draw:points="0,0 72,0 72,72 0,72">
          <text:p/>
        </draw:polygon>
        <draw:polygon draw:style-name="gr8" draw:text-style-name="P7" draw:layer="layout" svg:width="0.071cm" svg:height="0.071cm" svg:x="16.615cm" svg:y="43.25cm" svg:viewBox="0 0 72 72" draw:points="0,0 72,0 72,72 0,72">
          <text:p/>
        </draw:polygon>
        <draw:line draw:style-name="gr7" draw:text-style-name="P3" draw:layer="layout" svg:x1="17.709cm" svg:y1="41.169cm" svg:x2="17.709cm" svg:y2="40.675cm">
          <text:p/>
        </draw:line>
        <draw:line draw:style-name="gr7" draw:text-style-name="P3" draw:layer="layout" svg:x1="17.709cm" svg:y1="26.705cm" svg:x2="17.709cm" svg:y2="26.07cm">
          <text:p/>
        </draw:line>
        <draw:line draw:style-name="gr7" draw:text-style-name="P3" draw:layer="layout" svg:x1="17.709cm" svg:y1="27.551cm" svg:x2="17.709cm" svg:y2="28.116cm">
          <text:p/>
        </draw:line>
        <draw:line draw:style-name="gr7" draw:text-style-name="P3" draw:layer="layout" svg:x1="17.709cm" svg:y1="38.84cm" svg:x2="17.709cm" svg:y2="39.37cm">
          <text:p/>
        </draw:line>
        <draw:polyline draw:style-name="gr7" draw:text-style-name="P3" draw:layer="layout" svg:width="0cm" svg:height="0cm" svg:x="17.709cm" svg:y="39.37cm" svg:viewBox="0 0 0 0" draw:points="0,0">
          <text:p/>
        </draw:polyline>
        <draw:line draw:style-name="gr7" draw:text-style-name="P3" draw:layer="layout" svg:x1="17.709cm" svg:y1="39.37cm" svg:x2="17.709cm" svg:y2="39.758cm">
          <text:p/>
        </draw:line>
        <draw:polygon draw:style-name="gr8" draw:text-style-name="P7" draw:layer="layout" svg:width="0.07cm" svg:height="0.071cm" svg:x="17.674cm" svg:y="38.805cm" svg:viewBox="0 0 71 72" draw:points="0,0 71,0 71,72 0,72">
          <text:p/>
        </draw:polygon>
        <draw:polygon draw:style-name="gr8" draw:text-style-name="P7" draw:layer="layout" svg:width="0.07cm" svg:height="0.071cm" svg:x="17.674cm" svg:y="39.334cm" svg:viewBox="0 0 71 72" draw:points="0,0 71,0 71,72 0,72">
          <text:p/>
        </draw:polygon>
        <draw:polygon draw:style-name="gr8" draw:text-style-name="P7" draw:layer="layout" svg:width="0.07cm" svg:height="0.071cm" svg:x="17.674cm" svg:y="39.334cm" svg:viewBox="0 0 71 72" draw:points="0,0 71,0 71,72 0,72">
          <text:p/>
        </draw:polygon>
        <draw:polygon draw:style-name="gr8" draw:text-style-name="P7" draw:layer="layout" svg:width="0.07cm" svg:height="0.071cm" svg:x="17.674cm" svg:y="39.722cm" svg:viewBox="0 0 71 72" draw:points="0,0 71,0 71,72 0,72">
          <text:p/>
        </draw:polygon>
        <draw:line draw:style-name="gr7" draw:text-style-name="P3" draw:layer="layout" svg:x1="17.709cm" svg:y1="37.994cm" svg:x2="17.709cm" svg:y2="37.676cm">
          <text:p/>
        </draw:line>
        <draw:line draw:style-name="gr7" draw:text-style-name="P3" draw:layer="layout" svg:x1="17.709cm" svg:y1="32.138cm" svg:x2="17.709cm" svg:y2="32.667cm">
          <text:p/>
        </draw:line>
        <draw:polyline draw:style-name="gr7" draw:text-style-name="P3" draw:layer="layout" svg:width="0cm" svg:height="0cm" svg:x="17.709cm" svg:y="32.667cm" svg:viewBox="0 0 0 0" draw:points="0,0">
          <text:p/>
        </draw:polyline>
        <draw:line draw:style-name="gr7" draw:text-style-name="P3" draw:layer="layout" svg:x1="17.709cm" svg:y1="32.667cm" svg:x2="17.709cm" svg:y2="33.055cm">
          <text:p/>
        </draw:line>
        <draw:polygon draw:style-name="gr8" draw:text-style-name="P7" draw:layer="layout" svg:width="0.07cm" svg:height="0.071cm" svg:x="17.674cm" svg:y="32.102cm" svg:viewBox="0 0 71 72" draw:points="0,0 71,0 71,72 0,72">
          <text:p/>
        </draw:polygon>
        <draw:polygon draw:style-name="gr8" draw:text-style-name="P7" draw:layer="layout" svg:width="0.07cm" svg:height="0.071cm" svg:x="17.674cm" svg:y="32.631cm" svg:viewBox="0 0 71 72" draw:points="0,0 71,0 71,72 0,72">
          <text:p/>
        </draw:polygon>
        <draw:polygon draw:style-name="gr8" draw:text-style-name="P7" draw:layer="layout" svg:width="0.07cm" svg:height="0.071cm" svg:x="17.674cm" svg:y="32.631cm" svg:viewBox="0 0 71 72" draw:points="0,0 71,0 71,72 0,72">
          <text:p/>
        </draw:polygon>
        <draw:polygon draw:style-name="gr8" draw:text-style-name="P7" draw:layer="layout" svg:width="0.07cm" svg:height="0.07cm" svg:x="17.674cm" svg:y="33.02cm" svg:viewBox="0 0 71 71" draw:points="0,0 71,0 71,71 0,71">
          <text:p/>
        </draw:polygon>
        <draw:line draw:style-name="gr7" draw:text-style-name="P3" draw:layer="layout" svg:x1="16.651cm" svg:y1="31.291cm" svg:x2="16.651cm" svg:y2="30.762cm">
          <text:p/>
        </draw:line>
        <draw:polyline draw:style-name="gr7" draw:text-style-name="P3" draw:layer="layout" svg:width="0cm" svg:height="0cm" svg:x="16.651cm" svg:y="30.762cm" svg:viewBox="0 0 0 0" draw:points="0,0">
          <text:p/>
        </draw:polyline>
        <draw:line draw:style-name="gr7" draw:text-style-name="P3" draw:layer="layout" svg:x1="16.651cm" svg:y1="30.762cm" svg:x2="16.651cm" svg:y2="29.598cm">
          <text:p/>
        </draw:line>
        <draw:polygon draw:style-name="gr8" draw:text-style-name="P7" draw:layer="layout" svg:width="0.071cm" svg:height="0.07cm" svg:x="16.615cm" svg:y="31.256cm" svg:viewBox="0 0 72 71" draw:points="0,0 72,0 72,71 0,71">
          <text:p/>
        </draw:polygon>
        <draw:polygon draw:style-name="gr8" draw:text-style-name="P7" draw:layer="layout" svg:width="0.071cm" svg:height="0.071cm" svg:x="16.615cm" svg:y="30.726cm" svg:viewBox="0 0 72 72" draw:points="0,0 72,0 72,72 0,72">
          <text:p/>
        </draw:polygon>
        <draw:polygon draw:style-name="gr8" draw:text-style-name="P7" draw:layer="layout" svg:width="0.071cm" svg:height="0.071cm" svg:x="16.615cm" svg:y="30.726cm" svg:viewBox="0 0 72 72" draw:points="0,0 72,0 72,72 0,72">
          <text:p/>
        </draw:polygon>
        <draw:polygon draw:style-name="gr8" draw:text-style-name="P7" draw:layer="layout" svg:width="0.071cm" svg:height="0.071cm" svg:x="16.615cm" svg:y="29.562cm" svg:viewBox="0 0 72 72" draw:points="0,0 72,0 72,72 0,72">
          <text:p/>
        </draw:polygon>
        <draw:line draw:style-name="gr7" draw:text-style-name="P3" draw:layer="layout" svg:x1="15.522cm" svg:y1="42.015cm" svg:x2="15.522cm" svg:y2="42.545cm">
          <text:p/>
        </draw:line>
        <draw:polyline draw:style-name="gr7" draw:text-style-name="P3" draw:layer="layout" svg:width="0cm" svg:height="0cm" svg:x="15.522cm" svg:y="42.545cm" svg:viewBox="0 0 0 0" draw:points="0,0">
          <text:p/>
        </draw:polyline>
        <draw:line draw:style-name="gr7" draw:text-style-name="P3" draw:layer="layout" svg:x1="15.522cm" svg:y1="42.545cm" svg:x2="15.522cm" svg:y2="43.285cm">
          <text:p/>
        </draw:line>
        <draw:polygon draw:style-name="gr8" draw:text-style-name="P7" draw:layer="layout" svg:width="0.071cm" svg:height="0.071cm" svg:x="15.486cm" svg:y="41.98cm" svg:viewBox="0 0 72 72" draw:points="0,0 72,0 72,72 0,72">
          <text:p/>
        </draw:polygon>
        <draw:polygon draw:style-name="gr8" draw:text-style-name="P7" draw:layer="layout" svg:width="0.071cm" svg:height="0.071cm" svg:x="15.486cm" svg:y="42.509cm" svg:viewBox="0 0 72 72" draw:points="0,0 72,0 72,72 0,72">
          <text:p/>
        </draw:polygon>
        <draw:polygon draw:style-name="gr8" draw:text-style-name="P7" draw:layer="layout" svg:width="0.071cm" svg:height="0.071cm" svg:x="15.486cm" svg:y="42.509cm" svg:viewBox="0 0 72 72" draw:points="0,0 72,0 72,72 0,72">
          <text:p/>
        </draw:polygon>
        <draw:polygon draw:style-name="gr8" draw:text-style-name="P7" draw:layer="layout" svg:width="0.071cm" svg:height="0.071cm" svg:x="15.486cm" svg:y="43.25cm" svg:viewBox="0 0 72 72" draw:points="0,0 72,0 72,72 0,72">
          <text:p/>
        </draw:polygon>
        <draw:line draw:style-name="gr7" draw:text-style-name="P3" draw:layer="layout" svg:x1="16.651cm" svg:y1="41.169cm" svg:x2="16.651cm" svg:y2="40.675cm">
          <text:p/>
        </draw:line>
        <draw:line draw:style-name="gr7" draw:text-style-name="P3" draw:layer="layout" svg:x1="16.651cm" svg:y1="26.705cm" svg:x2="16.651cm" svg:y2="26.07cm">
          <text:p/>
        </draw:line>
        <draw:line draw:style-name="gr7" draw:text-style-name="P3" draw:layer="layout" svg:x1="16.651cm" svg:y1="27.551cm" svg:x2="16.651cm" svg:y2="28.116cm">
          <text:p/>
        </draw:line>
        <draw:line draw:style-name="gr7" draw:text-style-name="P3" draw:layer="layout" svg:x1="16.651cm" svg:y1="38.84cm" svg:x2="16.651cm" svg:y2="39.37cm">
          <text:p/>
        </draw:line>
        <draw:polyline draw:style-name="gr7" draw:text-style-name="P3" draw:layer="layout" svg:width="0cm" svg:height="0cm" svg:x="16.651cm" svg:y="39.37cm" svg:viewBox="0 0 0 0" draw:points="0,0">
          <text:p/>
        </draw:polyline>
        <draw:line draw:style-name="gr7" draw:text-style-name="P3" draw:layer="layout" svg:x1="16.651cm" svg:y1="39.37cm" svg:x2="16.651cm" svg:y2="39.758cm">
          <text:p/>
        </draw:line>
        <draw:polygon draw:style-name="gr8" draw:text-style-name="P7" draw:layer="layout" svg:width="0.071cm" svg:height="0.071cm" svg:x="16.615cm" svg:y="38.805cm" svg:viewBox="0 0 72 72" draw:points="0,0 72,0 72,72 0,72">
          <text:p/>
        </draw:polygon>
        <draw:polygon draw:style-name="gr8" draw:text-style-name="P7" draw:layer="layout" svg:width="0.071cm" svg:height="0.071cm" svg:x="16.615cm" svg:y="39.334cm" svg:viewBox="0 0 72 72" draw:points="0,0 72,0 72,72 0,72">
          <text:p/>
        </draw:polygon>
        <draw:polygon draw:style-name="gr8" draw:text-style-name="P7" draw:layer="layout" svg:width="0.071cm" svg:height="0.071cm" svg:x="16.615cm" svg:y="39.334cm" svg:viewBox="0 0 72 72" draw:points="0,0 72,0 72,72 0,72">
          <text:p/>
        </draw:polygon>
        <draw:polygon draw:style-name="gr8" draw:text-style-name="P7" draw:layer="layout" svg:width="0.071cm" svg:height="0.071cm" svg:x="16.615cm" svg:y="39.722cm" svg:viewBox="0 0 72 72" draw:points="0,0 72,0 72,72 0,72">
          <text:p/>
        </draw:polygon>
        <draw:line draw:style-name="gr7" draw:text-style-name="P3" draw:layer="layout" svg:x1="16.651cm" svg:y1="37.994cm" svg:x2="16.651cm" svg:y2="37.676cm">
          <text:p/>
        </draw:line>
        <draw:line draw:style-name="gr7" draw:text-style-name="P3" draw:layer="layout" svg:x1="16.651cm" svg:y1="32.138cm" svg:x2="16.651cm" svg:y2="32.667cm">
          <text:p/>
        </draw:line>
        <draw:polyline draw:style-name="gr7" draw:text-style-name="P3" draw:layer="layout" svg:width="0cm" svg:height="0cm" svg:x="16.651cm" svg:y="32.667cm" svg:viewBox="0 0 0 0" draw:points="0,0">
          <text:p/>
        </draw:polyline>
        <draw:line draw:style-name="gr7" draw:text-style-name="P3" draw:layer="layout" svg:x1="16.651cm" svg:y1="32.667cm" svg:x2="16.651cm" svg:y2="33.055cm">
          <text:p/>
        </draw:line>
        <draw:polygon draw:style-name="gr8" draw:text-style-name="P7" draw:layer="layout" svg:width="0.071cm" svg:height="0.071cm" svg:x="16.615cm" svg:y="32.102cm" svg:viewBox="0 0 72 72" draw:points="0,0 72,0 72,72 0,72">
          <text:p/>
        </draw:polygon>
        <draw:polygon draw:style-name="gr8" draw:text-style-name="P7" draw:layer="layout" svg:width="0.071cm" svg:height="0.071cm" svg:x="16.615cm" svg:y="32.631cm" svg:viewBox="0 0 72 72" draw:points="0,0 72,0 72,72 0,72">
          <text:p/>
        </draw:polygon>
        <draw:polygon draw:style-name="gr8" draw:text-style-name="P7" draw:layer="layout" svg:width="0.071cm" svg:height="0.071cm" svg:x="16.615cm" svg:y="32.631cm" svg:viewBox="0 0 72 72" draw:points="0,0 72,0 72,72 0,72">
          <text:p/>
        </draw:polygon>
        <draw:polygon draw:style-name="gr8" draw:text-style-name="P7" draw:layer="layout" svg:width="0.071cm" svg:height="0.07cm" svg:x="16.615cm" svg:y="33.02cm" svg:viewBox="0 0 72 71" draw:points="0,0 72,0 72,71 0,71">
          <text:p/>
        </draw:polygon>
        <draw:line draw:style-name="gr7" draw:text-style-name="P3" draw:layer="layout" svg:x1="15.522cm" svg:y1="26.705cm" svg:x2="15.522cm" svg:y2="26.07cm">
          <text:p/>
        </draw:line>
        <draw:line draw:style-name="gr7" draw:text-style-name="P3" draw:layer="layout" svg:x1="13.476cm" svg:y1="42.015cm" svg:x2="13.476cm" svg:y2="42.545cm">
          <text:p/>
        </draw:line>
        <draw:polyline draw:style-name="gr7" draw:text-style-name="P3" draw:layer="layout" svg:width="0cm" svg:height="0cm" svg:x="13.476cm" svg:y="42.545cm" svg:viewBox="0 0 0 0" draw:points="0,0">
          <text:p/>
        </draw:polyline>
        <draw:line draw:style-name="gr7" draw:text-style-name="P3" draw:layer="layout" svg:x1="13.476cm" svg:y1="42.545cm" svg:x2="13.476cm" svg:y2="43.285cm">
          <text:p/>
        </draw:line>
        <draw:polygon draw:style-name="gr8" draw:text-style-name="P7" draw:layer="layout" svg:width="0.071cm" svg:height="0.071cm" svg:x="13.44cm" svg:y="41.98cm" svg:viewBox="0 0 72 72" draw:points="0,0 72,0 72,72 0,72">
          <text:p/>
        </draw:polygon>
        <draw:polygon draw:style-name="gr8" draw:text-style-name="P7" draw:layer="layout" svg:width="0.071cm" svg:height="0.071cm" svg:x="13.44cm" svg:y="42.509cm" svg:viewBox="0 0 72 72" draw:points="0,0 72,0 72,72 0,72">
          <text:p/>
        </draw:polygon>
        <draw:polygon draw:style-name="gr8" draw:text-style-name="P7" draw:layer="layout" svg:width="0.071cm" svg:height="0.071cm" svg:x="13.44cm" svg:y="42.509cm" svg:viewBox="0 0 72 72" draw:points="0,0 72,0 72,72 0,72">
          <text:p/>
        </draw:polygon>
        <draw:polygon draw:style-name="gr8" draw:text-style-name="P7" draw:layer="layout" svg:width="0.071cm" svg:height="0.071cm" svg:x="13.44cm" svg:y="43.25cm" svg:viewBox="0 0 72 72" draw:points="0,0 72,0 72,72 0,72">
          <text:p/>
        </draw:polygon>
        <draw:line draw:style-name="gr7" draw:text-style-name="P3" draw:layer="layout" svg:x1="15.522cm" svg:y1="27.551cm" svg:x2="15.522cm" svg:y2="28.116cm">
          <text:p/>
        </draw:line>
        <draw:line draw:style-name="gr7" draw:text-style-name="P3" draw:layer="layout" svg:x1="15.522cm" svg:y1="31.291cm" svg:x2="15.522cm" svg:y2="30.762cm">
          <text:p/>
        </draw:line>
        <draw:polyline draw:style-name="gr7" draw:text-style-name="P3" draw:layer="layout" svg:width="0cm" svg:height="0cm" svg:x="15.522cm" svg:y="30.762cm" svg:viewBox="0 0 0 0" draw:points="0,0">
          <text:p/>
        </draw:polyline>
        <draw:line draw:style-name="gr7" draw:text-style-name="P3" draw:layer="layout" svg:x1="15.522cm" svg:y1="30.762cm" svg:x2="15.522cm" svg:y2="29.598cm">
          <text:p/>
        </draw:line>
        <draw:polygon draw:style-name="gr8" draw:text-style-name="P7" draw:layer="layout" svg:width="0.071cm" svg:height="0.07cm" svg:x="15.486cm" svg:y="31.256cm" svg:viewBox="0 0 72 71" draw:points="0,0 72,0 72,71 0,71">
          <text:p/>
        </draw:polygon>
        <draw:polygon draw:style-name="gr8" draw:text-style-name="P7" draw:layer="layout" svg:width="0.071cm" svg:height="0.071cm" svg:x="15.486cm" svg:y="30.726cm" svg:viewBox="0 0 72 72" draw:points="0,0 72,0 72,72 0,72">
          <text:p/>
        </draw:polygon>
        <draw:polygon draw:style-name="gr8" draw:text-style-name="P7" draw:layer="layout" svg:width="0.071cm" svg:height="0.071cm" svg:x="15.486cm" svg:y="30.726cm" svg:viewBox="0 0 72 72" draw:points="0,0 72,0 72,72 0,72">
          <text:p/>
        </draw:polygon>
        <draw:polygon draw:style-name="gr8" draw:text-style-name="P7" draw:layer="layout" svg:width="0.071cm" svg:height="0.071cm" svg:x="15.486cm" svg:y="29.562cm" svg:viewBox="0 0 72 72" draw:points="0,0 72,0 72,72 0,72">
          <text:p/>
        </draw:polygon>
        <draw:line draw:style-name="gr7" draw:text-style-name="P3" draw:layer="layout" svg:x1="15.522cm" svg:y1="32.138cm" svg:x2="15.522cm" svg:y2="32.667cm">
          <text:p/>
        </draw:line>
        <draw:polyline draw:style-name="gr7" draw:text-style-name="P3" draw:layer="layout" svg:width="0cm" svg:height="0cm" svg:x="15.522cm" svg:y="32.667cm" svg:viewBox="0 0 0 0" draw:points="0,0">
          <text:p/>
        </draw:polyline>
        <draw:line draw:style-name="gr7" draw:text-style-name="P3" draw:layer="layout" svg:x1="15.522cm" svg:y1="32.667cm" svg:x2="15.522cm" svg:y2="33.055cm">
          <text:p/>
        </draw:line>
        <draw:polygon draw:style-name="gr8" draw:text-style-name="P7" draw:layer="layout" svg:width="0.071cm" svg:height="0.071cm" svg:x="15.486cm" svg:y="32.102cm" svg:viewBox="0 0 72 72" draw:points="0,0 72,0 72,72 0,72">
          <text:p/>
        </draw:polygon>
        <draw:polygon draw:style-name="gr8" draw:text-style-name="P7" draw:layer="layout" svg:width="0.071cm" svg:height="0.071cm" svg:x="15.486cm" svg:y="32.631cm" svg:viewBox="0 0 72 72" draw:points="0,0 72,0 72,72 0,72">
          <text:p/>
        </draw:polygon>
        <draw:polygon draw:style-name="gr8" draw:text-style-name="P7" draw:layer="layout" svg:width="0.071cm" svg:height="0.071cm" svg:x="15.486cm" svg:y="32.631cm" svg:viewBox="0 0 72 72" draw:points="0,0 72,0 72,72 0,72">
          <text:p/>
        </draw:polygon>
        <draw:polygon draw:style-name="gr8" draw:text-style-name="P7" draw:layer="layout" svg:width="0.071cm" svg:height="0.07cm" svg:x="15.486cm" svg:y="33.02cm" svg:viewBox="0 0 72 71" draw:points="0,0 72,0 72,71 0,71">
          <text:p/>
        </draw:polygon>
        <draw:line draw:style-name="gr7" draw:text-style-name="P3" draw:layer="layout" svg:x1="15.522cm" svg:y1="37.994cm" svg:x2="15.522cm" svg:y2="37.676cm">
          <text:p/>
        </draw:line>
        <draw:line draw:style-name="gr7" draw:text-style-name="P3" draw:layer="layout" svg:x1="15.522cm" svg:y1="38.84cm" svg:x2="15.522cm" svg:y2="39.37cm">
          <text:p/>
        </draw:line>
        <draw:polyline draw:style-name="gr7" draw:text-style-name="P3" draw:layer="layout" svg:width="0cm" svg:height="0cm" svg:x="15.522cm" svg:y="39.37cm" svg:viewBox="0 0 0 0" draw:points="0,0">
          <text:p/>
        </draw:polyline>
        <draw:line draw:style-name="gr7" draw:text-style-name="P3" draw:layer="layout" svg:x1="15.522cm" svg:y1="39.37cm" svg:x2="15.522cm" svg:y2="39.758cm">
          <text:p/>
        </draw:line>
        <draw:polygon draw:style-name="gr8" draw:text-style-name="P7" draw:layer="layout" svg:width="0.071cm" svg:height="0.071cm" svg:x="15.486cm" svg:y="38.805cm" svg:viewBox="0 0 72 72" draw:points="0,0 72,0 72,72 0,72">
          <text:p/>
        </draw:polygon>
        <draw:polygon draw:style-name="gr8" draw:text-style-name="P7" draw:layer="layout" svg:width="0.071cm" svg:height="0.071cm" svg:x="15.486cm" svg:y="39.334cm" svg:viewBox="0 0 72 72" draw:points="0,0 72,0 72,72 0,72">
          <text:p/>
        </draw:polygon>
        <draw:polygon draw:style-name="gr8" draw:text-style-name="P7" draw:layer="layout" svg:width="0.071cm" svg:height="0.071cm" svg:x="15.486cm" svg:y="39.334cm" svg:viewBox="0 0 72 72" draw:points="0,0 72,0 72,72 0,72">
          <text:p/>
        </draw:polygon>
        <draw:polygon draw:style-name="gr8" draw:text-style-name="P7" draw:layer="layout" svg:width="0.071cm" svg:height="0.071cm" svg:x="15.486cm" svg:y="39.722cm" svg:viewBox="0 0 72 72" draw:points="0,0 72,0 72,72 0,72">
          <text:p/>
        </draw:polygon>
        <draw:line draw:style-name="gr7" draw:text-style-name="P3" draw:layer="layout" svg:x1="15.522cm" svg:y1="41.169cm" svg:x2="15.522cm" svg:y2="40.675cm">
          <text:p/>
        </draw:line>
        <draw:line draw:style-name="gr7" draw:text-style-name="P3" draw:layer="layout" svg:x1="14.534cm" svg:y1="42.015cm" svg:x2="14.534cm" svg:y2="42.545cm">
          <text:p/>
        </draw:line>
        <draw:polyline draw:style-name="gr7" draw:text-style-name="P3" draw:layer="layout" svg:width="0cm" svg:height="0cm" svg:x="14.534cm" svg:y="42.545cm" svg:viewBox="0 0 0 0" draw:points="0,0">
          <text:p/>
        </draw:polyline>
        <draw:line draw:style-name="gr7" draw:text-style-name="P3" draw:layer="layout" svg:x1="14.534cm" svg:y1="42.545cm" svg:x2="14.534cm" svg:y2="43.285cm">
          <text:p/>
        </draw:line>
        <draw:polygon draw:style-name="gr8" draw:text-style-name="P7" draw:layer="layout" svg:width="0.07cm" svg:height="0.071cm" svg:x="14.499cm" svg:y="41.98cm" svg:viewBox="0 0 71 72" draw:points="0,0 71,0 71,72 0,72">
          <text:p/>
        </draw:polygon>
        <draw:polygon draw:style-name="gr8" draw:text-style-name="P7" draw:layer="layout" svg:width="0.07cm" svg:height="0.071cm" svg:x="14.499cm" svg:y="42.509cm" svg:viewBox="0 0 71 72" draw:points="0,0 71,0 71,72 0,72">
          <text:p/>
        </draw:polygon>
        <draw:polygon draw:style-name="gr8" draw:text-style-name="P7" draw:layer="layout" svg:width="0.07cm" svg:height="0.071cm" svg:x="14.499cm" svg:y="42.509cm" svg:viewBox="0 0 71 72" draw:points="0,0 71,0 71,72 0,72">
          <text:p/>
        </draw:polygon>
        <draw:polygon draw:style-name="gr8" draw:text-style-name="P7" draw:layer="layout" svg:width="0.07cm" svg:height="0.071cm" svg:x="14.499cm" svg:y="43.25cm" svg:viewBox="0 0 71 72" draw:points="0,0 71,0 71,72 0,72">
          <text:p/>
        </draw:polygon>
        <draw:line draw:style-name="gr7" draw:text-style-name="P3" draw:layer="layout" svg:x1="3.81cm" svg:y1="23.248cm" svg:x2="3.81cm" svg:y2="23.777cm">
          <text:p/>
        </draw:line>
        <draw:line draw:style-name="gr7" draw:text-style-name="P3" draw:layer="layout" svg:x1="3.81cm" svg:y1="23.777cm" svg:x2="1.481cm" svg:y2="23.777cm">
          <text:p/>
        </draw:line>
        <draw:line draw:style-name="gr7" draw:text-style-name="P3" draw:layer="layout" svg:x1="1.481cm" svg:y1="23.777cm" svg:x2="1.481cm" svg:y2="25.294cm">
          <text:p/>
        </draw:line>
        <draw:polygon draw:style-name="gr8" draw:text-style-name="P7" draw:layer="layout" svg:width="0.071cm" svg:height="0.071cm" svg:x="3.774cm" svg:y="23.212cm" svg:viewBox="0 0 72 72" draw:points="0,0 72,0 72,72 0,72">
          <text:p/>
        </draw:polygon>
        <draw:polygon draw:style-name="gr8" draw:text-style-name="P7" draw:layer="layout" svg:width="0.071cm" svg:height="0.071cm" svg:x="3.774cm" svg:y="23.741cm" svg:viewBox="0 0 72 72" draw:points="0,0 72,0 72,72 0,72">
          <text:p/>
        </draw:polygon>
        <draw:polygon draw:style-name="gr8" draw:text-style-name="P7" draw:layer="layout" svg:width="0.07cm" svg:height="0.071cm" svg:x="1.446cm" svg:y="23.741cm" svg:viewBox="0 0 71 72" draw:points="0,0 71,0 71,72 0,72">
          <text:p/>
        </draw:polygon>
        <draw:polygon draw:style-name="gr8" draw:text-style-name="P7" draw:layer="layout" svg:width="0.07cm" svg:height="0.071cm" svg:x="1.446cm" svg:y="25.258cm" svg:viewBox="0 0 71 72" draw:points="0,0 71,0 71,72 0,72">
          <text:p/>
        </draw:polygon>
        <draw:line draw:style-name="gr7" draw:text-style-name="P3" draw:layer="layout" svg:x1="11.324cm" svg:y1="47.519cm" svg:x2="11.324cm" svg:y2="46.99cm">
          <text:p/>
        </draw:line>
        <draw:line draw:style-name="gr7" draw:text-style-name="P3" draw:layer="layout" svg:x1="11.324cm" svg:y1="46.99cm" svg:x2="15.028cm" svg:y2="46.99cm">
          <text:p/>
        </draw:line>
        <draw:line draw:style-name="gr7" draw:text-style-name="P3" draw:layer="layout" svg:x1="15.028cm" svg:y1="46.99cm" svg:x2="15.028cm" svg:y2="46.884cm">
          <text:p/>
        </draw:line>
        <draw:polygon draw:style-name="gr8" draw:text-style-name="P7" draw:layer="layout" svg:width="0.071cm" svg:height="0.071cm" svg:x="11.288cm" svg:y="47.483cm" svg:viewBox="0 0 72 72" draw:points="0,0 72,0 72,72 0,72">
          <text:p/>
        </draw:polygon>
        <draw:polygon draw:style-name="gr8" draw:text-style-name="P7" draw:layer="layout" svg:width="0.071cm" svg:height="0.071cm" svg:x="11.288cm" svg:y="46.954cm" svg:viewBox="0 0 72 72" draw:points="0,0 72,0 72,72 0,72">
          <text:p/>
        </draw:polygon>
        <draw:polygon draw:style-name="gr8" draw:text-style-name="P7" draw:layer="layout" svg:width="0.07cm" svg:height="0.071cm" svg:x="14.993cm" svg:y="46.954cm" svg:viewBox="0 0 71 72" draw:points="0,0 71,0 71,72 0,72">
          <text:p/>
        </draw:polygon>
        <draw:polygon draw:style-name="gr8" draw:text-style-name="P7" draw:layer="layout" svg:width="0.07cm" svg:height="0.071cm" svg:x="14.993cm" svg:y="46.848cm" svg:viewBox="0 0 71 72" draw:points="0,0 71,0 71,72 0,72">
          <text:p/>
        </draw:polygon>
        <draw:line draw:style-name="gr7" draw:text-style-name="P3" draw:layer="layout" svg:x1="1.481cm" svg:y1="41.169cm" svg:x2="1.481cm" svg:y2="40.675cm">
          <text:p/>
        </draw:line>
        <draw:line draw:style-name="gr7" draw:text-style-name="P3" draw:layer="layout" svg:x1="18.767cm" svg:y1="26.705cm" svg:x2="18.767cm" svg:y2="26.07cm">
          <text:p/>
        </draw:line>
        <draw:line draw:style-name="gr7" draw:text-style-name="P3" draw:layer="layout" svg:x1="1.481cm" svg:y1="27.551cm" svg:x2="1.481cm" svg:y2="28.116cm">
          <text:p/>
        </draw:line>
        <draw:line draw:style-name="gr7" draw:text-style-name="P3" draw:layer="layout" svg:x1="1.481cm" svg:y1="26.705cm" svg:x2="1.481cm" svg:y2="26.07cm">
          <text:p/>
        </draw:line>
        <draw:line draw:style-name="gr7" draw:text-style-name="P3" draw:layer="layout" svg:x1="1.481cm" svg:y1="31.291cm" svg:x2="1.481cm" svg:y2="30.762cm">
          <text:p/>
        </draw:line>
        <draw:polyline draw:style-name="gr7" draw:text-style-name="P3" draw:layer="layout" svg:width="0cm" svg:height="0cm" svg:x="1.481cm" svg:y="30.762cm" svg:viewBox="0 0 0 0" draw:points="0,0">
          <text:p/>
        </draw:polyline>
        <draw:line draw:style-name="gr7" draw:text-style-name="P3" draw:layer="layout" svg:x1="1.481cm" svg:y1="30.762cm" svg:x2="1.481cm" svg:y2="29.598cm">
          <text:p/>
        </draw:line>
        <draw:polygon draw:style-name="gr8" draw:text-style-name="P7" draw:layer="layout" svg:width="0.07cm" svg:height="0.07cm" svg:x="1.446cm" svg:y="31.256cm" svg:viewBox="0 0 71 71" draw:points="0,0 71,0 71,71 0,71">
          <text:p/>
        </draw:polygon>
        <draw:polygon draw:style-name="gr8" draw:text-style-name="P7" draw:layer="layout" svg:width="0.07cm" svg:height="0.071cm" svg:x="1.446cm" svg:y="30.726cm" svg:viewBox="0 0 71 72" draw:points="0,0 71,0 71,72 0,72">
          <text:p/>
        </draw:polygon>
        <draw:polygon draw:style-name="gr8" draw:text-style-name="P7" draw:layer="layout" svg:width="0.07cm" svg:height="0.071cm" svg:x="1.446cm" svg:y="30.726cm" svg:viewBox="0 0 71 72" draw:points="0,0 71,0 71,72 0,72">
          <text:p/>
        </draw:polygon>
        <draw:polygon draw:style-name="gr8" draw:text-style-name="P7" draw:layer="layout" svg:width="0.07cm" svg:height="0.071cm" svg:x="1.446cm" svg:y="29.562cm" svg:viewBox="0 0 71 72" draw:points="0,0 71,0 71,72 0,72">
          <text:p/>
        </draw:polygon>
        <draw:line draw:style-name="gr7" draw:text-style-name="P3" draw:layer="layout" svg:x1="28.821cm" svg:y1="11.43cm" svg:x2="28.292cm" svg:y2="11.43cm">
          <text:p/>
        </draw:line>
        <draw:line draw:style-name="gr7" draw:text-style-name="P3" draw:layer="layout" svg:x1="28.292cm" svg:y1="11.43cm" svg:x2="28.292cm" svg:y2="11.465cm">
          <text:p/>
        </draw:line>
        <draw:line draw:style-name="gr7" draw:text-style-name="P3" draw:layer="layout" svg:x1="28.292cm" svg:y1="11.465cm" svg:x2="27.41cm" svg:y2="11.465cm">
          <text:p/>
        </draw:line>
        <draw:polygon draw:style-name="gr8" draw:text-style-name="P7" draw:layer="layout" svg:width="0.071cm" svg:height="0.071cm" svg:x="28.786cm" svg:y="11.394cm" svg:viewBox="0 0 72 72" draw:points="0,0 72,0 72,72 0,72">
          <text:p/>
        </draw:polygon>
        <draw:polygon draw:style-name="gr8" draw:text-style-name="P7" draw:layer="layout" svg:width="0.071cm" svg:height="0.071cm" svg:x="28.257cm" svg:y="11.394cm" svg:viewBox="0 0 72 72" draw:points="0,0 72,0 72,72 0,72">
          <text:p/>
        </draw:polygon>
        <draw:polygon draw:style-name="gr8" draw:text-style-name="P7" draw:layer="layout" svg:width="0.071cm" svg:height="0.07cm" svg:x="28.257cm" svg:y="11.43cm" svg:viewBox="0 0 72 71" draw:points="0,0 72,0 72,71 0,71">
          <text:p/>
        </draw:polygon>
        <draw:polygon draw:style-name="gr8" draw:text-style-name="P7" draw:layer="layout" svg:width="0.071cm" svg:height="0.07cm" svg:x="27.375cm" svg:y="11.43cm" svg:viewBox="0 0 72 71" draw:points="0,0 72,0 72,71 0,71">
          <text:p/>
        </draw:polygon>
        <draw:line draw:style-name="gr7" draw:text-style-name="P3" draw:layer="layout" svg:x1="13.652cm" svg:y1="11.43cm" svg:x2="13.123cm" svg:y2="11.43cm">
          <text:p/>
        </draw:line>
        <draw:line draw:style-name="gr7" draw:text-style-name="P3" draw:layer="layout" svg:x1="13.123cm" svg:y1="11.43cm" svg:x2="13.123cm" svg:y2="14.675cm">
          <text:p/>
        </draw:line>
        <draw:line draw:style-name="gr7" draw:text-style-name="P3" draw:layer="layout" svg:x1="13.123cm" svg:y1="14.675cm" svg:x2="12.629cm" svg:y2="14.675cm">
          <text:p/>
        </draw:line>
        <draw:polygon draw:style-name="gr8" draw:text-style-name="P7" draw:layer="layout" svg:width="0.07cm" svg:height="0.071cm" svg:x="13.617cm" svg:y="11.394cm" svg:viewBox="0 0 71 72" draw:points="0,0 71,0 71,72 0,72">
          <text:p/>
        </draw:polygon>
        <draw:polygon draw:style-name="gr8" draw:text-style-name="P7" draw:layer="layout" svg:width="0.07cm" svg:height="0.071cm" svg:x="13.088cm" svg:y="11.394cm" svg:viewBox="0 0 71 72" draw:points="0,0 71,0 71,72 0,72">
          <text:p/>
        </draw:polygon>
        <draw:polygon draw:style-name="gr8" draw:text-style-name="P7" draw:layer="layout" svg:width="0.07cm" svg:height="0.07cm" svg:x="13.088cm" svg:y="14.64cm" svg:viewBox="0 0 71 71" draw:points="0,0 71,0 71,71 0,71">
          <text:p/>
        </draw:polygon>
        <draw:polygon draw:style-name="gr8" draw:text-style-name="P7" draw:layer="layout" svg:width="0.07cm" svg:height="0.07cm" svg:x="12.594cm" svg:y="14.64cm" svg:viewBox="0 0 71 71" draw:points="0,0 71,0 71,71 0,71">
          <text:p/>
        </draw:polygon>
        <draw:line draw:style-name="gr7" draw:text-style-name="P3" draw:layer="layout" svg:x1="13.652cm" svg:y1="15.134cm" svg:x2="13.123cm" svg:y2="15.134cm">
          <text:p/>
        </draw:line>
        <draw:line draw:style-name="gr7" draw:text-style-name="P3" draw:layer="layout" svg:x1="13.123cm" svg:y1="15.134cm" svg:x2="13.123cm" svg:y2="16.051cm">
          <text:p/>
        </draw:line>
        <draw:line draw:style-name="gr7" draw:text-style-name="P3" draw:layer="layout" svg:x1="13.123cm" svg:y1="16.051cm" svg:x2="12.629cm" svg:y2="16.051cm">
          <text:p/>
        </draw:line>
        <draw:polygon draw:style-name="gr8" draw:text-style-name="P7" draw:layer="layout" svg:width="0.07cm" svg:height="0.071cm" svg:x="13.617cm" svg:y="15.098cm" svg:viewBox="0 0 71 72" draw:points="0,0 71,0 71,72 0,72">
          <text:p/>
        </draw:polygon>
        <draw:polygon draw:style-name="gr8" draw:text-style-name="P7" draw:layer="layout" svg:width="0.07cm" svg:height="0.071cm" svg:x="13.088cm" svg:y="15.098cm" svg:viewBox="0 0 71 72" draw:points="0,0 71,0 71,72 0,72">
          <text:p/>
        </draw:polygon>
        <draw:polygon draw:style-name="gr8" draw:text-style-name="P7" draw:layer="layout" svg:width="0.07cm" svg:height="0.07cm" svg:x="13.088cm" svg:y="16.016cm" svg:viewBox="0 0 71 71" draw:points="0,0 71,0 71,71 0,71">
          <text:p/>
        </draw:polygon>
        <draw:polygon draw:style-name="gr8" draw:text-style-name="P7" draw:layer="layout" svg:width="0.07cm" svg:height="0.07cm" svg:x="12.594cm" svg:y="16.016cm" svg:viewBox="0 0 71 71" draw:points="0,0 71,0 71,71 0,71">
          <text:p/>
        </draw:polygon>
        <draw:line draw:style-name="gr7" draw:text-style-name="P3" draw:layer="layout" svg:x1="13.652cm" svg:y1="13.229cm" svg:x2="13.123cm" svg:y2="13.229cm">
          <text:p/>
        </draw:line>
        <draw:line draw:style-name="gr7" draw:text-style-name="P3" draw:layer="layout" svg:x1="13.123cm" svg:y1="13.229cm" svg:x2="13.123cm" svg:y2="15.345cm">
          <text:p/>
        </draw:line>
        <draw:line draw:style-name="gr7" draw:text-style-name="P3" draw:layer="layout" svg:x1="13.123cm" svg:y1="15.345cm" svg:x2="12.629cm" svg:y2="15.345cm">
          <text:p/>
        </draw:line>
        <draw:polygon draw:style-name="gr8" draw:text-style-name="P7" draw:layer="layout" svg:width="0.07cm" svg:height="0.071cm" svg:x="13.617cm" svg:y="13.193cm" svg:viewBox="0 0 71 72" draw:points="0,0 71,0 71,72 0,72">
          <text:p/>
        </draw:polygon>
        <draw:polygon draw:style-name="gr8" draw:text-style-name="P7" draw:layer="layout" svg:width="0.07cm" svg:height="0.071cm" svg:x="13.088cm" svg:y="13.193cm" svg:viewBox="0 0 71 72" draw:points="0,0 71,0 71,72 0,72">
          <text:p/>
        </draw:polygon>
        <draw:polygon draw:style-name="gr8" draw:text-style-name="P7" draw:layer="layout" svg:width="0.07cm" svg:height="0.071cm" svg:x="13.088cm" svg:y="15.31cm" svg:viewBox="0 0 71 72" draw:points="0,0 71,0 71,72 0,72">
          <text:p/>
        </draw:polygon>
        <draw:polygon draw:style-name="gr8" draw:text-style-name="P7" draw:layer="layout" svg:width="0.07cm" svg:height="0.071cm" svg:x="12.594cm" svg:y="15.31cm" svg:viewBox="0 0 71 72" draw:points="0,0 71,0 71,72 0,72">
          <text:p/>
        </draw:polygon>
        <draw:line draw:style-name="gr7" draw:text-style-name="P3" draw:layer="layout" svg:x1="9.701cm" svg:y1="47.519cm" svg:x2="9.701cm" svg:y2="46.99cm">
          <text:p/>
        </draw:line>
        <draw:line draw:style-name="gr7" draw:text-style-name="P3" draw:layer="layout" svg:x1="9.701cm" svg:y1="46.99cm" svg:x2="5.15cm" svg:y2="46.99cm">
          <text:p/>
        </draw:line>
        <draw:line draw:style-name="gr7" draw:text-style-name="P3" draw:layer="layout" svg:x1="5.15cm" svg:y1="46.99cm" svg:x2="5.15cm" svg:y2="46.884cm">
          <text:p/>
        </draw:line>
        <draw:polygon draw:style-name="gr8" draw:text-style-name="P7" draw:layer="layout" svg:width="0.07cm" svg:height="0.071cm" svg:x="9.666cm" svg:y="47.483cm" svg:viewBox="0 0 71 72" draw:points="0,0 71,0 71,72 0,72">
          <text:p/>
        </draw:polygon>
        <draw:polygon draw:style-name="gr8" draw:text-style-name="P7" draw:layer="layout" svg:width="0.07cm" svg:height="0.071cm" svg:x="9.666cm" svg:y="46.954cm" svg:viewBox="0 0 71 72" draw:points="0,0 71,0 71,72 0,72">
          <text:p/>
        </draw:polygon>
        <draw:polygon draw:style-name="gr8" draw:text-style-name="P7" draw:layer="layout" svg:width="0.07cm" svg:height="0.071cm" svg:x="5.115cm" svg:y="46.954cm" svg:viewBox="0 0 71 72" draw:points="0,0 71,0 71,72 0,72">
          <text:p/>
        </draw:polygon>
        <draw:polygon draw:style-name="gr8" draw:text-style-name="P7" draw:layer="layout" svg:width="0.07cm" svg:height="0.071cm" svg:x="5.115cm" svg:y="46.848cm" svg:viewBox="0 0 71 72" draw:points="0,0 71,0 71,72 0,72">
          <text:p/>
        </draw:polygon>
        <draw:line draw:style-name="gr7" draw:text-style-name="P3" draw:layer="layout" svg:x1="1.481cm" svg:y1="42.015cm" svg:x2="1.481cm" svg:y2="42.545cm">
          <text:p/>
        </draw:line>
        <draw:polyline draw:style-name="gr7" draw:text-style-name="P3" draw:layer="layout" svg:width="0cm" svg:height="0cm" svg:x="1.481cm" svg:y="42.545cm" svg:viewBox="0 0 0 0" draw:points="0,0">
          <text:p/>
        </draw:polyline>
        <draw:line draw:style-name="gr7" draw:text-style-name="P3" draw:layer="layout" svg:x1="1.481cm" svg:y1="42.545cm" svg:x2="1.481cm" svg:y2="43.285cm">
          <text:p/>
        </draw:line>
        <draw:polygon draw:style-name="gr8" draw:text-style-name="P7" draw:layer="layout" svg:width="0.07cm" svg:height="0.071cm" svg:x="1.446cm" svg:y="41.98cm" svg:viewBox="0 0 71 72" draw:points="0,0 71,0 71,72 0,72">
          <text:p/>
        </draw:polygon>
        <draw:polygon draw:style-name="gr8" draw:text-style-name="P7" draw:layer="layout" svg:width="0.07cm" svg:height="0.071cm" svg:x="1.446cm" svg:y="42.509cm" svg:viewBox="0 0 71 72" draw:points="0,0 71,0 71,72 0,72">
          <text:p/>
        </draw:polygon>
        <draw:polygon draw:style-name="gr8" draw:text-style-name="P7" draw:layer="layout" svg:width="0.07cm" svg:height="0.071cm" svg:x="1.446cm" svg:y="42.509cm" svg:viewBox="0 0 71 72" draw:points="0,0 71,0 71,72 0,72">
          <text:p/>
        </draw:polygon>
        <draw:polygon draw:style-name="gr8" draw:text-style-name="P7" draw:layer="layout" svg:width="0.07cm" svg:height="0.071cm" svg:x="1.446cm" svg:y="43.25cm" svg:viewBox="0 0 71 72" draw:points="0,0 71,0 71,72 0,72">
          <text:p/>
        </draw:polygon>
        <draw:line draw:style-name="gr7" draw:text-style-name="P3" draw:layer="layout" svg:x1="3.563cm" svg:y1="31.291cm" svg:x2="3.563cm" svg:y2="30.762cm">
          <text:p/>
        </draw:line>
        <draw:polyline draw:style-name="gr7" draw:text-style-name="P3" draw:layer="layout" svg:width="0cm" svg:height="0cm" svg:x="3.563cm" svg:y="30.762cm" svg:viewBox="0 0 0 0" draw:points="0,0">
          <text:p/>
        </draw:polyline>
        <draw:line draw:style-name="gr7" draw:text-style-name="P3" draw:layer="layout" svg:x1="3.563cm" svg:y1="30.762cm" svg:x2="3.563cm" svg:y2="29.598cm">
          <text:p/>
        </draw:line>
        <draw:polygon draw:style-name="gr8" draw:text-style-name="P7" draw:layer="layout" svg:width="0.071cm" svg:height="0.07cm" svg:x="3.527cm" svg:y="31.256cm" svg:viewBox="0 0 72 71" draw:points="0,0 72,0 72,71 0,71">
          <text:p/>
        </draw:polygon>
        <draw:polygon draw:style-name="gr8" draw:text-style-name="P7" draw:layer="layout" svg:width="0.071cm" svg:height="0.071cm" svg:x="3.527cm" svg:y="30.726cm" svg:viewBox="0 0 72 72" draw:points="0,0 72,0 72,72 0,72">
          <text:p/>
        </draw:polygon>
        <draw:polygon draw:style-name="gr8" draw:text-style-name="P7" draw:layer="layout" svg:width="0.071cm" svg:height="0.071cm" svg:x="3.527cm" svg:y="30.726cm" svg:viewBox="0 0 72 72" draw:points="0,0 72,0 72,72 0,72">
          <text:p/>
        </draw:polygon>
        <draw:polygon draw:style-name="gr8" draw:text-style-name="P7" draw:layer="layout" svg:width="0.071cm" svg:height="0.071cm" svg:x="3.527cm" svg:y="29.562cm" svg:viewBox="0 0 72 72" draw:points="0,0 72,0 72,72 0,72">
          <text:p/>
        </draw:polygon>
        <draw:line draw:style-name="gr7" draw:text-style-name="P3" draw:layer="layout" svg:x1="3.563cm" svg:y1="32.138cm" svg:x2="3.563cm" svg:y2="32.667cm">
          <text:p/>
        </draw:line>
        <draw:polyline draw:style-name="gr7" draw:text-style-name="P3" draw:layer="layout" svg:width="0cm" svg:height="0cm" svg:x="3.563cm" svg:y="32.667cm" svg:viewBox="0 0 0 0" draw:points="0,0">
          <text:p/>
        </draw:polyline>
        <draw:line draw:style-name="gr7" draw:text-style-name="P3" draw:layer="layout" svg:x1="3.563cm" svg:y1="32.667cm" svg:x2="3.563cm" svg:y2="33.055cm">
          <text:p/>
        </draw:line>
        <draw:polygon draw:style-name="gr8" draw:text-style-name="P7" draw:layer="layout" svg:width="0.071cm" svg:height="0.071cm" svg:x="3.527cm" svg:y="32.102cm" svg:viewBox="0 0 72 72" draw:points="0,0 72,0 72,72 0,72">
          <text:p/>
        </draw:polygon>
        <draw:polygon draw:style-name="gr8" draw:text-style-name="P7" draw:layer="layout" svg:width="0.071cm" svg:height="0.071cm" svg:x="3.527cm" svg:y="32.631cm" svg:viewBox="0 0 72 72" draw:points="0,0 72,0 72,72 0,72">
          <text:p/>
        </draw:polygon>
        <draw:polygon draw:style-name="gr8" draw:text-style-name="P7" draw:layer="layout" svg:width="0.071cm" svg:height="0.071cm" svg:x="3.527cm" svg:y="32.631cm" svg:viewBox="0 0 72 72" draw:points="0,0 72,0 72,72 0,72">
          <text:p/>
        </draw:polygon>
        <draw:polygon draw:style-name="gr8" draw:text-style-name="P7" draw:layer="layout" svg:width="0.071cm" svg:height="0.07cm" svg:x="3.527cm" svg:y="33.02cm" svg:viewBox="0 0 72 71" draw:points="0,0 72,0 72,71 0,71">
          <text:p/>
        </draw:polygon>
        <draw:line draw:style-name="gr7" draw:text-style-name="P3" draw:layer="layout" svg:x1="3.563cm" svg:y1="37.994cm" svg:x2="3.563cm" svg:y2="37.676cm">
          <text:p/>
        </draw:line>
        <draw:line draw:style-name="gr7" draw:text-style-name="P3" draw:layer="layout" svg:x1="3.563cm" svg:y1="38.84cm" svg:x2="3.563cm" svg:y2="39.37cm">
          <text:p/>
        </draw:line>
        <draw:polyline draw:style-name="gr7" draw:text-style-name="P3" draw:layer="layout" svg:width="0cm" svg:height="0cm" svg:x="3.563cm" svg:y="39.37cm" svg:viewBox="0 0 0 0" draw:points="0,0">
          <text:p/>
        </draw:polyline>
        <draw:line draw:style-name="gr7" draw:text-style-name="P3" draw:layer="layout" svg:x1="3.563cm" svg:y1="39.37cm" svg:x2="3.563cm" svg:y2="39.758cm">
          <text:p/>
        </draw:line>
        <draw:polygon draw:style-name="gr8" draw:text-style-name="P7" draw:layer="layout" svg:width="0.071cm" svg:height="0.071cm" svg:x="3.527cm" svg:y="38.805cm" svg:viewBox="0 0 72 72" draw:points="0,0 72,0 72,72 0,72">
          <text:p/>
        </draw:polygon>
        <draw:polygon draw:style-name="gr8" draw:text-style-name="P7" draw:layer="layout" svg:width="0.071cm" svg:height="0.071cm" svg:x="3.527cm" svg:y="39.334cm" svg:viewBox="0 0 72 72" draw:points="0,0 72,0 72,72 0,72">
          <text:p/>
        </draw:polygon>
        <draw:polygon draw:style-name="gr8" draw:text-style-name="P7" draw:layer="layout" svg:width="0.071cm" svg:height="0.071cm" svg:x="3.527cm" svg:y="39.334cm" svg:viewBox="0 0 72 72" draw:points="0,0 72,0 72,72 0,72">
          <text:p/>
        </draw:polygon>
        <draw:polygon draw:style-name="gr8" draw:text-style-name="P7" draw:layer="layout" svg:width="0.071cm" svg:height="0.071cm" svg:x="3.527cm" svg:y="39.722cm" svg:viewBox="0 0 72 72" draw:points="0,0 72,0 72,72 0,72">
          <text:p/>
        </draw:polygon>
        <draw:line draw:style-name="gr7" draw:text-style-name="P3" draw:layer="layout" svg:x1="3.563cm" svg:y1="27.551cm" svg:x2="3.563cm" svg:y2="28.116cm">
          <text:p/>
        </draw:line>
        <draw:line draw:style-name="gr7" draw:text-style-name="P3" draw:layer="layout" svg:x1="3.563cm" svg:y1="26.705cm" svg:x2="3.563cm" svg:y2="26.07cm">
          <text:p/>
        </draw:line>
        <draw:line draw:style-name="gr7" draw:text-style-name="P3" draw:layer="layout" svg:x1="3.563cm" svg:y1="41.169cm" svg:x2="3.563cm" svg:y2="40.675cm">
          <text:p/>
        </draw:line>
        <draw:line draw:style-name="gr7" draw:text-style-name="P3" draw:layer="layout" svg:x1="2.54cm" svg:y1="32.138cm" svg:x2="2.54cm" svg:y2="32.667cm">
          <text:p/>
        </draw:line>
        <draw:polyline draw:style-name="gr7" draw:text-style-name="P3" draw:layer="layout" svg:width="0cm" svg:height="0cm" svg:x="2.54cm" svg:y="32.667cm" svg:viewBox="0 0 0 0" draw:points="0,0">
          <text:p/>
        </draw:polyline>
        <draw:line draw:style-name="gr7" draw:text-style-name="P3" draw:layer="layout" svg:x1="2.54cm" svg:y1="32.667cm" svg:x2="2.54cm" svg:y2="33.055cm">
          <text:p/>
        </draw:line>
        <draw:polygon draw:style-name="gr8" draw:text-style-name="P7" draw:layer="layout" svg:width="0.071cm" svg:height="0.071cm" svg:x="2.504cm" svg:y="32.102cm" svg:viewBox="0 0 72 72" draw:points="0,0 72,0 72,72 0,72">
          <text:p/>
        </draw:polygon>
        <draw:polygon draw:style-name="gr8" draw:text-style-name="P7" draw:layer="layout" svg:width="0.071cm" svg:height="0.071cm" svg:x="2.504cm" svg:y="32.631cm" svg:viewBox="0 0 72 72" draw:points="0,0 72,0 72,72 0,72">
          <text:p/>
        </draw:polygon>
        <draw:polygon draw:style-name="gr8" draw:text-style-name="P7" draw:layer="layout" svg:width="0.071cm" svg:height="0.071cm" svg:x="2.504cm" svg:y="32.631cm" svg:viewBox="0 0 72 72" draw:points="0,0 72,0 72,72 0,72">
          <text:p/>
        </draw:polygon>
        <draw:polygon draw:style-name="gr8" draw:text-style-name="P7" draw:layer="layout" svg:width="0.071cm" svg:height="0.07cm" svg:x="2.504cm" svg:y="33.02cm" svg:viewBox="0 0 72 71" draw:points="0,0 72,0 72,71 0,71">
          <text:p/>
        </draw:polygon>
        <draw:line draw:style-name="gr7" draw:text-style-name="P3" draw:layer="layout" svg:x1="4.55cm" svg:y1="32.138cm" svg:x2="4.55cm" svg:y2="32.667cm">
          <text:p/>
        </draw:line>
        <draw:polyline draw:style-name="gr7" draw:text-style-name="P3" draw:layer="layout" svg:width="0cm" svg:height="0cm" svg:x="4.55cm" svg:y="32.667cm" svg:viewBox="0 0 0 0" draw:points="0,0">
          <text:p/>
        </draw:polyline>
        <draw:line draw:style-name="gr7" draw:text-style-name="P3" draw:layer="layout" svg:x1="4.55cm" svg:y1="32.667cm" svg:x2="4.55cm" svg:y2="33.055cm">
          <text:p/>
        </draw:line>
        <draw:polygon draw:style-name="gr8" draw:text-style-name="P7" draw:layer="layout" svg:width="0.071cm" svg:height="0.071cm" svg:x="4.515cm" svg:y="32.102cm" svg:viewBox="0 0 72 72" draw:points="0,0 72,0 72,72 0,72">
          <text:p/>
        </draw:polygon>
        <draw:polygon draw:style-name="gr8" draw:text-style-name="P7" draw:layer="layout" svg:width="0.071cm" svg:height="0.071cm" svg:x="4.515cm" svg:y="32.631cm" svg:viewBox="0 0 72 72" draw:points="0,0 72,0 72,72 0,72">
          <text:p/>
        </draw:polygon>
        <draw:polygon draw:style-name="gr8" draw:text-style-name="P7" draw:layer="layout" svg:width="0.071cm" svg:height="0.071cm" svg:x="4.515cm" svg:y="32.631cm" svg:viewBox="0 0 72 72" draw:points="0,0 72,0 72,72 0,72">
          <text:p/>
        </draw:polygon>
        <draw:polygon draw:style-name="gr8" draw:text-style-name="P7" draw:layer="layout" svg:width="0.071cm" svg:height="0.07cm" svg:x="4.515cm" svg:y="33.02cm" svg:viewBox="0 0 72 71" draw:points="0,0 72,0 72,71 0,71">
          <text:p/>
        </draw:polygon>
        <draw:line draw:style-name="gr7" draw:text-style-name="P3" draw:layer="layout" svg:x1="4.55cm" svg:y1="37.994cm" svg:x2="4.55cm" svg:y2="37.676cm">
          <text:p/>
        </draw:line>
        <draw:line draw:style-name="gr7" draw:text-style-name="P3" draw:layer="layout" svg:x1="4.55cm" svg:y1="38.84cm" svg:x2="4.55cm" svg:y2="39.37cm">
          <text:p/>
        </draw:line>
        <draw:polyline draw:style-name="gr7" draw:text-style-name="P3" draw:layer="layout" svg:width="0cm" svg:height="0cm" svg:x="4.55cm" svg:y="39.37cm" svg:viewBox="0 0 0 0" draw:points="0,0">
          <text:p/>
        </draw:polyline>
        <draw:line draw:style-name="gr7" draw:text-style-name="P3" draw:layer="layout" svg:x1="4.55cm" svg:y1="39.37cm" svg:x2="4.55cm" svg:y2="39.758cm">
          <text:p/>
        </draw:line>
        <draw:polygon draw:style-name="gr8" draw:text-style-name="P7" draw:layer="layout" svg:width="0.071cm" svg:height="0.071cm" svg:x="4.515cm" svg:y="38.805cm" svg:viewBox="0 0 72 72" draw:points="0,0 72,0 72,72 0,72">
          <text:p/>
        </draw:polygon>
        <draw:polygon draw:style-name="gr8" draw:text-style-name="P7" draw:layer="layout" svg:width="0.071cm" svg:height="0.071cm" svg:x="4.515cm" svg:y="39.334cm" svg:viewBox="0 0 72 72" draw:points="0,0 72,0 72,72 0,72">
          <text:p/>
        </draw:polygon>
        <draw:polygon draw:style-name="gr8" draw:text-style-name="P7" draw:layer="layout" svg:width="0.071cm" svg:height="0.071cm" svg:x="4.515cm" svg:y="39.334cm" svg:viewBox="0 0 72 72" draw:points="0,0 72,0 72,72 0,72">
          <text:p/>
        </draw:polygon>
        <draw:polygon draw:style-name="gr8" draw:text-style-name="P7" draw:layer="layout" svg:width="0.071cm" svg:height="0.071cm" svg:x="4.515cm" svg:y="39.722cm" svg:viewBox="0 0 72 72" draw:points="0,0 72,0 72,72 0,72">
          <text:p/>
        </draw:polygon>
        <draw:line draw:style-name="gr7" draw:text-style-name="P3" draw:layer="layout" svg:x1="4.55cm" svg:y1="27.551cm" svg:x2="4.55cm" svg:y2="28.116cm">
          <text:p/>
        </draw:line>
        <draw:line draw:style-name="gr7" draw:text-style-name="P3" draw:layer="layout" svg:x1="4.55cm" svg:y1="26.705cm" svg:x2="4.55cm" svg:y2="26.07cm">
          <text:p/>
        </draw:line>
        <draw:line draw:style-name="gr7" draw:text-style-name="P3" draw:layer="layout" svg:x1="4.55cm" svg:y1="41.169cm" svg:x2="4.55cm" svg:y2="40.675cm">
          <text:p/>
        </draw:line>
        <draw:line draw:style-name="gr7" draw:text-style-name="P3" draw:layer="layout" svg:x1="1.481cm" svg:y1="32.138cm" svg:x2="1.481cm" svg:y2="32.667cm">
          <text:p/>
        </draw:line>
        <draw:polyline draw:style-name="gr7" draw:text-style-name="P3" draw:layer="layout" svg:width="0cm" svg:height="0cm" svg:x="1.481cm" svg:y="32.667cm" svg:viewBox="0 0 0 0" draw:points="0,0">
          <text:p/>
        </draw:polyline>
        <draw:line draw:style-name="gr7" draw:text-style-name="P3" draw:layer="layout" svg:x1="1.481cm" svg:y1="32.667cm" svg:x2="1.481cm" svg:y2="33.055cm">
          <text:p/>
        </draw:line>
        <draw:polygon draw:style-name="gr8" draw:text-style-name="P7" draw:layer="layout" svg:width="0.07cm" svg:height="0.071cm" svg:x="1.446cm" svg:y="32.102cm" svg:viewBox="0 0 71 72" draw:points="0,0 71,0 71,72 0,72">
          <text:p/>
        </draw:polygon>
        <draw:polygon draw:style-name="gr8" draw:text-style-name="P7" draw:layer="layout" svg:width="0.07cm" svg:height="0.071cm" svg:x="1.446cm" svg:y="32.631cm" svg:viewBox="0 0 71 72" draw:points="0,0 71,0 71,72 0,72">
          <text:p/>
        </draw:polygon>
        <draw:polygon draw:style-name="gr8" draw:text-style-name="P7" draw:layer="layout" svg:width="0.07cm" svg:height="0.071cm" svg:x="1.446cm" svg:y="32.631cm" svg:viewBox="0 0 71 72" draw:points="0,0 71,0 71,72 0,72">
          <text:p/>
        </draw:polygon>
        <draw:polygon draw:style-name="gr8" draw:text-style-name="P7" draw:layer="layout" svg:width="0.07cm" svg:height="0.07cm" svg:x="1.446cm" svg:y="33.02cm" svg:viewBox="0 0 71 71" draw:points="0,0 71,0 71,71 0,71">
          <text:p/>
        </draw:polygon>
        <draw:line draw:style-name="gr7" draw:text-style-name="P3" draw:layer="layout" svg:x1="4.55cm" svg:y1="42.015cm" svg:x2="4.55cm" svg:y2="42.545cm">
          <text:p/>
        </draw:line>
        <draw:polyline draw:style-name="gr7" draw:text-style-name="P3" draw:layer="layout" svg:width="0cm" svg:height="0cm" svg:x="4.55cm" svg:y="42.545cm" svg:viewBox="0 0 0 0" draw:points="0,0">
          <text:p/>
        </draw:polyline>
        <draw:line draw:style-name="gr7" draw:text-style-name="P3" draw:layer="layout" svg:x1="4.55cm" svg:y1="42.545cm" svg:x2="4.55cm" svg:y2="43.285cm">
          <text:p/>
        </draw:line>
        <draw:polygon draw:style-name="gr8" draw:text-style-name="P7" draw:layer="layout" svg:width="0.071cm" svg:height="0.071cm" svg:x="4.515cm" svg:y="41.98cm" svg:viewBox="0 0 72 72" draw:points="0,0 72,0 72,72 0,72">
          <text:p/>
        </draw:polygon>
        <draw:polygon draw:style-name="gr8" draw:text-style-name="P7" draw:layer="layout" svg:width="0.071cm" svg:height="0.071cm" svg:x="4.515cm" svg:y="42.509cm" svg:viewBox="0 0 72 72" draw:points="0,0 72,0 72,72 0,72">
          <text:p/>
        </draw:polygon>
        <draw:polygon draw:style-name="gr8" draw:text-style-name="P7" draw:layer="layout" svg:width="0.071cm" svg:height="0.071cm" svg:x="4.515cm" svg:y="42.509cm" svg:viewBox="0 0 72 72" draw:points="0,0 72,0 72,72 0,72">
          <text:p/>
        </draw:polygon>
        <draw:polygon draw:style-name="gr8" draw:text-style-name="P7" draw:layer="layout" svg:width="0.071cm" svg:height="0.071cm" svg:x="4.515cm" svg:y="43.25cm" svg:viewBox="0 0 72 72" draw:points="0,0 72,0 72,72 0,72">
          <text:p/>
        </draw:polygon>
        <draw:line draw:style-name="gr7" draw:text-style-name="P3" draw:layer="layout" svg:x1="7.796cm" svg:y1="26.705cm" svg:x2="7.796cm" svg:y2="26.07cm">
          <text:p/>
        </draw:line>
        <draw:line draw:style-name="gr7" draw:text-style-name="P3" draw:layer="layout" svg:x1="7.796cm" svg:y1="42.015cm" svg:x2="7.796cm" svg:y2="42.545cm">
          <text:p/>
        </draw:line>
        <draw:polyline draw:style-name="gr7" draw:text-style-name="P3" draw:layer="layout" svg:width="0cm" svg:height="0cm" svg:x="7.796cm" svg:y="42.545cm" svg:viewBox="0 0 0 0" draw:points="0,0">
          <text:p/>
        </draw:polyline>
        <draw:line draw:style-name="gr7" draw:text-style-name="P3" draw:layer="layout" svg:x1="7.796cm" svg:y1="42.545cm" svg:x2="7.796cm" svg:y2="43.285cm">
          <text:p/>
        </draw:line>
        <draw:polygon draw:style-name="gr8" draw:text-style-name="P7" draw:layer="layout" svg:width="0.07cm" svg:height="0.071cm" svg:x="7.761cm" svg:y="41.98cm" svg:viewBox="0 0 71 72" draw:points="0,0 71,0 71,72 0,72">
          <text:p/>
        </draw:polygon>
        <draw:polygon draw:style-name="gr8" draw:text-style-name="P7" draw:layer="layout" svg:width="0.07cm" svg:height="0.071cm" svg:x="7.761cm" svg:y="42.509cm" svg:viewBox="0 0 71 72" draw:points="0,0 71,0 71,72 0,72">
          <text:p/>
        </draw:polygon>
        <draw:polygon draw:style-name="gr8" draw:text-style-name="P7" draw:layer="layout" svg:width="0.07cm" svg:height="0.071cm" svg:x="7.761cm" svg:y="42.509cm" svg:viewBox="0 0 71 72" draw:points="0,0 71,0 71,72 0,72">
          <text:p/>
        </draw:polygon>
        <draw:polygon draw:style-name="gr8" draw:text-style-name="P7" draw:layer="layout" svg:width="0.07cm" svg:height="0.071cm" svg:x="7.761cm" svg:y="43.25cm" svg:viewBox="0 0 71 72" draw:points="0,0 71,0 71,72 0,72">
          <text:p/>
        </draw:polygon>
        <draw:line draw:style-name="gr7" draw:text-style-name="P3" draw:layer="layout" svg:x1="6.773cm" svg:y1="26.705cm" svg:x2="6.773cm" svg:y2="26.07cm">
          <text:p/>
        </draw:line>
        <draw:line draw:style-name="gr7" draw:text-style-name="P3" draw:layer="layout" svg:x1="7.796cm" svg:y1="41.169cm" svg:x2="7.796cm" svg:y2="40.675cm">
          <text:p/>
        </draw:line>
        <draw:line draw:style-name="gr7" draw:text-style-name="P3" draw:layer="layout" svg:x1="7.796cm" svg:y1="38.84cm" svg:x2="7.796cm" svg:y2="39.37cm">
          <text:p/>
        </draw:line>
        <draw:polyline draw:style-name="gr7" draw:text-style-name="P3" draw:layer="layout" svg:width="0cm" svg:height="0cm" svg:x="7.796cm" svg:y="39.37cm" svg:viewBox="0 0 0 0" draw:points="0,0">
          <text:p/>
        </draw:polyline>
        <draw:line draw:style-name="gr7" draw:text-style-name="P3" draw:layer="layout" svg:x1="7.796cm" svg:y1="39.37cm" svg:x2="7.796cm" svg:y2="39.758cm">
          <text:p/>
        </draw:line>
        <draw:polygon draw:style-name="gr8" draw:text-style-name="P7" draw:layer="layout" svg:width="0.07cm" svg:height="0.071cm" svg:x="7.761cm" svg:y="38.805cm" svg:viewBox="0 0 71 72" draw:points="0,0 71,0 71,72 0,72">
          <text:p/>
        </draw:polygon>
        <draw:polygon draw:style-name="gr8" draw:text-style-name="P7" draw:layer="layout" svg:width="0.07cm" svg:height="0.071cm" svg:x="7.761cm" svg:y="39.334cm" svg:viewBox="0 0 71 72" draw:points="0,0 71,0 71,72 0,72">
          <text:p/>
        </draw:polygon>
        <draw:polygon draw:style-name="gr8" draw:text-style-name="P7" draw:layer="layout" svg:width="0.07cm" svg:height="0.071cm" svg:x="7.761cm" svg:y="39.334cm" svg:viewBox="0 0 71 72" draw:points="0,0 71,0 71,72 0,72">
          <text:p/>
        </draw:polygon>
        <draw:polygon draw:style-name="gr8" draw:text-style-name="P7" draw:layer="layout" svg:width="0.07cm" svg:height="0.071cm" svg:x="7.761cm" svg:y="39.722cm" svg:viewBox="0 0 71 72" draw:points="0,0 71,0 71,72 0,72">
          <text:p/>
        </draw:polygon>
        <draw:line draw:style-name="gr7" draw:text-style-name="P3" draw:layer="layout" svg:x1="7.796cm" svg:y1="37.994cm" svg:x2="7.796cm" svg:y2="37.676cm">
          <text:p/>
        </draw:line>
        <draw:line draw:style-name="gr7" draw:text-style-name="P3" draw:layer="layout" svg:x1="7.796cm" svg:y1="32.138cm" svg:x2="7.796cm" svg:y2="32.667cm">
          <text:p/>
        </draw:line>
        <draw:polyline draw:style-name="gr7" draw:text-style-name="P3" draw:layer="layout" svg:width="0cm" svg:height="0cm" svg:x="7.796cm" svg:y="32.667cm" svg:viewBox="0 0 0 0" draw:points="0,0">
          <text:p/>
        </draw:polyline>
        <draw:line draw:style-name="gr7" draw:text-style-name="P3" draw:layer="layout" svg:x1="7.796cm" svg:y1="32.667cm" svg:x2="7.796cm" svg:y2="33.055cm">
          <text:p/>
        </draw:line>
        <draw:polygon draw:style-name="gr8" draw:text-style-name="P7" draw:layer="layout" svg:width="0.07cm" svg:height="0.071cm" svg:x="7.761cm" svg:y="32.102cm" svg:viewBox="0 0 71 72" draw:points="0,0 71,0 71,72 0,72">
          <text:p/>
        </draw:polygon>
        <draw:polygon draw:style-name="gr8" draw:text-style-name="P7" draw:layer="layout" svg:width="0.07cm" svg:height="0.071cm" svg:x="7.761cm" svg:y="32.631cm" svg:viewBox="0 0 71 72" draw:points="0,0 71,0 71,72 0,72">
          <text:p/>
        </draw:polygon>
        <draw:polygon draw:style-name="gr8" draw:text-style-name="P7" draw:layer="layout" svg:width="0.07cm" svg:height="0.071cm" svg:x="7.761cm" svg:y="32.631cm" svg:viewBox="0 0 71 72" draw:points="0,0 71,0 71,72 0,72">
          <text:p/>
        </draw:polygon>
        <draw:polygon draw:style-name="gr8" draw:text-style-name="P7" draw:layer="layout" svg:width="0.07cm" svg:height="0.07cm" svg:x="7.761cm" svg:y="33.02cm" svg:viewBox="0 0 71 71" draw:points="0,0 71,0 71,71 0,71">
          <text:p/>
        </draw:polygon>
        <draw:line draw:style-name="gr7" draw:text-style-name="P3" draw:layer="layout" svg:x1="7.796cm" svg:y1="31.291cm" svg:x2="7.796cm" svg:y2="30.762cm">
          <text:p/>
        </draw:line>
        <draw:polyline draw:style-name="gr7" draw:text-style-name="P3" draw:layer="layout" svg:width="0cm" svg:height="0cm" svg:x="7.796cm" svg:y="30.762cm" svg:viewBox="0 0 0 0" draw:points="0,0">
          <text:p/>
        </draw:polyline>
        <draw:line draw:style-name="gr7" draw:text-style-name="P3" draw:layer="layout" svg:x1="7.796cm" svg:y1="30.762cm" svg:x2="7.796cm" svg:y2="29.598cm">
          <text:p/>
        </draw:line>
        <draw:polygon draw:style-name="gr8" draw:text-style-name="P7" draw:layer="layout" svg:width="0.07cm" svg:height="0.07cm" svg:x="7.761cm" svg:y="31.256cm" svg:viewBox="0 0 71 71" draw:points="0,0 71,0 71,71 0,71">
          <text:p/>
        </draw:polygon>
        <draw:polygon draw:style-name="gr8" draw:text-style-name="P7" draw:layer="layout" svg:width="0.07cm" svg:height="0.071cm" svg:x="7.761cm" svg:y="30.726cm" svg:viewBox="0 0 71 72" draw:points="0,0 71,0 71,72 0,72">
          <text:p/>
        </draw:polygon>
        <draw:polygon draw:style-name="gr8" draw:text-style-name="P7" draw:layer="layout" svg:width="0.07cm" svg:height="0.071cm" svg:x="7.761cm" svg:y="30.726cm" svg:viewBox="0 0 71 72" draw:points="0,0 71,0 71,72 0,72">
          <text:p/>
        </draw:polygon>
        <draw:polygon draw:style-name="gr8" draw:text-style-name="P7" draw:layer="layout" svg:width="0.07cm" svg:height="0.071cm" svg:x="7.761cm" svg:y="29.562cm" svg:viewBox="0 0 71 72" draw:points="0,0 71,0 71,72 0,72">
          <text:p/>
        </draw:polygon>
        <draw:line draw:style-name="gr7" draw:text-style-name="P3" draw:layer="layout" svg:x1="7.796cm" svg:y1="27.551cm" svg:x2="7.796cm" svg:y2="28.116cm">
          <text:p/>
        </draw:line>
        <draw:line draw:style-name="gr7" draw:text-style-name="P3" draw:layer="layout" svg:x1="6.773cm" svg:y1="42.015cm" svg:x2="6.773cm" svg:y2="42.545cm">
          <text:p/>
        </draw:line>
        <draw:polyline draw:style-name="gr7" draw:text-style-name="P3" draw:layer="layout" svg:width="0cm" svg:height="0cm" svg:x="6.773cm" svg:y="42.545cm" svg:viewBox="0 0 0 0" draw:points="0,0">
          <text:p/>
        </draw:polyline>
        <draw:line draw:style-name="gr7" draw:text-style-name="P3" draw:layer="layout" svg:x1="6.773cm" svg:y1="42.545cm" svg:x2="6.773cm" svg:y2="43.285cm">
          <text:p/>
        </draw:line>
        <draw:polygon draw:style-name="gr8" draw:text-style-name="P7" draw:layer="layout" svg:width="0.07cm" svg:height="0.071cm" svg:x="6.738cm" svg:y="41.98cm" svg:viewBox="0 0 71 72" draw:points="0,0 71,0 71,72 0,72">
          <text:p/>
        </draw:polygon>
        <draw:polygon draw:style-name="gr8" draw:text-style-name="P7" draw:layer="layout" svg:width="0.07cm" svg:height="0.071cm" svg:x="6.738cm" svg:y="42.509cm" svg:viewBox="0 0 71 72" draw:points="0,0 71,0 71,72 0,72">
          <text:p/>
        </draw:polygon>
        <draw:polygon draw:style-name="gr8" draw:text-style-name="P7" draw:layer="layout" svg:width="0.07cm" svg:height="0.071cm" svg:x="6.738cm" svg:y="42.509cm" svg:viewBox="0 0 71 72" draw:points="0,0 71,0 71,72 0,72">
          <text:p/>
        </draw:polygon>
        <draw:polygon draw:style-name="gr8" draw:text-style-name="P7" draw:layer="layout" svg:width="0.07cm" svg:height="0.071cm" svg:x="6.738cm" svg:y="43.25cm" svg:viewBox="0 0 71 72" draw:points="0,0 71,0 71,72 0,72">
          <text:p/>
        </draw:polygon>
        <draw:line draw:style-name="gr7" draw:text-style-name="P3" draw:layer="layout" svg:x1="6.773cm" svg:y1="41.169cm" svg:x2="6.773cm" svg:y2="40.675cm">
          <text:p/>
        </draw:line>
        <draw:line draw:style-name="gr7" draw:text-style-name="P3" draw:layer="layout" svg:x1="6.773cm" svg:y1="38.84cm" svg:x2="6.773cm" svg:y2="39.37cm">
          <text:p/>
        </draw:line>
        <draw:polyline draw:style-name="gr7" draw:text-style-name="P3" draw:layer="layout" svg:width="0cm" svg:height="0cm" svg:x="6.773cm" svg:y="39.37cm" svg:viewBox="0 0 0 0" draw:points="0,0">
          <text:p/>
        </draw:polyline>
        <draw:line draw:style-name="gr7" draw:text-style-name="P3" draw:layer="layout" svg:x1="6.773cm" svg:y1="39.37cm" svg:x2="6.773cm" svg:y2="39.758cm">
          <text:p/>
        </draw:line>
        <draw:polygon draw:style-name="gr8" draw:text-style-name="P7" draw:layer="layout" svg:width="0.07cm" svg:height="0.071cm" svg:x="6.738cm" svg:y="38.805cm" svg:viewBox="0 0 71 72" draw:points="0,0 71,0 71,72 0,72">
          <text:p/>
        </draw:polygon>
        <draw:polygon draw:style-name="gr8" draw:text-style-name="P7" draw:layer="layout" svg:width="0.07cm" svg:height="0.071cm" svg:x="6.738cm" svg:y="39.334cm" svg:viewBox="0 0 71 72" draw:points="0,0 71,0 71,72 0,72">
          <text:p/>
        </draw:polygon>
        <draw:polygon draw:style-name="gr8" draw:text-style-name="P7" draw:layer="layout" svg:width="0.07cm" svg:height="0.071cm" svg:x="6.738cm" svg:y="39.334cm" svg:viewBox="0 0 71 72" draw:points="0,0 71,0 71,72 0,72">
          <text:p/>
        </draw:polygon>
        <draw:polygon draw:style-name="gr8" draw:text-style-name="P7" draw:layer="layout" svg:width="0.07cm" svg:height="0.071cm" svg:x="6.738cm" svg:y="39.722cm" svg:viewBox="0 0 71 72" draw:points="0,0 71,0 71,72 0,72">
          <text:p/>
        </draw:polygon>
        <draw:line draw:style-name="gr7" draw:text-style-name="P3" draw:layer="layout" svg:x1="6.773cm" svg:y1="37.994cm" svg:x2="6.773cm" svg:y2="37.676cm">
          <text:p/>
        </draw:line>
        <draw:line draw:style-name="gr7" draw:text-style-name="P3" draw:layer="layout" svg:x1="6.773cm" svg:y1="32.138cm" svg:x2="6.773cm" svg:y2="32.667cm">
          <text:p/>
        </draw:line>
        <draw:polyline draw:style-name="gr7" draw:text-style-name="P3" draw:layer="layout" svg:width="0cm" svg:height="0cm" svg:x="6.773cm" svg:y="32.667cm" svg:viewBox="0 0 0 0" draw:points="0,0">
          <text:p/>
        </draw:polyline>
        <draw:line draw:style-name="gr7" draw:text-style-name="P3" draw:layer="layout" svg:x1="6.773cm" svg:y1="32.667cm" svg:x2="6.773cm" svg:y2="33.055cm">
          <text:p/>
        </draw:line>
        <draw:polygon draw:style-name="gr8" draw:text-style-name="P7" draw:layer="layout" svg:width="0.07cm" svg:height="0.071cm" svg:x="6.738cm" svg:y="32.102cm" svg:viewBox="0 0 71 72" draw:points="0,0 71,0 71,72 0,72">
          <text:p/>
        </draw:polygon>
        <draw:polygon draw:style-name="gr8" draw:text-style-name="P7" draw:layer="layout" svg:width="0.07cm" svg:height="0.071cm" svg:x="6.738cm" svg:y="32.631cm" svg:viewBox="0 0 71 72" draw:points="0,0 71,0 71,72 0,72">
          <text:p/>
        </draw:polygon>
        <draw:polygon draw:style-name="gr8" draw:text-style-name="P7" draw:layer="layout" svg:width="0.07cm" svg:height="0.071cm" svg:x="6.738cm" svg:y="32.631cm" svg:viewBox="0 0 71 72" draw:points="0,0 71,0 71,72 0,72">
          <text:p/>
        </draw:polygon>
        <draw:polygon draw:style-name="gr8" draw:text-style-name="P7" draw:layer="layout" svg:width="0.07cm" svg:height="0.07cm" svg:x="6.738cm" svg:y="33.02cm" svg:viewBox="0 0 71 71" draw:points="0,0 71,0 71,71 0,71">
          <text:p/>
        </draw:polygon>
        <draw:line draw:style-name="gr7" draw:text-style-name="P3" draw:layer="layout" svg:x1="6.773cm" svg:y1="31.291cm" svg:x2="6.773cm" svg:y2="30.762cm">
          <text:p/>
        </draw:line>
        <draw:polyline draw:style-name="gr7" draw:text-style-name="P3" draw:layer="layout" svg:width="0cm" svg:height="0cm" svg:x="6.773cm" svg:y="30.762cm" svg:viewBox="0 0 0 0" draw:points="0,0">
          <text:p/>
        </draw:polyline>
        <draw:line draw:style-name="gr7" draw:text-style-name="P3" draw:layer="layout" svg:x1="6.773cm" svg:y1="30.762cm" svg:x2="6.773cm" svg:y2="29.598cm">
          <text:p/>
        </draw:line>
        <draw:polygon draw:style-name="gr8" draw:text-style-name="P7" draw:layer="layout" svg:width="0.07cm" svg:height="0.07cm" svg:x="6.738cm" svg:y="31.256cm" svg:viewBox="0 0 71 71" draw:points="0,0 71,0 71,71 0,71">
          <text:p/>
        </draw:polygon>
        <draw:polygon draw:style-name="gr8" draw:text-style-name="P7" draw:layer="layout" svg:width="0.07cm" svg:height="0.071cm" svg:x="6.738cm" svg:y="30.726cm" svg:viewBox="0 0 71 72" draw:points="0,0 71,0 71,72 0,72">
          <text:p/>
        </draw:polygon>
        <draw:polygon draw:style-name="gr8" draw:text-style-name="P7" draw:layer="layout" svg:width="0.07cm" svg:height="0.071cm" svg:x="6.738cm" svg:y="30.726cm" svg:viewBox="0 0 71 72" draw:points="0,0 71,0 71,72 0,72">
          <text:p/>
        </draw:polygon>
        <draw:polygon draw:style-name="gr8" draw:text-style-name="P7" draw:layer="layout" svg:width="0.07cm" svg:height="0.071cm" svg:x="6.738cm" svg:y="29.562cm" svg:viewBox="0 0 71 72" draw:points="0,0 71,0 71,72 0,72">
          <text:p/>
        </draw:polygon>
        <draw:line draw:style-name="gr7" draw:text-style-name="P3" draw:layer="layout" svg:x1="6.773cm" svg:y1="27.551cm" svg:x2="6.773cm" svg:y2="28.116cm">
          <text:p/>
        </draw:line>
        <draw:line draw:style-name="gr7" draw:text-style-name="P3" draw:layer="layout" svg:x1="5.609cm" svg:y1="37.994cm" svg:x2="5.609cm" svg:y2="37.676cm">
          <text:p/>
        </draw:line>
        <draw:line draw:style-name="gr7" draw:text-style-name="P3" draw:layer="layout" svg:x1="3.563cm" svg:y1="42.015cm" svg:x2="3.563cm" svg:y2="42.545cm">
          <text:p/>
        </draw:line>
        <draw:polyline draw:style-name="gr7" draw:text-style-name="P3" draw:layer="layout" svg:width="0cm" svg:height="0cm" svg:x="3.563cm" svg:y="42.545cm" svg:viewBox="0 0 0 0" draw:points="0,0">
          <text:p/>
        </draw:polyline>
        <draw:line draw:style-name="gr7" draw:text-style-name="P3" draw:layer="layout" svg:x1="3.563cm" svg:y1="42.545cm" svg:x2="3.563cm" svg:y2="43.285cm">
          <text:p/>
        </draw:line>
        <draw:polygon draw:style-name="gr8" draw:text-style-name="P7" draw:layer="layout" svg:width="0.071cm" svg:height="0.071cm" svg:x="3.527cm" svg:y="41.98cm" svg:viewBox="0 0 72 72" draw:points="0,0 72,0 72,72 0,72">
          <text:p/>
        </draw:polygon>
        <draw:polygon draw:style-name="gr8" draw:text-style-name="P7" draw:layer="layout" svg:width="0.071cm" svg:height="0.071cm" svg:x="3.527cm" svg:y="42.509cm" svg:viewBox="0 0 72 72" draw:points="0,0 72,0 72,72 0,72">
          <text:p/>
        </draw:polygon>
        <draw:polygon draw:style-name="gr8" draw:text-style-name="P7" draw:layer="layout" svg:width="0.071cm" svg:height="0.071cm" svg:x="3.527cm" svg:y="42.509cm" svg:viewBox="0 0 72 72" draw:points="0,0 72,0 72,72 0,72">
          <text:p/>
        </draw:polygon>
        <draw:polygon draw:style-name="gr8" draw:text-style-name="P7" draw:layer="layout" svg:width="0.071cm" svg:height="0.071cm" svg:x="3.527cm" svg:y="43.25cm" svg:viewBox="0 0 72 72" draw:points="0,0 72,0 72,72 0,72">
          <text:p/>
        </draw:polygon>
        <draw:line draw:style-name="gr7" draw:text-style-name="P3" draw:layer="layout" svg:x1="1.481cm" svg:y1="37.994cm" svg:x2="1.481cm" svg:y2="37.676cm">
          <text:p/>
        </draw:line>
        <draw:line draw:style-name="gr7" draw:text-style-name="P3" draw:layer="layout" svg:x1="3.81cm" svg:y1="46.108cm" svg:x2="3.81cm" svg:y2="45.578cm">
          <text:p/>
        </draw:line>
        <draw:line draw:style-name="gr7" draw:text-style-name="P3" draw:layer="layout" svg:x1="3.81cm" svg:y1="45.578cm" svg:x2="1.481cm" svg:y2="45.578cm">
          <text:p/>
        </draw:line>
        <draw:line draw:style-name="gr7" draw:text-style-name="P3" draw:layer="layout" svg:x1="1.481cm" svg:y1="45.578cm" svg:x2="1.481cm" svg:y2="44.061cm">
          <text:p/>
        </draw:line>
        <draw:polygon draw:style-name="gr8" draw:text-style-name="P7" draw:layer="layout" svg:width="0.071cm" svg:height="0.071cm" svg:x="3.774cm" svg:y="46.072cm" svg:viewBox="0 0 72 72" draw:points="0,0 72,0 72,72 0,72">
          <text:p/>
        </draw:polygon>
        <draw:polygon draw:style-name="gr8" draw:text-style-name="P7" draw:layer="layout" svg:width="0.071cm" svg:height="0.071cm" svg:x="3.774cm" svg:y="45.543cm" svg:viewBox="0 0 72 72" draw:points="0,0 72,0 72,72 0,72">
          <text:p/>
        </draw:polygon>
        <draw:polygon draw:style-name="gr8" draw:text-style-name="P7" draw:layer="layout" svg:width="0.07cm" svg:height="0.071cm" svg:x="1.446cm" svg:y="45.543cm" svg:viewBox="0 0 71 72" draw:points="0,0 71,0 71,72 0,72">
          <text:p/>
        </draw:polygon>
        <draw:polygon draw:style-name="gr8" draw:text-style-name="P7" draw:layer="layout" svg:width="0.07cm" svg:height="0.071cm" svg:x="1.446cm" svg:y="44.026cm" svg:viewBox="0 0 71 72" draw:points="0,0 71,0 71,72 0,72">
          <text:p/>
        </draw:polygon>
        <draw:line draw:style-name="gr7" draw:text-style-name="P3" draw:layer="layout" svg:x1="4.55cm" svg:y1="31.291cm" svg:x2="4.55cm" svg:y2="30.762cm">
          <text:p/>
        </draw:line>
        <draw:polyline draw:style-name="gr7" draw:text-style-name="P3" draw:layer="layout" svg:width="0cm" svg:height="0cm" svg:x="4.55cm" svg:y="30.762cm" svg:viewBox="0 0 0 0" draw:points="0,0">
          <text:p/>
        </draw:polyline>
        <draw:line draw:style-name="gr7" draw:text-style-name="P3" draw:layer="layout" svg:x1="4.55cm" svg:y1="30.762cm" svg:x2="4.55cm" svg:y2="29.598cm">
          <text:p/>
        </draw:line>
        <draw:polygon draw:style-name="gr8" draw:text-style-name="P7" draw:layer="layout" svg:width="0.071cm" svg:height="0.07cm" svg:x="4.515cm" svg:y="31.256cm" svg:viewBox="0 0 72 71" draw:points="0,0 72,0 72,71 0,71">
          <text:p/>
        </draw:polygon>
        <draw:polygon draw:style-name="gr8" draw:text-style-name="P7" draw:layer="layout" svg:width="0.071cm" svg:height="0.071cm" svg:x="4.515cm" svg:y="30.726cm" svg:viewBox="0 0 72 72" draw:points="0,0 72,0 72,72 0,72">
          <text:p/>
        </draw:polygon>
        <draw:polygon draw:style-name="gr8" draw:text-style-name="P7" draw:layer="layout" svg:width="0.071cm" svg:height="0.071cm" svg:x="4.515cm" svg:y="30.726cm" svg:viewBox="0 0 72 72" draw:points="0,0 72,0 72,72 0,72">
          <text:p/>
        </draw:polygon>
        <draw:polygon draw:style-name="gr8" draw:text-style-name="P7" draw:layer="layout" svg:width="0.071cm" svg:height="0.071cm" svg:x="4.515cm" svg:y="29.562cm" svg:viewBox="0 0 72 72" draw:points="0,0 72,0 72,72 0,72">
          <text:p/>
        </draw:polygon>
        <draw:line draw:style-name="gr7" draw:text-style-name="P3" draw:layer="layout" svg:x1="4.198cm" svg:y1="46.108cm" svg:x2="4.198cm" svg:y2="45.578cm">
          <text:p/>
        </draw:line>
        <draw:line draw:style-name="gr7" draw:text-style-name="P3" draw:layer="layout" svg:x1="4.198cm" svg:y1="45.578cm" svg:x2="2.54cm" svg:y2="45.578cm">
          <text:p/>
        </draw:line>
        <draw:line draw:style-name="gr7" draw:text-style-name="P3" draw:layer="layout" svg:x1="2.54cm" svg:y1="45.578cm" svg:x2="2.54cm" svg:y2="44.061cm">
          <text:p/>
        </draw:line>
        <draw:polygon draw:style-name="gr8" draw:text-style-name="P7" draw:layer="layout" svg:width="0.071cm" svg:height="0.071cm" svg:x="4.162cm" svg:y="46.072cm" svg:viewBox="0 0 72 72" draw:points="0,0 72,0 72,72 0,72">
          <text:p/>
        </draw:polygon>
        <draw:polygon draw:style-name="gr8" draw:text-style-name="P7" draw:layer="layout" svg:width="0.071cm" svg:height="0.071cm" svg:x="4.162cm" svg:y="45.543cm" svg:viewBox="0 0 72 72" draw:points="0,0 72,0 72,72 0,72">
          <text:p/>
        </draw:polygon>
        <draw:polygon draw:style-name="gr8" draw:text-style-name="P7" draw:layer="layout" svg:width="0.071cm" svg:height="0.071cm" svg:x="2.504cm" svg:y="45.543cm" svg:viewBox="0 0 72 72" draw:points="0,0 72,0 72,72 0,72">
          <text:p/>
        </draw:polygon>
        <draw:polygon draw:style-name="gr8" draw:text-style-name="P7" draw:layer="layout" svg:width="0.071cm" svg:height="0.071cm" svg:x="2.504cm" svg:y="44.026cm" svg:viewBox="0 0 72 72" draw:points="0,0 72,0 72,72 0,72">
          <text:p/>
        </draw:polygon>
        <draw:line draw:style-name="gr7" draw:text-style-name="P3" draw:layer="layout" svg:x1="4.586cm" svg:y1="46.108cm" svg:x2="4.586cm" svg:y2="45.578cm">
          <text:p/>
        </draw:line>
        <draw:line draw:style-name="gr7" draw:text-style-name="P3" draw:layer="layout" svg:x1="4.586cm" svg:y1="45.578cm" svg:x2="3.563cm" svg:y2="45.578cm">
          <text:p/>
        </draw:line>
        <draw:line draw:style-name="gr7" draw:text-style-name="P3" draw:layer="layout" svg:x1="3.563cm" svg:y1="45.578cm" svg:x2="3.563cm" svg:y2="44.061cm">
          <text:p/>
        </draw:line>
        <draw:polygon draw:style-name="gr8" draw:text-style-name="P7" draw:layer="layout" svg:width="0.071cm" svg:height="0.071cm" svg:x="4.55cm" svg:y="46.072cm" svg:viewBox="0 0 72 72" draw:points="0,0 72,0 72,72 0,72">
          <text:p/>
        </draw:polygon>
        <draw:polygon draw:style-name="gr8" draw:text-style-name="P7" draw:layer="layout" svg:width="0.071cm" svg:height="0.071cm" svg:x="4.55cm" svg:y="45.543cm" svg:viewBox="0 0 72 72" draw:points="0,0 72,0 72,72 0,72">
          <text:p/>
        </draw:polygon>
        <draw:polygon draw:style-name="gr8" draw:text-style-name="P7" draw:layer="layout" svg:width="0.071cm" svg:height="0.071cm" svg:x="3.527cm" svg:y="45.543cm" svg:viewBox="0 0 72 72" draw:points="0,0 72,0 72,72 0,72">
          <text:p/>
        </draw:polygon>
        <draw:polygon draw:style-name="gr8" draw:text-style-name="P7" draw:layer="layout" svg:width="0.071cm" svg:height="0.071cm" svg:x="3.527cm" svg:y="44.026cm" svg:viewBox="0 0 72 72" draw:points="0,0 72,0 72,72 0,72">
          <text:p/>
        </draw:polygon>
        <draw:line draw:style-name="gr7" draw:text-style-name="P3" draw:layer="layout" svg:x1="4.974cm" svg:y1="46.108cm" svg:x2="4.974cm" svg:y2="45.578cm">
          <text:p/>
        </draw:line>
        <draw:line draw:style-name="gr7" draw:text-style-name="P3" draw:layer="layout" svg:x1="4.974cm" svg:y1="45.578cm" svg:x2="4.55cm" svg:y2="45.578cm">
          <text:p/>
        </draw:line>
        <draw:line draw:style-name="gr7" draw:text-style-name="P3" draw:layer="layout" svg:x1="4.55cm" svg:y1="45.578cm" svg:x2="4.55cm" svg:y2="44.061cm">
          <text:p/>
        </draw:line>
        <draw:polygon draw:style-name="gr8" draw:text-style-name="P7" draw:layer="layout" svg:width="0.071cm" svg:height="0.071cm" svg:x="4.938cm" svg:y="46.072cm" svg:viewBox="0 0 72 72" draw:points="0,0 72,0 72,72 0,72">
          <text:p/>
        </draw:polygon>
        <draw:polygon draw:style-name="gr8" draw:text-style-name="P7" draw:layer="layout" svg:width="0.071cm" svg:height="0.071cm" svg:x="4.938cm" svg:y="45.543cm" svg:viewBox="0 0 72 72" draw:points="0,0 72,0 72,72 0,72">
          <text:p/>
        </draw:polygon>
        <draw:polygon draw:style-name="gr8" draw:text-style-name="P7" draw:layer="layout" svg:width="0.071cm" svg:height="0.071cm" svg:x="4.515cm" svg:y="45.543cm" svg:viewBox="0 0 72 72" draw:points="0,0 72,0 72,72 0,72">
          <text:p/>
        </draw:polygon>
        <draw:polygon draw:style-name="gr8" draw:text-style-name="P7" draw:layer="layout" svg:width="0.071cm" svg:height="0.071cm" svg:x="4.515cm" svg:y="44.026cm" svg:viewBox="0 0 72 72" draw:points="0,0 72,0 72,72 0,72">
          <text:p/>
        </draw:polygon>
        <draw:line draw:style-name="gr7" draw:text-style-name="P3" draw:layer="layout" svg:x1="5.326cm" svg:y1="46.108cm" svg:x2="5.326cm" svg:y2="45.578cm">
          <text:p/>
        </draw:line>
        <draw:line draw:style-name="gr7" draw:text-style-name="P3" draw:layer="layout" svg:x1="5.326cm" svg:y1="45.578cm" svg:x2="5.609cm" svg:y2="45.578cm">
          <text:p/>
        </draw:line>
        <draw:line draw:style-name="gr7" draw:text-style-name="P3" draw:layer="layout" svg:x1="5.609cm" svg:y1="45.578cm" svg:x2="5.609cm" svg:y2="44.061cm">
          <text:p/>
        </draw:line>
        <draw:polygon draw:style-name="gr8" draw:text-style-name="P7" draw:layer="layout" svg:width="0.071cm" svg:height="0.071cm" svg:x="5.291cm" svg:y="46.072cm" svg:viewBox="0 0 72 72" draw:points="0,0 72,0 72,72 0,72">
          <text:p/>
        </draw:polygon>
        <draw:polygon draw:style-name="gr8" draw:text-style-name="P7" draw:layer="layout" svg:width="0.071cm" svg:height="0.071cm" svg:x="5.291cm" svg:y="45.543cm" svg:viewBox="0 0 72 72" draw:points="0,0 72,0 72,72 0,72">
          <text:p/>
        </draw:polygon>
        <draw:polygon draw:style-name="gr8" draw:text-style-name="P7" draw:layer="layout" svg:width="0.071cm" svg:height="0.071cm" svg:x="5.573cm" svg:y="45.543cm" svg:viewBox="0 0 72 72" draw:points="0,0 72,0 72,72 0,72">
          <text:p/>
        </draw:polygon>
        <draw:polygon draw:style-name="gr8" draw:text-style-name="P7" draw:layer="layout" svg:width="0.071cm" svg:height="0.071cm" svg:x="5.573cm" svg:y="44.026cm" svg:viewBox="0 0 72 72" draw:points="0,0 72,0 72,72 0,72">
          <text:p/>
        </draw:polygon>
        <draw:line draw:style-name="gr7" draw:text-style-name="P3" draw:layer="layout" svg:x1="5.715cm" svg:y1="46.108cm" svg:x2="5.715cm" svg:y2="45.578cm">
          <text:p/>
        </draw:line>
        <draw:line draw:style-name="gr7" draw:text-style-name="P3" draw:layer="layout" svg:x1="5.715cm" svg:y1="45.578cm" svg:x2="6.773cm" svg:y2="45.578cm">
          <text:p/>
        </draw:line>
        <draw:line draw:style-name="gr7" draw:text-style-name="P3" draw:layer="layout" svg:x1="6.773cm" svg:y1="45.578cm" svg:x2="6.773cm" svg:y2="44.061cm">
          <text:p/>
        </draw:line>
        <draw:polygon draw:style-name="gr8" draw:text-style-name="P7" draw:layer="layout" svg:width="0.071cm" svg:height="0.071cm" svg:x="5.679cm" svg:y="46.072cm" svg:viewBox="0 0 72 72" draw:points="0,0 72,0 72,72 0,72">
          <text:p/>
        </draw:polygon>
        <draw:polygon draw:style-name="gr8" draw:text-style-name="P7" draw:layer="layout" svg:width="0.071cm" svg:height="0.071cm" svg:x="5.679cm" svg:y="45.543cm" svg:viewBox="0 0 72 72" draw:points="0,0 72,0 72,72 0,72">
          <text:p/>
        </draw:polygon>
        <draw:polygon draw:style-name="gr8" draw:text-style-name="P7" draw:layer="layout" svg:width="0.07cm" svg:height="0.071cm" svg:x="6.738cm" svg:y="45.543cm" svg:viewBox="0 0 71 72" draw:points="0,0 71,0 71,72 0,72">
          <text:p/>
        </draw:polygon>
        <draw:polygon draw:style-name="gr8" draw:text-style-name="P7" draw:layer="layout" svg:width="0.07cm" svg:height="0.071cm" svg:x="6.738cm" svg:y="44.026cm" svg:viewBox="0 0 71 72" draw:points="0,0 71,0 71,72 0,72">
          <text:p/>
        </draw:polygon>
        <draw:line draw:style-name="gr7" draw:text-style-name="P3" draw:layer="layout" svg:x1="6.103cm" svg:y1="46.108cm" svg:x2="6.103cm" svg:y2="45.578cm">
          <text:p/>
        </draw:line>
        <draw:line draw:style-name="gr7" draw:text-style-name="P3" draw:layer="layout" svg:x1="6.103cm" svg:y1="45.578cm" svg:x2="7.796cm" svg:y2="45.578cm">
          <text:p/>
        </draw:line>
        <draw:line draw:style-name="gr7" draw:text-style-name="P3" draw:layer="layout" svg:x1="7.796cm" svg:y1="45.578cm" svg:x2="7.796cm" svg:y2="44.061cm">
          <text:p/>
        </draw:line>
        <draw:polygon draw:style-name="gr8" draw:text-style-name="P7" draw:layer="layout" svg:width="0.071cm" svg:height="0.071cm" svg:x="6.067cm" svg:y="46.072cm" svg:viewBox="0 0 72 72" draw:points="0,0 72,0 72,72 0,72">
          <text:p/>
        </draw:polygon>
        <draw:polygon draw:style-name="gr8" draw:text-style-name="P7" draw:layer="layout" svg:width="0.071cm" svg:height="0.071cm" svg:x="6.067cm" svg:y="45.543cm" svg:viewBox="0 0 72 72" draw:points="0,0 72,0 72,72 0,72">
          <text:p/>
        </draw:polygon>
        <draw:polygon draw:style-name="gr8" draw:text-style-name="P7" draw:layer="layout" svg:width="0.07cm" svg:height="0.071cm" svg:x="7.761cm" svg:y="45.543cm" svg:viewBox="0 0 71 72" draw:points="0,0 71,0 71,72 0,72">
          <text:p/>
        </draw:polygon>
        <draw:polygon draw:style-name="gr8" draw:text-style-name="P7" draw:layer="layout" svg:width="0.07cm" svg:height="0.071cm" svg:x="7.761cm" svg:y="44.026cm" svg:viewBox="0 0 71 72" draw:points="0,0 71,0 71,72 0,72">
          <text:p/>
        </draw:polygon>
        <draw:line draw:style-name="gr7" draw:text-style-name="P3" draw:layer="layout" svg:x1="1.481cm" svg:y1="38.84cm" svg:x2="1.481cm" svg:y2="39.37cm">
          <text:p/>
        </draw:line>
        <draw:polyline draw:style-name="gr7" draw:text-style-name="P3" draw:layer="layout" svg:width="0cm" svg:height="0cm" svg:x="1.481cm" svg:y="39.37cm" svg:viewBox="0 0 0 0" draw:points="0,0">
          <text:p/>
        </draw:polyline>
        <draw:line draw:style-name="gr7" draw:text-style-name="P3" draw:layer="layout" svg:x1="1.481cm" svg:y1="39.37cm" svg:x2="1.481cm" svg:y2="39.758cm">
          <text:p/>
        </draw:line>
        <draw:polygon draw:style-name="gr8" draw:text-style-name="P7" draw:layer="layout" svg:width="0.07cm" svg:height="0.071cm" svg:x="1.446cm" svg:y="38.805cm" svg:viewBox="0 0 71 72" draw:points="0,0 71,0 71,72 0,72">
          <text:p/>
        </draw:polygon>
        <draw:polygon draw:style-name="gr8" draw:text-style-name="P7" draw:layer="layout" svg:width="0.07cm" svg:height="0.071cm" svg:x="1.446cm" svg:y="39.334cm" svg:viewBox="0 0 71 72" draw:points="0,0 71,0 71,72 0,72">
          <text:p/>
        </draw:polygon>
        <draw:polygon draw:style-name="gr8" draw:text-style-name="P7" draw:layer="layout" svg:width="0.07cm" svg:height="0.071cm" svg:x="1.446cm" svg:y="39.334cm" svg:viewBox="0 0 71 72" draw:points="0,0 71,0 71,72 0,72">
          <text:p/>
        </draw:polygon>
        <draw:polygon draw:style-name="gr8" draw:text-style-name="P7" draw:layer="layout" svg:width="0.07cm" svg:height="0.071cm" svg:x="1.446cm" svg:y="39.722cm" svg:viewBox="0 0 71 72" draw:points="0,0 71,0 71,72 0,72">
          <text:p/>
        </draw:polygon>
        <draw:line draw:style-name="gr7" draw:text-style-name="P3" draw:layer="layout" svg:x1="9.63cm" svg:y1="19.79cm" svg:x2="9.63cm" svg:y2="20.355cm">
          <text:p/>
        </draw:line>
        <draw:line draw:style-name="gr7" draw:text-style-name="P3" draw:layer="layout" svg:x1="18.767cm" svg:y1="42.015cm" svg:x2="18.767cm" svg:y2="42.545cm">
          <text:p/>
        </draw:line>
        <draw:polyline draw:style-name="gr7" draw:text-style-name="P3" draw:layer="layout" svg:width="0cm" svg:height="0cm" svg:x="18.767cm" svg:y="42.545cm" svg:viewBox="0 0 0 0" draw:points="0,0">
          <text:p/>
        </draw:polyline>
        <draw:line draw:style-name="gr7" draw:text-style-name="P3" draw:layer="layout" svg:x1="18.767cm" svg:y1="42.545cm" svg:x2="18.767cm" svg:y2="43.285cm">
          <text:p/>
        </draw:line>
        <draw:polygon draw:style-name="gr8" draw:text-style-name="P7" draw:layer="layout" svg:width="0.071cm" svg:height="0.071cm" svg:x="18.732cm" svg:y="41.98cm" svg:viewBox="0 0 72 72" draw:points="0,0 72,0 72,72 0,72">
          <text:p/>
        </draw:polygon>
        <draw:polygon draw:style-name="gr8" draw:text-style-name="P7" draw:layer="layout" svg:width="0.071cm" svg:height="0.071cm" svg:x="18.732cm" svg:y="42.509cm" svg:viewBox="0 0 72 72" draw:points="0,0 72,0 72,72 0,72">
          <text:p/>
        </draw:polygon>
        <draw:polygon draw:style-name="gr8" draw:text-style-name="P7" draw:layer="layout" svg:width="0.071cm" svg:height="0.071cm" svg:x="18.732cm" svg:y="42.509cm" svg:viewBox="0 0 72 72" draw:points="0,0 72,0 72,72 0,72">
          <text:p/>
        </draw:polygon>
        <draw:polygon draw:style-name="gr8" draw:text-style-name="P7" draw:layer="layout" svg:width="0.071cm" svg:height="0.071cm" svg:x="18.732cm" svg:y="43.25cm" svg:viewBox="0 0 72 72" draw:points="0,0 72,0 72,72 0,72">
          <text:p/>
        </draw:polygon>
        <draw:line draw:style-name="gr7" draw:text-style-name="P3" draw:layer="layout" svg:x1="17.709cm" svg:y1="31.291cm" svg:x2="17.709cm" svg:y2="30.762cm">
          <text:p/>
        </draw:line>
        <draw:polyline draw:style-name="gr7" draw:text-style-name="P3" draw:layer="layout" svg:width="0cm" svg:height="0cm" svg:x="17.709cm" svg:y="30.762cm" svg:viewBox="0 0 0 0" draw:points="0,0">
          <text:p/>
        </draw:polyline>
        <draw:line draw:style-name="gr7" draw:text-style-name="P3" draw:layer="layout" svg:x1="17.709cm" svg:y1="30.762cm" svg:x2="17.709cm" svg:y2="29.598cm">
          <text:p/>
        </draw:line>
        <draw:polygon draw:style-name="gr8" draw:text-style-name="P7" draw:layer="layout" svg:width="0.07cm" svg:height="0.07cm" svg:x="17.674cm" svg:y="31.256cm" svg:viewBox="0 0 71 71" draw:points="0,0 71,0 71,71 0,71">
          <text:p/>
        </draw:polygon>
        <draw:polygon draw:style-name="gr8" draw:text-style-name="P7" draw:layer="layout" svg:width="0.07cm" svg:height="0.071cm" svg:x="17.674cm" svg:y="30.726cm" svg:viewBox="0 0 71 72" draw:points="0,0 71,0 71,72 0,72">
          <text:p/>
        </draw:polygon>
        <draw:polygon draw:style-name="gr8" draw:text-style-name="P7" draw:layer="layout" svg:width="0.07cm" svg:height="0.071cm" svg:x="17.674cm" svg:y="30.726cm" svg:viewBox="0 0 71 72" draw:points="0,0 71,0 71,72 0,72">
          <text:p/>
        </draw:polygon>
        <draw:polygon draw:style-name="gr8" draw:text-style-name="P7" draw:layer="layout" svg:width="0.07cm" svg:height="0.071cm" svg:x="17.674cm" svg:y="29.562cm" svg:viewBox="0 0 71 72" draw:points="0,0 71,0 71,72 0,72">
          <text:p/>
        </draw:polygon>
        <draw:line draw:style-name="gr7" draw:text-style-name="P3" draw:layer="layout" svg:x1="38.699cm" svg:y1="20.002cm" svg:x2="38.699cm" svg:y2="19.473cm">
          <text:p/>
        </draw:line>
        <draw:polyline draw:style-name="gr7" draw:text-style-name="P3" draw:layer="layout" svg:width="0cm" svg:height="0cm" svg:x="38.699cm" svg:y="19.473cm" svg:viewBox="0 0 0 0" draw:points="0,0">
          <text:p/>
        </draw:polyline>
        <draw:line draw:style-name="gr7" draw:text-style-name="P3" draw:layer="layout" svg:x1="38.699cm" svg:y1="19.473cm" svg:x2="38.699cm" svg:y2="17.78cm">
          <text:p/>
        </draw:line>
        <draw:polygon draw:style-name="gr8" draw:text-style-name="P7" draw:layer="layout" svg:width="0.071cm" svg:height="0.07cm" svg:x="38.664cm" svg:y="19.967cm" svg:viewBox="0 0 72 71" draw:points="0,0 72,0 72,71 0,71">
          <text:p/>
        </draw:polygon>
        <draw:polygon draw:style-name="gr8" draw:text-style-name="P7" draw:layer="layout" svg:width="0.071cm" svg:height="0.07cm" svg:x="38.664cm" svg:y="19.438cm" svg:viewBox="0 0 72 71" draw:points="0,0 72,0 72,71 0,71">
          <text:p/>
        </draw:polygon>
        <draw:polygon draw:style-name="gr8" draw:text-style-name="P7" draw:layer="layout" svg:width="0.071cm" svg:height="0.07cm" svg:x="38.664cm" svg:y="19.438cm" svg:viewBox="0 0 72 71" draw:points="0,0 72,0 72,71 0,71">
          <text:p/>
        </draw:polygon>
        <draw:polygon draw:style-name="gr8" draw:text-style-name="P7" draw:layer="layout" svg:width="0.071cm" svg:height="0.072cm" svg:x="38.664cm" svg:y="17.744cm" svg:viewBox="0 0 72 73" draw:points="0,0 72,0 72,73 0,73">
          <text:p/>
        </draw:polygon>
        <draw:line draw:style-name="gr7" draw:text-style-name="P3" draw:layer="layout" svg:x1="26.493cm" svg:y1="15.346cm" svg:x2="26.706cm" svg:y2="15.275cm">
          <text:p/>
        </draw:line>
        <draw:line draw:style-name="gr7" draw:text-style-name="P3" draw:layer="layout" svg:x1="13.652cm" svg:y1="17.18cm" svg:x2="13.123cm" svg:y2="17.18cm">
          <text:p/>
        </draw:line>
        <draw:line draw:style-name="gr7" draw:text-style-name="P3" draw:layer="layout" svg:x1="13.123cm" svg:y1="17.18cm" svg:x2="13.123cm" svg:y2="16.721cm">
          <text:p/>
        </draw:line>
        <draw:line draw:style-name="gr7" draw:text-style-name="P3" draw:layer="layout" svg:x1="13.123cm" svg:y1="16.721cm" svg:x2="12.629cm" svg:y2="16.721cm">
          <text:p/>
        </draw:line>
        <draw:polygon draw:style-name="gr8" draw:text-style-name="P7" draw:layer="layout" svg:width="0.07cm" svg:height="0.07cm" svg:x="13.617cm" svg:y="17.145cm" svg:viewBox="0 0 71 71" draw:points="0,0 71,0 71,71 0,71">
          <text:p/>
        </draw:polygon>
        <draw:polygon draw:style-name="gr8" draw:text-style-name="P7" draw:layer="layout" svg:width="0.07cm" svg:height="0.07cm" svg:x="13.088cm" svg:y="17.145cm" svg:viewBox="0 0 71 71" draw:points="0,0 71,0 71,71 0,71">
          <text:p/>
        </draw:polygon>
        <draw:polygon draw:style-name="gr8" draw:text-style-name="P7" draw:layer="layout" svg:width="0.07cm" svg:height="0.07cm" svg:x="13.088cm" svg:y="16.686cm" svg:viewBox="0 0 71 71" draw:points="0,0 71,0 71,71 0,71">
          <text:p/>
        </draw:polygon>
        <draw:polygon draw:style-name="gr8" draw:text-style-name="P7" draw:layer="layout" svg:width="0.07cm" svg:height="0.07cm" svg:x="12.594cm" svg:y="16.686cm" svg:viewBox="0 0 71 71" draw:points="0,0 71,0 71,71 0,71">
          <text:p/>
        </draw:polygon>
        <draw:line draw:style-name="gr7" draw:text-style-name="P3" draw:layer="layout" svg:x1="30.268cm" svg:y1="19.296cm" svg:x2="30.797cm" svg:y2="19.296cm">
          <text:p/>
        </draw:line>
        <draw:line draw:style-name="gr7" draw:text-style-name="P3" draw:layer="layout" svg:x1="30.797cm" svg:y1="19.296cm" svg:x2="30.797cm" svg:y2="17.391cm">
          <text:p/>
        </draw:line>
        <draw:line draw:style-name="gr7" draw:text-style-name="P3" draw:layer="layout" svg:x1="30.797cm" svg:y1="17.391cm" svg:x2="35.701cm" svg:y2="17.391cm">
          <text:p/>
        </draw:line>
        <draw:polygon draw:style-name="gr8" draw:text-style-name="P7" draw:layer="layout" svg:width="0.07cm" svg:height="0.071cm" svg:x="30.233cm" svg:y="19.261cm" svg:viewBox="0 0 71 72" draw:points="0,0 71,0 71,72 0,72">
          <text:p/>
        </draw:polygon>
        <draw:polygon draw:style-name="gr8" draw:text-style-name="P7" draw:layer="layout" svg:width="0.07cm" svg:height="0.071cm" svg:x="30.762cm" svg:y="19.261cm" svg:viewBox="0 0 71 72" draw:points="0,0 71,0 71,72 0,72">
          <text:p/>
        </draw:polygon>
        <draw:polygon draw:style-name="gr8" draw:text-style-name="P7" draw:layer="layout" svg:width="0.07cm" svg:height="0.071cm" svg:x="30.762cm" svg:y="17.356cm" svg:viewBox="0 0 71 72" draw:points="0,0 71,0 71,72 0,72">
          <text:p/>
        </draw:polygon>
        <draw:polygon draw:style-name="gr8" draw:text-style-name="P7" draw:layer="layout" svg:width="0.071cm" svg:height="0.071cm" svg:x="35.665cm" svg:y="17.356cm" svg:viewBox="0 0 72 72" draw:points="0,0 72,0 72,72 0,72">
          <text:p/>
        </draw:polygon>
        <draw:line draw:style-name="gr7" draw:text-style-name="P3" draw:layer="layout" svg:x1="29.915cm" svg:y1="17.18cm" svg:x2="30.444cm" svg:y2="17.18cm">
          <text:p/>
        </draw:line>
        <draw:line draw:style-name="gr7" draw:text-style-name="P3" draw:layer="layout" svg:x1="30.444cm" svg:y1="17.18cm" svg:x2="30.444cm" svg:y2="16.721cm">
          <text:p/>
        </draw:line>
        <draw:line draw:style-name="gr7" draw:text-style-name="P3" draw:layer="layout" svg:x1="30.444cm" svg:y1="16.721cm" svg:x2="35.701cm" svg:y2="16.721cm">
          <text:p/>
        </draw:line>
        <draw:polygon draw:style-name="gr8" draw:text-style-name="P7" draw:layer="layout" svg:width="0.07cm" svg:height="0.07cm" svg:x="29.88cm" svg:y="17.145cm" svg:viewBox="0 0 71 71" draw:points="0,0 71,0 71,71 0,71">
          <text:p/>
        </draw:polygon>
        <draw:polygon draw:style-name="gr8" draw:text-style-name="P7" draw:layer="layout" svg:width="0.071cm" svg:height="0.07cm" svg:x="30.409cm" svg:y="17.145cm" svg:viewBox="0 0 72 71" draw:points="0,0 72,0 72,71 0,71">
          <text:p/>
        </draw:polygon>
        <draw:polygon draw:style-name="gr8" draw:text-style-name="P7" draw:layer="layout" svg:width="0.071cm" svg:height="0.07cm" svg:x="30.409cm" svg:y="16.686cm" svg:viewBox="0 0 72 71" draw:points="0,0 72,0 72,71 0,71">
          <text:p/>
        </draw:polygon>
        <draw:polygon draw:style-name="gr8" draw:text-style-name="P7" draw:layer="layout" svg:width="0.071cm" svg:height="0.07cm" svg:x="35.665cm" svg:y="16.686cm" svg:viewBox="0 0 72 71" draw:points="0,0 72,0 72,71 0,71">
          <text:p/>
        </draw:polygon>
        <draw:line draw:style-name="gr7" draw:text-style-name="P3" draw:layer="layout" svg:x1="29.915cm" svg:y1="15.345cm" svg:x2="30.444cm" svg:y2="15.345cm">
          <text:p/>
        </draw:line>
        <draw:line draw:style-name="gr7" draw:text-style-name="P3" draw:layer="layout" svg:x1="30.444cm" svg:y1="15.345cm" svg:x2="30.444cm" svg:y2="16.051cm">
          <text:p/>
        </draw:line>
        <draw:line draw:style-name="gr7" draw:text-style-name="P3" draw:layer="layout" svg:x1="30.444cm" svg:y1="16.051cm" svg:x2="35.701cm" svg:y2="16.051cm">
          <text:p/>
        </draw:line>
        <draw:polygon draw:style-name="gr8" draw:text-style-name="P7" draw:layer="layout" svg:width="0.07cm" svg:height="0.071cm" svg:x="29.88cm" svg:y="15.31cm" svg:viewBox="0 0 71 72" draw:points="0,0 71,0 71,72 0,72">
          <text:p/>
        </draw:polygon>
        <draw:polygon draw:style-name="gr8" draw:text-style-name="P7" draw:layer="layout" svg:width="0.071cm" svg:height="0.071cm" svg:x="30.409cm" svg:y="15.31cm" svg:viewBox="0 0 72 72" draw:points="0,0 72,0 72,72 0,72">
          <text:p/>
        </draw:polygon>
        <draw:polygon draw:style-name="gr8" draw:text-style-name="P7" draw:layer="layout" svg:width="0.071cm" svg:height="0.07cm" svg:x="30.409cm" svg:y="16.016cm" svg:viewBox="0 0 72 71" draw:points="0,0 72,0 72,71 0,71">
          <text:p/>
        </draw:polygon>
        <draw:polygon draw:style-name="gr8" draw:text-style-name="P7" draw:layer="layout" svg:width="0.071cm" svg:height="0.07cm" svg:x="35.665cm" svg:y="16.016cm" svg:viewBox="0 0 72 71" draw:points="0,0 72,0 72,71 0,71">
          <text:p/>
        </draw:polygon>
        <draw:line draw:style-name="gr7" draw:text-style-name="P3" draw:layer="layout" svg:x1="29.915cm" svg:y1="13.229cm" svg:x2="30.444cm" svg:y2="13.229cm">
          <text:p/>
        </draw:line>
        <draw:line draw:style-name="gr7" draw:text-style-name="P3" draw:layer="layout" svg:x1="30.444cm" svg:y1="13.229cm" svg:x2="30.444cm" svg:y2="15.345cm">
          <text:p/>
        </draw:line>
        <draw:line draw:style-name="gr7" draw:text-style-name="P3" draw:layer="layout" svg:x1="30.444cm" svg:y1="15.345cm" svg:x2="35.701cm" svg:y2="15.345cm">
          <text:p/>
        </draw:line>
        <draw:polygon draw:style-name="gr8" draw:text-style-name="P7" draw:layer="layout" svg:width="0.07cm" svg:height="0.071cm" svg:x="29.88cm" svg:y="13.193cm" svg:viewBox="0 0 71 72" draw:points="0,0 71,0 71,72 0,72">
          <text:p/>
        </draw:polygon>
        <draw:polygon draw:style-name="gr8" draw:text-style-name="P7" draw:layer="layout" svg:width="0.071cm" svg:height="0.071cm" svg:x="30.409cm" svg:y="13.193cm" svg:viewBox="0 0 72 72" draw:points="0,0 72,0 72,72 0,72">
          <text:p/>
        </draw:polygon>
        <draw:polygon draw:style-name="gr8" draw:text-style-name="P7" draw:layer="layout" svg:width="0.071cm" svg:height="0.071cm" svg:x="30.409cm" svg:y="15.31cm" svg:viewBox="0 0 72 72" draw:points="0,0 72,0 72,72 0,72">
          <text:p/>
        </draw:polygon>
        <draw:polygon draw:style-name="gr8" draw:text-style-name="P7" draw:layer="layout" svg:width="0.071cm" svg:height="0.071cm" svg:x="35.665cm" svg:y="15.31cm" svg:viewBox="0 0 72 72" draw:points="0,0 72,0 72,72 0,72">
          <text:p/>
        </draw:polygon>
        <draw:line draw:style-name="gr7" draw:text-style-name="P3" draw:layer="layout" svg:x1="2.54cm" svg:y1="37.994cm" svg:x2="2.54cm" svg:y2="37.676cm">
          <text:p/>
        </draw:line>
        <draw:line draw:style-name="gr7" draw:text-style-name="P3" draw:layer="layout" svg:x1="2.54cm" svg:y1="38.84cm" svg:x2="2.54cm" svg:y2="39.37cm">
          <text:p/>
        </draw:line>
        <draw:polyline draw:style-name="gr7" draw:text-style-name="P3" draw:layer="layout" svg:width="0cm" svg:height="0cm" svg:x="2.54cm" svg:y="39.37cm" svg:viewBox="0 0 0 0" draw:points="0,0">
          <text:p/>
        </draw:polyline>
        <draw:line draw:style-name="gr7" draw:text-style-name="P3" draw:layer="layout" svg:x1="2.54cm" svg:y1="39.37cm" svg:x2="2.54cm" svg:y2="39.758cm">
          <text:p/>
        </draw:line>
        <draw:polygon draw:style-name="gr8" draw:text-style-name="P7" draw:layer="layout" svg:width="0.071cm" svg:height="0.071cm" svg:x="2.504cm" svg:y="38.805cm" svg:viewBox="0 0 72 72" draw:points="0,0 72,0 72,72 0,72">
          <text:p/>
        </draw:polygon>
        <draw:polygon draw:style-name="gr8" draw:text-style-name="P7" draw:layer="layout" svg:width="0.071cm" svg:height="0.071cm" svg:x="2.504cm" svg:y="39.334cm" svg:viewBox="0 0 72 72" draw:points="0,0 72,0 72,72 0,72">
          <text:p/>
        </draw:polygon>
        <draw:polygon draw:style-name="gr8" draw:text-style-name="P7" draw:layer="layout" svg:width="0.071cm" svg:height="0.071cm" svg:x="2.504cm" svg:y="39.334cm" svg:viewBox="0 0 72 72" draw:points="0,0 72,0 72,72 0,72">
          <text:p/>
        </draw:polygon>
        <draw:polygon draw:style-name="gr8" draw:text-style-name="P7" draw:layer="layout" svg:width="0.071cm" svg:height="0.071cm" svg:x="2.504cm" svg:y="39.722cm" svg:viewBox="0 0 72 72" draw:points="0,0 72,0 72,72 0,72">
          <text:p/>
        </draw:polygon>
        <draw:line draw:style-name="gr7" draw:text-style-name="P3" draw:layer="layout" svg:x1="2.54cm" svg:y1="27.551cm" svg:x2="2.54cm" svg:y2="28.116cm">
          <text:p/>
        </draw:line>
        <draw:line draw:style-name="gr7" draw:text-style-name="P3" draw:layer="layout" svg:x1="2.54cm" svg:y1="26.705cm" svg:x2="2.54cm" svg:y2="26.07cm">
          <text:p/>
        </draw:line>
        <draw:line draw:style-name="gr7" draw:text-style-name="P3" draw:layer="layout" svg:x1="2.54cm" svg:y1="41.169cm" svg:x2="2.54cm" svg:y2="40.675cm">
          <text:p/>
        </draw:line>
        <draw:line draw:style-name="gr7" draw:text-style-name="P3" draw:layer="layout" svg:x1="2.54cm" svg:y1="42.015cm" svg:x2="2.54cm" svg:y2="42.545cm">
          <text:p/>
        </draw:line>
        <draw:polyline draw:style-name="gr7" draw:text-style-name="P3" draw:layer="layout" svg:width="0cm" svg:height="0cm" svg:x="2.54cm" svg:y="42.545cm" svg:viewBox="0 0 0 0" draw:points="0,0">
          <text:p/>
        </draw:polyline>
        <draw:line draw:style-name="gr7" draw:text-style-name="P3" draw:layer="layout" svg:x1="2.54cm" svg:y1="42.545cm" svg:x2="2.54cm" svg:y2="43.285cm">
          <text:p/>
        </draw:line>
        <draw:polygon draw:style-name="gr8" draw:text-style-name="P7" draw:layer="layout" svg:width="0.071cm" svg:height="0.071cm" svg:x="2.504cm" svg:y="41.98cm" svg:viewBox="0 0 72 72" draw:points="0,0 72,0 72,72 0,72">
          <text:p/>
        </draw:polygon>
        <draw:polygon draw:style-name="gr8" draw:text-style-name="P7" draw:layer="layout" svg:width="0.071cm" svg:height="0.071cm" svg:x="2.504cm" svg:y="42.509cm" svg:viewBox="0 0 72 72" draw:points="0,0 72,0 72,72 0,72">
          <text:p/>
        </draw:polygon>
        <draw:polygon draw:style-name="gr8" draw:text-style-name="P7" draw:layer="layout" svg:width="0.071cm" svg:height="0.071cm" svg:x="2.504cm" svg:y="42.509cm" svg:viewBox="0 0 72 72" draw:points="0,0 72,0 72,72 0,72">
          <text:p/>
        </draw:polygon>
        <draw:polygon draw:style-name="gr8" draw:text-style-name="P7" draw:layer="layout" svg:width="0.071cm" svg:height="0.071cm" svg:x="2.504cm" svg:y="43.25cm" svg:viewBox="0 0 72 72" draw:points="0,0 72,0 72,72 0,72">
          <text:p/>
        </draw:polygon>
        <draw:line draw:style-name="gr7" draw:text-style-name="P3" draw:layer="layout" svg:x1="2.54cm" svg:y1="31.291cm" svg:x2="2.54cm" svg:y2="30.762cm">
          <text:p/>
        </draw:line>
        <draw:polyline draw:style-name="gr7" draw:text-style-name="P3" draw:layer="layout" svg:width="0cm" svg:height="0cm" svg:x="2.54cm" svg:y="30.762cm" svg:viewBox="0 0 0 0" draw:points="0,0">
          <text:p/>
        </draw:polyline>
        <draw:line draw:style-name="gr7" draw:text-style-name="P3" draw:layer="layout" svg:x1="2.54cm" svg:y1="30.762cm" svg:x2="2.54cm" svg:y2="29.598cm">
          <text:p/>
        </draw:line>
        <draw:polygon draw:style-name="gr8" draw:text-style-name="P7" draw:layer="layout" svg:width="0.071cm" svg:height="0.07cm" svg:x="2.504cm" svg:y="31.256cm" svg:viewBox="0 0 72 71" draw:points="0,0 72,0 72,71 0,71">
          <text:p/>
        </draw:polygon>
        <draw:polygon draw:style-name="gr8" draw:text-style-name="P7" draw:layer="layout" svg:width="0.071cm" svg:height="0.071cm" svg:x="2.504cm" svg:y="30.726cm" svg:viewBox="0 0 72 72" draw:points="0,0 72,0 72,72 0,72">
          <text:p/>
        </draw:polygon>
        <draw:polygon draw:style-name="gr8" draw:text-style-name="P7" draw:layer="layout" svg:width="0.071cm" svg:height="0.071cm" svg:x="2.504cm" svg:y="30.726cm" svg:viewBox="0 0 72 72" draw:points="0,0 72,0 72,72 0,72">
          <text:p/>
        </draw:polygon>
        <draw:polygon draw:style-name="gr8" draw:text-style-name="P7" draw:layer="layout" svg:width="0.071cm" svg:height="0.071cm" svg:x="2.504cm" svg:y="29.562cm" svg:viewBox="0 0 72 72" draw:points="0,0 72,0 72,72 0,72">
          <text:p/>
        </draw:polygon>
        <draw:line draw:style-name="gr7" draw:text-style-name="P3" draw:layer="layout" svg:x1="5.609cm" svg:y1="38.84cm" svg:x2="5.609cm" svg:y2="39.37cm">
          <text:p/>
        </draw:line>
        <draw:polyline draw:style-name="gr7" draw:text-style-name="P3" draw:layer="layout" svg:width="0cm" svg:height="0cm" svg:x="5.609cm" svg:y="39.37cm" svg:viewBox="0 0 0 0" draw:points="0,0">
          <text:p/>
        </draw:polyline>
        <draw:line draw:style-name="gr7" draw:text-style-name="P3" draw:layer="layout" svg:x1="5.609cm" svg:y1="39.37cm" svg:x2="5.609cm" svg:y2="39.758cm">
          <text:p/>
        </draw:line>
        <draw:polygon draw:style-name="gr8" draw:text-style-name="P7" draw:layer="layout" svg:width="0.071cm" svg:height="0.071cm" svg:x="5.573cm" svg:y="38.805cm" svg:viewBox="0 0 72 72" draw:points="0,0 72,0 72,72 0,72">
          <text:p/>
        </draw:polygon>
        <draw:polygon draw:style-name="gr8" draw:text-style-name="P7" draw:layer="layout" svg:width="0.071cm" svg:height="0.071cm" svg:x="5.573cm" svg:y="39.334cm" svg:viewBox="0 0 72 72" draw:points="0,0 72,0 72,72 0,72">
          <text:p/>
        </draw:polygon>
        <draw:polygon draw:style-name="gr8" draw:text-style-name="P7" draw:layer="layout" svg:width="0.071cm" svg:height="0.071cm" svg:x="5.573cm" svg:y="39.334cm" svg:viewBox="0 0 72 72" draw:points="0,0 72,0 72,72 0,72">
          <text:p/>
        </draw:polygon>
        <draw:polygon draw:style-name="gr8" draw:text-style-name="P7" draw:layer="layout" svg:width="0.071cm" svg:height="0.071cm" svg:x="5.573cm" svg:y="39.722cm" svg:viewBox="0 0 72 72" draw:points="0,0 72,0 72,72 0,72">
          <text:p/>
        </draw:polygon>
        <draw:line draw:style-name="gr7" draw:text-style-name="P3" draw:layer="layout" svg:x1="5.609cm" svg:y1="27.551cm" svg:x2="5.609cm" svg:y2="28.116cm">
          <text:p/>
        </draw:line>
        <draw:line draw:style-name="gr7" draw:text-style-name="P3" draw:layer="layout" svg:x1="5.609cm" svg:y1="26.705cm" svg:x2="5.609cm" svg:y2="26.07cm">
          <text:p/>
        </draw:line>
        <draw:line draw:style-name="gr7" draw:text-style-name="P3" draw:layer="layout" svg:x1="5.609cm" svg:y1="41.169cm" svg:x2="5.609cm" svg:y2="40.675cm">
          <text:p/>
        </draw:line>
        <draw:line draw:style-name="gr7" draw:text-style-name="P3" draw:layer="layout" svg:x1="5.609cm" svg:y1="42.015cm" svg:x2="5.609cm" svg:y2="42.545cm">
          <text:p/>
        </draw:line>
        <draw:polyline draw:style-name="gr7" draw:text-style-name="P3" draw:layer="layout" svg:width="0cm" svg:height="0cm" svg:x="5.609cm" svg:y="42.545cm" svg:viewBox="0 0 0 0" draw:points="0,0">
          <text:p/>
        </draw:polyline>
        <draw:line draw:style-name="gr7" draw:text-style-name="P3" draw:layer="layout" svg:x1="5.609cm" svg:y1="42.545cm" svg:x2="5.609cm" svg:y2="43.285cm">
          <text:p/>
        </draw:line>
        <draw:polygon draw:style-name="gr8" draw:text-style-name="P7" draw:layer="layout" svg:width="0.071cm" svg:height="0.071cm" svg:x="5.573cm" svg:y="41.98cm" svg:viewBox="0 0 72 72" draw:points="0,0 72,0 72,72 0,72">
          <text:p/>
        </draw:polygon>
        <draw:polygon draw:style-name="gr8" draw:text-style-name="P7" draw:layer="layout" svg:width="0.071cm" svg:height="0.071cm" svg:x="5.573cm" svg:y="42.509cm" svg:viewBox="0 0 72 72" draw:points="0,0 72,0 72,72 0,72">
          <text:p/>
        </draw:polygon>
        <draw:polygon draw:style-name="gr8" draw:text-style-name="P7" draw:layer="layout" svg:width="0.071cm" svg:height="0.071cm" svg:x="5.573cm" svg:y="42.509cm" svg:viewBox="0 0 72 72" draw:points="0,0 72,0 72,72 0,72">
          <text:p/>
        </draw:polygon>
        <draw:polygon draw:style-name="gr8" draw:text-style-name="P7" draw:layer="layout" svg:width="0.071cm" svg:height="0.071cm" svg:x="5.573cm" svg:y="43.25cm" svg:viewBox="0 0 72 72" draw:points="0,0 72,0 72,72 0,72">
          <text:p/>
        </draw:polygon>
        <draw:line draw:style-name="gr7" draw:text-style-name="P3" draw:layer="layout" svg:x1="5.609cm" svg:y1="31.291cm" svg:x2="5.609cm" svg:y2="30.762cm">
          <text:p/>
        </draw:line>
        <draw:polyline draw:style-name="gr7" draw:text-style-name="P3" draw:layer="layout" svg:width="0cm" svg:height="0cm" svg:x="5.609cm" svg:y="30.762cm" svg:viewBox="0 0 0 0" draw:points="0,0">
          <text:p/>
        </draw:polyline>
        <draw:line draw:style-name="gr7" draw:text-style-name="P3" draw:layer="layout" svg:x1="5.609cm" svg:y1="30.762cm" svg:x2="5.609cm" svg:y2="29.598cm">
          <text:p/>
        </draw:line>
        <draw:polygon draw:style-name="gr8" draw:text-style-name="P7" draw:layer="layout" svg:width="0.071cm" svg:height="0.07cm" svg:x="5.573cm" svg:y="31.256cm" svg:viewBox="0 0 72 71" draw:points="0,0 72,0 72,71 0,71">
          <text:p/>
        </draw:polygon>
        <draw:polygon draw:style-name="gr8" draw:text-style-name="P7" draw:layer="layout" svg:width="0.071cm" svg:height="0.071cm" svg:x="5.573cm" svg:y="30.726cm" svg:viewBox="0 0 72 72" draw:points="0,0 72,0 72,72 0,72">
          <text:p/>
        </draw:polygon>
        <draw:polygon draw:style-name="gr8" draw:text-style-name="P7" draw:layer="layout" svg:width="0.071cm" svg:height="0.071cm" svg:x="5.573cm" svg:y="30.726cm" svg:viewBox="0 0 72 72" draw:points="0,0 72,0 72,72 0,72">
          <text:p/>
        </draw:polygon>
        <draw:polygon draw:style-name="gr8" draw:text-style-name="P7" draw:layer="layout" svg:width="0.071cm" svg:height="0.071cm" svg:x="5.573cm" svg:y="29.562cm" svg:viewBox="0 0 72 72" draw:points="0,0 72,0 72,72 0,72">
          <text:p/>
        </draw:polygon>
        <draw:line draw:style-name="gr7" draw:text-style-name="P3" draw:layer="layout" svg:x1="23.53cm" svg:y1="3.069cm" svg:x2="23.53cm" svg:y2="2.54cm">
          <text:p/>
        </draw:line>
        <draw:polyline draw:style-name="gr7" draw:text-style-name="P3" draw:layer="layout" svg:width="0cm" svg:height="0cm" svg:x="23.53cm" svg:y="2.54cm" svg:viewBox="0 0 0 0" draw:points="0,0">
          <text:p/>
        </draw:polyline>
        <draw:line draw:style-name="gr7" draw:text-style-name="P3" draw:layer="layout" svg:x1="23.53cm" svg:y1="2.54cm" svg:x2="23.53cm" svg:y2="2.363cm">
          <text:p/>
        </draw:line>
        <draw:polygon draw:style-name="gr8" draw:text-style-name="P7" draw:layer="layout" svg:width="0.07cm" svg:height="0.071cm" svg:x="23.495cm" svg:y="3.033cm" svg:viewBox="0 0 71 72" draw:points="0,0 71,0 71,72 0,72">
          <text:p/>
        </draw:polygon>
        <draw:polygon draw:style-name="gr8" draw:text-style-name="P7" draw:layer="layout" svg:width="0.07cm" svg:height="0.071cm" svg:x="23.495cm" svg:y="2.504cm" svg:viewBox="0 0 71 72" draw:points="0,0 71,0 71,72 0,72">
          <text:p/>
        </draw:polygon>
        <draw:polygon draw:style-name="gr8" draw:text-style-name="P7" draw:layer="layout" svg:width="0.07cm" svg:height="0.071cm" svg:x="23.495cm" svg:y="2.504cm" svg:viewBox="0 0 71 72" draw:points="0,0 71,0 71,72 0,72">
          <text:p/>
        </draw:polygon>
        <draw:polygon draw:style-name="gr8" draw:text-style-name="P7" draw:layer="layout" svg:width="0.07cm" svg:height="0.07cm" svg:x="23.495cm" svg:y="2.328cm" svg:viewBox="0 0 71 71" draw:points="0,0 71,0 71,71 0,71">
          <text:p/>
        </draw:polygon>
        <draw:line draw:style-name="gr11" draw:text-style-name="P3" draw:layer="layout" svg:x1="0cm" svg:y1="270.121cm" svg:x2="190.852cm" svg:y2="270.121cm">
          <text:p/>
        </draw:line>
        <draw:line draw:style-name="gr11" draw:text-style-name="P3" draw:layer="layout" svg:x1="190.852cm" svg:y1="270.121cm" svg:x2="190.852cm" svg:y2="0cm">
          <text:p/>
        </draw:line>
        <draw:frame draw:style-name="gr5" draw:text-style-name="P5" draw:layer="layout" svg:width="0.391cm" svg:height="0.352cm" svg:x="5.398cm" svg:y="43.593cm">
          <draw:text-box>
            <text:p text:style-name="P4"><text:span text:style-name="T1">72</text:span></text:p>
          </draw:text-box>
        </draw:frame>
        <draw:custom-shape draw:style-name="gr12" draw:text-style-name="P11" draw:layer="layout" svg:width="1cm" svg:height="0.8cm" svg:x="23.03cm" svg:y="1.37cm">
          <text:p text:style-name="P10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5cm" svg:height="0.5cm" svg:x="9.25cm" svg:y="20.52cm">
          <text:p text:style-name="P10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5cm" svg:height="1.25cm" svg:x="8.9cm" svg:y="15.5cm">
          <text:p text:style-name="P10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65cm" svg:height="0.4cm" svg:x="22.73cm" svg:y="1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0.75cm" svg:height="0.56cm" svg:x="10.1cm" svg:y="47.69cm">
          <text:p text:style-name="P10"><text:span text:style-name="T2">102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5cm" svg:height="1.25cm" svg:x="9.75cm" svg:y="52cm">
          <text:p text:style-name="P10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5cm" svg:height="1.25cm" svg:x="38cm" svg:y="33.5cm">
          <text:p text:style-name="P10"><text:span text:style-name="T2">44</text:span>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.209cm" svg:height="1.589cm" svg:x="13.69cm" svg:y="10cm">
          <draw:text-box>
            <text:p text:style-name="P13"><text:span text:style-name="T3">4</text:span><text:span text:style-name="T3">1</text:span></text:p>
          </draw:text-box>
        </draw:frame>
        <draw:frame draw:style-name="gr17" draw:text-style-name="P14" draw:layer="layout" svg:width="1.209cm" svg:height="1.589cm" svg:x="13.491cm" svg:y="11.839cm">
          <draw:text-box>
            <text:p text:style-name="P13"><text:span text:style-name="T3">168</text:span></text:p>
          </draw:text-box>
        </draw:frame>
        <draw:frame draw:style-name="gr17" draw:text-style-name="P14" draw:layer="layout" svg:width="1.209cm" svg:height="1.589cm" svg:x="13.5cm" svg:y="13.81cm">
          <draw:text-box>
            <text:p text:style-name="P13"><text:span text:style-name="T3">169</text:span></text:p>
          </draw:text-box>
        </draw:frame>
        <draw:frame draw:style-name="gr17" draw:text-style-name="P14" draw:layer="layout" svg:width="1.209cm" svg:height="1.589cm" svg:x="13.45cm" svg:y="15.75cm">
          <draw:text-box>
            <text:p text:style-name="P13"><text:span text:style-name="T3">167</text:span></text:p>
          </draw:text-box>
        </draw:frame>
        <draw:frame draw:style-name="gr17" draw:text-style-name="P14" draw:layer="layout" svg:width="1.209cm" svg:height="1.589cm" svg:x="13.95cm" svg:y="17.839cm">
          <draw:text-box>
            <text:p text:style-name="P13"><text:span text:style-name="T3">166</text:span></text:p>
          </draw:text-box>
        </draw:frame>
        <draw:frame draw:style-name="gr17" draw:text-style-name="P14" draw:layer="layout" svg:width="1.209cm" svg:height="1.589cm" svg:x="17.641cm" svg:y="10.089cm">
          <draw:text-box>
            <text:p text:style-name="P13"><text:span text:style-name="T3">183</text:span></text:p>
          </draw:text-box>
        </draw:frame>
        <draw:frame draw:style-name="gr17" draw:text-style-name="P14" draw:layer="layout" svg:width="1.209cm" svg:height="1.589cm" svg:x="17.641cm" svg:y="11.928cm">
          <draw:text-box>
            <text:p text:style-name="P13"><text:span text:style-name="T3">1</text:span><text:span text:style-name="T3">9</text:span><text:span text:style-name="T3">5</text:span></text:p>
          </draw:text-box>
        </draw:frame>
        <draw:frame draw:style-name="gr17" draw:text-style-name="P14" draw:layer="layout" svg:width="1.209cm" svg:height="1.589cm" svg:x="17.6cm" svg:y="14.017cm">
          <draw:text-box>
            <text:p text:style-name="P13"><text:span text:style-name="T3">2</text:span><text:span text:style-name="T3">0</text:span><text:span text:style-name="T3">4</text:span></text:p>
          </draw:text-box>
        </draw:frame>
        <draw:frame draw:style-name="gr17" draw:text-style-name="P14" draw:layer="layout" svg:width="1.209cm" svg:height="1.589cm" svg:x="17.6cm" svg:y="15.839cm">
          <draw:text-box>
            <text:p text:style-name="P13"><text:span text:style-name="T3">2</text:span><text:span text:style-name="T3">1</text:span><text:span text:style-name="T3">3</text:span></text:p>
          </draw:text-box>
        </draw:frame>
        <draw:frame draw:style-name="gr17" draw:text-style-name="P14" draw:layer="layout" svg:width="1.209cm" svg:height="1.589cm" svg:x="17.6cm" svg:y="17.928cm">
          <draw:text-box>
            <text:p text:style-name="P13"><text:span text:style-name="T3">2</text:span><text:span text:style-name="T3">2</text:span><text:span text:style-name="T3">2</text:span></text:p>
          </draw:text-box>
        </draw:frame>
        <draw:frame draw:style-name="gr17" draw:text-style-name="P14" draw:layer="layout" svg:width="1.209cm" svg:height="1.589cm" svg:x="20.291cm" svg:y="10.072cm">
          <draw:text-box>
            <text:p text:style-name="P13"><text:span text:style-name="T3">187</text:span></text:p>
          </draw:text-box>
        </draw:frame>
        <draw:frame draw:style-name="gr17" draw:text-style-name="P14" draw:layer="layout" svg:width="1.209cm" svg:height="1.589cm" svg:x="20.291cm" svg:y="11.911cm">
          <draw:text-box>
            <text:p text:style-name="P13"><text:span text:style-name="T3">197</text:span></text:p>
          </draw:text-box>
        </draw:frame>
        <draw:frame draw:style-name="gr17" draw:text-style-name="P14" draw:layer="layout" svg:width="1.209cm" svg:height="1.589cm" svg:x="20.25cm" svg:y="14cm">
          <draw:text-box>
            <text:p text:style-name="P13"><text:span text:style-name="T3">2</text:span><text:span text:style-name="T3">0</text:span><text:span text:style-name="T3">6</text:span></text:p>
          </draw:text-box>
        </draw:frame>
        <draw:frame draw:style-name="gr17" draw:text-style-name="P14" draw:layer="layout" svg:width="1.209cm" svg:height="1.589cm" svg:x="20.25cm" svg:y="15.822cm">
          <draw:text-box>
            <text:p text:style-name="P13"><text:span text:style-name="T3">2</text:span><text:span text:style-name="T3">1</text:span><text:span text:style-name="T3">5</text:span></text:p>
          </draw:text-box>
        </draw:frame>
        <draw:frame draw:style-name="gr17" draw:text-style-name="P14" draw:layer="layout" svg:width="1.209cm" svg:height="1.589cm" svg:x="20.25cm" svg:y="17.911cm">
          <draw:text-box>
            <text:p text:style-name="P13"><text:span text:style-name="T3">2</text:span><text:span text:style-name="T3">2</text:span><text:span text:style-name="T3">4</text:span></text:p>
          </draw:text-box>
        </draw:frame>
        <draw:frame draw:style-name="gr17" draw:text-style-name="P14" draw:layer="layout" svg:width="1.209cm" svg:height="1.589cm" svg:x="22.791cm" svg:y="10.072cm">
          <draw:text-box>
            <text:p text:style-name="P13"><text:span text:style-name="T3">185</text:span></text:p>
          </draw:text-box>
        </draw:frame>
        <draw:frame draw:style-name="gr17" draw:text-style-name="P14" draw:layer="layout" svg:width="1.209cm" svg:height="1.589cm" svg:x="22.791cm" svg:y="11.911cm">
          <draw:text-box>
            <text:p text:style-name="P13"><text:span text:style-name="T3">196</text:span></text:p>
          </draw:text-box>
        </draw:frame>
        <draw:frame draw:style-name="gr17" draw:text-style-name="P14" draw:layer="layout" svg:width="1.209cm" svg:height="1.589cm" svg:x="22.75cm" svg:y="14cm">
          <draw:text-box>
            <text:p text:style-name="P13"><text:span text:style-name="T3">205</text:span></text:p>
          </draw:text-box>
        </draw:frame>
        <draw:frame draw:style-name="gr17" draw:text-style-name="P14" draw:layer="layout" svg:width="1.209cm" svg:height="1.589cm" svg:x="22.75cm" svg:y="15.822cm">
          <draw:text-box>
            <text:p text:style-name="P13"><text:span text:style-name="T3">214</text:span></text:p>
          </draw:text-box>
        </draw:frame>
        <draw:frame draw:style-name="gr17" draw:text-style-name="P14" draw:layer="layout" svg:width="1.209cm" svg:height="1.589cm" svg:x="22.75cm" svg:y="17.911cm">
          <draw:text-box>
            <text:p text:style-name="P13"><text:span text:style-name="T3">223</text:span></text:p>
          </draw:text-box>
        </draw:frame>
        <draw:frame draw:style-name="gr17" draw:text-style-name="P14" draw:layer="layout" svg:width="1.209cm" svg:height="1.589cm" svg:x="25.291cm" svg:y="10.072cm">
          <draw:text-box>
            <text:p text:style-name="P13"><text:span text:style-name="T3">189</text:span></text:p>
          </draw:text-box>
        </draw:frame>
        <draw:frame draw:style-name="gr17" draw:text-style-name="P14" draw:layer="layout" svg:width="1.209cm" svg:height="1.589cm" svg:x="25.291cm" svg:y="11.911cm">
          <draw:text-box>
            <text:p text:style-name="P13"><text:span text:style-name="T3">198</text:span></text:p>
          </draw:text-box>
        </draw:frame>
        <draw:frame draw:style-name="gr17" draw:text-style-name="P14" draw:layer="layout" svg:width="1.209cm" svg:height="1.589cm" svg:x="25.25cm" svg:y="14cm">
          <draw:text-box>
            <text:p text:style-name="P13"><text:span text:style-name="T3">207</text:span></text:p>
          </draw:text-box>
        </draw:frame>
        <draw:frame draw:style-name="gr17" draw:text-style-name="P14" draw:layer="layout" svg:width="1.209cm" svg:height="1.589cm" svg:x="25.25cm" svg:y="15.822cm">
          <draw:text-box>
            <text:p text:style-name="P13"><text:span text:style-name="T3">216</text:span></text:p>
          </draw:text-box>
        </draw:frame>
        <draw:frame draw:style-name="gr17" draw:text-style-name="P14" draw:layer="layout" svg:width="1.209cm" svg:height="1.589cm" svg:x="25.25cm" svg:y="17.911cm">
          <draw:text-box>
            <text:p text:style-name="P13"><text:span text:style-name="T3">225</text:span></text:p>
          </draw:text-box>
        </draw:frame>
        <draw:frame draw:style-name="gr17" draw:text-style-name="P14" draw:layer="layout" svg:width="1.209cm" svg:height="1.589cm" svg:x="28.791cm" svg:y="10.072cm">
          <draw:text-box>
            <text:p text:style-name="P13"><text:span text:style-name="T3">176</text:span></text:p>
          </draw:text-box>
        </draw:frame>
        <draw:frame draw:style-name="gr17" draw:text-style-name="P14" draw:layer="layout" svg:width="1.209cm" svg:height="1.589cm" svg:x="28.791cm" svg:y="11.911cm">
          <draw:text-box>
            <text:p text:style-name="P13"><text:span text:style-name="T3">179</text:span></text:p>
          </draw:text-box>
        </draw:frame>
        <draw:frame draw:style-name="gr17" draw:text-style-name="P14" draw:layer="layout" svg:width="1.209cm" svg:height="1.589cm" svg:x="28.75cm" svg:y="14cm">
          <draw:text-box>
            <text:p text:style-name="P13"><text:span text:style-name="T3">180</text:span></text:p>
          </draw:text-box>
        </draw:frame>
        <draw:frame draw:style-name="gr17" draw:text-style-name="P14" draw:layer="layout" svg:width="1.209cm" svg:height="1.589cm" svg:x="28.75cm" svg:y="15.822cm">
          <draw:text-box>
            <text:p text:style-name="P13"><text:span text:style-name="T3">178</text:span></text:p>
          </draw:text-box>
        </draw:frame>
        <draw:frame draw:style-name="gr17" draw:text-style-name="P14" draw:layer="layout" svg:width="1.209cm" svg:height="1.589cm" svg:x="29.15cm" svg:y="17.911cm">
          <draw:text-box>
            <text:p text:style-name="P13"><text:span text:style-name="T3">177</text:span></text:p>
          </draw:text-box>
        </draw:frame>
        <draw:custom-shape draw:style-name="gr13" draw:text-style-name="P11" draw:layer="layout" svg:width="0.75cm" svg:height="0.5cm" svg:x="23.15cm" svg:y="5.35cm">
          <text:p text:style-name="P10"><text:span text:style-name="T2">232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0.75cm" svg:height="0.35cm" svg:x="23.1cm" svg:y="8.85cm">
          <text:p text:style-name="P10"><text:span text:style-name="T2">2</text:span><text:span text:style-name="T2">3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.209cm" svg:height="1.589cm" svg:x="24.25cm" svg:y="6.661cm">
          <draw:text-box>
            <text:p text:style-name="P13"><text:span text:style-name="T3">23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2:07:26.376493243</dc:date>
    <meta:editing-duration>PT2M36S</meta:editing-duration>
    <meta:editing-cycles>2</meta:editing-cycles>
    <meta:generator>LibreOffice/7.3.7.2$Linux_X86_64 LibreOffice_project/30$Build-2</meta:generator>
    <meta:document-statistic meta:object-count="2047"/>
  </office:meta>
</office:document-meta>
</file>